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59.69mm"/>
    </style:style>
    <style:style style:name="co2" style:family="table-column">
      <style:table-column-properties fo:break-before="auto" style:column-width="22.58mm"/>
    </style:style>
    <style:style style:name="co3" style:family="table-column">
      <style:table-column-properties fo:break-before="auto" style:column-width="124.21mm"/>
    </style:style>
    <style:style style:name="co4" style:family="table-column">
      <style:table-column-properties fo:break-before="auto" style:column-width="459.21mm"/>
    </style:style>
    <style:style style:name="co5" style:family="table-column">
      <style:table-column-properties fo:break-before="auto" style:column-width="326.6mm"/>
    </style:style>
    <style:style style:name="co6" style:family="table-column">
      <style:table-column-properties fo:break-before="auto" style:column-width="392.77mm"/>
    </style:style>
    <style:style style:name="co7" style:family="table-column">
      <style:table-column-properties fo:break-before="auto" style:column-width="61.74mm"/>
    </style:style>
    <style:style style:name="co8" style:family="table-column">
      <style:table-column-properties fo:break-before="auto" style:column-width="419.72mm"/>
    </style:style>
    <style:style style:name="co9" style:family="table-column">
      <style:table-column-properties fo:break-before="auto" style:column-width="238.24mm"/>
    </style:style>
    <style:style style:name="co10" style:family="table-column">
      <style:table-column-properties fo:break-before="auto" style:column-width="89.38mm"/>
    </style:style>
    <style:style style:name="co11" style:family="table-column">
      <style:table-column-properties fo:break-before="auto" style:column-width="32.17mm"/>
    </style:style>
    <style:style style:name="co12" style:family="table-column">
      <style:table-column-properties fo:break-before="auto" style:column-width="45.3mm"/>
    </style:style>
    <style:style style:name="co13" style:family="table-column">
      <style:table-column-properties fo:break-before="auto" style:column-width="44.2mm"/>
    </style:style>
    <style:style style:name="co14" style:family="table-column">
      <style:table-column-properties fo:break-before="auto" style:column-width="67.27mm"/>
    </style:style>
    <style:style style:name="co15" style:family="table-column">
      <style:table-column-properties fo:break-before="auto" style:column-width="36.3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office:automatic-styles>
  <office:body>
    <office:spreadsheet>
      <table:calculation-settings table:automatic-find-labels="false" table:use-regular-expressions="false" table:use-wildcards="true"/>
      <table:table table:name="ndebele" table:style-name="ta1">
        <table:table-column table:style-name="co1" table:default-cell-style-name="Default"/>
        <table:table-row table:style-name="ro1">
          <table:table-cell office:value-type="string" calcext:value-type="string">
            <text:p>AMALUNGELO OMUNTU WONKE EMHLABENI WONKE JIKELELE</text:p>
          </table:table-cell>
        </table:table-row>
        <table:table-row table:style-name="ro1">
          <table:table-cell office:value-type="string" calcext:value-type="string">
            <text:p>Loba isimilo lenhlonipho lamalungelo agcweleyo oluntu kuyisisekelo senkululeko, lesokulunga lokuthula emhlabeni, Loba ukunganaki lokungahloniphi amalungelo abantu kubangele izenzo zocuku oludabula inhliziyo lenembeza, kwadala umhlaba lapha abantu abangathola khona injabulo lenkululeko yokuthi bakhulume bekhululekile bengesabi njalo kungekho ubuyanga, konke lokhu kuphakanyiswa njengento eqakathekileyo ngabantu bonke, Loba ukuze umuntu angavuki umphenyana ngenxa yokucindezelwa, kufanele ukuthi amalungelo abantu asekelwe ngumthetho, Loba kufanele ukukhulisa ubudlelwano phakathi kwezizwe, Loba abantu baMazwe aManyaneyo betshengise ukholo lwabo kumalungelo oluntu lokuhlonipha lokuqakathekisa umuntu emalungelweni alingeneyo lamalungelo alinganayo phakathi kwamadoda labafazi, lokuzimisela ukuthuthukisa ingqubelaphambili lokuhlala kuhle kwabantu, Loba amazwe ami wodwa ezimisela uKumanyana laMazwe aManyaneyo ukuze aqakathekise ukuhlonitshwa kwamalungelo abantu, Lobanje ulwazi lwamalungelo blwenkululeko kuyinto eqakathekileyo, ukuze amalungelo lenkululeko kwaziwe, INKUNDLA YEZIZWE ITHI Lesisivumelwano samalungelo oluntu silotshiwe ukuze umuntu lezigaba zabantu jikelele zigcine lesi sivumelwano engqondweni, yizizwe zonke lamazwe asabuswa ngamanye.</text:p>
          </table:table-cell>
        </table:table-row>
        <table:table-row table:style-name="ro1">
          <table:table-cell office:value-type="string" calcext:value-type="string">
            <text:p>Isivumelwano</text:p>
          </table:table-cell>
        </table:table-row>
        <table:table-row table:style-name="ro1">
          <table:table-cell office:value-type="string" calcext:value-type="string">
            <text:p>Abantu bonke bazalwa bekhululekile njalo belingana kumalungelo abo.</text:p>
          </table:table-cell>
        </table:table-row>
        <table:table-row table:style-name="ro1">
          <table:table-cell office:value-type="string" calcext:value-type="string">
            <text:p>Balesipho sikanembeza, ngakho bamele baphathane ngomoya otshengisa ubuhlobo lobunye.</text:p>
          </table:table-cell>
        </table:table-row>
        <table:table-row table:style-name="ro1">
          <table:table-cell office:value-type="string" calcext:value-type="string">
            <text:p>Isivumelwano 2</text:p>
          </table:table-cell>
        </table:table-row>
        <table:table-row table:style-name="ro1">
          <table:table-cell office:value-type="string" calcext:value-type="string">
            <text:p>Wonke umuntu ulelungelo lokuthola inkululeko lamalungelo alotshwe kulesi sivumelwano hngokupheleleyo kunganakwa ubuhlobo, umbala, ukuthi uyindoda kumbe ngumfazi, ulimi, ukholo, ezimayelana lombangazwe, lenotho kanye lasipi lasiphi isimo phakathi kwabantu.</text:p>
          </table:table-cell>
        </table:table-row>
        <table:table-row table:style-name="ro1">
          <table:table-cell office:value-type="string" calcext:value-type="string">
            <text:p>Njalo kakusoze kube lomahluko ekuphathweni kwabantu emthethweni loba ngowaliphi ilizwe loba yisiphi lesimo selizwe lapho umuntu avela khona - lanxa lelolizwe lizibusa kumbe libuswa ngelinye.</text:p>
          </table:table-cell>
        </table:table-row>
        <table:table-row table:style-name="ro1">
          <table:table-cell office:value-type="string" calcext:value-type="string">
            <text:p>Isivumelwano 3</text:p>
          </table:table-cell>
        </table:table-row>
        <table:table-row table:style-name="ro1">
          <table:table-cell office:value-type="string" calcext:value-type="string">
            <text:p>Wonke umuntu ulelungelo lempilo, lelenkululeko lelenhlalakahle.</text:p>
          </table:table-cell>
        </table:table-row>
        <table:table-row table:style-name="ro1">
          <table:table-cell office:value-type="string" calcext:value-type="string">
            <text:p>Isivumelwano 4</text:p>
          </table:table-cell>
        </table:table-row>
        <table:table-row table:style-name="ro1">
          <table:table-cell office:value-type="string" calcext:value-type="string">
            <text:p>Kakho umuntu ozakwenziwa isigqili, kumbe isithunjwa; ubugqili lokuthengisa izichaka kuzanqatshelwa ngazo zonke indlela.</text:p>
          </table:table-cell>
        </table:table-row>
        <table:table-row table:style-name="ro1">
          <table:table-cell office:value-type="string" calcext:value-type="string">
            <text:p>Isivumelwano 5</text:p>
          </table:table-cell>
        </table:table-row>
        <table:table-row table:style-name="ro1">
          <table:table-cell office:value-type="string" calcext:value-type="string">
            <text:p>Akula muntu ozahlutshwa ahlukuluzwe loba aphathwe ngesihluku langendlela eyangisayo kumbe elocuku.</text:p>
          </table:table-cell>
        </table:table-row>
        <table:table-row table:style-name="ro1">
          <table:table-cell office:value-type="string" calcext:value-type="string">
            <text:p>Isivumelwano 6</text:p>
          </table:table-cell>
        </table:table-row>
        <table:table-row table:style-name="ro1">
          <table:table-cell office:value-type="string" calcext:value-type="string">
            <text:p>Wonke umuntu ulelungelo emthethweni lokuphathwa njengomuntu.</text:p>
          </table:table-cell>
        </table:table-row>
        <table:table-row table:style-name="ro1">
          <table:table-cell office:value-type="string" calcext:value-type="string">
            <text:p>Isivumelwano 7</text:p>
          </table:table-cell>
        </table:table-row>
        <table:table-row table:style-name="ro1">
          <table:table-cell office:value-type="string" calcext:value-type="string">
            <text:p>Bonke abantu bayalingana phambi komthetho, kungekho bandlululo.</text:p>
          </table:table-cell>
        </table:table-row>
        <table:table-row table:style-name="ro1">
          <table:table-cell office:value-type="string" calcext:value-type="string">
            <text:p>Abantu bonke bayavikelwa ekubandlululweni.</text:p>
          </table:table-cell>
        </table:table-row>
        <table:table-row table:style-name="ro1">
          <table:table-cell office:value-type="string" calcext:value-type="string">
            <text:p>Ubandlululo luvunyelwa yisivumelwano lesi njalo akuvunyelwa ukubasela ubandlululo.</text:p>
          </table:table-cell>
        </table:table-row>
        <table:table-row table:style-name="ro1">
          <table:table-cell office:value-type="string" calcext:value-type="string">
            <text:p>Isivumelwano 8</text:p>
          </table:table-cell>
        </table:table-row>
        <table:table-row table:style-name="ro1">
          <table:table-cell office:value-type="string" calcext:value-type="string">
            <text:p>Omunye lomunye umuntu ulelungelo lokuvikelwa ngababusi lomthethwandaba uma kulezenzo ezephula amalungelo akhe asemthethweni.</text:p>
          </table:table-cell>
        </table:table-row>
        <table:table-row table:style-name="ro1">
          <table:table-cell office:value-type="string" calcext:value-type="string">
            <text:p>Isivumelwano 9</text:p>
          </table:table-cell>
        </table:table-row>
        <table:table-row table:style-name="ro1">
          <table:table-cell office:value-type="string" calcext:value-type="string">
            <text:p>Akumelanga ukuthi umuntu abotshwe okungekho emthethweni, loba abotshwe mahlayana, loba axotshwe elizweni lakubo.</text:p>
          </table:table-cell>
        </table:table-row>
        <table:table-row table:style-name="ro1">
          <table:table-cell office:value-type="string" calcext:value-type="string">
            <text:p>Isivumelwano 10</text:p>
          </table:table-cell>
        </table:table-row>
        <table:table-row table:style-name="ro1">
          <table:table-cell office:value-type="string" calcext:value-type="string">
            <text:p>Omunye lomunye umuntu ulelungelo lokuthi athoniselwe icala phambi kwenkundla ezimeleyo kumbe agwetshwe yinkundla engabandlululiyo ekuthetheni amacala.</text:p>
          </table:table-cell>
        </table:table-row>
        <table:table-row table:style-name="ro1">
          <table:table-cell office:value-type="string" calcext:value-type="string">
            <text:p>Isivumelwano 11</text:p>
          </table:table-cell>
        </table:table-row>
        <table:table-row table:style-name="ro1">
          <table:table-cell office:value-type="string" calcext:value-type="string">
            <text:p>1. Omunye lomunye umuntu owetheswe icala ulelungelo lokuthi aphathwe njengomuntu ongela cala aze adliwe licala emthethwandaba.</text:p>
          </table:table-cell>
        </table:table-row>
        <table:table-row table:style-name="ro1">
          <table:table-cell office:value-type="string" calcext:value-type="string">
            <text:p>Kumele njalo aphiwe ithuba lokuthola umeli.</text:p>
          </table:table-cell>
        </table:table-row>
        <table:table-row table:style-name="ro1">
          <table:table-cell office:value-type="string" calcext:value-type="string">
            <text:p>2. Kakho umuntu ongajeziswa emthethweni ngenxa yecala alenzayo uma icala leli lenziwa umthetho owenza lokho akwenzayo kube licala wawungekho ngaleso sikhathi.</text:p>
          </table:table-cell>
        </table:table-row>
        <table:table-row table:style-name="ro1">
          <table:table-cell office:value-type="string" calcext:value-type="string">
            <text:p>Isijeziso salelo cala akumelanga sedlule isijesiso esasifanele icala lelo umthetho omutsha ungakabekwa.</text:p>
          </table:table-cell>
        </table:table-row>
        <table:table-row table:style-name="ro1">
          <table:table-cell office:value-type="string" calcext:value-type="string">
            <text:p>Isivumelwano 12</text:p>
          </table:table-cell>
        </table:table-row>
        <table:table-row table:style-name="ro1">
          <table:table-cell office:value-type="string" calcext:value-type="string">
            <text:p>Omunye lomunye umuntu ulelungelo lokuhlonitshwa - ubuntu bakhe, imuli yakhe, umuzi wakhe lezincwadi zakhe.</text:p>
          </table:table-cell>
        </table:table-row>
        <table:table-row table:style-name="ro1">
          <table:table-cell office:value-type="string" calcext:value-type="string">
            <text:p>Omunye lomunye umuntu kumele avikelwe ngumthetho ezintweni ezinje.</text:p>
          </table:table-cell>
        </table:table-row>
        <table:table-row table:style-name="ro1">
          <table:table-cell office:value-type="string" calcext:value-type="string">
            <text:p>Isivumelwano 13</text:p>
          </table:table-cell>
        </table:table-row>
        <table:table-row table:style-name="ro1">
          <table:table-cell office:value-type="string" calcext:value-type="string">
            <text:p>1. Wonke umuntu ulelungelo lokuhamba lokuhlala kuwo wonke amazwe.</text:p>
          </table:table-cell>
        </table:table-row>
        <table:table-row table:style-name="ro1">
          <table:table-cell office:value-type="string" calcext:value-type="string">
            <text:p>2. Wonke umuntu ulelungelo lokuthutha loba kuliphi ilizwe, ngitsho laselizweni lakhe, lelokubuyela elizweni lakhe.</text:p>
          </table:table-cell>
        </table:table-row>
        <table:table-row table:style-name="ro1">
          <table:table-cell office:value-type="string" calcext:value-type="string">
            <text:p>Isivumelwano 14</text:p>
          </table:table-cell>
        </table:table-row>
        <table:table-row table:style-name="ro1">
          <table:table-cell office:value-type="string" calcext:value-type="string">
            <text:p>1. Wonke umuntu ulelungelo lokubalekela kwelinye ilizwe ukuze abe yisiphepheli khona nxa ehlutshwa elizweni lakubo.</text:p>
          </table:table-cell>
        </table:table-row>
        <table:table-row table:style-name="ro1">
          <table:table-cell office:value-type="string" calcext:value-type="string">
            <text:p>2. Leli lungelo alikhululi umuntu obotshiweyo ngaphandle kokuba ebotshelwe izindaba zombangazwe kumbe okungavunyelwa ngaMazwe aManyaneyo.</text:p>
          </table:table-cell>
        </table:table-row>
        <table:table-row table:style-name="ro1">
          <table:table-cell office:value-type="string" calcext:value-type="string">
            <text:p>Isivumelwano 15</text:p>
          </table:table-cell>
        </table:table-row>
        <table:table-row table:style-name="ro1">
          <table:table-cell office:value-type="string" calcext:value-type="string">
            <text:p>1. Wonke umuntu ulelungelo lokuba yisakhamuzi ezweni lakhe.</text:p>
          </table:table-cell>
        </table:table-row>
        <table:table-row table:style-name="ro1">
          <table:table-cell office:value-type="string" calcext:value-type="string">
            <text:p>2. Kakho ongathathelwa ilungelo leli loba alelwe ukuba yisakhumuzi selinye ilizwe.</text:p>
          </table:table-cell>
        </table:table-row>
        <table:table-row table:style-name="ro1">
          <table:table-cell office:value-type="string" calcext:value-type="string">
            <text:p>Isivumelwano 16</text:p>
          </table:table-cell>
        </table:table-row>
        <table:table-row table:style-name="ro1">
          <table:table-cell office:value-type="string" calcext:value-type="string">
            <text:p>1. Amadoda labafazi asebekhulilwe, balelungelo lokuthatha lokuthathwa babe lemizi yabo, kungenani ukuthiukholo lomuntu yiluphi lokuthi ungumhlobo bani.</text:p>
          </table:table-cell>
        </table:table-row>
        <table:table-row table:style-name="ro1">
          <table:table-cell office:value-type="string" calcext:value-type="string">
            <text:p>Balamalungelo alinganayo ekuthathaneni kwabo lasekwehlukaneniekeni kwaho.</text:p>
          </table:table-cell>
        </table:table-row>
        <table:table-row table:style-name="ro1">
          <table:table-cell office:value-type="string" calcext:value-type="string">
            <text:p>2. Umendo kumele ubotshwe ngukuvumelana kwabathathanayo.</text:p>
          </table:table-cell>
        </table:table-row>
        <table:table-row table:style-name="ro1">
          <table:table-cell office:value-type="string" calcext:value-type="string">
            <text:p>3. Imuli yisisekelo sezizwe, ngakho kumele isekelwe yizakhamizi languHulumende.</text:p>
          </table:table-cell>
        </table:table-row>
        <table:table-row table:style-name="ro1">
          <table:table-cell office:value-type="string" calcext:value-type="string">
            <text:p>Isivumelwano 17</text:p>
          </table:table-cell>
        </table:table-row>
        <table:table-row table:style-name="ro1">
          <table:table-cell office:value-type="string" calcext:value-type="string">
            <text:p>1. Omunye lomunye ulelungelo lokuba lezimphala zakhe yedwa lokuba lezimpahla ndawonye labanye.</text:p>
          </table:table-cell>
        </table:table-row>
        <table:table-row table:style-name="ro1">
          <table:table-cell office:value-type="string" calcext:value-type="string">
            <text:p>2. Kakho umuntu ongahluthunelwa indawo kanye lempahla engeyakhe.</text:p>
          </table:table-cell>
        </table:table-row>
        <table:table-row table:style-name="ro1">
          <table:table-cell office:value-type="string" calcext:value-type="string">
            <text:p>Isivumelwano 18</text:p>
          </table:table-cell>
        </table:table-row>
        <table:table-row table:style-name="ro1">
          <table:table-cell office:value-type="string" calcext:value-type="string">
            <text:p>Omunye lomunye ulelungelo lokucabanga njengokuthanda kwakhe, lelokukhonza ngentando yakhe, ekhokhelwa ngunembaza wakhe.</text:p>
          </table:table-cell>
        </table:table-row>
        <table:table-row table:style-name="ro1">
          <table:table-cell office:value-type="string" calcext:value-type="string">
            <text:p>Leli lungelo lipha umuntu imvumo yokutshintsha ukholo lwakhe, lemvumo yokuthi yena yedwa kumbe elabanye atshengise ukholo lwakhe kumphakathi ngezenzo, ngokukhonza, ngokufundisa kunye Tokuziphatha kwakhe kunye lokufundisa ukholo lwakhe.</text:p>
          </table:table-cell>
        </table:table-row>
        <table:table-row table:style-name="ro1">
          <table:table-cell office:value-type="string" calcext:value-type="string">
            <text:p>Isivumelwano 19</text:p>
          </table:table-cell>
        </table:table-row>
        <table:table-row table:style-name="ro1">
          <table:table-cell office:value-type="string" calcext:value-type="string">
            <text:p>Omunye lomunye ulelungelo lokukhuluma izifiso zakhe lokusengqondweni yakhe.</text:p>
          </table:table-cell>
        </table:table-row>
        <table:table-row table:style-name="ro1">
          <table:table-cell office:value-type="string" calcext:value-type="string">
            <text:p>Leli lungelo lipha umuntu inkululeko yokudinga lokwamukela lokwazisa akwaziyo lokusengqondweni yakhe ngayiphi layiphi indlela lakwamanye amazwe.</text:p>
          </table:table-cell>
        </table:table-row>
        <table:table-row table:style-name="ro1">
          <table:table-cell office:value-type="string" calcext:value-type="string">
            <text:p>Isivumelwano 20</text:p>
          </table:table-cell>
        </table:table-row>
        <table:table-row table:style-name="ro1">
          <table:table-cell office:value-type="string" calcext:value-type="string">
            <text:p>1. Wonke umuntu ulelungelo lokumanyana kanye lokuhlangana labanye.</text:p>
          </table:table-cell>
        </table:table-row>
        <table:table-row table:style-name="ro1">
          <table:table-cell office:value-type="string" calcext:value-type="string">
            <text:p>2. Akula muntu ozabanjwa ngamandla ukuthi abelilunga lenhlanganiso iphi layiphi.</text:p>
          </table:table-cell>
        </table:table-row>
        <table:table-row table:style-name="ro1">
          <table:table-cell office:value-type="string" calcext:value-type="string">
            <text:p>Isivumelwano 21</text:p>
          </table:table-cell>
        </table:table-row>
        <table:table-row table:style-name="ro1">
          <table:table-cell office:value-type="string" calcext:value-type="string">
            <text:p>1. Omunye lomunye ulelungelo lokuphathisana lohulumende wakhe yena ngokwakhe kumbe amelwe ngabakhethiweyo.</text:p>
          </table:table-cell>
        </table:table-row>
        <table:table-row table:style-name="ro1">
          <table:table-cell office:value-type="string" calcext:value-type="string">
            <text:p>2. Omunye lomunye ulelungelo loncedo lwelizwe lakhe.</text:p>
          </table:table-cell>
        </table:table-row>
        <table:table-row table:style-name="ro1">
          <table:table-cell office:value-type="string" calcext:value-type="string">
            <text:p>3. Izifiso zabantu yizo okumele ziphe uhulumende amandla okubusa.</text:p>
          </table:table-cell>
        </table:table-row>
        <table:table-row table:style-name="ro1">
          <table:table-cell office:value-type="string" calcext:value-type="string">
            <text:p>Lezi zifiso zizatshengiswa lukhetho oluzakwenziwa ngezikhathi ezifaneleyo, oluzavumela njalo wonke umuntu ukukhetha ngendlela engasoze itshengise abanye ukuthi ukhethe bani.</text:p>
          </table:table-cell>
        </table:table-row>
        <table:table-row table:style-name="ro1">
          <table:table-cell office:value-type="string" calcext:value-type="string">
            <text:p>Isivumelwano 22</text:p>
          </table:table-cell>
        </table:table-row>
        <table:table-row table:style-name="ro1">
          <table:table-cell office:value-type="string" calcext:value-type="string">
            <text:p>Omunye lomunye umuntu, njengesakhamuzi, ulelungelo lokusekelwa yilizwe lakhe lelokusuthiseka.</text:p>
          </table:table-cell>
        </table:table-row>
        <table:table-row table:style-name="ro1">
          <table:table-cell office:value-type="string" calcext:value-type="string">
            <text:p>Lokhu kuzavela ezenzweni zesizwe sakhe lasencedweni oluvela kwamanye amazwe, ukuze kuthuthukiswe amalungelo akhe empilweni lasemasikweni akhe ukuze kumlethele inhonipho lentuthuko yobuntu bakhe.</text:p>
          </table:table-cell>
        </table:table-row>
        <table:table-row table:style-name="ro1">
          <table:table-cell office:value-type="string" calcext:value-type="string">
            <text:p>Isivumelwano 23</text:p>
          </table:table-cell>
        </table:table-row>
        <table:table-row table:style-name="ro1">
          <table:table-cell office:value-type="string" calcext:value-type="string">
            <text:p>1. Omunye lomunye ulelungelo lokusebenza lelokukhetha umsebenzi awufunayo, lelokuphathwa kuhle emsebenzini, lelokuncedwa nxa umsebenzi udingakala</text:p>
          </table:table-cell>
        </table:table-row>
        <table:table-row table:style-name="ro1">
          <table:table-cell office:value-type="string" calcext:value-type="string">
            <text:p>2. Omunye lomunye ulelungelo lokwamukela imbandalo elingene lomsebenzi wakhe.</text:p>
          </table:table-cell>
        </table:table-row>
        <table:table-row table:style-name="ro1">
          <table:table-cell office:value-type="string" calcext:value-type="string">
            <text:p>3. Wonke umuntu osebenzayo ulelungelo lokuthola imbadalo efaneleyo ezokwenza ukuthi yena labantwana bakhe bathole impilo lenhalakahle ehloniphekayo njengabantu, lelokusekelwa ngezinye izindlela.</text:p>
          </table:table-cell>
        </table:table-row>
        <table:table-row table:style-name="ro1">
          <table:table-cell office:value-type="string" calcext:value-type="string">
            <text:p>4. Omunye lomunye ulelungelo lokuba lilunga lomhlangano wezisebenzi ukuze asekele izifiso zakhe.</text:p>
          </table:table-cell>
        </table:table-row>
        <table:table-row table:style-name="ro1">
          <table:table-cell office:value-type="string" calcext:value-type="string">
            <text:p>Isivumelwano 24</text:p>
          </table:table-cell>
        </table:table-row>
        <table:table-row table:style-name="ro1">
          <table:table-cell office:value-type="string" calcext:value-type="string">
            <text:p>Omunye lomunye ulelungelo lokuthatha ikhefu engephulelwa imbadalo yakhe, njalo ulelungelo lokusebenza amahora angamanengi kakhulukazi.</text:p>
          </table:table-cell>
        </table:table-row>
        <table:table-row table:style-name="ro1">
          <table:table-cell office:value-type="string" calcext:value-type="string">
            <text:p>Isivumelwano 25</text:p>
          </table:table-cell>
        </table:table-row>
        <table:table-row table:style-name="ro1">
          <table:table-cell office:value-type="string" calcext:value-type="string">
            <text:p>1. Omunye lomunye ulelungelo lempilo lenhlalakahle yakhe labantwana bakhe.</text:p>
          </table:table-cell>
        </table:table-row>
        <table:table-row table:style-name="ro1">
          <table:table-cell office:value-type="string" calcext:value-type="string">
            <text:p>Lokhu kuhlanganisa ukudla, izembatho, indawo yokuhlala kanye lempilo enhle, ukugcinwa kuhle uma engasebenzi.</text:p>
          </table:table-cell>
        </table:table-row>
        <table:table-row table:style-name="ro1">
          <table:table-cell office:value-type="string" calcext:value-type="string">
            <text:p>Lokhu kuhlanganisa abafelwaokazi, abadala, abalimeleyo labehlulekayo ukuzonga.</text:p>
          </table:table-cell>
        </table:table-row>
        <table:table-row table:style-name="ro1">
          <table:table-cell office:value-type="string" calcext:value-type="string">
            <text:p>2. Ababelethileyo labantwana kumele bagcinwe njalo bancediswe.</text:p>
          </table:table-cell>
        </table:table-row>
        <table:table-row table:style-name="ro1">
          <table:table-cell office:value-type="string" calcext:value-type="string">
            <text:p>Abantwana bonke abazalelwe emendweni kumbe ngaphandle kwawo, kumele basekelwe ngokufanayo.</text:p>
          </table:table-cell>
        </table:table-row>
        <table:table-row table:style-name="ro1">
          <table:table-cell office:value-type="string" calcext:value-type="string">
            <text:p>Isivumelwano 26</text:p>
          </table:table-cell>
        </table:table-row>
        <table:table-row table:style-name="ro1">
          <table:table-cell office:value-type="string" calcext:value-type="string">
            <text:p>1. Omunye lomunye ulelungelo lemfundo.</text:p>
          </table:table-cell>
        </table:table-row>
        <table:table-row table:style-name="ro1">
          <table:table-cell office:value-type="string" calcext:value-type="string">
            <text:p>Imfundo ayizukuba lembadalo, kusukela phansi kuze kufike esigabeni esithe thuthu.</text:p>
          </table:table-cell>
        </table:table-row>
        <table:table-row table:style-name="ro1">
          <table:table-cell office:value-type="string" calcext:value-type="string">
            <text:p>Imfundo ephansi (elementary) ngeyomuntu wonke, ngakho omunye lomunye uzabanjwa ngamandla ukuthi ayithole.</text:p>
          </table:table-cell>
        </table:table-row>
        <table:table-row table:style-name="ro1">
          <table:table-cell office:value-type="string" calcext:value-type="string">
            <text:p>Imfundo ephezulu yezandla (technical) lenye njalo eyolwazi olwehlukeneyo olwezigaba ezehlukeneyo kumele ibe khona, lemfundo ephakemeyo kumele itholwe yilabo abayifaneleyo ngolwazi abalalo.</text:p>
          </table:table-cell>
        </table:table-row>
        <table:table-row table:style-name="ro1">
          <table:table-cell office:value-type="string" calcext:value-type="string">
            <text:p>2. Imfundo kuzamela ithuthukise ubuntu lokuhlonipha amalungelo obuntu lenkululeko engcweleyo.</text:p>
          </table:table-cell>
        </table:table-row>
        <table:table-row table:style-name="ro1">
          <table:table-cell office:value-type="string" calcext:value-type="string">
            <text:p>Kufanele ikhulise ukuzwelana, ukuzwisisa lobudlelwano phakathi kwezizwe zonke, kwemihlobo yonke lakwabenkonzo ezehlukeneyo, isekele njalo imisebenzi yeZizwe eziManyeneyo (UN) yokuletha ukuthula emhlabeni.</text:p>
          </table:table-cell>
        </table:table-row>
        <table:table-row table:style-name="ro1">
          <table:table-cell office:value-type="string" calcext:value-type="string">
            <text:p>3. Abazali balelungelo lokukhetha imfundo yabantwana babo.</text:p>
          </table:table-cell>
        </table:table-row>
        <table:table-row table:style-name="ro1">
          <table:table-cell office:value-type="string" calcext:value-type="string">
            <text:p>Isivumelwano 27</text:p>
          </table:table-cell>
        </table:table-row>
        <table:table-row table:style-name="ro1">
          <table:table-cell office:value-type="string" calcext:value-type="string">
            <text:p>1. Wonke umuntu ulelungelo lokumanyana labanye lokukhululeka ekuphathisaneni labanye kwezemvelo lakwezamasiko lelokuvuna kukho konke okuvezwa yizifundo zemvelo.</text:p>
          </table:table-cell>
        </table:table-row>
        <table:table-row table:style-name="ro1">
          <table:table-cell office:value-type="string" calcext:value-type="string">
            <text:p>2. Omunye lomunye ulelungelo lokusekelwa empilweni yakhe lelokuqiniswa ebuntwini bakhe mayelana lokwemvelo lokwezombukiso.</text:p>
          </table:table-cell>
        </table:table-row>
        <table:table-row table:style-name="ro1">
          <table:table-cell office:value-type="string" calcext:value-type="string">
            <text:p>Isivumelwano 28</text:p>
          </table:table-cell>
        </table:table-row>
        <table:table-row table:style-name="ro1">
          <table:table-cell office:value-type="string" calcext:value-type="string">
            <text:p>Umuntu munye lamunye ulelungelo lokuthola indawo lapha okuhlonitshwa lokugcinwa khona izimiso zezivumelwano lezi.</text:p>
          </table:table-cell>
        </table:table-row>
        <table:table-row table:style-name="ro1">
          <table:table-cell office:value-type="string" calcext:value-type="string">
            <text:p>Isivumelwano 29</text:p>
          </table:table-cell>
        </table:table-row>
        <table:table-row table:style-name="ro1">
          <table:table-cell office:value-type="string" calcext:value-type="string">
            <text:p>1. Wonke umuntu ulemisebenzi okumele ayenze njengesakhamuzi okuyiyo ezagcwalisa ubuntu bakhe.</text:p>
          </table:table-cell>
        </table:table-row>
        <table:table-row table:style-name="ro1">
          <table:table-cell office:value-type="string" calcext:value-type="string">
            <text:p>2. Kukho konke akwenzayo, uzakhokhelwa yikuhlonipha lokwethula ingowane yakhe kumalungelo abanye, ananzelele ukuqakatheka kombuso wabanengi (UN).</text:p>
          </table:table-cell>
        </table:table-row>
        <table:table-row table:style-name="ro1">
          <table:table-cell office:value-type="string" calcext:value-type="string">
            <text:p>3. La amalungelo lenkululeko akumelanga kuphambane lezimiso zeZizwe eziManyaneyo.</text:p>
          </table:table-cell>
        </table:table-row>
        <table:table-row table:style-name="ro1">
          <table:table-cell office:value-type="string" calcext:value-type="string">
            <text:p>Izivumelwano 30</text:p>
          </table:table-cell>
        </table:table-row>
        <table:table-row table:style-name="ro1">
          <table:table-cell office:value-type="string" calcext:value-type="string">
            <text:p>Akukho kuleziZivumelwano okungavumela umuntu loba abantu ukubhidliza amalungelo lenkululeko ezilotshwe lapha.</text:p>
          </table:table-cell>
        </table:table-row>
      </table:table>
      <table:table table:name="eng" table:style-name="ta1">
        <table:table-column table:style-name="co3" table:default-cell-style-name="Default"/>
        <table:table-row table:style-name="ro1">
          <table:table-cell office:value-type="string" calcext:value-type="string">
            <text:p>Universal Declaration of Human Rights</text:p>
          </table:table-cell>
        </table:table-row>
        <table:table-row table:style-name="ro1">
          <table:table-cell office:value-type="string" calcext:value-type="string">
            <text:p>Preamble Whereas recognition of the inherent dignity and of the equal and inalienable rights of all members of the human family is the foundation of freedom, justice and peace in the world, Whereas disregard and contempt for human rights have resulted in barbarous acts which have outraged the conscience of mankind, and the advent of a world in which human beings shall enjoy freedom of speech and belief and freedom from fear and want has been proclaimed as the highest aspiration of the common people, Whereas it is essential, if man is not to be compelled to have recourse, as a last resort, to rebellion against tyranny and oppression, that human rights should be protected by the rule of law, Whereas it is essential to promote the development of friendly relations between nations, Whereas the peoples of the United Nations have in the Charter reaffirmed their faith in fundamental human rights, in the dignity and worth of the human person and in the equal rights of men and women and have determined to promote social progress and better standards of life in larger freedom, Whereas Member States have pledged themselves to achieve, in cooperation with the United Nations, the promotion of universal respect for and observance of human rights and fundamental freedoms, Whereas a common understanding of these rights and freedoms is of the greatest importance for the full realization of this pledge, Now, therefore, The General Assembly, Proclaims this Universal Declaration of Human Rights as a common standard of achievement for all peoples and all nations, to the end that every individual and every organ of society, keeping this Declaration constantly in mind, shall strive by teaching and education to promote respect for these rights and freedoms and by progressive measures, national and international, to secure their universal and effective recognition and observance, both among the peoples of Member States themselves and among the peoples of territories under their jurisdiction.</text:p>
          </table:table-cell>
        </table:table-row>
        <table:table-row table:style-name="ro1">
          <table:table-cell office:value-type="string" calcext:value-type="string">
            <text:p>Article I</text:p>
          </table:table-cell>
        </table:table-row>
        <table:table-row table:style-name="ro1">
          <table:table-cell office:value-type="string" calcext:value-type="string">
            <text:p>All human beings are born free and equal in dignity and rights.</text:p>
          </table:table-cell>
        </table:table-row>
        <table:table-row table:style-name="ro1">
          <table:table-cell office:value-type="string" calcext:value-type="string">
            <text:p>They are endowed with reason and conscience and should act towards one another in a spirit of brotherhood.</text:p>
          </table:table-cell>
        </table:table-row>
        <table:table-row table:style-name="ro1">
          <table:table-cell office:value-type="string" calcext:value-type="string">
            <text:p>Article 2</text:p>
          </table:table-cell>
        </table:table-row>
        <table:table-row table:style-name="ro1">
          <table:table-cell office:value-type="string" calcext:value-type="string">
            <text:p>Everyone is entitled to all the rights and freedoms set forth in this Declaration, without distinction of any kind, such as race, colour, sex, language, religion, political or other opinion, national or social origin, property, birth or other status.</text:p>
          </table:table-cell>
        </table:table-row>
        <table:table-row table:style-name="ro1">
          <table:table-cell office:value-type="string" calcext:value-type="string">
            <text:p>Furthermore, no distinction shall be made on the basis of the political, jurisdictional or international status of the country or territory to which a person belongs, whether it be independent, trust, non-self-governing or under any other limitation of sovereignty.</text:p>
          </table:table-cell>
        </table:table-row>
        <table:table-row table:style-name="ro1">
          <table:table-cell office:value-type="string" calcext:value-type="string">
            <text:p>Article 3</text:p>
          </table:table-cell>
        </table:table-row>
        <table:table-row table:style-name="ro1">
          <table:table-cell office:value-type="string" calcext:value-type="string">
            <text:p>Everyone has the right to life, liberty and security of person.</text:p>
          </table:table-cell>
        </table:table-row>
        <table:table-row table:style-name="ro1">
          <table:table-cell office:value-type="string" calcext:value-type="string">
            <text:p>Article 4</text:p>
          </table:table-cell>
        </table:table-row>
        <table:table-row table:style-name="ro1">
          <table:table-cell office:value-type="string" calcext:value-type="string">
            <text:p>No one shall be held in slavery or servitude; slavery and the slave trade shall be prohibited in all their forms.</text:p>
          </table:table-cell>
        </table:table-row>
        <table:table-row table:style-name="ro1">
          <table:table-cell office:value-type="string" calcext:value-type="string">
            <text:p>Article 5</text:p>
          </table:table-cell>
        </table:table-row>
        <table:table-row table:style-name="ro1">
          <table:table-cell office:value-type="string" calcext:value-type="string">
            <text:p>No one shall be subjected to torture or to cruel, inhuman or degrading treatment or punishment.</text:p>
          </table:table-cell>
        </table:table-row>
        <table:table-row table:style-name="ro1">
          <table:table-cell office:value-type="string" calcext:value-type="string">
            <text:p>Article 6</text:p>
          </table:table-cell>
        </table:table-row>
        <table:table-row table:style-name="ro1">
          <table:table-cell office:value-type="string" calcext:value-type="string">
            <text:p>Everyone has the right to recognition everywhere as a person before the law.</text:p>
          </table:table-cell>
        </table:table-row>
        <table:table-row table:style-name="ro1">
          <table:table-cell office:value-type="string" calcext:value-type="string">
            <text:p>Article 7</text:p>
          </table:table-cell>
        </table:table-row>
        <table:table-row table:style-name="ro1">
          <table:table-cell office:value-type="string" calcext:value-type="string">
            <text:p>All are equal before the law and are entitled without any discrimination to equal protection of the law.</text:p>
          </table:table-cell>
        </table:table-row>
        <table:table-row table:style-name="ro1">
          <table:table-cell office:value-type="string" calcext:value-type="string">
            <text:p>All are entitled to equal protection against any discrimination in violation of this Declaration and against any incitement to such discrimination.</text:p>
          </table:table-cell>
        </table:table-row>
        <table:table-row table:style-name="ro1">
          <table:table-cell office:value-type="string" calcext:value-type="string">
            <text:p>Article 8</text:p>
          </table:table-cell>
        </table:table-row>
        <table:table-row table:style-name="ro1">
          <table:table-cell office:value-type="string" calcext:value-type="string">
            <text:p>Everyone has the right to an effective remedy by the competent national tribunals for acts violating the fundamental rights granted him by the constitution or by law.</text:p>
          </table:table-cell>
        </table:table-row>
        <table:table-row table:style-name="ro1">
          <table:table-cell office:value-type="string" calcext:value-type="string">
            <text:p>Article 9</text:p>
          </table:table-cell>
        </table:table-row>
        <table:table-row table:style-name="ro1">
          <table:table-cell office:value-type="string" calcext:value-type="string">
            <text:p>No one shall be subjected to arbitrary arrest, detention or exile.</text:p>
          </table:table-cell>
        </table:table-row>
        <table:table-row table:style-name="ro1">
          <table:table-cell office:value-type="string" calcext:value-type="string">
            <text:p>Article 10</text:p>
          </table:table-cell>
        </table:table-row>
        <table:table-row table:style-name="ro1">
          <table:table-cell office:value-type="string" calcext:value-type="string">
            <text:p>Everyone is entitled in full equality to a fair and public hearing by an independent and impartial tribunal, in the determination of his rights and obligations and of any criminal charge against him.</text:p>
          </table:table-cell>
        </table:table-row>
        <table:table-row table:style-name="ro1">
          <table:table-cell office:value-type="string" calcext:value-type="string">
            <text:p>Article 11</text:p>
          </table:table-cell>
        </table:table-row>
        <table:table-row table:style-name="ro1">
          <table:table-cell office:value-type="string" calcext:value-type="string">
            <text:p>1. Everyone charged with a penal offence has the right to be presumed innocent until proved guilty according to law in a public trial at which he has had all the guarantees necessary for his defence.</text:p>
          </table:table-cell>
        </table:table-row>
        <table:table-row table:style-name="ro1">
          <table:table-cell office:value-type="string" calcext:value-type="string">
            <text:p>2. No one shall be held guilty of any penal offence on account of any act or omission which did not constitute a penal offence, under national or international law, at the time when it was committed.</text:p>
          </table:table-cell>
        </table:table-row>
        <table:table-row table:style-name="ro1">
          <table:table-cell office:value-type="string" calcext:value-type="string">
            <text:p>Nor shall a heavier penalty be imposed than the one that was applicable at the time the penal offence was committed.</text:p>
          </table:table-cell>
        </table:table-row>
        <table:table-row table:style-name="ro1">
          <table:table-cell office:value-type="string" calcext:value-type="string">
            <text:p>Article 12</text:p>
          </table:table-cell>
        </table:table-row>
        <table:table-row table:style-name="ro1">
          <table:table-cell office:value-type="string" calcext:value-type="string">
            <text:p>No one shall be subjected to arbitrary interference with his privacy, family, home or correspondence, nor to attacks upon his honour and reputation.</text:p>
          </table:table-cell>
        </table:table-row>
        <table:table-row table:style-name="ro1">
          <table:table-cell office:value-type="string" calcext:value-type="string">
            <text:p>Everyone has the right to the protection of the law against such interference or attacks.</text:p>
          </table:table-cell>
        </table:table-row>
        <table:table-row table:style-name="ro1">
          <table:table-cell office:value-type="string" calcext:value-type="string">
            <text:p>Article 13</text:p>
          </table:table-cell>
        </table:table-row>
        <table:table-row table:style-name="ro1">
          <table:table-cell office:value-type="string" calcext:value-type="string">
            <text:p>1. Everyone has the right to freedom of movement and residence within the borders of each State.</text:p>
          </table:table-cell>
        </table:table-row>
        <table:table-row table:style-name="ro1">
          <table:table-cell office:value-type="string" calcext:value-type="string">
            <text:p>2. Everyone has the right to leave any country, including his own, and to return to his country.</text:p>
          </table:table-cell>
        </table:table-row>
        <table:table-row table:style-name="ro1">
          <table:table-cell office:value-type="string" calcext:value-type="string">
            <text:p>Article 14</text:p>
          </table:table-cell>
        </table:table-row>
        <table:table-row table:style-name="ro1">
          <table:table-cell office:value-type="string" calcext:value-type="string">
            <text:p>1. Everyone has the right to seek and to enjoy in other countries asylum from persecution.</text:p>
          </table:table-cell>
        </table:table-row>
        <table:table-row table:style-name="ro1">
          <table:table-cell office:value-type="string" calcext:value-type="string">
            <text:p>2. This right may not be invoked in the case of prosecutions genuinely arising from non-political crimes or from acts contrary to the purposes and principles of the United Nations.</text:p>
          </table:table-cell>
        </table:table-row>
        <table:table-row table:style-name="ro1">
          <table:table-cell office:value-type="string" calcext:value-type="string">
            <text:p>Article 15</text:p>
          </table:table-cell>
        </table:table-row>
        <table:table-row table:style-name="ro1">
          <table:table-cell office:value-type="string" calcext:value-type="string">
            <text:p>1. Everyone has the right to a nationality.</text:p>
          </table:table-cell>
        </table:table-row>
        <table:table-row table:style-name="ro1">
          <table:table-cell office:value-type="string" calcext:value-type="string">
            <text:p>2. No one shall be arbitrarily deprived of his nationality nor denied the right to change his nationality.</text:p>
          </table:table-cell>
        </table:table-row>
        <table:table-row table:style-name="ro1">
          <table:table-cell office:value-type="string" calcext:value-type="string">
            <text:p>Article 16</text:p>
          </table:table-cell>
        </table:table-row>
        <table:table-row table:style-name="ro1">
          <table:table-cell office:value-type="string" calcext:value-type="string">
            <text:p>1. Men and women of full age, without any limitation due to race, nationality or religion, have the right to marry and to found a family.</text:p>
          </table:table-cell>
        </table:table-row>
        <table:table-row table:style-name="ro1">
          <table:table-cell office:value-type="string" calcext:value-type="string">
            <text:p>They are entitled to equal rights as to marriage, during marriage and at its dissolution.</text:p>
          </table:table-cell>
        </table:table-row>
        <table:table-row table:style-name="ro1">
          <table:table-cell office:value-type="string" calcext:value-type="string">
            <text:p>2. Marriage shall be entered into only with the free and full consent of the intending spouses.</text:p>
          </table:table-cell>
        </table:table-row>
        <table:table-row table:style-name="ro1">
          <table:table-cell office:value-type="string" calcext:value-type="string">
            <text:p>3. The family is the natural and fundamental group unit of society and is entitled to protection by society and the State.</text:p>
          </table:table-cell>
        </table:table-row>
        <table:table-row table:style-name="ro1">
          <table:table-cell office:value-type="string" calcext:value-type="string">
            <text:p>Article 17</text:p>
          </table:table-cell>
        </table:table-row>
        <table:table-row table:style-name="ro1">
          <table:table-cell office:value-type="string" calcext:value-type="string">
            <text:p>1. Everyone has the right to own property alone as well as in association with others.</text:p>
          </table:table-cell>
        </table:table-row>
        <table:table-row table:style-name="ro1">
          <table:table-cell office:value-type="string" calcext:value-type="string">
            <text:p>2. No one shall be arbitrarily deprived of his property.</text:p>
          </table:table-cell>
        </table:table-row>
        <table:table-row table:style-name="ro1">
          <table:table-cell office:value-type="string" calcext:value-type="string">
            <text:p>Article 18</text:p>
          </table:table-cell>
        </table:table-row>
        <table:table-row table:style-name="ro1">
          <table:table-cell office:value-type="string" calcext:value-type="string">
            <text:p>Everyone has the right to freedom of thought, conscience and religion; this right includes freedom to change his religion or belief, and freedom, either alone or in community with others and in public or private, to manifest his religion or belief in teaching, practice, worship and observance.</text:p>
          </table:table-cell>
        </table:table-row>
        <table:table-row table:style-name="ro1">
          <table:table-cell office:value-type="string" calcext:value-type="string">
            <text:p>Article 19</text:p>
          </table:table-cell>
        </table:table-row>
        <table:table-row table:style-name="ro1">
          <table:table-cell office:value-type="string" calcext:value-type="string">
            <text:p>Everyone has the right to freedom of opinion and expression; this right includes freedom to hold opinions without interference and to seek, receive and impart information and ideas through any media and regardless of frontiers.</text:p>
          </table:table-cell>
        </table:table-row>
        <table:table-row table:style-name="ro1">
          <table:table-cell office:value-type="string" calcext:value-type="string">
            <text:p>Article 20</text:p>
          </table:table-cell>
        </table:table-row>
        <table:table-row table:style-name="ro1">
          <table:table-cell office:value-type="string" calcext:value-type="string">
            <text:p>1. Everyone has the right to freedom of peaceful assembly and association.</text:p>
          </table:table-cell>
        </table:table-row>
        <table:table-row table:style-name="ro1">
          <table:table-cell office:value-type="string" calcext:value-type="string">
            <text:p>2. No one may be compelled to belong to an association.</text:p>
          </table:table-cell>
        </table:table-row>
        <table:table-row table:style-name="ro1">
          <table:table-cell office:value-type="string" calcext:value-type="string">
            <text:p>Article 21</text:p>
          </table:table-cell>
        </table:table-row>
        <table:table-row table:style-name="ro1">
          <table:table-cell office:value-type="string" calcext:value-type="string">
            <text:p>1. Everyone has the right to take part in the government of his country, directly or through freely chosen representatives.</text:p>
          </table:table-cell>
        </table:table-row>
        <table:table-row table:style-name="ro1">
          <table:table-cell office:value-type="string" calcext:value-type="string">
            <text:p>2. Everyone has the right to equal access to public service in his country.</text:p>
          </table:table-cell>
        </table:table-row>
        <table:table-row table:style-name="ro1">
          <table:table-cell office:value-type="string" calcext:value-type="string">
            <text:p>3. The will of the people shall be the basis of the authority of government; this will shall be expressed in periodic and genuine elections which shall be by universal and equal suffrage and shall be held by secret vote or by equivalent free voting procedures.</text:p>
          </table:table-cell>
        </table:table-row>
        <table:table-row table:style-name="ro1">
          <table:table-cell office:value-type="string" calcext:value-type="string">
            <text:p>Article 22</text:p>
          </table:table-cell>
        </table:table-row>
        <table:table-row table:style-name="ro1">
          <table:table-cell office:value-type="string" calcext:value-type="string">
            <text:p>Everyone, as a member of society, has the right to social security and is entitled to realization, through national effort and international co-operation and in accordance with the organization and resources of each State, of the economic, social and cultural rights indispensable for his dignity and the free development of his personality.</text:p>
          </table:table-cell>
        </table:table-row>
        <table:table-row table:style-name="ro1">
          <table:table-cell office:value-type="string" calcext:value-type="string">
            <text:p>Article 23</text:p>
          </table:table-cell>
        </table:table-row>
        <table:table-row table:style-name="ro1">
          <table:table-cell office:value-type="string" calcext:value-type="string">
            <text:p>1. Everyone has the right to work, to free choice of employment, to just and favourable conditions of work and to protection against unemployment.</text:p>
          </table:table-cell>
        </table:table-row>
        <table:table-row table:style-name="ro1">
          <table:table-cell office:value-type="string" calcext:value-type="string">
            <text:p>2. Everyone, without any discrimination, has the right to equal pay for equal work.</text:p>
          </table:table-cell>
        </table:table-row>
        <table:table-row table:style-name="ro1">
          <table:table-cell office:value-type="string" calcext:value-type="string">
            <text:p>3. Everyone who works has the right to just and favourable remuneration ensuring for himself and his family an existence worthy of human dignity, and supplemented, if necessary, by other means of social protection.</text:p>
          </table:table-cell>
        </table:table-row>
        <table:table-row table:style-name="ro1">
          <table:table-cell office:value-type="string" calcext:value-type="string">
            <text:p>4. Everyone has the right to form and to join trade unions for the protection of his interests.</text:p>
          </table:table-cell>
        </table:table-row>
        <table:table-row table:style-name="ro1">
          <table:table-cell office:value-type="string" calcext:value-type="string">
            <text:p>Article 24</text:p>
          </table:table-cell>
        </table:table-row>
        <table:table-row table:style-name="ro1">
          <table:table-cell office:value-type="string" calcext:value-type="string">
            <text:p>Everyone has the right to rest and leisure, including reasonable limitation of working hours and periodic holidays with pay.</text:p>
          </table:table-cell>
        </table:table-row>
        <table:table-row table:style-name="ro1">
          <table:table-cell office:value-type="string" calcext:value-type="string">
            <text:p>Article 25</text:p>
          </table:table-cell>
        </table:table-row>
        <table:table-row table:style-name="ro1">
          <table:table-cell office:value-type="string" calcext:value-type="string">
            <text:p>1. Everyone has the right to a standard of living adequate for the health and well-being of himself and of his family, including food, clothing, housing and medical care and necessary social services, and the right to security in the event of unemployment, sickness, disability, widowhood, old age or other lack of livelihood in circumstances beyond his control.</text:p>
          </table:table-cell>
        </table:table-row>
        <table:table-row table:style-name="ro1">
          <table:table-cell office:value-type="string" calcext:value-type="string">
            <text:p>2. Motherhood and childhood are entitled to special care and assistance.</text:p>
          </table:table-cell>
        </table:table-row>
        <table:table-row table:style-name="ro1">
          <table:table-cell office:value-type="string" calcext:value-type="string">
            <text:p>All children, whether born in or out of wedlock, shall enjoy the same social protection.</text:p>
          </table:table-cell>
        </table:table-row>
        <table:table-row table:style-name="ro1">
          <table:table-cell office:value-type="string" calcext:value-type="string">
            <text:p>Article 26</text:p>
          </table:table-cell>
        </table:table-row>
        <table:table-row table:style-name="ro1">
          <table:table-cell office:value-type="string" calcext:value-type="string">
            <text:p>1. Everyone has the right to education.</text:p>
          </table:table-cell>
        </table:table-row>
        <table:table-row table:style-name="ro1">
          <table:table-cell office:value-type="string" calcext:value-type="string">
            <text:p>Education shall be free, at least in the elementary and fundamental stages.</text:p>
          </table:table-cell>
        </table:table-row>
        <table:table-row table:style-name="ro1">
          <table:table-cell office:value-type="string" calcext:value-type="string">
            <text:p>Elementary education shall be compulsory.</text:p>
          </table:table-cell>
        </table:table-row>
        <table:table-row table:style-name="ro1">
          <table:table-cell office:value-type="string" calcext:value-type="string">
            <text:p>Technical and professional education shall be made generally available and higher education shall be equally accessible to all on the basis of merit.</text:p>
          </table:table-cell>
        </table:table-row>
        <table:table-row table:style-name="ro1">
          <table:table-cell office:value-type="string" calcext:value-type="string">
            <text:p>2. Education shall be directed to the full development of the human personality and to the strengthening of respect for human rights and fundamental freedoms.</text:p>
          </table:table-cell>
        </table:table-row>
        <table:table-row table:style-name="ro1">
          <table:table-cell office:value-type="string" calcext:value-type="string">
            <text:p>It shall promote understanding, tolerance and friendship among all nations, racial or religious groups, and shall further the activities of the United Nations for the maintenance of peace.</text:p>
          </table:table-cell>
        </table:table-row>
        <table:table-row table:style-name="ro1">
          <table:table-cell office:value-type="string" calcext:value-type="string">
            <text:p>3. Parents have a prior right to choose the kind of education that shall be given to their children.</text:p>
          </table:table-cell>
        </table:table-row>
        <table:table-row table:style-name="ro1">
          <table:table-cell office:value-type="string" calcext:value-type="string">
            <text:p>Article 27</text:p>
          </table:table-cell>
        </table:table-row>
        <table:table-row table:style-name="ro1">
          <table:table-cell office:value-type="string" calcext:value-type="string">
            <text:p>1. Everyone has the right freely to participate in the cultural life of the community, to enjoy the arts and to share in scientific advancement and its benefits.</text:p>
          </table:table-cell>
        </table:table-row>
        <table:table-row table:style-name="ro1">
          <table:table-cell office:value-type="string" calcext:value-type="string">
            <text:p>2. Everyone has the right to the protection of the moral and material interests resulting from any scientific, literary or artistic production of which he is the author.</text:p>
          </table:table-cell>
        </table:table-row>
        <table:table-row table:style-name="ro1">
          <table:table-cell office:value-type="string" calcext:value-type="string">
            <text:p>Article 28</text:p>
          </table:table-cell>
        </table:table-row>
        <table:table-row table:style-name="ro1">
          <table:table-cell office:value-type="string" calcext:value-type="string">
            <text:p>Everyone is entitled to a social and international order in which the rights and freedoms set forth in this Declaration can be fully realized.</text:p>
          </table:table-cell>
        </table:table-row>
        <table:table-row table:style-name="ro1">
          <table:table-cell office:value-type="string" calcext:value-type="string">
            <text:p>Article 29</text:p>
          </table:table-cell>
        </table:table-row>
        <table:table-row table:style-name="ro1">
          <table:table-cell office:value-type="string" calcext:value-type="string">
            <text:p>1. Everyone has duties to the community in which alone the free and full development of his personality is possible.</text:p>
          </table:table-cell>
        </table:table-row>
        <table:table-row table:style-name="ro1">
          <table:table-cell office:value-type="string" calcext:value-type="string">
            <text:p>2. In the exercise of his rights and freedoms, everyone shall be subject only to such limitations as are determined by law solely for the purpose of securing due recognition and respect for the rights and freedoms of others and of meeting the just requirements of morality, public order and the general welfare in a democratic society.</text:p>
          </table:table-cell>
        </table:table-row>
        <table:table-row table:style-name="ro1">
          <table:table-cell office:value-type="string" calcext:value-type="string">
            <text:p>3. These rights and freedoms may in no case be exercised contrary to the purposes and principles of the United Nations.</text:p>
          </table:table-cell>
        </table:table-row>
        <table:table-row table:style-name="ro1">
          <table:table-cell office:value-type="string" calcext:value-type="string">
            <text:p>Article 30</text:p>
          </table:table-cell>
        </table:table-row>
        <table:table-row table:style-name="ro1">
          <table:table-cell office:value-type="string" calcext:value-type="string">
            <text:p>Nothing in this Declaration may be interpreted as implying for any State, group or person any right to engage in any activity or to perform any act aimed at the destruction of any of the rights and freedoms set forth herein.</text:p>
          </table:table-cell>
        </table:table-row>
      </table:table>
      <table:table table:name="xhos" table:style-name="ta1">
        <table:table-column table:style-name="co4" table:default-cell-style-name="Default"/>
        <table:table-row table:style-name="ro1">
          <table:table-cell office:value-type="string" calcext:value-type="string">
            <text:p>INKCAZO-JIKELELE NGEEMFANELO ZOLUNTU</text:p>
          </table:table-cell>
        </table:table-row>
        <table:table-row table:style-name="ro1">
          <table:table-cell office:value-type="string" calcext:value-type="string">
            <text:p>ISINGENISO Njengoko iimfanelo zesidima soluntu semvelo kunye neemfanelo zoluntu-jikelele olungenakunikelwa olusisisekelo senkululeko, ubulungisa noxolo emhlabeni.</text:p>
          </table:table-cell>
        </table:table-row>
        <table:table-row table:style-name="ro1">
          <table:table-cell office:value-type="string" calcext:value-type="string">
            <text:p>Njengoko ukungananzi nokudelelwa kweemfanelo zoluntu ezingunobangela weziphumo zobukrwada ezithi zibangele ingcwangu kwisazela soluntu, kunye nesiqalo nokufika kwelizwe apho uluntu luza kuxhamla ukuthetha ngokukhululekileyo, inkolo nenkululeko engenaloyiko kunye neemfuno ezazisiweyo njengeminqweno yoluntu-jikelele.</text:p>
          </table:table-cell>
        </table:table-row>
        <table:table-row table:style-name="ro1">
          <table:table-cell office:value-type="string" calcext:value-type="string">
            <text:p>Kwananjalo kubalulekile ke ngoko, ukuba umntu anganyanzeliswa ukufumana uncedo, okwetyeli lokugqibela, ukuchasa ubundlobongela nengcindezelo, kuba iimfanelo zesidima sobuntu mazikhuselwe ngolawulo lomthetho.</text:p>
          </table:table-cell>
        </table:table-row>
        <table:table-row table:style-name="ro1">
          <table:table-cell office:value-type="string" calcext:value-type="string">
            <text:p>Njengokuba kubalulekile ukukhuthaza kokwandiswa kobuhlobo nemvisiswano phakathi kwezizwe.</text:p>
          </table:table-cell>
        </table:table-row>
        <table:table-row table:style-name="ro1">
          <table:table-cell office:value-type="string" calcext:value-type="string">
            <text:p>Njengoko uluntu Lwezizwe Ezimanyeneyo luthe lwaqinisekisa kukubaluleka kweemfanelo zesidima soluntu, oku kuxabiseka kwesidima nokuxabiseka koluntu nakwiimfanelo zamadoda namakhosikazi, bathe bazimisela ukukhuthaza inkqubela yezentlalo nomgangatho obhetele kwimpilo yoluntu ekhululekileyo.</text:p>
          </table:table-cell>
        </table:table-row>
        <table:table-row table:style-name="ro1">
          <table:table-cell office:value-type="string" calcext:value-type="string">
            <text:p>Njengoko amalungu obuRhulumente kunye nawezizwe ezimanyeneyo azimisele ukukhuthaza intlonipho yoluntu-jikelele nokuqatshelwa kweemfanelo zoluntu nokubaluleka kwenkululeko.</text:p>
          </table:table-cell>
        </table:table-row>
        <table:table-row table:style-name="ro1">
          <table:table-cell office:value-type="string" calcext:value-type="string">
            <text:p>Njengoko iimvisiswano zesidima soluntu nenkululeko yoluntu zibalulekile ukuze kuzuzwe esi sithembiso, NGOKU-KE NGENXA YOKO, Intlanganiso-jikelele Yazisa ngale nkcazo-jikelele engeemfanelo zoluntu ezikumgangatho oqhelekileyo wokuphumeza abantu bonke kunye nezizwe zonke, kude kube sekugqibeleni nokuba wonke ubani nakunye nemibutho yoluntu, ekufuneka igcine le nkcazelo, izame ukufundisa nokuqeqesha ukukhuthaza intlonipho yezomfanelo zoluntu nenkululeko, neendlela zenkqubela phambili, kwisizwe sonke nakumazwe angaphesheya ukuze kukhuseleke ummiselo-jikelele nokuqapheleka, uqwalaselo, phakathi koluntu lwamalungu oburhulumente ngokwawo, kunye nabantu bezizwe ezibaphetheyo.</text:p>
          </table:table-cell>
        </table:table-row>
        <table:table-row table:style-name="ro1">
          <table:table-cell office:value-type="string" calcext:value-type="string">
            <text:p>Inqaku loku-1</text:p>
          </table:table-cell>
        </table:table-row>
        <table:table-row table:style-name="ro1">
          <table:table-cell office:value-type="string" calcext:value-type="string">
            <text:p>Bonke abantu bazalwa bekhululekile belingana ngesidima nangokweemfanelo.</text:p>
          </table:table-cell>
        </table:table-row>
        <table:table-row table:style-name="ro1">
          <table:table-cell office:value-type="string" calcext:value-type="string">
            <text:p>Bonke abantu banesiphiwo sesazela nesizathu sokwenza isenzo ongathanda ukuba senziwe kumzalwane wakho.</text:p>
          </table:table-cell>
        </table:table-row>
        <table:table-row table:style-name="ro1">
          <table:table-cell office:value-type="string" calcext:value-type="string">
            <text:p>Inqaku lesi-2</text:p>
          </table:table-cell>
        </table:table-row>
        <table:table-row table:style-name="ro1">
          <table:table-cell office:value-type="string" calcext:value-type="string">
            <text:p>Wonke umntu unamalungelo kwiimfanelo nenkululeko eziqulathwe kule nkcazelo, ngaphandle kokwahlulwa ngobuhlanga, ibala, ubuni, ulwimi, inkolo, ezopolitiko nezinye izimvo, ezesizwe okanye ezentlalo, ezokuzalwa okanye namanye amawonga.</text:p>
          </table:table-cell>
        </table:table-row>
        <table:table-row table:style-name="ro1">
          <table:table-cell office:value-type="string" calcext:value-type="string">
            <text:p>Ngaphezu koko, akukho mahluko unokwenziwa usekelwe kwezopolitiko, ulawulo lwezobulungisa okanye amawonga ezizwe nezizwana okanye ummandla apho umntu akhoyo, nokuba uzimele, ukuthembeka, urhulumente ongazimelanga okanye nokuba zeziphi indlela zokunciphisa ulawulo lobukumkani.</text:p>
          </table:table-cell>
        </table:table-row>
        <table:table-row table:style-name="ro1">
          <table:table-cell office:value-type="string" calcext:value-type="string">
            <text:p>Inqaku lesi-3</text:p>
          </table:table-cell>
        </table:table-row>
        <table:table-row table:style-name="ro1">
          <table:table-cell office:value-type="string" calcext:value-type="string">
            <text:p>Wonke umntu unelungelo lokuphila, inkululeko kunye nokhuseleko.</text:p>
          </table:table-cell>
        </table:table-row>
        <table:table-row table:style-name="ro1">
          <table:table-cell office:value-type="string" calcext:value-type="string">
            <text:p>Inqaku lesi-4</text:p>
          </table:table-cell>
        </table:table-row>
        <table:table-row table:style-name="ro1">
          <table:table-cell office:value-type="string" calcext:value-type="string">
            <text:p>Akukho namnye oya kugcinwa ebukhobokeni nakukhuselo lomnye umntu, kanti urhwebo ngamakhoboka aluvumelekanga nangayiphina indlela.</text:p>
          </table:table-cell>
        </table:table-row>
        <table:table-row table:style-name="ro1">
          <table:table-cell office:value-type="string" calcext:value-type="string">
            <text:p>Inqaku lesi-5</text:p>
          </table:table-cell>
        </table:table-row>
        <table:table-row table:style-name="ro1">
          <table:table-cell office:value-type="string" calcext:value-type="string">
            <text:p>Akukho namnye oyakuphathwa gadalala, ngenkohlakalo, ngokungenabuntu okanye ngempatho eluhlazo okanye isohlwayo.</text:p>
          </table:table-cell>
        </table:table-row>
        <table:table-row table:style-name="ro1">
          <table:table-cell office:value-type="string" calcext:value-type="string">
            <text:p>Inqaku lesi-6</text:p>
          </table:table-cell>
        </table:table-row>
        <table:table-row table:style-name="ro1">
          <table:table-cell office:value-type="string" calcext:value-type="string">
            <text:p>Wonke umntu unelungelo lokwamkelwa yonke indawo njengomntu phambi komthetho.</text:p>
          </table:table-cell>
        </table:table-row>
        <table:table-row table:style-name="ro1">
          <table:table-cell office:value-type="string" calcext:value-type="string">
            <text:p>Inqaku lesi-7</text:p>
          </table:table-cell>
        </table:table-row>
        <table:table-row table:style-name="ro1">
          <table:table-cell office:value-type="string" calcext:value-type="string">
            <text:p>Bonke abantu bayalingana phambi komthetho kwaye benamalungelo ngaphandle kocalu-calulo ngokulinganayo kukhuseleko lomthetho.</text:p>
          </table:table-cell>
        </table:table-row>
        <table:table-row table:style-name="ro1">
          <table:table-cell office:value-type="string" calcext:value-type="string">
            <text:p>Bonke abantu banelungelo lokhuselo olulinganayo oluchasene naluphina ucalu-calulo olwaphula le nkcazelo, nangokuchasene neendlela zothelekiso kucalu-calulo.</text:p>
          </table:table-cell>
        </table:table-row>
        <table:table-row table:style-name="ro1">
          <table:table-cell office:value-type="string" calcext:value-type="string">
            <text:p>Inqaku lesi-8</text:p>
          </table:table-cell>
        </table:table-row>
        <table:table-row table:style-name="ro1">
          <table:table-cell office:value-type="string" calcext:value-type="string">
            <text:p>Wonke umntu unelungelo loncedo lwesiphumo sobuchule benkundla yamatyala esizwe ngokomthetho owaphula iimfanelo ezibalulekileyo ezinikelwa ngumthetho wolawulo.</text:p>
          </table:table-cell>
        </table:table-row>
        <table:table-row table:style-name="ro1">
          <table:table-cell office:value-type="string" calcext:value-type="string">
            <text:p>Inqaku le-9</text:p>
          </table:table-cell>
        </table:table-row>
        <table:table-row table:style-name="ro1">
          <table:table-cell office:value-type="string" calcext:value-type="string">
            <text:p>Akukho namnye oza kubanjwa ngendlela engaqondakaliyo, abe libanjwa okanye abe selubhacweni.</text:p>
          </table:table-cell>
        </table:table-row>
        <table:table-row table:style-name="ro1">
          <table:table-cell office:value-type="string" calcext:value-type="string">
            <text:p>Inqaku le-10</text:p>
          </table:table-cell>
        </table:table-row>
        <table:table-row table:style-name="ro1">
          <table:table-cell office:value-type="string" calcext:value-type="string">
            <text:p>Wonke umntu unelungelo elipheleleyo elilinganayo nelilungileyo nokuxoxwa kwetyala esidlangalaleni yinkundla ezimeleyo okanye inkundla zamatyala ezingakhethi cala ekumisweni kwamalungelo nemfanelo zoluntu kunye naluphi na ulwaphulo mthetho amangalelwe ngalo.</text:p>
          </table:table-cell>
        </table:table-row>
        <table:table-row table:style-name="ro1">
          <table:table-cell office:value-type="string" calcext:value-type="string">
            <text:p>Inqaku le-11</text:p>
          </table:table-cell>
        </table:table-row>
        <table:table-row table:style-name="ro1">
          <table:table-cell office:value-type="string" calcext:value-type="string">
            <text:p>1. Wonke umntu omangalelwe kuba enetyala, unelungelo lokubonwa engenatyala ade abe ufunyenwe enetyala ngokwasemthethweni kwinkundla yamatyala apho ebe nesiqiniseko esifanelekileyo sokhuseleko.</text:p>
          </table:table-cell>
        </table:table-row>
        <table:table-row table:style-name="ro1">
          <table:table-cell office:value-type="string" calcext:value-type="string">
            <text:p>2. Akukho namnye oya kufunyanwa enesohlwayo setyala ngenxa yomthetho okanye ukushiya isenzo esingamisa isohlwayo setyala, ngaphantsi kwamatyala esizwe nawezizwe-jikelele, nangexesha lokwenzeka kwetyala.</text:p>
          </table:table-cell>
        </table:table-row>
        <table:table-row table:style-name="ro1">
          <table:table-cell office:value-type="string" calcext:value-type="string">
            <text:p>Nakuba kubekwe isigwebo esinzima kunesiya esasisetyenziswa ngexesha lokwenzeka kwetyala.</text:p>
          </table:table-cell>
        </table:table-row>
        <table:table-row table:style-name="ro1">
          <table:table-cell office:value-type="string" calcext:value-type="string">
            <text:p>Inqaku le-12</text:p>
          </table:table-cell>
        </table:table-row>
        <table:table-row table:style-name="ro1">
          <table:table-cell office:value-type="string" calcext:value-type="string">
            <text:p>Akukho namnye oya kuphazanyiswa kubomi obubobakhe, kusapho lwakhe, kwikhaya lakhe okanye ngokwembalelwano, nokuba kukuhlaselwa okuhlisa isidima nodumo lomntu.</text:p>
          </table:table-cell>
        </table:table-row>
        <table:table-row table:style-name="ro1">
          <table:table-cell office:value-type="string" calcext:value-type="string">
            <text:p>Wonke umntu kufanelekile ukuba akhuselwe ngumthetho ekuphazanyisweni okanye kuhlaselo.</text:p>
          </table:table-cell>
        </table:table-row>
        <table:table-row table:style-name="ro1">
          <table:table-cell office:value-type="string" calcext:value-type="string">
            <text:p>Inqaku le-13 </text:p>
          </table:table-cell>
        </table:table-row>
        <table:table-row table:style-name="ro1">
          <table:table-cell office:value-type="string" calcext:value-type="string">
            <text:p>1. Wonke umntu unelungelo lokuhamba nokuhlala phakathi kwemida yasebuRhulumenteni.</text:p>
          </table:table-cell>
        </table:table-row>
        <table:table-row table:style-name="ro1">
          <table:table-cell office:value-type="string" calcext:value-type="string">
            <text:p>2. Wonke umntu unelungelo lokushiya nokuba leliphi ilizwe nelakhe ngokunjalo kwaye aphinde abuyele kwelakhe ilizwe.</text:p>
          </table:table-cell>
        </table:table-row>
        <table:table-row table:style-name="ro1">
          <table:table-cell office:value-type="string" calcext:value-type="string">
            <text:p>Inqaku le-14</text:p>
          </table:table-cell>
        </table:table-row>
        <table:table-row table:style-name="ro1">
          <table:table-cell office:value-type="string" calcext:value-type="string">
            <text:p>1. Wonke umntu unelungelo lokucela aze axhamle indawo yokhuseleko elubhacweni kwamanye amazwe.</text:p>
          </table:table-cell>
        </table:table-row>
        <table:table-row table:style-name="ro1">
          <table:table-cell office:value-type="string" calcext:value-type="string">
            <text:p>2. Eli lungelo alinakukhuselwa wakumangalelwa ngenyaniso engenamvelaphi, ulwaphulo-mthetho olungenazipolitiki okanye kumthetho ochasene neenjongo zomthetho-siseko zeZizwe ezimanyeneyo.</text:p>
          </table:table-cell>
        </table:table-row>
        <table:table-row table:style-name="ro1">
          <table:table-cell office:value-type="string" calcext:value-type="string">
            <text:p>Inqaku-15</text:p>
          </table:table-cell>
        </table:table-row>
        <table:table-row table:style-name="ro1">
          <table:table-cell office:value-type="string" calcext:value-type="string">
            <text:p>1. Wonke umntu unelungelo lobuhlanga.</text:p>
          </table:table-cell>
        </table:table-row>
        <table:table-row table:style-name="ro1">
          <table:table-cell office:value-type="string" calcext:value-type="string">
            <text:p>2. Akukho namnye oya kuhluthwa ubuhlanga bakhe okanye ahluthwe ilungelo lokutshintsha ubuzwe bakhe.</text:p>
          </table:table-cell>
        </table:table-row>
        <table:table-row table:style-name="ro1">
          <table:table-cell office:value-type="string" calcext:value-type="string">
            <text:p>Inqaku le-16</text:p>
          </table:table-cell>
        </table:table-row>
        <table:table-row table:style-name="ro1">
          <table:table-cell office:value-type="string" calcext:value-type="string">
            <text:p>1. Amadoda namakhosikazi aselekhulile, ngaphandle kokuthintelwa ngenxa yobuhlanga, ubuzwe okanye inkolo, banelungelo lokutshata babe nosapho.</text:p>
          </table:table-cell>
        </table:table-row>
        <table:table-row table:style-name="ro1">
          <table:table-cell office:value-type="string" calcext:value-type="string">
            <text:p>Banamalungelo alinganayo emtshatweni naxa sewuqhawukile.</text:p>
          </table:table-cell>
        </table:table-row>
        <table:table-row table:style-name="ro1">
          <table:table-cell office:value-type="string" calcext:value-type="string">
            <text:p>2. Kuya kutshatwa ngokukhululekileyo nangokupheleleyo ngemvume yabo baza kuba ngumyeni nenkosikazi.</text:p>
          </table:table-cell>
        </table:table-row>
        <table:table-row table:style-name="ro1">
          <table:table-cell office:value-type="string" calcext:value-type="string">
            <text:p>3. Usapho lusisisekelo esibalulekileyo sendalo kuluntu kwaye lunelungelo lokhuseleko oluvela kuluntu nakuRhulumente.</text:p>
          </table:table-cell>
        </table:table-row>
        <table:table-row table:style-name="ro1">
          <table:table-cell office:value-type="string" calcext:value-type="string">
            <text:p>Inqaku le-17</text:p>
          </table:table-cell>
        </table:table-row>
        <table:table-row table:style-name="ro1">
          <table:table-cell office:value-type="string" calcext:value-type="string">
            <text:p>1. Wonke umntu unelungelo lokuba nezinto ezizezakhe yedwa kunye nezo azidibanele nabanye.</text:p>
          </table:table-cell>
        </table:table-row>
        <table:table-row table:style-name="ro1">
          <table:table-cell office:value-type="string" calcext:value-type="string">
            <text:p>2. Akukho namnye oyakuhluthwa athathelwe izinto zakhe.</text:p>
          </table:table-cell>
        </table:table-row>
        <table:table-row table:style-name="ro1">
          <table:table-cell office:value-type="string" calcext:value-type="string">
            <text:p>Inqaku le-18</text:p>
          </table:table-cell>
        </table:table-row>
        <table:table-row table:style-name="ro1">
          <table:table-cell office:value-type="string" calcext:value-type="string">
            <text:p>Wonke umntu unelungelo leengcinga ezikhululekileyo isazela nokholo, eli lungelo liquka inkululeko yokutshintsha ukholo lwakho okanye ukukholwa nenkululeko yoko unokukwenza wedwa okanye nobudlelwane nabanye nokuba kusesidlangalaleni okanye emfihlakalweni, ukucacisa inkolo yakho okanye ukukholelwa kwimfundiso, ukwenza unqulo nokugcina izithethe.</text:p>
          </table:table-cell>
        </table:table-row>
        <table:table-row table:style-name="ro1">
          <table:table-cell office:value-type="string" calcext:value-type="string">
            <text:p>Inqaku le-19</text:p>
          </table:table-cell>
        </table:table-row>
        <table:table-row table:style-name="ro1">
          <table:table-cell office:value-type="string" calcext:value-type="string">
            <text:p>Wonke umntu unelungelo lokucinga nokuthetha ngokukhululekileyo, eli lungelo liquka inkululeko yokuveza uluvo lwakhe ngaphandle kokuphazamiseka nokuzama ufumana ukuze udlulise ulwazi neengcinga nangaziphi na iintlobo zosasazo nokuba kukweyiphi na imida.</text:p>
          </table:table-cell>
        </table:table-row>
        <table:table-row table:style-name="ro1">
          <table:table-cell office:value-type="string" calcext:value-type="string">
            <text:p>Inqaku la-20</text:p>
          </table:table-cell>
        </table:table-row>
        <table:table-row table:style-name="ro1">
          <table:table-cell office:value-type="string" calcext:value-type="string">
            <text:p>1. Wonke umntu unelungelo lenkululeko yeendibano zoxolo kunye neentlanganiso zoxolo.</text:p>
          </table:table-cell>
        </table:table-row>
        <table:table-row table:style-name="ro1">
          <table:table-cell office:value-type="string" calcext:value-type="string">
            <text:p>2. Akukho namnye oya kunyanzeliswa ukuba abe lilungu lentlangano.</text:p>
          </table:table-cell>
        </table:table-row>
        <table:table-row table:style-name="ro1">
          <table:table-cell office:value-type="string" calcext:value-type="string">
            <text:p>Inqaku la-21</text:p>
          </table:table-cell>
        </table:table-row>
        <table:table-row table:style-name="ro1">
          <table:table-cell office:value-type="string" calcext:value-type="string">
            <text:p>1. Wonke umntu unelungelo lokuthabatha inxaxheba kwezobuRhulumente belizwe lakhe ngqo okanye ngokusetyenziswa kwamalungu akhethiweyo.</text:p>
          </table:table-cell>
        </table:table-row>
        <table:table-row table:style-name="ro1">
          <table:table-cell office:value-type="string" calcext:value-type="string">
            <text:p>2. Wonke umntu unethuba elilinganayo lokusebenzela uRhulumente welizwe lakhe.</text:p>
          </table:table-cell>
        </table:table-row>
        <table:table-row table:style-name="ro1">
          <table:table-cell office:value-type="string" calcext:value-type="string">
            <text:p>3. Intando yoluntu iya kuba sisisekelo sempatho kaRhulumente; le ntando iyakubonakaliswa ngamaxesha athile nangobunyani belungelo lovoto eya kwenziwa ngokufihlakeleyo okanye ngendlela elinganayo yokuvota ngenkululeko.</text:p>
          </table:table-cell>
        </table:table-row>
        <table:table-row table:style-name="ro1">
          <table:table-cell office:value-type="string" calcext:value-type="string">
            <text:p>Inqaku la-22</text:p>
          </table:table-cell>
        </table:table-row>
        <table:table-row table:style-name="ro1">
          <table:table-cell office:value-type="string" calcext:value-type="string">
            <text:p>Wonke umntu njengelungu lombutho woluntu, unelungelo lokhuseleko lombutho woluntu kwaye enelungelo lokuphumeza, ngeenzame zobuzwe nangemvisiswano zamazwe nangokuvumelana nemibutho namacebo obuRhulumente ngokwezoqoqosho, ezentlalo namalungelo amasiko neemfanelo zesidima nenkululeko engenkqubela-phambili yobuntu bakhe.</text:p>
          </table:table-cell>
        </table:table-row>
        <table:table-row table:style-name="ro1">
          <table:table-cell office:value-type="string" calcext:value-type="string">
            <text:p>Inqaku la-23</text:p>
          </table:table-cell>
        </table:table-row>
        <table:table-row table:style-name="ro1">
          <table:table-cell office:value-type="string" calcext:value-type="string">
            <text:p>1. Wonke umntu unelungelo lokusebenza, ukuzikhethela umsebenzi ngokukhululekileyo, ubulungisa neemfuneko ezifanelekileyo zomsebenzi, kunye nokukhuseleka okuchasene nokungabinamsebenzi.</text:p>
          </table:table-cell>
        </table:table-row>
        <table:table-row table:style-name="ro1">
          <table:table-cell office:value-type="string" calcext:value-type="string">
            <text:p>2. Wonke umntu ngaphandle komkhethe, unelungelo lomvuzo olinganayo ngomsebenzi olinganayo.</text:p>
          </table:table-cell>
        </table:table-row>
        <table:table-row table:style-name="ro1">
          <table:table-cell office:value-type="string" calcext:value-type="string">
            <text:p>3. Wonke umntu osebenzayo unelungelo lobulungisa bokukhetha intlawulo ukuqinisekisa ukuba yena nosapho lwakhe baphila impilo enexabiso nesidima sobuntu, eya kuthi yongezwe kwakuba nemfuneko, ngezinye iindlela zokukhusela intlalo yoluntu.</text:p>
          </table:table-cell>
        </table:table-row>
        <table:table-row table:style-name="ro1">
          <table:table-cell office:value-type="string" calcext:value-type="string">
            <text:p>4. Wonke umntu unelungelo lokubumba okanye abe lilungu lweemanyano zorhwebo, ukukhusela iimfanelo zakhe.</text:p>
          </table:table-cell>
        </table:table-row>
        <table:table-row table:style-name="ro1">
          <table:table-cell office:value-type="string" calcext:value-type="string">
            <text:p>Inqaku la-24</text:p>
          </table:table-cell>
        </table:table-row>
        <table:table-row table:style-name="ro1">
          <table:table-cell office:value-type="string" calcext:value-type="string">
            <text:p>Wonke umntu unelungelo lokuphumla nokuba nexesha lokuphola, kunye namaxesha avumelekileyo okusebenza namaxesha eholide ezuza umvuzo.</text:p>
          </table:table-cell>
        </table:table-row>
        <table:table-row table:style-name="ro1">
          <table:table-cell office:value-type="string" calcext:value-type="string">
            <text:p>Inqaku la-25</text:p>
          </table:table-cell>
        </table:table-row>
        <table:table-row table:style-name="ro1">
          <table:table-cell office:value-type="string" calcext:value-type="string">
            <text:p>1. Wonke umntu unelungelo lentlalo esemgangathweni ngokuphila impilo efanelekileyo kunye nosapho lwakhe, kunye nokutya, impahla, indawo yokuhlala, unyango kunye neenkonzo ezibalulekileyo zentlalo, kwanelungelo lokhuseleko wakungasebenzi, wakugula, wakuba ngumlwelwe, ngumhlolokazi, ngumdli-mhlalaphansi okanye wakuswela impilo ngokungalawulekiyo.</text:p>
          </table:table-cell>
        </table:table-row>
        <table:table-row table:style-name="ro1">
          <table:table-cell office:value-type="string" calcext:value-type="string">
            <text:p>2. Ubunina nobuntwana bulungelwe yinkathalelo ebalulekileyo kunye noncedo olukhethekileyo.</text:p>
          </table:table-cell>
        </table:table-row>
        <table:table-row table:style-name="ro1">
          <table:table-cell office:value-type="string" calcext:value-type="string">
            <text:p>Bonke abantwana nakuba bengazalwa emtshatweni mabaxhamle ukhuseleko lwentlalo ngokulinganayo.</text:p>
          </table:table-cell>
        </table:table-row>
        <table:table-row table:style-name="ro1">
          <table:table-cell office:value-type="string" calcext:value-type="string">
            <text:p>Inqaku la-26</text:p>
          </table:table-cell>
        </table:table-row>
        <table:table-row table:style-name="ro1">
          <table:table-cell office:value-type="string" calcext:value-type="string">
            <text:p>1. Wonke umntu unelungelo lemfundo.</text:p>
          </table:table-cell>
        </table:table-row>
        <table:table-row table:style-name="ro1">
          <table:table-cell office:value-type="string" calcext:value-type="string">
            <text:p>Kuza kuba nomfundaze kwabaqalayo nakwimigangatho ebalulekileyo.</text:p>
          </table:table-cell>
        </table:table-row>
        <table:table-row table:style-name="ro1">
          <table:table-cell office:value-type="string" calcext:value-type="string">
            <text:p>Imfundo yabaqalayo iya kunyanzeliswa.</text:p>
          </table:table-cell>
        </table:table-row>
        <table:table-row table:style-name="ro1">
          <table:table-cell office:value-type="string" calcext:value-type="string">
            <text:p>Imfundo ngezobugcisa kunye nokufundela umsebenzi kuya kwenziwa ukuba kufumaneke kanti imfundo ephakamileyo nayo iya kwenziwa ukuba ifumaneke ngokulinganayo kuluntu lonke njengesiseko sempumelelo.</text:p>
          </table:table-cell>
        </table:table-row>
        <table:table-row table:style-name="ro1">
          <table:table-cell office:value-type="string" calcext:value-type="string">
            <text:p>2. Imfundo iza kujoliswa ngqo kwinkqubela phambili epheleleyo yoluntu nokomelezwa kwentlonipho yamalungelo oluntu nokubaluleka kwenkululeko.</text:p>
          </table:table-cell>
        </table:table-row>
        <table:table-row table:style-name="ro1">
          <table:table-cell office:value-type="string" calcext:value-type="string">
            <text:p>Iza kuxhasa imvisiswano, ukunyamezelana nobuhlobo phakathi kwezizwe, ubuzwe, namaqela eenkolo eyakuthi iphuhlise umsebenzi wamazwe jikelele ukuze kugcinwe uxolo.</text:p>
          </table:table-cell>
        </table:table-row>
        <table:table-row table:style-name="ro1">
          <table:table-cell office:value-type="string" calcext:value-type="string">
            <text:p>3. Abazali banelungelo elibalulekileyo lokukhetha uhlobo lwemfundo eyakuthi ifundiswe abantwana babo.</text:p>
          </table:table-cell>
        </table:table-row>
        <table:table-row table:style-name="ro1">
          <table:table-cell office:value-type="string" calcext:value-type="string">
            <text:p>Inqaku la-27</text:p>
          </table:table-cell>
        </table:table-row>
        <table:table-row table:style-name="ro1">
          <table:table-cell office:value-type="string" calcext:value-type="string">
            <text:p>1. Wonke umntu unelungelo lokuthabatha inxaxheba ngokukhululekileyo kwinkqubela yelizwe lakhe, onwabele inkcubeko kunye nesabelo senkqubela phambili yenzululwazi kunye noncedo lwezo zinto.</text:p>
          </table:table-cell>
        </table:table-row>
        <table:table-row table:style-name="ro1">
          <table:table-cell office:value-type="string" calcext:value-type="string">
            <text:p>2. Wonke umntu unelungelo lokhuseleko, lwempatho kunye nezo zinto athi azithande ezithi zibe ziziphumo zezayo nayiphina inkqubela, ubuchule bokufunda nokubhala okanye ubugcisa bemveliso yombhali.</text:p>
          </table:table-cell>
        </table:table-row>
        <table:table-row table:style-name="ro1">
          <table:table-cell office:value-type="string" calcext:value-type="string">
            <text:p>Inqaku la-28</text:p>
          </table:table-cell>
        </table:table-row>
        <table:table-row table:style-name="ro1">
          <table:table-cell office:value-type="string" calcext:value-type="string">
            <text:p>Wonke umntu unelungelo lentlalo yoluntu kunye neyezizwe-jikelele apho amalungelo nenkuleleko alenkcazo-jikelele athi amkeleke khona.</text:p>
          </table:table-cell>
        </table:table-row>
        <table:table-row table:style-name="ro1">
          <table:table-cell office:value-type="string" calcext:value-type="string">
            <text:p>Inqaku la-29</text:p>
          </table:table-cell>
        </table:table-row>
        <table:table-row table:style-name="ro1">
          <table:table-cell office:value-type="string" calcext:value-type="string">
            <text:p>1. Wonke umntu kufuneka asebenzele uluntu aphila phakathi kwalo, apho inkululeko nenkqubela-phambili epheleleyo neyamkelekileyo yoluntu ithi ifumaneke khona.</text:p>
          </table:table-cell>
        </table:table-row>
        <table:table-row table:style-name="ro1">
          <table:table-cell office:value-type="string" calcext:value-type="string">
            <text:p>2. Ekusebenziseni amalungelo nenkululeko, wonke umntu uya kuba phantsi kwempembelelo ezimiselwe ngumthetho ngezizathu zokuqinisekisa ulwamkeleko ngentlonipho yamalungelo nenkululeko yabanye, ukuhlanganiswa kweemfuneko yokuziphatha kakuhle, esidlangaleni nentlalo-ntle ngokolawulo lwedemokrasi.</text:p>
          </table:table-cell>
        </table:table-row>
        <table:table-row table:style-name="ro1">
          <table:table-cell office:value-type="string" calcext:value-type="string">
            <text:p>3. La malungelo neenkululeko zoluntu mawangasetyenziswa ngendlela ephikisana neenjongo nemithetho yamazwe abumbeneyo.</text:p>
          </table:table-cell>
        </table:table-row>
        <table:table-row table:style-name="ro1">
          <table:table-cell office:value-type="string" calcext:value-type="string">
            <text:p>Inqaku la-30</text:p>
          </table:table-cell>
        </table:table-row>
        <table:table-row table:style-name="ro1">
          <table:table-cell office:value-type="string" calcext:value-type="string">
            <text:p>Le nkcazo-jikelele mayingatolikwa ngenjongo yokuba imele ezobuRhulumente, iqela okanye umntu owenza isithembiso okanye osenzo sineenjongo ezingatshabalalisa nokuba ngowuphi na umqathango wamalungelo kunye neenkululeko zoluntu ekuthethwa ngazo apha.</text:p>
          </table:table-cell>
        </table:table-row>
      </table:table>
      <table:table table:name="swati" table:style-name="ta1">
        <table:table-column table:style-name="co5" table:default-cell-style-name="Default"/>
        <table:table-row table:style-name="ro1">
          <table:table-cell office:value-type="string" calcext:value-type="string">
            <text:p>MHLABUHLANGENE Mhla tilishumi enyangeni yeNgongoni emnyakeni wanga-1948 (10 December 1948), uMhlangano wawonkhewonkhe waMhlabuhlangene wemukela waphindze wamemetela simemetelo Sawonkhewonkhe Lesimayelana Nemalungelo Ebuntfu. LeSimemetelo sibhalwe ngalokugcwele kulamakhasi (emapheji) lalandzelako. Kulandzela Lesimiso lesingumlandvo loMhlangano-ke wabese ukhulumisana nemave lakulenhlangano yakaMhlabuhlangene yawatjela kutsi akasakate atise bantfu mayelana nalendzaba lebhaliwe leSimemetelo aphindze futsi lamave "asakate atise labanye bantfu labatayichubela embili lendzaba ngekuyisakata, babonise labanye ngalendzaba, baphindze bayichasise etikolweni, nakuletinye takhiwo netimiso letiphatselene netemfundvo, ngaphandle kokwenta lubandlululo lolusukela kutembusave wakulawo mave noma wakuleto tifundza.</text:p>
          </table:table-cell>
        </table:table-row>
        <table:table-row table:style-name="ro1">
          <table:table-cell office:value-type="string" calcext:value-type="string">
            <text:p>SIMEMETELO SEMHLABA WONKHE MAYELANA NEMALUNGELO EBUNTFU SINGENISO Njengoba kwatiswa ngekubakhona ngekwemvelo kwesitfunti sebuntfu, nekulingana lokufananako, nangekuba nemalungelo langenakwemukwa noma langenakutsatfwa kulelo nalelo lilunga lelingumndeni webuntfu, konkhe loku-ke kungumgogodla noma kusisekelo senkhululeko, sekwenta lokulungile nesekuba nekuthula emhlabeni wonkhe jikelele, Nanjengoba , kunganaki nekwedzelela emalungelo ebuntfu kugcine sekudale tento letinelunya nebulwane kwabuye futsi kwatfukutselisa nembeza wesintfu sonkhe, kwashabalalisa sifiso nekulobitela kwekutsi etikhatsini letitako sintfu sitawutfokotela kuba nenkhululeko yekukhuluma, nekukholwa, nenkhululeko yekuhlala ngaphandle kokwesaba nekweswela, konkhe loku-ke sekumenyetelwe njengetifiso letimcoka kabi eluntfwini, Nanjengoba-ke kwekutsi lomunye umuntfu akufanele kutsi aze aphoceleleke kubalekela noma ekucindzetelelekeni kutsi atsatse tinyatselo letitsite kuze atikhiphe ekuphatfweni ngelunya nangekucindzetelwa, kuze emalungelo esintfu avikeleke ngalokusemtsetfweni, Njengoba kumcoka kukhulisa budlelwane lobuhle emkhatsini wetive, Nanjengoba bantfu bakaMhlabuhlangene kulencwadzi yetivumelwano (i-Charter) baphindze futsi bagcizelela kukholelwa kwabo esisekelweni semalungelo ebantfu, esitfuntini nasebunguyeni, nasekulinganeni kwemalungelo ebantfu besifazane nebesilisa, nasekucopheleleni ekuphakamiseni inchubekela phambili yemphakatsi, nekwenta lizinga lenhlalo libencono enkhululekweni, Njengoba emave langemalunga (Member States) enta sitsembiso ekufezeni, ngekubambisana naMhlabuhlangene, ekuchubekiseleni phambili inhlonipho yemhlaba wonkhe nekunakekela emalungelo ebantfu kanye nekukhululeka lokusisekelo, Njengoba kucondzakala lokuvamile kwalamalungelo naletinkhululeko kuyintfo lemcoka kakhulu kuze kubonakale ngalokugcwele lokwenta lesitsembiso, Nyalo, Ngakoke, UMHLANGANO WAWONKHEWONKHE Umemetala kutsi LESI SIMEMETELO SEMHLABA WONKHE LESIMAYELANA NEMALUNGELO EBUNTFU singatsi silizinga lelivamile lelikhomba imphumelelo yebantfu bonkhe kanye netive tonkhe, kuze kutsi ekugcineni wonkhe umuntfu ngamunye ngamunye, nemagatja anoma ngumuphi umphakatsi, ngekuhlala bacabanga ngaleSimemetelo ngaso sonkhe sikhatsi, batawuzama ngekufundzisa nekwatisa kuze bakhulise lizinga lokuba nenhlonipho mayelana nalamalungelo netinkhululeko, nangekutsatsa tinyatselo letiya embili, esiveni nasemphakatsini wetive, kuze letintfo titfole kutsi tatiwe mhlabawonkhe, tatiwe ngemiphumela nangekuvumeleka kwato nangekutsi-ke tiyagcinwa (noma tiyentiwa), tigcine tigcinwa ngiwo onkhe emave langemalunga elenhlangano (Member States) ngekwawo tibuye futsi tigcinwe futsi ngemave langaphansi kwalamave lakulenhlangano.</text:p>
          </table:table-cell>
        </table:table-row>
        <table:table-row table:style-name="ro1">
          <table:table-cell office:value-type="string" calcext:value-type="string">
            <text:p>INTFO YEKUCALA (1)</text:p>
          </table:table-cell>
        </table:table-row>
        <table:table-row table:style-name="ro1">
          <table:table-cell office:value-type="string" calcext:value-type="string">
            <text:p>Bonkhe bantfu batalwa bakhululekile balingana ngalokufananako ngesitfunti nangemalungelo.</text:p>
          </table:table-cell>
        </table:table-row>
        <table:table-row table:style-name="ro1">
          <table:table-cell office:value-type="string" calcext:value-type="string">
            <text:p>Baphiwe ingcondvo nekucondza kanye nanembeza ngakoke bafanele batiphatse nekutsi baphatse nalabanye ngemoya webuzalwane.</text:p>
          </table:table-cell>
        </table:table-row>
        <table:table-row table:style-name="ro1">
          <table:table-cell office:value-type="string" calcext:value-type="string">
            <text:p>INTFO YESIBILI (2)</text:p>
          </table:table-cell>
        </table:table-row>
        <table:table-row table:style-name="ro1">
          <table:table-cell office:value-type="string" calcext:value-type="string">
            <text:p>Wonkhe umuntfu uvumelekile kuwo onkhe emalungelo netinkhululeko letibhalwe lapha kuleSimemetelo, ngaphandle kokubandlululwa noma nganguyiphi indlela, njengokutsi lowo muntfu akafanele abandlululwe ngenca yebuve, yembala, yebulili, yelulwimi, yelukholo, yembusave noma-ke ngabe nganguwuphi umbono lakholelwa kuwo, buve bakhe noma umphakatsi laphuma kuwo, imphahla lanayo, kutalwa noma nalokunye lokumayelana nesikhundla saloyo muntfu.</text:p>
          </table:table-cell>
        </table:table-row>
        <table:table-row table:style-name="ro1">
          <table:table-cell office:value-type="string" calcext:value-type="string">
            <text:p>Ngetulu kwaloko, kute lubandlululo lolungentiwa lususelwa kutembusave, kuletiphatselene nemandla etikhundla, noma-ke kuletiphatselene nesikhundla (noma lizinga) lelolive lelikuso nalicatsaniswa nalamanye emave emhlaba wonkhe jikelele, noma-ke kubukwe live noma sifundza lapho lomuntfu achamuka khona, noma lelolive lite mazibuse, noma lelolive linetimali, noma lelolive lite mazibuse, noma-ke linaleminye imininingwane lekhubatako lemayelana nekutibusa.</text:p>
          </table:table-cell>
        </table:table-row>
        <table:table-row table:style-name="ro1">
          <table:table-cell office:value-type="string" calcext:value-type="string">
            <text:p>INTFO YESITSATFU (3)</text:p>
          </table:table-cell>
        </table:table-row>
        <table:table-row table:style-name="ro1">
          <table:table-cell office:value-type="string" calcext:value-type="string">
            <text:p>Wonkhe umuntfu unelilungelo lokuphila, lokukhululeka nekutibusela kanye nekuphepha kwakhe.</text:p>
          </table:table-cell>
        </table:table-row>
        <table:table-row table:style-name="ro1">
          <table:table-cell office:value-type="string" calcext:value-type="string">
            <text:p>INTFO YESINE (4)</text:p>
          </table:table-cell>
        </table:table-row>
        <table:table-row table:style-name="ro1">
          <table:table-cell office:value-type="string" calcext:value-type="string">
            <text:p>Kute namunye umuntfu lotawuphatfwa njengesigcila noma asetjentiswe njengesigcila, bugcila kanye nemsebenti wekutsengiselana ngetigcila wona-ke awukavunyelwa noma ngabe wentiwa ngaluphi luhlobo.</text:p>
          </table:table-cell>
        </table:table-row>
        <table:table-row table:style-name="ro1">
          <table:table-cell office:value-type="string" calcext:value-type="string">
            <text:p>INTFO YESIHLANU (5)</text:p>
          </table:table-cell>
        </table:table-row>
        <table:table-row table:style-name="ro1">
          <table:table-cell office:value-type="string" calcext:value-type="string">
            <text:p>Kute namunye umuntfu longaphatfwa ngekuvisa buhlungu noma aphatfwe ngelunya, noma ngendlela lengenabo buntfu noma ngekumehlisa sitfunti noma ngekumjezisa.</text:p>
          </table:table-cell>
        </table:table-row>
        <table:table-row table:style-name="ro1">
          <table:table-cell office:value-type="string" calcext:value-type="string">
            <text:p>INTFO YESITFUPHA (6)</text:p>
          </table:table-cell>
        </table:table-row>
        <table:table-row table:style-name="ro1">
          <table:table-cell office:value-type="string" calcext:value-type="string">
            <text:p>Wonkhe umuntfu unelilungelo lekutsi abonakale kuyo yonkhe indzawo atsatfwe njengentfo lehamba embili kunemtsetfo.</text:p>
          </table:table-cell>
        </table:table-row>
        <table:table-row table:style-name="ro1">
          <table:table-cell office:value-type="string" calcext:value-type="string">
            <text:p>INTFO YESIKHOMBISA (7)</text:p>
          </table:table-cell>
        </table:table-row>
        <table:table-row table:style-name="ro1">
          <table:table-cell office:value-type="string" calcext:value-type="string">
            <text:p>Bonkhe bantfu bayalingana embikwemtsetfo kantsi banelilungelo lekuvikeleka ngaphansi kwemtsetfo ngaphandle kokubandlululwa.</text:p>
          </table:table-cell>
        </table:table-row>
        <table:table-row table:style-name="ro1">
          <table:table-cell office:value-type="string" calcext:value-type="string">
            <text:p>Bonkhe banelilungelo lelifananako ekuvikelekeni nasekubandlululweni lokwephula leSimemetelo, kantsi futsi-ke bavikelekile noma ngabe ngukutiphi tindlela letingasetjentiswa tekubayenga kantsi tibe tibandlulula.</text:p>
          </table:table-cell>
        </table:table-row>
        <table:table-row table:style-name="ro1">
          <table:table-cell office:value-type="string" calcext:value-type="string">
            <text:p>INTFO YESIPHOHLONGO (8)</text:p>
          </table:table-cell>
        </table:table-row>
        <table:table-row table:style-name="ro1">
          <table:table-cell office:value-type="string" calcext:value-type="string">
            <text:p>Wonkhe muntfu unelilungelo lokutfola likhambi lelinemiphumela lebonakalako lelinganikwa libandla lelinelikhono ekutsetseni emacala esive ikakhulu emacaleni laphatselene netento tebudlova ekuphuleni emalungelweni lasisekelo lanawo lomuntfu, anawo ngekwemtsetfo-mgogodla walelolive nemitsetfo yakhona.</text:p>
          </table:table-cell>
        </table:table-row>
        <table:table-row table:style-name="ro1">
          <table:table-cell office:value-type="string" calcext:value-type="string">
            <text:p>INTFO YEMFICA (9)</text:p>
          </table:table-cell>
        </table:table-row>
        <table:table-row table:style-name="ro1">
          <table:table-cell office:value-type="string" calcext:value-type="string">
            <text:p>Kute noma ngabe munye umuntfu longaboshwa noma ngayiphi indlela, noma abanjwe noma adzingiswe.</text:p>
          </table:table-cell>
        </table:table-row>
        <table:table-row table:style-name="ro1">
          <table:table-cell office:value-type="string" calcext:value-type="string">
            <text:p>INTFO YELISHUMI (10)</text:p>
          </table:table-cell>
        </table:table-row>
        <table:table-row table:style-name="ro1">
          <table:table-cell office:value-type="string" calcext:value-type="string">
            <text:p>Wonkhe umuntfu uvumelekile kutsi atfole kuviwa lokulinganako nalokufananako kantsi futsi lokungakhetsi uma lowo muntfu atekiswa licala; lelicala kufanele alitekiswe libandla lekutsetsa emacala lelingenako kukhetsa, ikakhulu uma lelibandla lizama kuncuma mayelana nemalungelo kanye netibopho takhe lomuntfu, nanoma-ke lomuntfu atsetsiswa emacala lamabi kakhulu lamangalelwe wona.</text:p>
          </table:table-cell>
        </table:table-row>
        <table:table-row table:style-name="ro1">
          <table:table-cell office:value-type="string" calcext:value-type="string">
            <text:p>INTFO YELISHUMI NAKUNYE (11)</text:p>
          </table:table-cell>
        </table:table-row>
        <table:table-row table:style-name="ro1">
          <table:table-cell office:value-type="string" calcext:value-type="string">
            <text:p>1. Wonkhe umuntfu lobekwe licala leliphatselene nekujeziswa, lowo muntfu unelilungelo lekutsi acatjangwe njengemuntfu lomsulwa kuze kube nesiciniseko sekutsi unalo lelicala ngalokusemtsetfweni uma ngabe lomuntfu atsetsiwa lelicala phambi kwebantfu, lapho anikwe siciniseko sekutsi konkhe lokumcoka ekutivikeleni kwakhe lokuvunyelwene ngako kuyentiwa.</text:p>
          </table:table-cell>
        </table:table-row>
        <table:table-row table:style-name="ro1">
          <table:table-cell office:value-type="string" calcext:value-type="string">
            <text:p>2. Kute umuntfu loyawubekwa licala lelihambelana nekujeziswa uma ngabe wente sento noma ngoba aphutse kwenta sento lesitsite lesingahambelani nekujeziswa, ngaphansi kwemtsetfo wesive newemave onkhe ngesikhatsi lomuntfu enta lesento noma angakasenti lesento.</text:p>
          </table:table-cell>
        </table:table-row>
        <table:table-row table:style-name="ro1">
          <table:table-cell office:value-type="string" calcext:value-type="string">
            <text:p>Kute futsi umuntfu longanika lomuntfu inhlawulo lematima leyendlula lenhlawulo lelayifanele anikwe yona ngalesosikhatsi uma lomuntfu enta lelo licala lelaliphatselene nekujeziswa.</text:p>
          </table:table-cell>
        </table:table-row>
        <table:table-row table:style-name="ro1">
          <table:table-cell office:value-type="string" calcext:value-type="string">
            <text:p>INTFO YELISHUMI NAKUBILI (12)</text:p>
          </table:table-cell>
        </table:table-row>
        <table:table-row table:style-name="ro1">
          <table:table-cell office:value-type="string" calcext:value-type="string">
            <text:p>Kute umuntfu longahlala njalo ahlushwa ngalokungekho emtsetfweni ahlushwa ngoba bantfu bangena tindzaba takhe letingesito tawonkhewonkhe, bangene tindzaba temndeni wakhe, telikhaya lakhe, noma ngekumbalela, noma-ke ngekumsukela bahlambalaze bucotfo nesimilo salomuntfu kanye neligama lelihle lalomuntfu.</text:p>
          </table:table-cell>
        </table:table-row>
        <table:table-row table:style-name="ro1">
          <table:table-cell office:value-type="string" calcext:value-type="string">
            <text:p>Wonkhe umuntfu unalo lilungelo lekuvikeleka ngaphansi kwemtsetfo lobhekene nebantfu labatsandza kungena tindzaba talabanye noma-ke labo labatsandza kuhlasela basukele labanye.</text:p>
          </table:table-cell>
        </table:table-row>
        <table:table-row table:style-name="ro1">
          <table:table-cell office:value-type="string" calcext:value-type="string">
            <text:p>INTFO YELISHUMI NAKUTSATFU (13)</text:p>
          </table:table-cell>
        </table:table-row>
        <table:table-row table:style-name="ro1">
          <table:table-cell office:value-type="string" calcext:value-type="string">
            <text:p>1. Wonkhe umuntfu unelilungelo nenkhululeko yekuhamba noma kunyakata nekuhlala ngekhatsi kwemcele wakulelo nalelo live.</text:p>
          </table:table-cell>
        </table:table-row>
        <table:table-row table:style-name="ro1">
          <table:table-cell office:value-type="string" calcext:value-type="string">
            <text:p>2. Wonkhe umuntfu unelilungelo lekuphuma noma lekushiya noma nganguliphi live, kufake ekhatsi live lakhe latalwa kulo, nekutsi-ke unelilungelo lekubuyela eveni lakhe.</text:p>
          </table:table-cell>
        </table:table-row>
        <table:table-row table:style-name="ro1">
          <table:table-cell office:value-type="string" calcext:value-type="string">
            <text:p>INTFO YELISHUMI NESINE (14)</text:p>
          </table:table-cell>
        </table:table-row>
        <table:table-row table:style-name="ro1">
          <table:table-cell office:value-type="string" calcext:value-type="string">
            <text:p>1. Wonkhe umuntfu uvumelekile kuyocela kukhosela nekutfola injabulo kulamanye emave nakabalekela kuhlushwa noma inhlupheko.</text:p>
          </table:table-cell>
        </table:table-row>
        <table:table-row table:style-name="ro1">
          <table:table-cell office:value-type="string" calcext:value-type="string">
            <text:p>2. Lelilunglo lokuncengela noma lokucela kuyohlala kulelinye live ngeke lisetjentiswe uma ngabe lenhlupheko lecosha lomuntfu akusiyo inhlupheko lesuselwa emacaleni etembusave, noma-ke uma ngabe lenhlupheko idalwe ngemacala ekuphula imigomo nemitsetfo yaMhlabuhlangene.</text:p>
          </table:table-cell>
        </table:table-row>
        <table:table-row table:style-name="ro1">
          <table:table-cell office:value-type="string" calcext:value-type="string">
            <text:p>INTFO YELISHUMI NESIHLANU (15)</text:p>
          </table:table-cell>
        </table:table-row>
        <table:table-row table:style-name="ro1">
          <table:table-cell office:value-type="string" calcext:value-type="string">
            <text:p>1. Wonkhe umuntfu unelilungelo lebuve.</text:p>
          </table:table-cell>
        </table:table-row>
        <table:table-row table:style-name="ro1">
          <table:table-cell office:value-type="string" calcext:value-type="string">
            <text:p>2. Kute umuntfu longemukwa buve bakhe nobe afuna kubugucula.</text:p>
          </table:table-cell>
        </table:table-row>
        <table:table-row table:style-name="ro1">
          <table:table-cell office:value-type="string" calcext:value-type="string">
            <text:p>INTFO YELISHUMI NESITFUPHA (16)</text:p>
          </table:table-cell>
        </table:table-row>
        <table:table-row table:style-name="ro1">
          <table:table-cell office:value-type="string" calcext:value-type="string">
            <text:p>1. Bantfu besilisa nebesifazane lasebakhulile bafika emnyakeni logcwele, ngaphandle kwetivimbelo letisuselwa ekutseni lomuntfu wasive sini, nekutsi usive sini noma-ke ukholwaphi, unelilungelo lokushada acale umndeni.</text:p>
          </table:table-cell>
        </table:table-row>
        <table:table-row table:style-name="ro1">
          <table:table-cell office:value-type="string" calcext:value-type="string">
            <text:p>Laba labashadile banemalungelo lalinganako nalafananako kulomshado, ngesikhatsi bahlalisana basashadile, noma-ke ngesikhatsi sewupheliswa lomshado.</text:p>
          </table:table-cell>
        </table:table-row>
        <table:table-row table:style-name="ro1">
          <table:table-cell office:value-type="string" calcext:value-type="string">
            <text:p>2. Umshado uyangenelwa kuphela uma ngabe labobantfu bakhululekile kantsi futsi banemvume yabo lephelele yekushada lomuntfu labamshadako.</text:p>
          </table:table-cell>
        </table:table-row>
        <table:table-row table:style-name="ro1">
          <table:table-cell office:value-type="string" calcext:value-type="string">
            <text:p>3. Umndeni yinhlangano yemvelo nesisekelo lesiyintfo leyodvwa leyakha noma leyenta umphakatsi, umndeni-ke unelilungelo lokulondvolotwa ngumphakatsi kanye nelive.</text:p>
          </table:table-cell>
        </table:table-row>
        <table:table-row table:style-name="ro1">
          <table:table-cell office:value-type="string" calcext:value-type="string">
            <text:p>INTFO YELISHUMI NESIKHOMBISA (17)</text:p>
          </table:table-cell>
        </table:table-row>
        <table:table-row table:style-name="ro1">
          <table:table-cell office:value-type="string" calcext:value-type="string">
            <text:p>1. Wonkhe umuntfu unelilungelo lokuba nemphahla lengeyakhe yedvwa abe futsi nemphahla layihlanganyele nalabanye.</text:p>
          </table:table-cell>
        </table:table-row>
        <table:table-row table:style-name="ro1">
          <table:table-cell office:value-type="string" calcext:value-type="string">
            <text:p>2. Kute umuntfu longemukwa imphahla yakhe ngalokungekho emtsetfweni.</text:p>
          </table:table-cell>
        </table:table-row>
        <table:table-row table:style-name="ro1">
          <table:table-cell office:value-type="string" calcext:value-type="string">
            <text:p>INTFO YELISHUMI NESIPHOHLONGO (18)</text:p>
          </table:table-cell>
        </table:table-row>
        <table:table-row table:style-name="ro1">
          <table:table-cell office:value-type="string" calcext:value-type="string">
            <text:p>Wonkhe umuntfu unelilungelo lenkhululeko yengcondvo, yanembeza kanye neyelukholo; lelilungelo lifaka ekhatsi inkhululeko yekushintja lukholo noma inkholo, nenkhululeko, noma uyedvwa lowo muntfu noma usemphakatsini nalabanye, ekusitsekeni noma embikwebantfu, lowo muntfu uvumelekile kubonakalisa lukholo lwakhe noma inkholo yakhe ekufundziseni, enkonzweni nasekugcineni imitsetfo yekukholwa nekusontsa kwakhe.</text:p>
          </table:table-cell>
        </table:table-row>
        <table:table-row table:style-name="ro1">
          <table:table-cell office:value-type="string" calcext:value-type="string">
            <text:p>INTFO YELISHUMI NEMFICA (19)</text:p>
          </table:table-cell>
        </table:table-row>
        <table:table-row table:style-name="ro1">
          <table:table-cell office:value-type="string" calcext:value-type="string">
            <text:p>Wonkhe umuntfu unelilungelo lokukhuluma imibono yakhe ngenkhululeko nekukhuluma loku lafuna kukukhuluma; lelilungelo lifaka ekhatsi inkhululeko yekukholelwa emicondvweni letsite ngaphandle kokuphatanyiswa ngekufuna nekutfola nekusakata imibiko kanye nemicondvo noma ngabe ngangukuwuphi umsakato losakata tindzaba utisakata noma ngabe ngukuwuphi umncele.</text:p>
          </table:table-cell>
        </table:table-row>
        <table:table-row table:style-name="ro1">
          <table:table-cell office:value-type="string" calcext:value-type="string">
            <text:p>INTFO YEMASHUMI LAMABILI (20)</text:p>
          </table:table-cell>
        </table:table-row>
        <table:table-row table:style-name="ro1">
          <table:table-cell office:value-type="string" calcext:value-type="string">
            <text:p>1. Wonkhe umuntfu unelilungelo lenkhululeko lokuba senhlanganweni noma embutfwaneni lonekuthula</text:p>
          </table:table-cell>
        </table:table-row>
        <table:table-row table:style-name="ro1">
          <table:table-cell office:value-type="string" calcext:value-type="string">
            <text:p>2. Kute umuntfu longaphocelelwa kutsi abe lilunga lanoma ngabe nguyiphi inhlangano.</text:p>
          </table:table-cell>
        </table:table-row>
        <table:table-row table:style-name="ro1">
          <table:table-cell office:value-type="string" calcext:value-type="string">
            <text:p>INTFO YEMASHUMI LAMABILI NAKUNYE (21)</text:p>
          </table:table-cell>
        </table:table-row>
        <table:table-row table:style-name="ro1">
          <table:table-cell office:value-type="string" calcext:value-type="string">
            <text:p>1. Wonkhe umuntfu unelilungelo lokuhlanganyela kuhulumende welive lakhe akwente loko ngekuba lilunga noma-ke ngekukhetsa ngenkhululeko emalunga langammelela.</text:p>
          </table:table-cell>
        </table:table-row>
        <table:table-row table:style-name="ro1">
          <table:table-cell office:value-type="string" calcext:value-type="string">
            <text:p>2. Wonkhe umuntfu uvumelekile noma unemalungelo lafananako nalalinganako ekusebentiseni tintfo letikhona letingasetjentiswa eveni lakhe.</text:p>
          </table:table-cell>
        </table:table-row>
        <table:table-row table:style-name="ro1">
          <table:table-cell office:value-type="string" calcext:value-type="string">
            <text:p>3. Intsandvo yebantfu ngiyo sisekelo lesinika emandla noma ligunya emandla ahulumende; loku kufanele kushiwo ngetikhatsi letitsite nangesikhatsi selukhetfo lolungilo; lolukhetfo-ke lona lufanele lwentiwe ngumuntfu wonkhe lapho emalungelo ekuvota entiwe ngemfihlo ngekubhala emapheshaneni, noma-ke ngalenye indlela yekuvota lenenkhululeko nalelandzela imitsetfo yakhona yekuvota.</text:p>
          </table:table-cell>
        </table:table-row>
        <table:table-row table:style-name="ro1">
          <table:table-cell office:value-type="string" calcext:value-type="string">
            <text:p>INTFO YEMASHUMI LAMABILI NAKUBILI (22)</text:p>
          </table:table-cell>
        </table:table-row>
        <table:table-row table:style-name="ro1">
          <table:table-cell office:value-type="string" calcext:value-type="string">
            <text:p>Wonkhe umuntfu, njengelilunga lemphakatsi, unelilungelo lekuvikeleka emphakatsini nekutsi uvumelekile ekuboneni, ngekusebentisa imitamo leyentiwa live kanye nemave emhlaba ekuhlanganyeleni nangekulandzela imitsetfo yenhlangano kanye nemnotfo walelo nalelo live, kutemnotfo, netintfo letimayelana nekuhlalisana kahle kwebantfu emphakatsini, kanye-ke nemalungelo emasiko nemisimeto lokunguwona anika lowomuntfu sitfunti sakhe nenkhululeko yekutfutfukisa bunguye nebuntfu bakhe.</text:p>
          </table:table-cell>
        </table:table-row>
        <table:table-row table:style-name="ro1">
          <table:table-cell office:value-type="string" calcext:value-type="string">
            <text:p>INTFO YEMASHUMI LAMABILI NAKUTSATFU (23)</text:p>
          </table:table-cell>
        </table:table-row>
        <table:table-row table:style-name="ro1">
          <table:table-cell office:value-type="string" calcext:value-type="string">
            <text:p>1. Wonkhe umuntfu unelilungelo lokusebenta, asebente umsebenti latikhetsele wona ngenkhululeko, asebente endzaweni lelungile nalefanele nalesitanako ekwenteni lomsebenti, nekuvikeleka ekuhlaleni ngoba umuntfu angenawo umsebenti.</text:p>
          </table:table-cell>
        </table:table-row>
        <table:table-row table:style-name="ro1">
          <table:table-cell office:value-type="string" calcext:value-type="string">
            <text:p>2. Wonkhe umuntfu, ngaphandle kokubandlulula, unelilungelo lekutfola liholo lelilinganako nemsebenti lawentako.</text:p>
          </table:table-cell>
        </table:table-row>
        <table:table-row table:style-name="ro1">
          <table:table-cell office:value-type="string" calcext:value-type="string">
            <text:p>3. Wonkhe umuntfu losebentako unelilungelo ngalokuvumelekile emtsetfweni nekutsi atfole umholo lokahle lonika siciniseko sekutsi yena kanye nemndeni wakhe bangahlala baphile imphilo lefanele, lenika sitfunti kumuntfu, nekutsi ibe nekuchitjelwa, uma kunesidzingeko, ichitjelwa nguletinye tintfo letiletsa inhlalakahle nekuvikeleka kulowo mphakatsi.</text:p>
          </table:table-cell>
        </table:table-row>
        <table:table-row table:style-name="ro1">
          <table:table-cell office:value-type="string" calcext:value-type="string">
            <text:p>4. Wonkhe umuntfu unelilungelo lekucala noma lekungena enhlanganweni yetisebenti kuze kuvikeleke iminako yakhe.</text:p>
          </table:table-cell>
        </table:table-row>
        <table:table-row table:style-name="ro1">
          <table:table-cell office:value-type="string" calcext:value-type="string">
            <text:p>INTFO YEMASHUMI LAMABILI NAKUNE (24)</text:p>
          </table:table-cell>
        </table:table-row>
        <table:table-row table:style-name="ro1">
          <table:table-cell office:value-type="string" calcext:value-type="string">
            <text:p>Wonkhe umuntfu unelilungelo lokuphumula atsatse likhefu nekutsi ente tintfo letimjabulisako, lokufaka ekhatsi kuncishiswa kwesikhatsi sekusebenta ngekusebenta ema-awa lalingene, noma-ke ngekunikwa sikhatsi semaholideyi kepha abe abhadalwa lomuntfu lotsetse sikhatsi semaholideyi</text:p>
          </table:table-cell>
        </table:table-row>
        <table:table-row table:style-name="ro1">
          <table:table-cell office:value-type="string" calcext:value-type="string">
            <text:p>INTFO YEMASHUMI LAMABILI NESIHLANU (25)</text:p>
          </table:table-cell>
        </table:table-row>
        <table:table-row table:style-name="ro1">
          <table:table-cell office:value-type="string" calcext:value-type="string">
            <text:p>1. Wonkhe umuntfu unelilungelo lokuhlala kahle, ahlale ezingeni lelinetisako nalelifanele kutsi kuhlale bantfu labaphilile emtimbeni, ahlale kahle lomuntfu kanye nemdeni wakhe, kufake ekhatsi kudla, tintfo tekugcoka, tintfo tasendlini kanye netintfo tekunakekela imphilo, naletinye tintfo letitfolakala emphakatsini letingasetjentiswa, nekutsi-ke lomuntfu unalo lilungelo lokuhlala aphephile noma ngabe akanawo umsebenti, ngesikhatsi sekugula, ngesikhatsi asakhubatekile, nasagugile noma-ke asate tintfo tekumphilisa ngendzaba yesimo latifica asakuso langeke akwati kusivimbela yena ngekwakhe.</text:p>
          </table:table-cell>
        </table:table-row>
        <table:table-row table:style-name="ro1">
          <table:table-cell office:value-type="string" calcext:value-type="string">
            <text:p>2. Bumake nebuntfwana buvumelekile kutsi butfole lusito lolutsite kanye nekunakekeleka.</text:p>
          </table:table-cell>
        </table:table-row>
        <table:table-row table:style-name="ro1">
          <table:table-cell office:value-type="string" calcext:value-type="string">
            <text:p>Bonkhe bantfwana, noma batalwe batali sebashadile kanye nalabo labatalwa ngaphandle kwemshado, bafanele batfokotele imphilo nenhlalo kantsi futsi baphindze baphatfwe bavikelwe njengawo wonkhe umuntfu lokulowo mphakatsi.</text:p>
          </table:table-cell>
        </table:table-row>
        <table:table-row table:style-name="ro1">
          <table:table-cell office:value-type="string" calcext:value-type="string">
            <text:p>INTFO YEMASHUMI LAMABILI NESITFUPHA (26)</text:p>
          </table:table-cell>
        </table:table-row>
        <table:table-row table:style-name="ro1">
          <table:table-cell office:value-type="string" calcext:value-type="string">
            <text:p>1. Wonkhe umuntfu unelilungelo lekufinyelela emfundvweni.</text:p>
          </table:table-cell>
        </table:table-row>
        <table:table-row table:style-name="ro1">
          <table:table-cell office:value-type="string" calcext:value-type="string">
            <text:p>Imfundvo ifanele ingabhadalelwa, ikakhulu eminyakeni lesephansi nasetigabeni letitisekelo.</text:p>
          </table:table-cell>
        </table:table-row>
        <table:table-row table:style-name="ro1">
          <table:table-cell office:value-type="string" calcext:value-type="string">
            <text:p>Imfundvo yalabancane ifanele yentiwe ibe sibopho kwekutsi itfolwe nguwonkhe wonkhe.</text:p>
          </table:table-cell>
        </table:table-row>
        <table:table-row table:style-name="ro1">
          <table:table-cell office:value-type="string" calcext:value-type="string">
            <text:p>Imfundvo lefaka kuceceshwa ekhatsi nalena lefaka I-thekhinoloji (kusetjentiswa kwemishini emsebentini) kufanele kutsi itfolakale ngalokuvamile, nemfundvo lephakeme nayo-ke ifanele itfolakale, bonkhe bafinyelele kuyo ngoba bafanele kufinyelela kuyo.</text:p>
          </table:table-cell>
        </table:table-row>
        <table:table-row table:style-name="ro1">
          <table:table-cell office:value-type="string" calcext:value-type="string">
            <text:p>2. Imfundvo ifanele icondziswe ekutfutfukiseni buntfu bonkhe bemuntfu, nasekuciniseni ekuhlonipheni emalungelo ebuntfu kanye nenkhululeko lesisekelo.</text:p>
          </table:table-cell>
        </table:table-row>
        <table:table-row table:style-name="ro1">
          <table:table-cell office:value-type="string" calcext:value-type="string">
            <text:p>Ifanele ichubele embili kuva nekucondza, kubeketela nebuhlobo bebungane phakatsi kwato tonkhe tive, emabandla etive newelukholo, kantsi futsi bafanele bachube umsebenti waMhlabuhlangene kuze kutfolakale kuthula nelucolo.</text:p>
          </table:table-cell>
        </table:table-row>
        <table:table-row table:style-name="ro1">
          <table:table-cell office:value-type="string" calcext:value-type="string">
            <text:p>3. Batali banelilungelo lelihamba embili ekukhetseni luhlobo lwemfundvo labafuna ifundziswe bantfwa babo.</text:p>
          </table:table-cell>
        </table:table-row>
        <table:table-row table:style-name="ro1">
          <table:table-cell office:value-type="string" calcext:value-type="string">
            <text:p>INTFO YEMASHUMI LAMABILI NELISONTFO (27)</text:p>
          </table:table-cell>
        </table:table-row>
        <table:table-row table:style-name="ro1">
          <table:table-cell office:value-type="string" calcext:value-type="string">
            <text:p>1. Wonkhe umuntfu unelilungelo lokuhlanganyelwa ngekukhululeka emphilweni yemasiko nemisimeto emphakatsi wakhe, atijabulise atfokotele imisebenti yebuciko abuye futsi ahlanganyele abelane entfutfukweni leyiletfwa ngutesayensi abuye futsi ahlanganyele abelane ngelusito nangetinzuzo letiphuma noma letitfolakala kuyo.</text:p>
          </table:table-cell>
        </table:table-row>
        <table:table-row table:style-name="ro1">
          <table:table-cell office:value-type="string" calcext:value-type="string">
            <text:p>2. Wonkhe umuntfu unelilungelo lekuvikela bucotfo nemphahla layitsandzako nalayinakako lephuma noma nganguyiphi isayensi, noma nganguluphi luhlobo lwalokubhaliwe ngebungcweti kubhalwe noma kwentiwe ngulowo muntfu.</text:p>
          </table:table-cell>
        </table:table-row>
        <table:table-row table:style-name="ro1">
          <table:table-cell office:value-type="string" calcext:value-type="string">
            <text:p>INTFO YEMASHUMI LAMABILI NESIPHOHLONGO (28)</text:p>
          </table:table-cell>
        </table:table-row>
        <table:table-row table:style-name="ro1">
          <table:table-cell office:value-type="string" calcext:value-type="string">
            <text:p>Wonkhe umuntfu uvumelekile kutsi ahlale imphilo lehlalwa bantfu bonkhe, nangendlela lehlalwa bantfu bonkhe emaveni etive ngetive lapho khona emalungelo nenkhululeko atfolakala entiwa khona njengoba abhalwe lapha kuleSimemetelo.</text:p>
          </table:table-cell>
        </table:table-row>
        <table:table-row table:style-name="ro1">
          <table:table-cell office:value-type="string" calcext:value-type="string">
            <text:p>INTFO YEMASHUMI LAMABILI NEMFICA (29)</text:p>
          </table:table-cell>
        </table:table-row>
        <table:table-row table:style-name="ro1">
          <table:table-cell office:value-type="string" calcext:value-type="string">
            <text:p>1. Wonkhe umuntfu unesibopho emphakatsini lapho kukhula, kukhululeka nekutfutfuka kwebuntfu bakhe lowo muntfu kwentekele lowo mphakatsi.</text:p>
          </table:table-cell>
        </table:table-row>
        <table:table-row table:style-name="ro1">
          <table:table-cell office:value-type="string" calcext:value-type="string">
            <text:p>2. Ekusebentiseni emalungelo akhe nenkhululeko yakhe lomuntfu, wonkhe umuntfu ufanele awasebentise emalungelo akhe ngaphandle kokudzelela nekungahloniphi emalungelo nenkhululeko yalomunye umuntfu ngoba onkhe emalungelo nenkhululeko yebantfu kufanele kuvikeleke ngekuwavuma, kuwatisa nekuwahlonipha lawo malungelo nenkhululeko yalabanye, nekutsi afike ezingeni lelitsite letintfo leliwanika bucotfo, indlela yekuhlala ngekwemtsetfo emphakatsini lobuswa ngendlela yelinyenti.</text:p>
          </table:table-cell>
        </table:table-row>
        <table:table-row table:style-name="ro1">
          <table:table-cell office:value-type="string" calcext:value-type="string">
            <text:p>3. Lamalungelo nalenkhululeko akufanele kusetjentiswe ngendlela lephambene nemitsetfo netisusa takaMhlabuhlangene.</text:p>
          </table:table-cell>
        </table:table-row>
        <table:table-row table:style-name="ro1">
          <table:table-cell office:value-type="string" calcext:value-type="string">
            <text:p>INTFO YEMASHUMI LAMATSATFU (30)</text:p>
          </table:table-cell>
        </table:table-row>
        <table:table-row table:style-name="ro1">
          <table:table-cell office:value-type="string" calcext:value-type="string">
            <text:p>Kute kuleSimemetelo lokungachazwa ngendlela yekutsi lemitsetfo yentelwe noma ishayelwe emave latsite, noma emacembu latsite, noma umuntfu lotsite, kodvwa-ke bonkhe labantfu abanalo lilungelo lekutifaka emsebentini noma entfweni nome bente sento lesitsite basenta ngoba bacondze kubulala noma nganguliphi lemalungelo netinkhululeko lokubhalwe ngato kuleliphepha.</text:p>
          </table:table-cell>
        </table:table-row>
      </table:table>
      <table:table table:name="sotho" table:style-name="ta1">
        <table:table-column table:style-name="co6" table:default-cell-style-name="Default"/>
        <table:table-row table:style-name="ro1">
          <table:table-cell office:value-type="string" calcext:value-type="string">
            <text:p>TOTOBATSO E AKARETSANG YA DITOKELO TSA BOTHO</text:p>
          </table:table-cell>
        </table:table-row>
        <table:table-row table:style-name="ro1">
          <table:table-cell office:value-type="string" calcext:value-type="string">
            <text:p>TLHEKELO Ka hona he, ho amohela seriti seo motho a tswalwang le sona ha mmoho le ditokelo tse lekanang tseo motho a ke keng a di amohuwa tsa batho bohle, ke mohlodi wa tokoloho, toka le kgotso lefatsheng. Ka hona he, ho se natse le ho tella ditokelo tsa botho, ho tswetse diketso tsa bohlaha tse tamukantseng letswalo la batho, mme tsena di entse hore ho labalabelwe lefatshe leo ho lona batho ba tlang ho thabela bolokolohi ba ho bua le tumelo, le bolokolohi ditlamong tsa matswalo le bohloki. Tsena he ho thwe ke tabatabelo e hodimodimo ya batho ka kakaretso. Ka hona he, ho a hlokahala, ha motho a sa dumellwa ho ba le boipiletso, e le monyetla wa ho qetela, hore a hanane le tlatlapo le kgatello. Ka lebaka lena ditokelo tsa botho di tlamehile ho sireletswa ke taolo ya molao. Ka hona he, taba ya bohlokwa ke ho kgothallesta ntshetsopele ya dikamano tsa setwalle matjhabeng. Ka hona he, batho ba Matjhaba a Kopaneng, ho molao wa motheo wa bona, ba tiisa botjha tumelo ya bona ya ditokelo tsa motheo tsa botho, seriti le bohlowa ba motho, ha mmoho le ditokelo tse lekanang tsa banna le basadi, mme ba dumellane ho kgothalletsa ntshetsopele ya kahisano le maemo a betere a bophelo bolokolohing bo namileng. Ka hona he, Dinaha tsa Mokgatlo ona di itlamile ho fihlella , ka tshebetsommoho le Matjhaba a Kopaneng, ntshetsopele ya tlhonepho e akaretsang ha mmoho le poloko ya ditokelo tsa botho le bolokolohi ba motheo. Ka hona he, kutlwisiso e akaretsang ya ditokelo le bolokolohi bona ke taba ya bohlokwahadi ho fihlella kano ena. JWALE HE, Seboka se Akaretsang Se phatlalatsa Totobatso e Akaretsang ya Ditokelo tsa Botho e le boemo bo tlwaelehileng bo ka fihlellwang ke batho bohle le matjhaba ohle. Qutellong motho e mong le e mong le mokgatlo o mong le o mong, ho sa lebalwe Totobatso ena, o tla hahamalla ho ruta ho ntshetsa pele tlhompho ya ditokelo le bolokolohi. Batho le mekgatlo ena, ka ho sebedisa ditsela tsa tswelopele tsa naha le tsa matjhaba, ba hlokomele hore ditokelo le bolokolohi bona, di a amoheleha, di be di baballwe ditjhabeng tseo e leng ditho tsa Matjhaba a Kopaneng le ditjhabeng tse taolong ya Matjhaba a Kopaneng.</text:p>
          </table:table-cell>
        </table:table-row>
        <table:table-row table:style-name="ro1">
          <table:table-cell office:value-type="string" calcext:value-type="string">
            <text:p>Pehelo ya 1</text:p>
          </table:table-cell>
        </table:table-row>
        <table:table-row table:style-name="ro1">
          <table:table-cell office:value-type="string" calcext:value-type="string">
            <text:p>Batho bohle ba tswetswe ba lokolohile mme ba lekana ka botho le ditokelo.</text:p>
          </table:table-cell>
        </table:table-row>
        <table:table-row table:style-name="ro1">
          <table:table-cell office:value-type="string" calcext:value-type="string">
            <text:p>Ba tswetswe le monahano le letswalo mme ba tlamehile ho phedisana le ba bang ka moya wa boena.</text:p>
          </table:table-cell>
        </table:table-row>
        <table:table-row table:style-name="ro1">
          <table:table-cell office:value-type="string" calcext:value-type="string">
            <text:p>Pehelo ya 2</text:p>
          </table:table-cell>
        </table:table-row>
        <table:table-row table:style-name="ro1">
          <table:table-cell office:value-type="string" calcext:value-type="string">
            <text:p>Motho e mong le e mong o na le ditokelo le bolokolohi bo boletsweng Phatlalatsong ena, ho se kgethollo ya letho, e kang ya morabe, mmala, bong, puo, tumelo, dipolitike, kapa mohopolo o mong, botjhaba kapa e itshetlehile ka naha eo motho a ahileng ho yona, le ha e ka ba e lokolohileng ya bodisa, e sa ipuseng, kapa e le tlasa dithibelo tse itseng tsa bolokolohi.</text:p>
          </table:table-cell>
        </table:table-row>
        <table:table-row table:style-name="ro1">
          <table:table-cell office:value-type="string" calcext:value-type="string">
            <text:p>Pehelo ya 3</text:p>
          </table:table-cell>
        </table:table-row>
        <table:table-row table:style-name="ro1">
          <table:table-cell office:value-type="string" calcext:value-type="string">
            <text:p>Motho e mong le e mong o na le tokelo ya ho phela, ya bolokolohi le ya paballo ya botho ba hae.</text:p>
          </table:table-cell>
        </table:table-row>
        <table:table-row table:style-name="ro1">
          <table:table-cell office:value-type="string" calcext:value-type="string">
            <text:p>Pehelo ya 4</text:p>
          </table:table-cell>
        </table:table-row>
        <table:table-row table:style-name="ro1">
          <table:table-cell office:value-type="string" calcext:value-type="string">
            <text:p>Ha ho motho ya tla etswa lekgoba kapa mohlanka ; bokgoba le kgwebo ya makgoba di tla hanelwa ka hohlehohle.</text:p>
          </table:table-cell>
        </table:table-row>
        <table:table-row table:style-name="ro1">
          <table:table-cell office:value-type="string" calcext:value-type="string">
            <text:p>Pehelo ya 5</text:p>
          </table:table-cell>
        </table:table-row>
        <table:table-row table:style-name="ro1">
          <table:table-cell office:value-type="string" calcext:value-type="string">
            <text:p>Ha ho motho ya tla tujwa kapa a tshwarwe ka tsela e khopo, eo e seng ya botho, kapa a otlwa ka tsela e tlotlollang.</text:p>
          </table:table-cell>
        </table:table-row>
        <table:table-row table:style-name="ro1">
          <table:table-cell office:value-type="string" calcext:value-type="string">
            <text:p>Pehelo ya 6</text:p>
          </table:table-cell>
        </table:table-row>
        <table:table-row table:style-name="ro1">
          <table:table-cell office:value-type="string" calcext:value-type="string">
            <text:p>Motho e mong le e mong o na le tokelo ya ho amoheleha hohle e le motho molaong.</text:p>
          </table:table-cell>
        </table:table-row>
        <table:table-row table:style-name="ro1">
          <table:table-cell office:value-type="string" calcext:value-type="string">
            <text:p>Pehelo ya 7</text:p>
          </table:table-cell>
        </table:table-row>
        <table:table-row table:style-name="ro1">
          <table:table-cell office:value-type="string" calcext:value-type="string">
            <text:p>Batho bohle ba a lekana molaong, mme ba lokelwa, ho se kgethollo ya letho, ke tahireletso e lekanang molaong.</text:p>
          </table:table-cell>
        </table:table-row>
        <table:table-row table:style-name="ro1">
          <table:table-cell office:value-type="string" calcext:value-type="string">
            <text:p>Batho bohle ba lokelwa ke tshireletso e lekanang kgahlanong le kgethollo e hananang le Phatlalatso ena, le kgohlanong efe kapa efe e hlohlelletsang kgethollo ena.</text:p>
          </table:table-cell>
        </table:table-row>
        <table:table-row table:style-name="ro1">
          <table:table-cell office:value-type="string" calcext:value-type="string">
            <text:p>Pehelo ya 8</text:p>
          </table:table-cell>
        </table:table-row>
        <table:table-row table:style-name="ro1">
          <table:table-cell office:value-type="string" calcext:value-type="string">
            <text:p>Motho e mong le e mong o na le tokelo ya ho fumantshwa matshediso ke makgotla a molao a setjhaba, mabapi le diketso tse lwantshang le ditokelo tsa motheo tseo motho a di filweng ke molao wa motheo.</text:p>
          </table:table-cell>
        </table:table-row>
        <table:table-row table:style-name="ro1">
          <table:table-cell office:value-type="string" calcext:value-type="string">
            <text:p>Pehelo ya 9</text:p>
          </table:table-cell>
        </table:table-row>
        <table:table-row table:style-name="ro1">
          <table:table-cell office:value-type="string" calcext:value-type="string">
            <text:p>Ha ho motho ya tla tshwarwa feelafeela, a kwallwe kapa a lelekwe naheng.</text:p>
          </table:table-cell>
        </table:table-row>
        <table:table-row table:style-name="ro1">
          <table:table-cell office:value-type="string" calcext:value-type="string">
            <text:p>Pehelo ya 10</text:p>
          </table:table-cell>
        </table:table-row>
        <table:table-row table:style-name="ro1">
          <table:table-cell office:value-type="string" calcext:value-type="string">
            <text:p>Motho e mong le e mong o na le tokelo e tletseng ya ho mamelwa ke lekgotla le ikemetseng, le se nang leeme, ha ho qaqiswa ditokelo le boikarabelo ba hae, la mabapi le tseo a di qosetswang.</text:p>
          </table:table-cell>
        </table:table-row>
        <table:table-row table:style-name="ro1">
          <table:table-cell office:value-type="string" calcext:value-type="string">
            <text:p>Pehelo ya 11</text:p>
          </table:table-cell>
        </table:table-row>
        <table:table-row table:style-name="ro1">
          <table:table-cell office:value-type="string" calcext:value-type="string">
            <text:p>1. Motho e mong le e mong ya qoswang ka molato o tsamayang le kotlo, o na le tokelo ya ho tadingwa a se molato ho fihlela a fumanwa a le molato lekgotleng la setjhaba moo a bileng le tiiso tsohle tsa ho itshireletsa.</text:p>
          </table:table-cell>
        </table:table-row>
        <table:table-row table:style-name="ro1">
          <table:table-cell office:value-type="string" calcext:value-type="string">
            <text:p>2. Ha ho motho ya tla fumanwa a le molato o tsamayang le kotlo ka baka la ho etsa kapa ho se phethe taba eo e leng molato o tsamayang le kotlo, ho ya ka molao wa setjhaaba kapa wa matjhaba, nakong eo tlolo ena e neng e etsahala.</text:p>
          </table:table-cell>
        </table:table-row>
        <table:table-row table:style-name="ro1">
          <table:table-cell office:value-type="string" calcext:value-type="string">
            <text:p>Ho feta mona ho ke ke ha fanwa ka kotlo e matla ho feta e neng e ka fuwa ha tlolo e ne e etswa.</text:p>
          </table:table-cell>
        </table:table-row>
        <table:table-row table:style-name="ro1">
          <table:table-cell office:value-type="string" calcext:value-type="string">
            <text:p>Pehelo ya 12</text:p>
          </table:table-cell>
        </table:table-row>
        <table:table-row table:style-name="ro1">
          <table:table-cell office:value-type="string" calcext:value-type="string">
            <text:p>Ha ho motho ya tla hlekefetswa boinotshing ba hae ba lelapa, lehae kapa mangolong, esitana le ho tlatlapuwa ho hlompheheng le setumong sa hae.</text:p>
          </table:table-cell>
        </table:table-row>
        <table:table-row table:style-name="ro1">
          <table:table-cell office:value-type="string" calcext:value-type="string">
            <text:p>Motho e mong le e mong o na le tokelo ya tshireletso ya molao mabapi le tlhekefetso le ho tlatlapuwa hona.</text:p>
          </table:table-cell>
        </table:table-row>
        <table:table-row table:style-name="ro1">
          <table:table-cell office:value-type="string" calcext:value-type="string">
            <text:p>Pehelo ya 13</text:p>
          </table:table-cell>
        </table:table-row>
        <table:table-row table:style-name="ro1">
          <table:table-cell office:value-type="string" calcext:value-type="string">
            <text:p>1. Motho e mong le e mong o na le tokelo ya ho tsamaya le ho dula ka bolokolohi ka hara naha yabo.</text:p>
          </table:table-cell>
        </table:table-row>
        <table:table-row table:style-name="ro1">
          <table:table-cell office:value-type="string" calcext:value-type="string">
            <text:p>2. Motho e mong le e mong o na le tokelo ya ho falla naheng efeng kapa efeng, seitana le ya habo, le ho kgutlela naheng ya habo.</text:p>
          </table:table-cell>
        </table:table-row>
        <table:table-row table:style-name="ro1">
          <table:table-cell office:value-type="string" calcext:value-type="string">
            <text:p>Pehelo ya 14</text:p>
          </table:table-cell>
        </table:table-row>
        <table:table-row table:style-name="ro1">
          <table:table-cell office:value-type="string" calcext:value-type="string">
            <text:p>1. Motho e mong le e mong o na le tokelaoya ho batla le ho fumana tshireletso ya tlatlapo, dinaheng tse ding.</text:p>
          </table:table-cell>
        </table:table-row>
        <table:table-row table:style-name="ro1">
          <table:table-cell office:value-type="string" calcext:value-type="string">
            <text:p>2. 2.Tokela ena e se ke ya sebediswa ho phema diqoso tsa melato eo e seng ya dipolotiki kapa diketso tse kgahlanong le sepheo le melao ya Matjhaba a Kopaneng.</text:p>
          </table:table-cell>
        </table:table-row>
        <table:table-row table:style-name="ro1">
          <table:table-cell office:value-type="string" calcext:value-type="string">
            <text:p>Pehelo ya 15</text:p>
          </table:table-cell>
        </table:table-row>
        <table:table-row table:style-name="ro1">
          <table:table-cell office:value-type="string" calcext:value-type="string">
            <text:p>1. Motho e mong le e mong o na le tokelo ya ho ba wa morabe o itseng.</text:p>
          </table:table-cell>
        </table:table-row>
        <table:table-row table:style-name="ro1">
          <table:table-cell office:value-type="string" calcext:value-type="string">
            <text:p>2. Ha ho motho ya tla hanelwa botjhaba ba hae ka mabaka a fokolang, esitana le ho hanelwa ho fetola botjhaba ba hae.</text:p>
          </table:table-cell>
        </table:table-row>
        <table:table-row table:style-name="ro1">
          <table:table-cell office:value-type="string" calcext:value-type="string">
            <text:p>Pehelo ya 16</text:p>
          </table:table-cell>
        </table:table-row>
        <table:table-row table:style-name="ro1">
          <table:table-cell office:value-type="string" calcext:value-type="string">
            <text:p>1. Banna le basadi ba dilemong, ho sa kgathallwe morabe, botjhaba kapa tumelo, ba na le tokelo ya ho nyalana le ho thea malapa.</text:p>
          </table:table-cell>
        </table:table-row>
        <table:table-row table:style-name="ro1">
          <table:table-cell office:value-type="string" calcext:value-type="string">
            <text:p>Ba na le ditokelo tse lekanang tsa ho nyalana bophelong ba lenyalo, le mohla le kgaolwang.</text:p>
          </table:table-cell>
        </table:table-row>
        <table:table-row table:style-name="ro1">
          <table:table-cell office:value-type="string" calcext:value-type="string">
            <text:p>2. Lenyalo le tla phethahala feela ka bolokolohi le tumellano ya banyalani.</text:p>
          </table:table-cell>
        </table:table-row>
        <table:table-row table:style-name="ro1">
          <table:table-cell office:value-type="string" calcext:value-type="string">
            <text:p>3. Lelapa ke bonngwe ba tlhaho le motheo setjhabeng mme le tlamehile ho sireletswa ke setjhaba le mmuso.</text:p>
          </table:table-cell>
        </table:table-row>
        <table:table-row table:style-name="ro1">
          <table:table-cell office:value-type="string" calcext:value-type="string">
            <text:p>Pehelo ya 17</text:p>
          </table:table-cell>
        </table:table-row>
        <table:table-row table:style-name="ro1">
          <table:table-cell office:value-type="string" calcext:value-type="string">
            <text:p>1. Motho e mong le e mong o na le tokelo ya ho ba le thepa ya hae a le inotshi kapa a e kopanetse le ba bang.</text:p>
          </table:table-cell>
        </table:table-row>
        <table:table-row table:style-name="ro1">
          <table:table-cell office:value-type="string" calcext:value-type="string">
            <text:p>2. Ha ho motho ya tla amohuwa thepa ya hae ka mabaka a fokolang.</text:p>
          </table:table-cell>
        </table:table-row>
        <table:table-row table:style-name="ro1">
          <table:table-cell office:value-type="string" calcext:value-type="string">
            <text:p>Pehelo ya 18</text:p>
          </table:table-cell>
        </table:table-row>
        <table:table-row table:style-name="ro1">
          <table:table-cell office:value-type="string" calcext:value-type="string">
            <text:p>Motho e mong le e mong o na le tokelo ya bolokolohi ba menahano, maikutlo le tumelo.</text:p>
          </table:table-cell>
        </table:table-row>
        <table:table-row table:style-name="ro1">
          <table:table-cell office:value-type="string" calcext:value-type="string">
            <text:p>Tokelo ena e kenyeletsa le bolokolohi ba ho fetola bodumeding, tumelong, le bolokolohing, ba motho a le inotshi kapa a ena le ba bang, pontsheng kapa boinotshing.</text:p>
          </table:table-cell>
        </table:table-row>
        <table:table-row table:style-name="ro1">
          <table:table-cell office:value-type="string" calcext:value-type="string">
            <text:p>Bodumedi kapa tumelo eo a e totobatse dithutonng, diketsong, borapeding le ho hlompheng.</text:p>
          </table:table-cell>
        </table:table-row>
        <table:table-row table:style-name="ro1">
          <table:table-cell office:value-type="string" calcext:value-type="string">
            <text:p>Pehelo ya 19</text:p>
          </table:table-cell>
        </table:table-row>
        <table:table-row table:style-name="ro1">
          <table:table-cell office:value-type="string" calcext:value-type="string">
            <text:p>Motho e mong le e mong o na le tokelo ya bolokolohi ba tjhadimo le dipuo.</text:p>
          </table:table-cell>
        </table:table-row>
        <table:table-row table:style-name="ro1">
          <table:table-cell office:value-type="string" calcext:value-type="string">
            <text:p>Tokelo ena e kenyeletsa le bolokolohi ba ho ba le tjhadimo ya hao ntle le tshitiso, esitana le ho batla, ho amohela le ho phatlalatsa aitaba le mehopolo ka tsela efe kapa efe ya phatlalatso, ho sa natswe meedi.</text:p>
          </table:table-cell>
        </table:table-row>
        <table:table-row table:style-name="ro1">
          <table:table-cell office:value-type="string" calcext:value-type="string">
            <text:p>Pehelo ya 20</text:p>
          </table:table-cell>
        </table:table-row>
        <table:table-row table:style-name="ro1">
          <table:table-cell office:value-type="string" calcext:value-type="string">
            <text:p>1. Motho e mong le e mong o na le tokelo ya ho ba setho kapa ho ba sebokeng sa kgotso.</text:p>
          </table:table-cell>
        </table:table-row>
        <table:table-row table:style-name="ro1">
          <table:table-cell office:value-type="string" calcext:value-type="string">
            <text:p>2. Ha ho motho ya ka qobellwang ho ba setho sa mokgatlo.</text:p>
          </table:table-cell>
        </table:table-row>
        <table:table-row table:style-name="ro1">
          <table:table-cell office:value-type="string" calcext:value-type="string">
            <text:p>Pehelo ya 21.</text:p>
          </table:table-cell>
        </table:table-row>
        <table:table-row table:style-name="ro1">
          <table:table-cell office:value-type="string" calcext:value-type="string">
            <text:p>1. Motho e mong le e mong o na le tokelo ya ho ba le kabelo pusong ya naha ya habo, ka ho otloloha kapa ka thuso ya baemedi ba kgethilweng ka bolokolohi.</text:p>
          </table:table-cell>
        </table:table-row>
        <table:table-row table:style-name="ro1">
          <table:table-cell office:value-type="string" calcext:value-type="string">
            <text:p>2. Motho e mong le e mong o na le tokelo e lekanang le ya ba bang ditshebeletsong tsa setjhaba tsa naha ya habo.</text:p>
          </table:table-cell>
        </table:table-row>
        <table:table-row table:style-name="ro1">
          <table:table-cell office:value-type="string" calcext:value-type="string">
            <text:p>3. Thato ya setjhaba e tla ba motheo wa matla a mmuso.</text:p>
          </table:table-cell>
        </table:table-row>
        <table:table-row table:style-name="ro1">
          <table:table-cell office:value-type="string" calcext:value-type="string">
            <text:p>Thato ena e tla ipontshahatsa dikgethong tsa nako le nako ha mmoho le tsa sebele.</text:p>
          </table:table-cell>
        </table:table-row>
        <table:table-row table:style-name="ro1">
          <table:table-cell office:value-type="string" calcext:value-type="string">
            <text:p>Dikgetho tsena e tla ba tse akaretsang tsa ditokelo tse lekanang, mme di tla phethwa ka divoutu tsa sephiri kapa ka ditsela tse tshwanang le tsona tsa divoutu tsa bolokolohi.</text:p>
          </table:table-cell>
        </table:table-row>
        <table:table-row table:style-name="ro1">
          <table:table-cell office:value-type="string" calcext:value-type="string">
            <text:p>Pehelo ya 22</text:p>
          </table:table-cell>
        </table:table-row>
        <table:table-row table:style-name="ro1">
          <table:table-cell office:value-type="string" calcext:value-type="string">
            <text:p>Motho e mong le e mong, jwalo ka setho sa setjhaba, o na le tokelo ya polokeho ya setjhaba, mme o lokelwa ke ho fumana, ka thuso ya setjhaba le tshebetsommoho ya matjhaba le ho ya ka tsamaiso le mehlodi ya naha ka bong, ditokelo tsa ekonomi, botjhaba le meetlo, tse hlokahalang mabapi le seriti sa hae le kgolo, ka bolokolohi, ya botho ba hae.</text:p>
          </table:table-cell>
        </table:table-row>
        <table:table-row table:style-name="ro1">
          <table:table-cell office:value-type="string" calcext:value-type="string">
            <text:p>Pehelo ya 23</text:p>
          </table:table-cell>
        </table:table-row>
        <table:table-row table:style-name="ro1">
          <table:table-cell office:value-type="string" calcext:value-type="string">
            <text:p>1. Motho e mong le e mong o na le tokelo ya ho sebetsa, le ho ikgethela mosebetsi ka bolokolohi, ha mmoho le boemo ba mosebetsi bo se nang leeme, bo bile bo rateha.</text:p>
          </table:table-cell>
        </table:table-row>
        <table:table-row table:style-name="ro1">
          <table:table-cell office:value-type="string" calcext:value-type="string">
            <text:p>O na le tokelo ya ho sireletswa kgahlanong le ho hloka mosebetsi.</text:p>
          </table:table-cell>
        </table:table-row>
        <table:table-row table:style-name="ro1">
          <table:table-cell office:value-type="string" calcext:value-type="string">
            <text:p>2. Motho e mong le e mong, ho sa kgethollwe, o na le tokelo ya moputso o lekanang mosebetsi.</text:p>
          </table:table-cell>
        </table:table-row>
        <table:table-row table:style-name="ro1">
          <table:table-cell office:value-type="string" calcext:value-type="string">
            <text:p>3. Motho e mong le e mong ya sebetsang o na le tokelo ya moputso o se nang leeme, o kgotsofatsang, o mmehang boemong, yena le ba lelapa, ho phela bophelo bo dumellanang le seriti sa botho, mme bo tshehetswa, ha ho hlokahala, ke ditsela tse ding tsa tshireletso ya setjhaba.</text:p>
          </table:table-cell>
        </table:table-row>
        <table:table-row table:style-name="ro1">
          <table:table-cell office:value-type="string" calcext:value-type="string">
            <text:p>4. Motho e mong le e mong o na le tokelo ya ho theha le ho ba setho sa mekgatlo ya basebetsi, ho sirelletsa ditabatabelo tsa hae.</text:p>
          </table:table-cell>
        </table:table-row>
        <table:table-row table:style-name="ro1">
          <table:table-cell office:value-type="string" calcext:value-type="string">
            <text:p>Pehelo ya 24</text:p>
          </table:table-cell>
        </table:table-row>
        <table:table-row table:style-name="ro1">
          <table:table-cell office:value-type="string" calcext:value-type="string">
            <text:p>Motho e mong le e mong o na le tokelo ya phomolo le boikgathollo, ho kenyelletswa le dihora tsa mosebetsi tse beetsweng meedi, ha mmoho le matsatsi a phomolo a lefellwang.</text:p>
          </table:table-cell>
        </table:table-row>
        <table:table-row table:style-name="ro1">
          <table:table-cell office:value-type="string" calcext:value-type="string">
            <text:p>Pehela ya 25</text:p>
          </table:table-cell>
        </table:table-row>
        <table:table-row table:style-name="ro1">
          <table:table-cell office:value-type="string" calcext:value-type="string">
            <text:p>1. Motho e mong le e mong o na le tokelo ya bophelo ba boemo bo mo lokelang yena le ba lelapa la hae, ho balellwa le dijo, diaparo, ntlo,le meriana, ha mmoho le ditshebeletso tsa setjhaba tse hlokahalang, le tokelo ya tshireletso ha a felletswe ke mosebetsi, a kula, a holofetse, e le mohlolohadi, a tsofetse, kapa a na le tlhoko ya ho iphedisa ka mabaka ao a sitwang ho a phema.</text:p>
          </table:table-cell>
        </table:table-row>
        <table:table-row table:style-name="ro1">
          <table:table-cell office:value-type="string" calcext:value-type="string">
            <text:p>2. Bomme le bongwana bo hloka tlhokomelo le thuso tse ikgethang.</text:p>
          </table:table-cell>
        </table:table-row>
        <table:table-row table:style-name="ro1">
          <table:table-cell office:value-type="string" calcext:value-type="string">
            <text:p>Bana bohle, le ba dikgaupane, ba tla sireletswa ke setjhaba ka ho tshwana.</text:p>
          </table:table-cell>
        </table:table-row>
        <table:table-row table:style-name="ro1">
          <table:table-cell office:value-type="string" calcext:value-type="string">
            <text:p>Pehelo ya 26</text:p>
          </table:table-cell>
        </table:table-row>
        <table:table-row table:style-name="ro1">
          <table:table-cell office:value-type="string" calcext:value-type="string">
            <text:p>1. Motho e mong le e mong o na le tokelo ya ho ruteha.</text:p>
          </table:table-cell>
        </table:table-row>
        <table:table-row table:style-name="ro1">
          <table:table-cell office:value-type="string" calcext:value-type="string">
            <text:p>Thuto e tla fumaneha mahala, bonyane bohatong bo qalang ba motheo.</text:p>
          </table:table-cell>
        </table:table-row>
        <table:table-row table:style-name="ro1">
          <table:table-cell office:value-type="string" calcext:value-type="string">
            <text:p>Thuto e qalang e tla tlama bohle.</text:p>
          </table:table-cell>
        </table:table-row>
        <table:table-row table:style-name="ro1">
          <table:table-cell office:value-type="string" calcext:value-type="string">
            <text:p>Thuto ya botegnike le ya pitso e tla fumaneha ka kakaretso mme thuto e phahameng le yona e tla fumaneha ka ho lekana ho bohle ho ya ka dineo tsa batho.</text:p>
          </table:table-cell>
        </table:table-row>
        <table:table-row table:style-name="ro1">
          <table:table-cell office:value-type="string" calcext:value-type="string">
            <text:p>2. Thuto e tla tobana le ho hodisa bohle ka botlalo le ho matlafatsa tlhompho ya ditokelo tsa botho ha mmoho le bolokolohi ba motheo.</text:p>
          </table:table-cell>
        </table:table-row>
        <table:table-row table:style-name="ro1">
          <table:table-cell office:value-type="string" calcext:value-type="string">
            <text:p>E tla kgothalletsa kutlwisiso, mamello le setswalle ditjhabeng tsohle, merabeng yohle kapa dihlopheng tsa bodumedi, mme e tla ntshetsa pele mesebetsi ya mtjhaba a kopaneng ho boloka kgotso.</text:p>
          </table:table-cell>
        </table:table-row>
        <table:table-row table:style-name="ro1">
          <table:table-cell office:value-type="string" calcext:value-type="string">
            <text:p>3. Batswadi ba na le tokelo ya pele ho kgethela bana ba bona thuto eo ba tlamehang ho e fumana.</text:p>
          </table:table-cell>
        </table:table-row>
        <table:table-row table:style-name="ro1">
          <table:table-cell office:value-type="string" calcext:value-type="string">
            <text:p>Pehelo ya 27</text:p>
          </table:table-cell>
        </table:table-row>
        <table:table-row table:style-name="ro1">
          <table:table-cell office:value-type="string" calcext:value-type="string">
            <text:p>1. Motho e mong le e mong o na le tokelo ya ho ba le kabelo ka bolokolohi meetlong ya setjhaba, ho thahasella mekgabo, le ho ba le seabo tswelopeleng ya saense le melemo ya yona.</text:p>
          </table:table-cell>
        </table:table-row>
        <table:table-row table:style-name="ro1">
          <table:table-cell office:value-type="string" calcext:value-type="string">
            <text:p>2. Motho e mong le e mong o na le tokelo ya tshireletso ditabeng tsa moya le tsa nama tse tswalwang ke tlhahiso ya saense, dingolwa kapa bonono boo e leng moqapi wa teng.</text:p>
          </table:table-cell>
        </table:table-row>
        <table:table-row table:style-name="ro1">
          <table:table-cell office:value-type="string" calcext:value-type="string">
            <text:p>Pehelo ya 28</text:p>
          </table:table-cell>
        </table:table-row>
        <table:table-row table:style-name="ro1">
          <table:table-cell office:value-type="string" calcext:value-type="string">
            <text:p>Motho e mong le e mong o lokelwa ke tokelo ya setjhaba le matjhaba eo ho yona ditokelo le bolokolohi, tse hlahang Phatlalatsong ena, di fumanehang ka botlalo.</text:p>
          </table:table-cell>
        </table:table-row>
        <table:table-row table:style-name="ro1">
          <table:table-cell office:value-type="string" calcext:value-type="string">
            <text:p>Pehelo ya 29</text:p>
          </table:table-cell>
        </table:table-row>
        <table:table-row table:style-name="ro1">
          <table:table-cell office:value-type="string" calcext:value-type="string">
            <text:p>1. Motho e mong le e mong o na le boikarabelo setjhabeng moo botho ba hae bo ka holang ka botlalo le ka bolokolohi.</text:p>
          </table:table-cell>
        </table:table-row>
        <table:table-row table:style-name="ro1">
          <table:table-cell office:value-type="string" calcext:value-type="string">
            <text:p>2. Tshebedisong ya ditokelo le bolokolohi ba hae, motho e mong le e mong o tla laolwa feela ke meedi e entsweng ka molao bakeng sa ho amohela le ho hlompha ditokelo le bolokolohi ba ba bang, le ho phethisa ditlhoko tse lokelang tsa boitshwaro, tlhomphano setjhabeng le bophelo bo botle ka kakaretso setjhabeng sa demokrasi.</text:p>
          </table:table-cell>
        </table:table-row>
        <table:table-row table:style-name="ro1">
          <table:table-cell office:value-type="string" calcext:value-type="string">
            <text:p>3. Ditokelo le bolokolohi bona ha ho ka moo di ka sebediswang kgahlanong le merero le melao ya Matjhaba a Kopaneng.</text:p>
          </table:table-cell>
        </table:table-row>
        <table:table-row table:style-name="ro1">
          <table:table-cell office:value-type="string" calcext:value-type="string">
            <text:p>Pehelo ya 30</text:p>
          </table:table-cell>
        </table:table-row>
        <table:table-row table:style-name="ro1">
          <table:table-cell office:value-type="string" calcext:value-type="string">
            <text:p>Ha ho letho Phatlalatsong ena le tshwanetseng ho hlalosa hore naha efeng kapa efeng, batho kapa motho, ba na le tokelo ya ho itshunya kapa ho etsa ketso efeng kapa efeng eo sepheo sa yona e leng ho heletsa ditokelo le bolokolohi bofeng kapa bofeng bo ngotsweng mona.</text:p>
          </table:table-cell>
        </table:table-row>
      </table:table>
      <table:table table:name="tswana" table:style-name="ta1">
        <table:table-column table:style-name="co7" table:default-cell-style-name="Default"/>
        <table:table-row table:style-name="ro1">
          <table:table-cell office:value-type="string" calcext:value-type="string">
            <text:p>KGOELETSO YA MAIPOLELO A ODITâ™HABATâ™ABA A DITSHWANELO TSA BOTHO</text:p>
          </table:table-cell>
        </table:table-row>
        <table:table-row table:style-name="ro1">
          <table:table-cell office:value-type="string" calcext:value-type="string">
            <text:p>PULAMADIBOGO Go ntse jalo gore kamogelo ya tlhago ya seriti le tekatekano le ditshwanelo tse di sa amologanngweng tsa ditokololo tsotlhe tsa losika lwa motho ke motheo wa kgololosego, bosiamisi le kagiso mo lefatseng. Go ntse jalo gore go itlhokomolosa le go nyatsa ditshwanelo tsa botho go tlhotse ditiragalo tsa bolalome tse di Ĺˇsakgaditseng maikutlo a batho mo tshimologong ya lefatshe le mo go lona batho ba itumelelang kgololosego ya go bua le tumedi, le kgololosego mo go boifeng le go eletseng, di goeleditswe jaaka dikeletso tse di kwa godimo tsa batho botlhe. Go ntse jalo gore go botlhokwa, fa motho a sa patelesege go tsaya tsela esele, jaaka ona mokgwa wa bofelo, go ema kgatlhanong le bagagapa le kgatelelo, gore ditshwanelo tsa botho di sirelediwe ke puso ya molao. Go ntse jalo gore go botlhokwa go tsweletsa kgolo ya dikgalologano tsa botsalano fa gare ga ditĹˇhaba. Go ntse jalo gore DitĹˇhaba Kopano ka Lokwalo lo, ba tiiseditse tumelo ya bona mo motheong wa ditshwanelo tsa botho, mo seriting le botlhokwa jwa botho jwa motho le mo tekatekanong ya ditshwanelo tsa banna le basadi, mme ba ikemiseditse go tsweletsa kgatelopele mo matshelong a batho le maemo a a botoka a botshelo mo kgololosegong e e anameng. Go ntse jalo gore Dinaga tse e leng Ditokololo di ineetse ka tirisanommogo le DitĹˇhaba Kopano go fitlhelela tsweletso ya tlotlo le tshegetso ya boditĹˇhabatĹˇhaba ya ditshwanelo tsa botho le metheo ya dikgololosego. Go ntse jalo gore go a tlhaloganyesega gore ditshwanelo le dikgololosego tse, di botlhokwa thata mo tiragatsong ya bojotlhe ya maineelo a. JAANONG KA JALO, Kokoano Kakaretso E goeletsa Maipolelo a, a BoditĹˇhabatĹˇhaba a Ditshwanelo tsa Botho jaaka selekanyo sa phitlhelelo sa gale mo bathong botlhe le mo ditĹˇhabeng tsotlhe, go fitlhelela fa motho mongwe le mongwe le sethwe sengwe le sengwe sa loago, ka go tsaya Maipolelo a tsia, di tla kgaratlhelang ka go ruta le kgodiso go tsweletsa tlotlo ya ditshwanelo le dikgololosego tse, le ka dikgato dingwe tsa tswelelopelo mo setĹˇhabeng le ditĹˇhabatĹˇhabeng, go boloka kamogelo le tshegetso ya boditĹˇhabatĹˇhaba le tiragatso ya tsona, mo sebeding sa batho ba e leng Maloko a Dinaga ka boona le mo bathong ba dikgaolo tse di welang mo taolong ya bona.</text:p>
          </table:table-cell>
        </table:table-row>
        <table:table-row table:style-name="ro1">
          <table:table-cell office:value-type="string" calcext:value-type="string">
            <text:p>Aretikele 1</text:p>
          </table:table-cell>
        </table:table-row>
        <table:table-row table:style-name="ro1">
          <table:table-cell office:value-type="string" calcext:value-type="string">
            <text:p>Batho botlhe ba tsetswe ba gololosegile le go lekalekana ka seriti le ditshwanelo.</text:p>
          </table:table-cell>
        </table:table-row>
        <table:table-row table:style-name="ro1">
          <table:table-cell office:value-type="string" calcext:value-type="string">
            <text:p>Ba abetswe go akanya le maikutlo, mme ba tshwanetse go direlana ka mowa wa bokaulengwe.</text:p>
          </table:table-cell>
        </table:table-row>
        <table:table-row table:style-name="ro1">
          <table:table-cell office:value-type="string" calcext:value-type="string">
            <text:p>Aretikele 2</text:p>
          </table:table-cell>
        </table:table-row>
        <table:table-row table:style-name="ro1">
          <table:table-cell office:value-type="string" calcext:value-type="string">
            <text:p>Mongwe le mongwe o na le tetla mo ditshwanelong le mo dikgololosegong tsotlhe tse di tlhagisitsweng mo Maipolelong a, kwa ntle ga pharologanyo epe, jaaka ya semorafe, mmala, bong, puo, tumelo, sepolotiki kgotsa, kakanyo esele, boagi kgotsa tlhago ya lotso, thoto, botsalo, kgotsa boemo bongwe.</text:p>
          </table:table-cell>
        </table:table-row>
        <table:table-row table:style-name="ro1">
          <table:table-cell office:value-type="string" calcext:value-type="string">
            <text:p>Gape, ga go pharologanyo epe e e tla dirwang ka ntlha ya boemo ba sepolitiki, ba bolaodi kgotsa ba boditĹˇhabatĹˇhaba ba naga kgotsa kgaolo e motho a tswang kwa go yona, go sa kgathalesege gore a e ikemetse, e abilwe, ga e ipuse kgotsa e mo tekanyetsong nngwe ya boipuso.</text:p>
          </table:table-cell>
        </table:table-row>
        <table:table-row table:style-name="ro1">
          <table:table-cell office:value-type="string" calcext:value-type="string">
            <text:p>Aretikele 3</text:p>
          </table:table-cell>
        </table:table-row>
        <table:table-row table:style-name="ro1">
          <table:table-cell office:value-type="string" calcext:value-type="string">
            <text:p>Mongwe le mongwe o na le tshwanelo ya botshelo, boithatelo le tshireletsego ya botho.</text:p>
          </table:table-cell>
        </table:table-row>
        <table:table-row table:style-name="ro1">
          <table:table-cell office:value-type="string" calcext:value-type="string">
            <text:p>Aretikele 4</text:p>
          </table:table-cell>
        </table:table-row>
        <table:table-row table:style-name="ro1">
          <table:table-cell office:value-type="string" calcext:value-type="string">
            <text:p>Ga go ope yo o tla tshwarwang mo bokgobeng kgotsa botlhankeng; bokgoba le kgwebo ka makgoba di tla ilediwa mo mekgweng yotlhe ya tsona.</text:p>
          </table:table-cell>
        </table:table-row>
        <table:table-row table:style-name="ro1">
          <table:table-cell office:value-type="string" calcext:value-type="string">
            <text:p>Aretikele 5</text:p>
          </table:table-cell>
        </table:table-row>
        <table:table-row table:style-name="ro1">
          <table:table-cell office:value-type="string" calcext:value-type="string">
            <text:p>Ga go ope yo o tla bogisiwang kgotsa go sotlwa ka mokgwa o e seng wa setho kgotsa go tsholwa kgotsa go otlhaiwa ka mokgwa o o nyenyefatsang.</text:p>
          </table:table-cell>
        </table:table-row>
        <table:table-row table:style-name="ro1">
          <table:table-cell office:value-type="string" calcext:value-type="string">
            <text:p>Aretikele 6</text:p>
          </table:table-cell>
        </table:table-row>
        <table:table-row table:style-name="ro1">
          <table:table-cell office:value-type="string" calcext:value-type="string">
            <text:p>Mongwe le mongwe o na le tshwanelo go amogelwa gongwe le gongwe jaaka motho fa pele ga molao.</text:p>
          </table:table-cell>
        </table:table-row>
        <table:table-row table:style-name="ro1">
          <table:table-cell office:value-type="string" calcext:value-type="string">
            <text:p>Aretikele 7</text:p>
          </table:table-cell>
        </table:table-row>
        <table:table-row table:style-name="ro1">
          <table:table-cell office:value-type="string" calcext:value-type="string">
            <text:p>Botlhe ba a lekana fa pele ga molao mme ba na le tetla kwa ntle ga tlhotlhololo go tshireletsego e e lekanang ya molao.</text:p>
          </table:table-cell>
        </table:table-row>
        <table:table-row table:style-name="ro1">
          <table:table-cell office:value-type="string" calcext:value-type="string">
            <text:p>Botlhe ba na le tetla e e lekanang ya tshireletsego kgatlhanong le tlhotlhololo nngwe le nngwe e e leng kgatlhanong le Maipolelo a, le kgatlhanong le thotloetso ya tlhotlhololo yo mothale o o ntseng jalo.</text:p>
          </table:table-cell>
        </table:table-row>
        <table:table-row table:style-name="ro1">
          <table:table-cell office:value-type="string" calcext:value-type="string">
            <text:p>Aretikele 8</text:p>
          </table:table-cell>
        </table:table-row>
        <table:table-row table:style-name="ro1">
          <table:table-cell office:value-type="string" calcext:value-type="string">
            <text:p>Mongwe le mongwe o na le tshwanelo ya tshiamelo e e tletseng ya kgotlakatlholo ya bosetĹˇhaba e e nang le bokgoni ka ntlha ya ditiro tse di kgatlhanong le ditshwanelo tsa motheo tse a di neilweng ke moloatheo kgotsa ke molao.</text:p>
          </table:table-cell>
        </table:table-row>
        <table:table-row table:style-name="ro1">
          <table:table-cell office:value-type="string" calcext:value-type="string">
            <text:p>Aretikele 9</text:p>
          </table:table-cell>
        </table:table-row>
        <table:table-row table:style-name="ro1">
          <table:table-cell office:value-type="string" calcext:value-type="string">
            <text:p>Ga go ope yo o ka tshwarwang, a tlhatlhelwa kgotsa a kobiwa ntle le lebaka le le utlwalang.</text:p>
          </table:table-cell>
        </table:table-row>
        <table:table-row table:style-name="ro1">
          <table:table-cell office:value-type="string" calcext:value-type="string">
            <text:p>Aretikele 10</text:p>
          </table:table-cell>
        </table:table-row>
        <table:table-row table:style-name="ro1">
          <table:table-cell office:value-type="string" calcext:value-type="string">
            <text:p>Mongwe le mongwe o na le tekatekano e e tletseng ya tsheko e e siameng ya botlhe e e tsamaisiwang ke kgotlakatlholo e e ikemetseng le e e sa tlhotlhololeng mo go thlotlhomiseng ga ditshwanelo le ditlamego tsa gagwe kgotsa kotlhao nngwe le nngwe ya bosenyi kgatlhanong nae.</text:p>
          </table:table-cell>
        </table:table-row>
        <table:table-row table:style-name="ro1">
          <table:table-cell office:value-type="string" calcext:value-type="string">
            <text:p>Aretikele 11</text:p>
          </table:table-cell>
        </table:table-row>
        <table:table-row table:style-name="ro1">
          <table:table-cell office:value-type="string" calcext:value-type="string">
            <text:p>1. Mongwe le mongwe yo o bonwang molato wa tlolamolao o na le tshwanelo ya go tsewa a se molato go fitlhelela a bonwa molato go ya ka fa molaong mo kgotlatshekelong ya botlhe e mo go yona a ntseng le ditsholofetso tse di maleba le go itshireletsa ga gagwe.</text:p>
          </table:table-cell>
        </table:table-row>
        <table:table-row table:style-name="ro1">
          <table:table-cell office:value-type="string" calcext:value-type="string">
            <text:p>2. Ga go na ope yo o tla bonwang molato wa tlolomolao nngwe le nngwe ka ntlha ya tiro nngwe kgotsa tlogelo nngwe e e neng e se tlolomolao, mo molaong wa bosetĹˇhaba kgotsa wa boditĹˇhabatĹˇhaba, ka nako e e neng e dirwa.</text:p>
          </table:table-cell>
        </table:table-row>
        <table:table-row table:style-name="ro1">
          <table:table-cell office:value-type="string" calcext:value-type="string">
            <text:p>Le gona kotlhao e e bokete ga e ne e dirwa, go na le e e maleba e e neng e ka dirwa ka nako e tlolomolao e neng e dirwa.</text:p>
          </table:table-cell>
        </table:table-row>
        <table:table-row table:style-name="ro1">
          <table:table-cell office:value-type="string" calcext:value-type="string">
            <text:p>Aretikele 12</text:p>
          </table:table-cell>
        </table:table-row>
        <table:table-row table:style-name="ro1">
          <table:table-cell office:value-type="string" calcext:value-type="string">
            <text:p>Ga go na ope yo go tla sunngwang nko ntle le molao mo sephiring, lelapeng, ntlong kgotsa makwalo a gagwe kgotsa tlhaselo yo tlotlo le serodumo sa gagwe.</text:p>
          </table:table-cell>
        </table:table-row>
        <table:table-row table:style-name="ro1">
          <table:table-cell office:value-type="string" calcext:value-type="string">
            <text:p>Mongwe le mongwe o na le tshwanelo ya tshireletso ya molao kgatlhanong le tsunyonko le ditlhaselo tsa mothale o ntseng jalo.</text:p>
          </table:table-cell>
        </table:table-row>
        <table:table-row table:style-name="ro1">
          <table:table-cell office:value-type="string" calcext:value-type="string">
            <text:p>Aretikele 13</text:p>
          </table:table-cell>
        </table:table-row>
        <table:table-row table:style-name="ro1">
          <table:table-cell office:value-type="string" calcext:value-type="string">
            <text:p>1. Mongwe le mongwe o na le tshwanelo ya kgololosego ya motsamao le bonno me melelwaneng yo naga nngwe le nngwe.</text:p>
          </table:table-cell>
        </table:table-row>
        <table:table-row table:style-name="ro1">
          <table:table-cell office:value-type="string" calcext:value-type="string">
            <text:p>2. Mongwe le mongwe o na le tshwanelo ya go tswa mo nageng nngwe le nngwe, go akaretsa le ya gaabo, le go boela kwa nageng ya gaabo.</text:p>
          </table:table-cell>
        </table:table-row>
        <table:table-row table:style-name="ro1">
          <table:table-cell office:value-type="string" calcext:value-type="string">
            <text:p>Aretikele 14</text:p>
          </table:table-cell>
        </table:table-row>
        <table:table-row table:style-name="ro1">
          <table:table-cell office:value-type="string" calcext:value-type="string">
            <text:p>1. Mongwe le mongwe o na le tshwanelo ya go batla le go itumelela botshabi ba go sekisiwa kwa dinageng tse dingwe.</text:p>
          </table:table-cell>
        </table:table-row>
        <table:table-row table:style-name="ro1">
          <table:table-cell office:value-type="string" calcext:value-type="string">
            <text:p>2. Tshwanelo e, ga e ne e diragadiwa mo mabakeng a ditshekiso tse di leng le melato e e seng ya sepolitiki kgotsa go tswa mo ditirong tse di leng kgatlhanong le maikaelelo le meono ya DitĹˇhaba Kopano.</text:p>
          </table:table-cell>
        </table:table-row>
        <table:table-row table:style-name="ro1">
          <table:table-cell office:value-type="string" calcext:value-type="string">
            <text:p>Aretikele 15</text:p>
          </table:table-cell>
        </table:table-row>
        <table:table-row table:style-name="ro1">
          <table:table-cell office:value-type="string" calcext:value-type="string">
            <text:p>1. Mongwe le mongwe o na le tshwanelo ya boagi</text:p>
          </table:table-cell>
        </table:table-row>
        <table:table-row table:style-name="ro1">
          <table:table-cell office:value-type="string" calcext:value-type="string">
            <text:p>2. Ga go ope yo o tla iletswang ntle le lebaka boagi jwa gagwe kgotsa go iletswa tshwanelo ya go fetola boagi jwa gagwe.</text:p>
          </table:table-cell>
        </table:table-row>
        <table:table-row table:style-name="ro1">
          <table:table-cell office:value-type="string" calcext:value-type="string">
            <text:p>Aretikele 16</text:p>
          </table:table-cell>
        </table:table-row>
        <table:table-row table:style-name="ro1">
          <table:table-cell office:value-type="string" calcext:value-type="string">
            <text:p>1. Banna le basadi ba dingwaga tse di lekanang, kwa ntle le tekanyetso epe e e mabapi le bomorafe, boagi kgotsa tumelo ba na le tetla ya go nyala le go aga lelapa.</text:p>
          </table:table-cell>
        </table:table-row>
        <table:table-row table:style-name="ro1">
          <table:table-cell office:value-type="string" calcext:value-type="string">
            <text:p>Ba na le tetla ya ditshwanelo tse di lekanang mabapi le tsa lenyalo, mo lenyalong le mo phatlalalong ya lona.</text:p>
          </table:table-cell>
        </table:table-row>
        <table:table-row table:style-name="ro1">
          <table:table-cell office:value-type="string" calcext:value-type="string">
            <text:p>2. Go tla tsenwa fela mo nyalanong ka tetla e e gololosegileng le e e tletseng ya bobedi jo bo ikaelelang go nyalana.</text:p>
          </table:table-cell>
        </table:table-row>
        <table:table-row table:style-name="ro1">
          <table:table-cell office:value-type="string" calcext:value-type="string">
            <text:p>3. Lelapa ke bongwefela jwa setlhopha jwa tlhago le motheo wa loago mme le na le tetla ya tshireletso ya baagi le Puso.</text:p>
          </table:table-cell>
        </table:table-row>
        <table:table-row table:style-name="ro1">
          <table:table-cell office:value-type="string" calcext:value-type="string">
            <text:p>Aretikele 17</text:p>
          </table:table-cell>
        </table:table-row>
        <table:table-row table:style-name="ro1">
          <table:table-cell office:value-type="string" calcext:value-type="string">
            <text:p>1. Mongwe le mongwe o na le tshwanelo ya go nna le thoto a le nosi kgotsa a e tlhakanetse le ba bangwe.</text:p>
          </table:table-cell>
        </table:table-row>
        <table:table-row table:style-name="ro1">
          <table:table-cell office:value-type="string" calcext:value-type="string">
            <text:p>2. Ga go ope yo o tla tseelwang thoto ntle le lebaka.</text:p>
          </table:table-cell>
        </table:table-row>
        <table:table-row table:style-name="ro1">
          <table:table-cell office:value-type="string" calcext:value-type="string">
            <text:p>Aretikele 18</text:p>
          </table:table-cell>
        </table:table-row>
        <table:table-row table:style-name="ro1">
          <table:table-cell office:value-type="string" calcext:value-type="string">
            <text:p>Mongwe le mongwe o na le tshwanelo ya kgololosego ya kakanyo, maikutlo le bodumedi, tshwanelo e, e akaretsa kgololosego ya go fetola bodumedi kgotsa tumelo ya gagwe, le kgololosego, ya fa a le nosi kgotsa mo kgobokanong le ba bangwe le mo phatlalatseng kgotsa mo sephiring, go tsweletsa bodumedi kgotsa tumelo ya gagwe ka thuto, tiragatso, kobamelo le tshegetso.</text:p>
          </table:table-cell>
        </table:table-row>
        <table:table-row table:style-name="ro1">
          <table:table-cell office:value-type="string" calcext:value-type="string">
            <text:p>Aretikele 19</text:p>
          </table:table-cell>
        </table:table-row>
        <table:table-row table:style-name="ro1">
          <table:table-cell office:value-type="string" calcext:value-type="string">
            <text:p>Mongwe le mongwe o na le tshwanelo ya kgololosego ya mogopolo le tlhagisomaikutlo.</text:p>
          </table:table-cell>
        </table:table-row>
        <table:table-row table:style-name="ro1">
          <table:table-cell office:value-type="string" calcext:value-type="string">
            <text:p>Tshwanelo e, e akaretsa kgololosego ya go nna le mogopolo ntle le tshunyonko, le go batla, go amogela le go fetisa tshedimosetso le dikakanyo ka bophasalatsi bongwe le bongwe, go sa kgathalelwe melelwane.</text:p>
          </table:table-cell>
        </table:table-row>
        <table:table-row table:style-name="ro1">
          <table:table-cell office:value-type="string" calcext:value-type="string">
            <text:p>Aretikele 20</text:p>
          </table:table-cell>
        </table:table-row>
        <table:table-row table:style-name="ro1">
          <table:table-cell office:value-type="string" calcext:value-type="string">
            <text:p>1. Mongwe le mongwe o na le tshwanelo ya kgololosego ya kokoano ya kagiso le kgolagano.</text:p>
          </table:table-cell>
        </table:table-row>
        <table:table-row table:style-name="ro1">
          <table:table-cell office:value-type="string" calcext:value-type="string">
            <text:p>2. Ga go ope yo o ka patelediwang go nna leloko la mokgatlho.</text:p>
          </table:table-cell>
        </table:table-row>
        <table:table-row table:style-name="ro1">
          <table:table-cell office:value-type="string" calcext:value-type="string">
            <text:p>Aretikele 21</text:p>
          </table:table-cell>
        </table:table-row>
        <table:table-row table:style-name="ro1">
          <table:table-cell office:value-type="string" calcext:value-type="string">
            <text:p>1. Mongwe le mongwe o na le tswhanelo ya go nna le seabe mo mmusong wa naga ya gaabo, ka tlhamalalo kgotsa ka baemedi ba ba itlhophetsweng ka kgololosego.</text:p>
          </table:table-cell>
        </table:table-row>
        <table:table-row table:style-name="ro1">
          <table:table-cell office:value-type="string" calcext:value-type="string">
            <text:p>2. Mongwe le mongwe o na le tshwanelo ya phitlhelelo e e lekalekanang go ditirelo tsa puso mo nageng ya gaabo.</text:p>
          </table:table-cell>
        </table:table-row>
        <table:table-row table:style-name="ro1">
          <table:table-cell office:value-type="string" calcext:value-type="string">
            <text:p>3. Thato ya batho ke ona motheo wa bothati jwa puso; se, se tla tlhagisiwa ka ditlhopho tsa nako le nako tsa boammaaruri, tse di tla bong e le tsa boditshabatshaba mme di tla tshwarwa ka boutu ya sephiri kgotsa ka dithulaganyo dingwe tse di lekalekanang le tse di gololosegileng tsa go bouta.</text:p>
          </table:table-cell>
        </table:table-row>
        <table:table-row table:style-name="ro1">
          <table:table-cell office:value-type="string" calcext:value-type="string">
            <text:p>Aretikele 22</text:p>
          </table:table-cell>
        </table:table-row>
        <table:table-row table:style-name="ro1">
          <table:table-cell office:value-type="string" calcext:value-type="string">
            <text:p>Mongwe le mongwe jaaka tokololo ya baagi, o na le tshwanelo ya tshireletso ya baagi mme o na le tetla ya temogo ka maiteko a bosetĹˇhaba le tirisanommogo ya boditĹˇhabatĹˇhaba le go ya ka thulaganyo le metswedi ya Naga nngwe le nngwe, ya ditshwanelo tse di sa amologanngweng tsa ekonomi, boagi le setso mo seriting sa gagwe le kgolo e e gololosegileng ya botho jwa gagwe.</text:p>
          </table:table-cell>
        </table:table-row>
        <table:table-row table:style-name="ro1">
          <table:table-cell office:value-type="string" calcext:value-type="string">
            <text:p>Aretikele 23</text:p>
          </table:table-cell>
        </table:table-row>
        <table:table-row table:style-name="ro1">
          <table:table-cell office:value-type="string" calcext:value-type="string">
            <text:p>1. Mongwe le mongwe o na le tshwanelo ya go dira, mo go itlhopheleng go go gololosegileng ga bothapi, gmaemo a a botoka le a bosiami a tiro le go sirelediwa kgatlhanong le botlhokatiro.</text:p>
          </table:table-cell>
        </table:table-row>
        <table:table-row table:style-name="ro1">
          <table:table-cell office:value-type="string" calcext:value-type="string">
            <text:p>2. Mongwe le mongwe, ntle le tlhotlhololo epe, o na le tshwanelo ya tuelo e e lekalekanang le tiro.</text:p>
          </table:table-cell>
        </table:table-row>
        <table:table-row table:style-name="ro1">
          <table:table-cell office:value-type="string" calcext:value-type="string">
            <text:p>3. Mongwe le mongwe yo o dirang o na le tshwanelo ya moputso siameng le o o tshwanetseng, o o mo netefaletsang mmogo le ba lelapa la gagwe botshelo jo bo tshwaneleng seriti sa botho, le go okediwa, fa go tlhokega, ka mekgwa ya tshireletso ya baagi.</text:p>
          </table:table-cell>
        </table:table-row>
        <table:table-row table:style-name="ro1">
          <table:table-cell office:value-type="string" calcext:value-type="string">
            <text:p>4. Mongwe le mongwe o na le tshwanelo go bopa le go nna leloko la mokgatlho wa badiri go sireletsa dikgatlhego tsa gagwe.</text:p>
          </table:table-cell>
        </table:table-row>
        <table:table-row table:style-name="ro1">
          <table:table-cell office:value-type="string" calcext:value-type="string">
            <text:p>Aretikele 24</text:p>
          </table:table-cell>
        </table:table-row>
        <table:table-row table:style-name="ro1">
          <table:table-cell office:value-type="string" calcext:value-type="string">
            <text:p>Mongwe le mongwe o na le tshwanelo ya go ikhutsa le go phuthologa, go akarediwa diura tse di lekanyeditsweng tsa go dira le malatsi a a duelelwang a khunologo mo motlheng mongwe.</text:p>
          </table:table-cell>
        </table:table-row>
        <table:table-row table:style-name="ro1">
          <table:table-cell office:value-type="string" calcext:value-type="string">
            <text:p>Aretikele 25</text:p>
          </table:table-cell>
        </table:table-row>
        <table:table-row table:style-name="ro1">
          <table:table-cell office:value-type="string" calcext:value-type="string">
            <text:p>1. Mongwe le mongwe o na le tshwanelo go maemo a botshelo a a lekaneng pholo le boitekanelo jwa gagwe le ba lelapa la gagwe, go akarediwa dijo, diaparo, ntlo le tlamelo ya melemo le ditirelo tsa baagi tse di botlhokwa, le tshwanelo ya tshireletsego mo lebakeng la go sa thapiwe, bolwetse, kgolafalo, botlhologadi, botsofe kgotsa go tlhoka go itsetsepela mo mabakeng a a seng mo taolong ya gagwe.</text:p>
          </table:table-cell>
        </table:table-row>
        <table:table-row table:style-name="ro1">
          <table:table-cell office:value-type="string" calcext:value-type="string">
            <text:p>2. Bosadi le bongwana bo na le tetla ya tlhokomelo e e kgethegileng le thuso.</text:p>
          </table:table-cell>
        </table:table-row>
        <table:table-row table:style-name="ro1">
          <table:table-cell office:value-type="string" calcext:value-type="string">
            <text:p>Bana botlhe, ba tsetswe mo lenyalong kgotsa kwa ntle ga lenyalo, ba tla itumelela tshireletso ya loago e e tshwanang.</text:p>
          </table:table-cell>
        </table:table-row>
        <table:table-row table:style-name="ro1">
          <table:table-cell office:value-type="string" calcext:value-type="string">
            <text:p>Aretikele 26</text:p>
          </table:table-cell>
        </table:table-row>
        <table:table-row table:style-name="ro1">
          <table:table-cell office:value-type="string" calcext:value-type="string">
            <text:p>1. Mongwe le mongwe o na le tshwanelo ya thuto.</text:p>
          </table:table-cell>
        </table:table-row>
        <table:table-row table:style-name="ro1">
          <table:table-cell office:value-type="string" calcext:value-type="string">
            <text:p>Thuto e tla nna e e sa duelelweng, bonnye mo dikgatong tsa tshimologo le tsa motheo.</text:p>
          </table:table-cell>
        </table:table-row>
        <table:table-row table:style-name="ro1">
          <table:table-cell office:value-type="string" calcext:value-type="string">
            <text:p>Thuto ya Tshimologo e tla nna ya pataletso.</text:p>
          </table:table-cell>
        </table:table-row>
        <table:table-row table:style-name="ro1">
          <table:table-cell office:value-type="string" calcext:value-type="string">
            <text:p>Thuto ya Thekenikale le ya phorofeĹˇene e tla tlamelwa ka kakaretso, mme thuto e e kwa godimo e tla tlamelwa ka go lekalekana go botlhe go ya ka tlhokego.</text:p>
          </table:table-cell>
        </table:table-row>
        <table:table-row table:style-name="ro1">
          <table:table-cell office:value-type="string" calcext:value-type="string">
            <text:p>2. Thuto e tla lebisiwa mo kgodisong e e tletseng ya botho jwa motho, le mo go tiiseng tlotlo ya ditshwanelo tsa botho le metheo ya dikgololosego.</text:p>
          </table:table-cell>
        </table:table-row>
        <table:table-row table:style-name="ro1">
          <table:table-cell office:value-type="string" calcext:value-type="string">
            <text:p>E tla tsweletsa go tlhaloganya, go itshokelana le botsalano mo ditĹˇhabeng tsotlhe, ditlhopa tsa semorafe kgotsa tsa bodumedi, mme e tla tsweletsa ditiro tsa DitĹˇhaba Kopano tsa go tshegetsa kagiso.</text:p>
          </table:table-cell>
        </table:table-row>
        <table:table-row table:style-name="ro1">
          <table:table-cell office:value-type="string" calcext:value-type="string">
            <text:p>3. Batsadi ba na le tshwanelo ya pele ya go tlhopa mofuta wa thuto o o tla newang bana ba bone.</text:p>
          </table:table-cell>
        </table:table-row>
        <table:table-row table:style-name="ro1">
          <table:table-cell office:value-type="string" calcext:value-type="string">
            <text:p>Aretikele 27</text:p>
          </table:table-cell>
        </table:table-row>
        <table:table-row table:style-name="ro1">
          <table:table-cell office:value-type="string" calcext:value-type="string">
            <text:p>1. Mongwe le mongwe o na le tshwanelo ya go nna le seabe ka kgololosego mmo botshelong jwa setso jwa baagi, go itumelela botaki le go refosanya tswelelo ya bonetetsi le maungo a bona.</text:p>
          </table:table-cell>
        </table:table-row>
        <table:table-row table:style-name="ro1">
          <table:table-cell office:value-type="string" calcext:value-type="string">
            <text:p>2. Mongwe le mongwe o na le tshwanelo ya tshireletso ya dikgatlhego tsa botho le dithoto go tswa dikungweng tsa bonetetsi, bokwadi kgotsa botaki tse e leng mokwadi wa tsona.</text:p>
          </table:table-cell>
        </table:table-row>
        <table:table-row table:style-name="ro1">
          <table:table-cell office:value-type="string" calcext:value-type="string">
            <text:p>Aretikele 28</text:p>
          </table:table-cell>
        </table:table-row>
        <table:table-row table:style-name="ro1">
          <table:table-cell office:value-type="string" calcext:value-type="string">
            <text:p>Mongwe le mongwe o na le tetla go tolamo ya loago le ya boditĹˇhabatĹˇhaba e mo go yona ditshwanelo le dikgololosego tse di tlhagisitweng mo Maipulelong a di ka diragadiwang ka batlalo.</text:p>
          </table:table-cell>
        </table:table-row>
        <table:table-row table:style-name="ro1">
          <table:table-cell office:value-type="string" calcext:value-type="string">
            <text:p>Aretikele 29</text:p>
          </table:table-cell>
        </table:table-row>
        <table:table-row table:style-name="ro1">
          <table:table-cell office:value-type="string" calcext:value-type="string">
            <text:p>1. Mongwe le mogwe o na le ditiro mo baaging tse ena ka nosi a nang le bokgoni jo bo tletseng jwa kgolo ya botho jwa gagwe.</text:p>
          </table:table-cell>
        </table:table-row>
        <table:table-row table:style-name="ro1">
          <table:table-cell office:value-type="string" calcext:value-type="string">
            <text:p>2. Mo go diragatseng ditshwanelo le dikgololosego tsa gagwe, mongwe le mongwe o tla laolwa fela ke ditekanyetso jaaka go tlhomamisiwa ke molao mo mabakeng fela a go sireletsa kamogelo le tlotlo ya ditshwanelo le dikgololosego tsa ba bangwe le tsa go fitlhelela ditlhokego tse di siameng tsa botho, tolamo go botlhe le boitekanelo ka kakaretso mo loagong lwa temokerasi.</text:p>
          </table:table-cell>
        </table:table-row>
        <table:table-row table:style-name="ro1">
          <table:table-cell office:value-type="string" calcext:value-type="string">
            <text:p>3. Ditshwanelo le dikgololosego tse ga di ne di diragatswa ka mokgwa o sele kgatlhanong le maikaelelo le meono ya DitĹˇhaba Kopano.</text:p>
          </table:table-cell>
        </table:table-row>
        <table:table-row table:style-name="ro1">
          <table:table-cell office:value-type="string" calcext:value-type="string">
            <text:p>Aretikele 30</text:p>
          </table:table-cell>
        </table:table-row>
        <table:table-row table:style-name="ro1">
          <table:table-cell office:value-type="string" calcext:value-type="string">
            <text:p>Ga go sepe mo Maipolelong a, se se tshwanetseng go ranolwa jaaka se se kaeleng Naga nngwe le nngwe, setlhopa kgotsa motho tshwanelo nngwe go nna mo tiragatsong ya tiro nngwe kgotsa go dira tiro nngwe e maikaelelo a yona e leng go senya nngwe ya ditshwanelo le dikgololosego tse di tlhagisitsweng mo.</text:p>
          </table:table-cell>
        </table:table-row>
      </table:table>
      <table:table table:name="pedi" table:style-name="ta1">
        <table:table-column table:style-name="co8" table:default-cell-style-name="Default"/>
        <table:table-row table:style-name="ro1">
          <table:table-cell office:value-type="string" calcext:value-type="string">
            <text:p>BOIKANOKAKARETĹ O BJA DITOKELO TĹ A BOTHO</text:p>
          </table:table-cell>
        </table:table-row>
        <table:table-row table:style-name="ro1">
          <table:table-cell office:value-type="string" calcext:value-type="string">
            <text:p>TEMOGO Le ge re dutĹˇe re tseba gore seriti seo motho a belegilwego ka sona le tekatekanelo gammogo le ditokelo tĹˇeo di sa tĹˇeelwego kgang tĹˇa batho ka moka ke motheo wa tokologo ya toka le khutĹˇo lefseng ka bophara. Le ge re dutĹˇe re tseba gore go se elwe hloko le go phaelwa ka thoko ga ditokelo tĹˇa botho go tliĹˇitĹˇe dileĹˇadihlong tĹˇeo di rumutĹˇego le go ĹˇiĹˇinya maikutlo le letswalo la botho bathong, go tla ga pono le tebelelo ye mpsha mo lefaseng yeo e ikemiĹˇeditĹˇego go ela hloko gore batho ba swanetĹˇe go ipshina ka tokologo ya polelo, ya bodumedi gammogo le go se tĹˇhoge selo goba gona go duma, go dirile gore se se boletĹˇwego ka mo godimo e be dinyakwa tĹˇa maemo a godimodimo tĹˇa batho ka moka. Le ge re dutĹˇe re tseba gore go bohlokwa, ntle le ge motho a gapeletĹˇwa ke mabaka, go thibela ka gohlegohle puĹˇo ya mmuĹˇakatshipi le kgatelelo gore ditokelo tĹˇa botho di swanetĹˇe go ĹˇireletĹˇwa ke molao. Le ge re dutĹˇe re tseba gore go bohlokwa go godiĹˇa tĹˇweletĹˇopele ya segwera magareng a ditĹˇhaba. Le ge re dutĹˇe re tseba gore batho ba DitĹˇhaba Kopano ka gare ga Molao wa Ditokelo tĹˇa bona ba tiiĹˇetĹˇa tshepo ya bona motheong wa ditokelo tĹˇa botho, ka seriti le bohlokwa bja motho le gona go ba gona ga tekatekanelo gare ga banna le basadi, ba ikemiĹˇeditĹˇe go godiĹˇa tĹˇweletĹˇopele ya setho gammogo le kaonafatĹˇo ya maemo a bophelo ka gare ga tokologo ye kgolo. Le ge re dutĹˇe re tseba gore Maloko a DitĹˇhaba Kopano a ikanne go fihlelela, ka thuĹˇo ya DitĹˇhaba Kopano, kgodiĹˇo ya tĹˇweletĹˇo ya tlhompho le kelohloko ya ditokelo tĹˇa botho gammogo le theo ya ditokologo. Le ge re dutĹˇe re tseba gore kweĹˇiĹˇo yeo e kopanetĹˇwego ya ditokelo le ditokologo tĹˇe ke taba ye bohlokwa gore go tle go kgonwe go fihlelela boikano bjo bo dirilwego. KA FAO, GE Lekgotla KopanokakaretĹˇo Le tĹˇea sephetho sa gore BoikanokakaretĹˇo bjo bja Ditokelo tĹˇa Botho ke kelo ya batho ka moka ya go ela bokgoni bja batho gammogo le ditĹˇhaba ka moka go fihla, mafelelong, fao mang le mang yo e lego setho sa setĹˇhaba, ba na le Boikano bjo dikgopolong tĹˇa bona mme ba leka ka meĹˇogofela, ka go ruta le mo thutong, go godiĹˇa tlhompho ya ditokelo le ditokologo tĹˇe ka mekgwa ya sebjalebjale ya go ela, setĹˇhabeng le gare ga ditĹˇhaba tĹˇe dingwe, go bona gore tsebego ya tĹˇona lefaseng ka bophara di a tsebega e bile di elwa hloko ke batho ba MebuĹˇomaloko ka bobona gammogo le batho ba nagadilete tĹˇeo di lego ka tlase ga puĹˇo ya bona.</text:p>
          </table:table-cell>
        </table:table-row>
        <table:table-row table:style-name="ro1">
          <table:table-cell office:value-type="string" calcext:value-type="string">
            <text:p>Temana 1</text:p>
          </table:table-cell>
        </table:table-row>
        <table:table-row table:style-name="ro1">
          <table:table-cell office:value-type="string" calcext:value-type="string">
            <text:p>Batho ka moka ba belegwe ba lokologile le gona ba na le seriti sa go lekana le ditokelo.</text:p>
          </table:table-cell>
        </table:table-row>
        <table:table-row table:style-name="ro1">
          <table:table-cell office:value-type="string" calcext:value-type="string">
            <text:p>Ba filwe monagano le letswalo mme ba swanetĹˇe go swarana ka moya wa bana ba mpa.</text:p>
          </table:table-cell>
        </table:table-row>
        <table:table-row table:style-name="ro1">
          <table:table-cell office:value-type="string" calcext:value-type="string">
            <text:p>Temana 2</text:p>
          </table:table-cell>
        </table:table-row>
        <table:table-row table:style-name="ro1">
          <table:table-cell office:value-type="string" calcext:value-type="string">
            <text:p>Mang le mang o swanetĹˇe ke ditokelo le ditokologo ka moka tĹˇe go boletĹˇwego ka tĹˇona ka mo Boikanong bjo, ntle le kgethollo ya mohuta wo mongwe le wo mongwe bjalo ka morafe, mmala, bong, polelo, bodumedi, dipolitiki goba ka kgopolo, botĹˇo go ya ka setĹˇhaba goba maemo, diphahlo, matswalo goba maemo a mangwe le a mangwe.</text:p>
          </table:table-cell>
        </table:table-row>
        <table:table-row table:style-name="ro1">
          <table:table-cell office:value-type="string" calcext:value-type="string">
            <text:p>Go feta fao, ga go kgethollo yeo e swanetĹˇego go dirwa go ya ka maemo a dipolitiki, tokelo ya boahlodi, goba maemo a ditĹˇhabatĹˇhaba goba lefelo leo motho a dulago go lona, goba ke naga ye e ipuĹˇago, trasete, naga ya go se ipuĹˇe goba se sengwe le se sengwe seo se ka fokotĹˇago maemo a go ikemela ga naga ya gabo.</text:p>
          </table:table-cell>
        </table:table-row>
        <table:table-row table:style-name="ro1">
          <table:table-cell office:value-type="string" calcext:value-type="string">
            <text:p>Temana 3</text:p>
          </table:table-cell>
        </table:table-row>
        <table:table-row table:style-name="ro1">
          <table:table-cell office:value-type="string" calcext:value-type="string">
            <text:p>Mang le mang o na le tokelo ya bophelo, tokologo le tĹˇhireletĹˇo ya gagwe.</text:p>
          </table:table-cell>
        </table:table-row>
        <table:table-row table:style-name="ro1">
          <table:table-cell office:value-type="string" calcext:value-type="string">
            <text:p>Temana 4</text:p>
          </table:table-cell>
        </table:table-row>
        <table:table-row table:style-name="ro1">
          <table:table-cell office:value-type="string" calcext:value-type="string">
            <text:p>Ga go motho ya a swanetĹˇego go swarwa bjalo ka lekgoba goba mohlanka.</text:p>
          </table:table-cell>
        </table:table-row>
        <table:table-row table:style-name="ro1">
          <table:table-cell office:value-type="string" calcext:value-type="string">
            <text:p>Bokgoba le go gweba ka makgoba go tla thibelwa ka gohlegohle.</text:p>
          </table:table-cell>
        </table:table-row>
        <table:table-row table:style-name="ro1">
          <table:table-cell office:value-type="string" calcext:value-type="string">
            <text:p>Temana 5</text:p>
          </table:table-cell>
        </table:table-row>
        <table:table-row table:style-name="ro1">
          <table:table-cell office:value-type="string" calcext:value-type="string">
            <text:p>Ga go motho yo a swanetĹˇego go goboĹˇwa goba a swarwa ka mokgwa wo mobe wa go nyefola seriti sa gagwe goba a otlwa gabohloko.</text:p>
          </table:table-cell>
        </table:table-row>
        <table:table-row table:style-name="ro1">
          <table:table-cell office:value-type="string" calcext:value-type="string">
            <text:p>Temana 6</text:p>
          </table:table-cell>
        </table:table-row>
        <table:table-row table:style-name="ro1">
          <table:table-cell office:value-type="string" calcext:value-type="string">
            <text:p>Mang le mang o na le tokelo ya go tsebja lefelong le lengwe le le lengwe bjalo ka motho pele ga molao.</text:p>
          </table:table-cell>
        </table:table-row>
        <table:table-row table:style-name="ro1">
          <table:table-cell office:value-type="string" calcext:value-type="string">
            <text:p>Temana 7</text:p>
          </table:table-cell>
        </table:table-row>
        <table:table-row table:style-name="ro1">
          <table:table-cell office:value-type="string" calcext:value-type="string">
            <text:p>Batho ka moka ba a lekana pele ga molao mme ba dumeletĹˇwe ntle le kgethollo go ĹˇireletĹˇwa ka go lekana pele ga molao.</text:p>
          </table:table-cell>
        </table:table-row>
        <table:table-row table:style-name="ro1">
          <table:table-cell office:value-type="string" calcext:value-type="string">
            <text:p>Ka moka ba swanetĹˇe go fiwa tĹˇhireletĹˇo ya go lekana maleba le kgethollo yeo e tshelago goba e robago Boikano bjo le maikemiĹˇetĹˇo a mangwe le a mangwe ao a bonalago a rata go kgetholla.</text:p>
          </table:table-cell>
        </table:table-row>
        <table:table-row table:style-name="ro1">
          <table:table-cell office:value-type="string" calcext:value-type="string">
            <text:p>Temana 8</text:p>
          </table:table-cell>
        </table:table-row>
        <table:table-row table:style-name="ro1">
          <table:table-cell office:value-type="string" calcext:value-type="string">
            <text:p>Mang le mang o na le tokelo ya go hwetĹˇa phoĹˇollo ya nnete yeo e tlago ka bao ba tsebago ditokelo tĹˇa botho maleba le ditiro tĹˇeo di phaelago ditokelo tĹˇa batho ka thoko tĹˇeo a di fiwago ke molaotheo goba molao.</text:p>
          </table:table-cell>
        </table:table-row>
        <table:table-row table:style-name="ro1">
          <table:table-cell office:value-type="string" calcext:value-type="string">
            <text:p>Temana 9</text:p>
          </table:table-cell>
        </table:table-row>
        <table:table-row table:style-name="ro1">
          <table:table-cell office:value-type="string" calcext:value-type="string">
            <text:p>Ga go motho yo a swanetĹˇego go no swarwa, go hlahlelwa goba go rakwa nageng ka mokgwa wo o sa kweĹˇiĹˇegego.</text:p>
          </table:table-cell>
        </table:table-row>
        <table:table-row table:style-name="ro1">
          <table:table-cell office:value-type="string" calcext:value-type="string">
            <text:p>Temana 10</text:p>
          </table:table-cell>
        </table:table-row>
        <table:table-row table:style-name="ro1">
          <table:table-cell office:value-type="string" calcext:value-type="string">
            <text:p>Mang le mang o dumeletĹˇwe go fiwa tsebe ke lekgotla leo le sa kgethego mahlakore go bona ge eba ditokelo tĹˇa gagwe le dinyakwa tĹˇa setĹˇhaba go yena gammogo le molato wo mongwe le wo mongwe wo a pharwago ka wona ga se tĹˇa maitirelo.</text:p>
          </table:table-cell>
        </table:table-row>
        <table:table-row table:style-name="ro1">
          <table:table-cell office:value-type="string" calcext:value-type="string">
            <text:p>Temana 11</text:p>
          </table:table-cell>
        </table:table-row>
        <table:table-row table:style-name="ro1">
          <table:table-cell office:value-type="string" calcext:value-type="string">
            <text:p>1. Mang le mang yo a pharwago ka molato o na le tokelo ya go se bonwe molato go fihla ge go laetĹˇwa gore o na le molato go ya ka molao le gona mo kgorong ya phatlalatĹˇa yeo a nago le ditokelo ka moka tĹˇa tĹˇhireletĹˇo.</text:p>
          </table:table-cell>
        </table:table-row>
        <table:table-row table:style-name="ro1">
          <table:table-cell office:value-type="string" calcext:value-type="string">
            <text:p>2. Ga go motho yo a tla bonwago molato go ya ka tiro goba tlogelo yeo e sa bopego karolo ya molato wo a pharwago ka wona, ka tlase ga molao wa setĹˇhaba goba wa ditĹˇhabatĹˇhaba ka nako yeo molato o dirwa.</text:p>
          </table:table-cell>
        </table:table-row>
        <table:table-row table:style-name="ro1">
          <table:table-cell office:value-type="string" calcext:value-type="string">
            <text:p>Goba a fiwa kotlo ye boima go feta yeo a bego a tla e fiwa ka nako ya ge molato o dirwa.</text:p>
          </table:table-cell>
        </table:table-row>
        <table:table-row table:style-name="ro1">
          <table:table-cell office:value-type="string" calcext:value-type="string">
            <text:p>Temana 12</text:p>
          </table:table-cell>
        </table:table-row>
        <table:table-row table:style-name="ro1">
          <table:table-cell office:value-type="string" calcext:value-type="string">
            <text:p>Ga go motho yo a swanetĹˇego go ĹˇalwaĹˇalwa morago fao e bilego a se sa na sephiri ka boyena, ka lapeng, mangwalong a gagwe, goba fao go mo ĹˇalaĹˇala morago go tshwenyanago le maemo le go tsebega ga gagwe.</text:p>
          </table:table-cell>
        </table:table-row>
        <table:table-row table:style-name="ro1">
          <table:table-cell office:value-type="string" calcext:value-type="string">
            <text:p>Motho yo mongwe le yo mongwe o na le tokelo ya go ĹˇireletĹˇwa ke molao maleba le go ĹˇalaĹˇalwa morago ka tsela ye goba go hlaselwa.</text:p>
          </table:table-cell>
        </table:table-row>
        <table:table-row table:style-name="ro1">
          <table:table-cell office:value-type="string" calcext:value-type="string">
            <text:p>Temana 13</text:p>
          </table:table-cell>
        </table:table-row>
        <table:table-row table:style-name="ro1">
          <table:table-cell office:value-type="string" calcext:value-type="string">
            <text:p>1. Mang le mang o na le tokelo ya tokologo ya mosepelo le mo a dulago gona ka gare ga naga ye nngwe le ye nngwe.</text:p>
          </table:table-cell>
        </table:table-row>
        <table:table-row table:style-name="ro1">
          <table:table-cell office:value-type="string" calcext:value-type="string">
            <text:p>2. Mang le mang o na le tokelo ya go tlogela naga ye nngwe le ye nngwe, go akaretĹˇwa le ya gabo, le go boela go yona naga yeo ya gabo ge a rata.</text:p>
          </table:table-cell>
        </table:table-row>
        <table:table-row table:style-name="ro1">
          <table:table-cell office:value-type="string" calcext:value-type="string">
            <text:p>Temana 14</text:p>
          </table:table-cell>
        </table:table-row>
        <table:table-row table:style-name="ro1">
          <table:table-cell office:value-type="string" calcext:value-type="string">
            <text:p>1. Mang le mang o na le tokelo ya go nyaka le go ipshina ka tĹˇhireletĹˇo dinageng tĹˇe dingwe maleba le tshekiĹˇo.</text:p>
          </table:table-cell>
        </table:table-row>
        <table:table-row table:style-name="ro1">
          <table:table-cell office:value-type="string" calcext:value-type="string">
            <text:p>2. Tokelo ye e ka se diriĹˇwe ge tshekiĹˇo e tĹˇwelela mo molatong wo o sa amanego le dipolitiki goba mo molatong wo o thulanago le melao le maikemiĹˇetĹˇo a DitĹˇhaba Kopano.</text:p>
          </table:table-cell>
        </table:table-row>
        <table:table-row table:style-name="ro1">
          <table:table-cell office:value-type="string" calcext:value-type="string">
            <text:p>Temana 15</text:p>
          </table:table-cell>
        </table:table-row>
        <table:table-row table:style-name="ro1">
          <table:table-cell office:value-type="string" calcext:value-type="string">
            <text:p>1. Mang le mang o na le tokelo ya go ba wa setĹˇhaba seo se itĹˇego.</text:p>
          </table:table-cell>
        </table:table-row>
        <table:table-row table:style-name="ro1">
          <table:table-cell office:value-type="string" calcext:value-type="string">
            <text:p>2. Ga go yo a ka amogwago, ka go rata, mohlobo wa gagwe goba a ganetĹˇwa ka tokelo ya go fetola mohlobo wa gagwe.</text:p>
          </table:table-cell>
        </table:table-row>
        <table:table-row table:style-name="ro1">
          <table:table-cell office:value-type="string" calcext:value-type="string">
            <text:p>Temana 16</text:p>
          </table:table-cell>
        </table:table-row>
        <table:table-row table:style-name="ro1">
          <table:table-cell office:value-type="string" calcext:value-type="string">
            <text:p>1. Basadi le banna ba ba godilego, ka ntle le go beelwa mellwane go ya ka mohlobo goba bodumedi, ba na le tokelo ya go nyala le go thea lapa.</text:p>
          </table:table-cell>
        </table:table-row>
        <table:table-row table:style-name="ro1">
          <table:table-cell office:value-type="string" calcext:value-type="string">
            <text:p>Ba loketĹˇwe ke ditokelo tĹˇe di lekanego tĹˇa lenyalo, ka nako ya tĹˇeano le ge lenyalo le fediĹˇwa.</text:p>
          </table:table-cell>
        </table:table-row>
        <table:table-row table:style-name="ro1">
          <table:table-cell office:value-type="string" calcext:value-type="string">
            <text:p>2. Lenyalo le tla diragatĹˇwa fela ka tumelelo ye e lokologilego le gona ya go tlala go tĹˇwa go banyalani.</text:p>
          </table:table-cell>
        </table:table-row>
        <table:table-row table:style-name="ro1">
          <table:table-cell office:value-type="string" calcext:value-type="string">
            <text:p>3. Lapa ke tlhago le motheo wa sehlopha sa botee bja setĹˇhaba gomme le loketĹˇe go ĹˇireletĹˇwa ke setĹˇhaba le mmuĹˇo.</text:p>
          </table:table-cell>
        </table:table-row>
        <table:table-row table:style-name="ro1">
          <table:table-cell office:value-type="string" calcext:value-type="string">
            <text:p>Temana 17</text:p>
          </table:table-cell>
        </table:table-row>
        <table:table-row table:style-name="ro1">
          <table:table-cell office:value-type="string" calcext:value-type="string">
            <text:p>1. Mang le mang o na le tokelo ya go ba le phahlo a nnoĹˇi goba go di hlakanela le ba bangwe.</text:p>
          </table:table-cell>
        </table:table-row>
        <table:table-row table:style-name="ro1">
          <table:table-cell office:value-type="string" calcext:value-type="string">
            <text:p>2. Ga go yo a ka amogwago phahlo ka mabaka a go se kwagale.</text:p>
          </table:table-cell>
        </table:table-row>
        <table:table-row table:style-name="ro1">
          <table:table-cell office:value-type="string" calcext:value-type="string">
            <text:p>Temana 18</text:p>
          </table:table-cell>
        </table:table-row>
        <table:table-row table:style-name="ro1">
          <table:table-cell office:value-type="string" calcext:value-type="string">
            <text:p>Mang le mang o na le tokelo ya kgopolo ye e se nago mellwane gammogo le letswalo le bodumedi, tokelo ye e akaretĹˇa tokologo ya go ka fetola borapedi goba tumelo, le tokologo, a nnoĹˇi goba ka kopano le ba bangwe phatlalatĹˇa goba sephiring, go tĹˇweletĹˇa pepeneneng bodumedi goba tumelo ya gagwe go ruteng, phethagatĹˇong, borapeding le bohlokomeding.</text:p>
          </table:table-cell>
        </table:table-row>
        <table:table-row table:style-name="ro1">
          <table:table-cell office:value-type="string" calcext:value-type="string">
            <text:p>Temana 19</text:p>
          </table:table-cell>
        </table:table-row>
        <table:table-row table:style-name="ro1">
          <table:table-cell office:value-type="string" calcext:value-type="string">
            <text:p>Mang le mang o na le tokelo ya tokologo ya kgopolo le tlhagiĹˇo ya kgopolo ye: tokelo ye e akaretĹˇa tokologo ya go ba le dikgopolo, ka ntle le thibelo le go nyakiĹˇiĹˇa, go amogela le go tĹˇwleletĹˇa dikgopolo le dikakanyo ka sephatlalatĹˇi se sengwe le se sengwe ntle le mellwane.</text:p>
          </table:table-cell>
        </table:table-row>
        <table:table-row table:style-name="ro1">
          <table:table-cell office:value-type="string" calcext:value-type="string">
            <text:p>Temana 20</text:p>
          </table:table-cell>
        </table:table-row>
        <table:table-row table:style-name="ro1">
          <table:table-cell office:value-type="string" calcext:value-type="string">
            <text:p>1. Mang le mang o na le tokelo ya go kgona go ka swara kopano ya khutĹˇo le go tsenela makgotla ao a a ratago.</text:p>
          </table:table-cell>
        </table:table-row>
        <table:table-row table:style-name="ro1">
          <table:table-cell office:value-type="string" calcext:value-type="string">
            <text:p>2. Ga go yo a ka gapeletĹˇwago go ba leloko la lekgotla ge yena mong a sa rate.</text:p>
          </table:table-cell>
        </table:table-row>
        <table:table-row table:style-name="ro1">
          <table:table-cell office:value-type="string" calcext:value-type="string">
            <text:p>Temana 21</text:p>
          </table:table-cell>
        </table:table-row>
        <table:table-row table:style-name="ro1">
          <table:table-cell office:value-type="string" calcext:value-type="string">
            <text:p>1. Mang le mang o na le tokelo ya go tĹˇea karolo mmuĹˇong wa naga ye, ka nnoĹˇi, goba ka boemedi bjo bo kgethilwego ka tokologo.</text:p>
          </table:table-cell>
        </table:table-row>
        <table:table-row table:style-name="ro1">
          <table:table-cell office:value-type="string" calcext:value-type="string">
            <text:p>2. Mang le mang o na le tumelelo ye e tletĹˇego ya go ipshina ka ditirelo tĹˇa mmuĹˇo wa naga ya gabo.</text:p>
          </table:table-cell>
        </table:table-row>
        <table:table-row table:style-name="ro1">
          <table:table-cell office:value-type="string" calcext:value-type="string">
            <text:p>3. Thato ya batho e tla ba motheo wa maatla a mmuĹˇo.</text:p>
          </table:table-cell>
        </table:table-row>
        <table:table-row table:style-name="ro1">
          <table:table-cell office:value-type="string" calcext:value-type="string">
            <text:p>Thato ye e tla tĹˇweletĹˇwa ka go swara dikgetho tĹˇa kgonthe kgafetĹˇakgafetĹˇa.</text:p>
          </table:table-cell>
        </table:table-row>
        <table:table-row table:style-name="ro1">
          <table:table-cell office:value-type="string" calcext:value-type="string">
            <text:p>Dikgetho tĹˇe di tla ba tĹˇa kakaretĹˇo le gore mang le mang o tla ba le tokelo ya go bouta.</text:p>
          </table:table-cell>
        </table:table-row>
        <table:table-row table:style-name="ro1">
          <table:table-cell office:value-type="string" calcext:value-type="string">
            <text:p>Dikgetho tĹˇe di swanetĹˇe go dirwa ka kgetho ya sephiri goba ke mekgwa ye mengwe ya go bouta ye e swanetĹˇego le gona e amogelegago.</text:p>
          </table:table-cell>
        </table:table-row>
        <table:table-row table:style-name="ro1">
          <table:table-cell office:value-type="string" calcext:value-type="string">
            <text:p>Temana 22</text:p>
          </table:table-cell>
        </table:table-row>
        <table:table-row table:style-name="ro1">
          <table:table-cell office:value-type="string" calcext:value-type="string">
            <text:p>Mang le mang, yo e lego leloko la setĹˇhaba, o na le tokelo ya tĹˇhireletĹˇo ya setĹˇhaba e bile o lokela go fihlelela ditumo tĹˇa gagwe maitekong a setĹˇhaba le ka go ĹˇomiĹˇana le ditĹˇhaba tĹˇe dingwe.</text:p>
          </table:table-cell>
        </table:table-row>
        <table:table-row table:style-name="ro1">
          <table:table-cell office:value-type="string" calcext:value-type="string">
            <text:p>Taba ye e ama gape le thulaganyo le dithuĹˇo tĹˇa lefase le lengwe le le lengwe, tĹˇa ekonomi, kgwerano le ditokelo tĹˇa setho.</text:p>
          </table:table-cell>
        </table:table-row>
        <table:table-row table:style-name="ro1">
          <table:table-cell office:value-type="string" calcext:value-type="string">
            <text:p>Dintlha tĹˇe ka moka di swanetĹˇe go godiĹˇa seriti le botho bja gagwe ka mokgwa wo o lokologilego.</text:p>
          </table:table-cell>
        </table:table-row>
        <table:table-row table:style-name="ro1">
          <table:table-cell office:value-type="string" calcext:value-type="string">
            <text:p>Temana 23</text:p>
          </table:table-cell>
        </table:table-row>
        <table:table-row table:style-name="ro1">
          <table:table-cell office:value-type="string" calcext:value-type="string">
            <text:p>1. Mang le mang o na le tokelo ya go Ĺˇoma, go kgetha moĹˇomo ka tokologo, ditlamo tĹˇe di kaone tĹˇa moĹˇomo, le tĹˇhireletĹˇo maleba le go hloka moĹˇomo.</text:p>
          </table:table-cell>
        </table:table-row>
        <table:table-row table:style-name="ro1">
          <table:table-cell office:value-type="string" calcext:value-type="string">
            <text:p>2. Mang le mang, ka ntle le kgethollo, o na le tokelo ya go amogela moputso wa go lekana le moĹˇomo wo a o dirago.</text:p>
          </table:table-cell>
        </table:table-row>
        <table:table-row table:style-name="ro1">
          <table:table-cell office:value-type="string" calcext:value-type="string">
            <text:p>3. Mang le mang yo a Ĺˇomago o na le tokelo ya go amogela moputso wo o kgotsofatĹˇago wa go mo kgoniĹˇa go phela ka tlhompho gammogo le lapa la gagwe.</text:p>
          </table:table-cell>
        </table:table-row>
        <table:table-row table:style-name="ro1">
          <table:table-cell office:value-type="string" calcext:value-type="string">
            <text:p>Tokelo ye e swanetĹˇe go tlaleletĹˇwa, ge go kgonagala, ka dithuĹˇo tĹˇe dingwe tĹˇa tĹˇhireletĹˇo ya setĹˇhaba.</text:p>
          </table:table-cell>
        </table:table-row>
        <table:table-row table:style-name="ro1">
          <table:table-cell office:value-type="string" calcext:value-type="string">
            <text:p>4. Mang le mang o na le tokelo ya go thoma le go ba leloko la mokgatlo wa baĹˇomi go ĹˇireletĹˇa dikgahlego tĹˇa gagwe.</text:p>
          </table:table-cell>
        </table:table-row>
        <table:table-row table:style-name="ro1">
          <table:table-cell office:value-type="string" calcext:value-type="string">
            <text:p>Temana 24</text:p>
          </table:table-cell>
        </table:table-row>
        <table:table-row table:style-name="ro1">
          <table:table-cell office:value-type="string" calcext:value-type="string">
            <text:p>Mang le mang o na le tokelo ya go khutĹˇa le go itketla, go akaretĹˇwa le nako ye e swanetĹˇego ya diiri tĹˇa moĹˇomo le matĹˇatĹˇi a maikhutĹˇo ao a lefelwago ka mehla ge a le boikhutĹˇong.</text:p>
          </table:table-cell>
        </table:table-row>
        <table:table-row table:style-name="ro1">
          <table:table-cell office:value-type="string" calcext:value-type="string">
            <text:p>Temana 25</text:p>
          </table:table-cell>
        </table:table-row>
        <table:table-row table:style-name="ro1">
          <table:table-cell office:value-type="string" calcext:value-type="string">
            <text:p>1. Mang le mang o na le tokelo ya maemo a bophelo a swanetĹˇego bophelo le boiketlo bja gagwe gammogo le lapa la gagwe.</text:p>
          </table:table-cell>
        </table:table-row>
        <table:table-row table:style-name="ro1">
          <table:table-cell office:value-type="string" calcext:value-type="string">
            <text:p>Maemo a a bophelo a akaretĹˇa dijo, diaparo, kago ya dintlo le tlhokomelo ya kalafo le ditirelo tĹˇe dingwe tĹˇe bohlokwa tĹˇa setĹˇhaba, tokelo ya tĹˇhireletĹˇo maleba le tlhokego ya moĹˇomo, bolwetĹˇi, bofokodi, bohlologadi, botĹˇofadi goba ditĹˇhitiĹˇo tĹˇe dingwe tĹˇa bophelo tĹˇe di sa laolegego.</text:p>
          </table:table-cell>
        </table:table-row>
        <table:table-row table:style-name="ro1">
          <table:table-cell office:value-type="string" calcext:value-type="string">
            <text:p>2. Botswadi le bongwana di swanetĹˇe go fiwa tlhokomelo ya moswananoĹˇi le thuĹˇo.</text:p>
          </table:table-cell>
        </table:table-row>
        <table:table-row table:style-name="ro1">
          <table:table-cell office:value-type="string" calcext:value-type="string">
            <text:p>Bana ka moka bao ba belegwago e ka ba ka lenyalong goba ka ntle ga lenyalo ba swanetĹˇe go amogela tĹˇhireletĹˇo ya setĹˇhaba ya go swana.</text:p>
          </table:table-cell>
        </table:table-row>
        <table:table-row table:style-name="ro1">
          <table:table-cell office:value-type="string" calcext:value-type="string">
            <text:p>Temana 26</text:p>
          </table:table-cell>
        </table:table-row>
        <table:table-row table:style-name="ro1">
          <table:table-cell office:value-type="string" calcext:value-type="string">
            <text:p>1. Mang le mang o na le tokelo ya thuto.</text:p>
          </table:table-cell>
        </table:table-row>
        <table:table-row table:style-name="ro1">
          <table:table-cell office:value-type="string" calcext:value-type="string">
            <text:p>Thuto e tla ba e sa lefelwe mefatong ya ka fase le ya go thoma.</text:p>
          </table:table-cell>
        </table:table-row>
        <table:table-row table:style-name="ro1">
          <table:table-cell office:value-type="string" calcext:value-type="string">
            <text:p>Thuto ya mathomo e tla ba ya kgapeletĹˇo.</text:p>
          </table:table-cell>
        </table:table-row>
        <table:table-row table:style-name="ro1">
          <table:table-cell office:value-type="string" calcext:value-type="string">
            <text:p>Thuto ya thekniki le thuto ya profeĹˇene di tla hwetĹˇwa gabonolo ka kakaretĹˇo.</text:p>
          </table:table-cell>
        </table:table-row>
        <table:table-row table:style-name="ro1">
          <table:table-cell office:value-type="string" calcext:value-type="string">
            <text:p>Thuto ya godimo le yona e tla hwetĹˇwa ke bohle go ya ka bokgoni bja bona.</text:p>
          </table:table-cell>
        </table:table-row>
        <table:table-row table:style-name="ro1">
          <table:table-cell office:value-type="string" calcext:value-type="string">
            <text:p>2. Thuto e tla lebantĹˇhwa kgodiĹˇong ye e tletĹˇego ya botho le tiiĹˇong ya tlhompho ya ditokelo tĹˇa botho le motheo wa ditokologo.</text:p>
          </table:table-cell>
        </table:table-row>
        <table:table-row table:style-name="ro1">
          <table:table-cell office:value-type="string" calcext:value-type="string">
            <text:p>E tla tĹˇweletĹˇa kweĹˇiĹˇo, kgotlelelo le segwera gare ga ditĹˇhaba, dihlopha tĹˇa morafe goba tĹˇa bodumedi gomme e tla thuĹˇa go tĹˇweletĹˇa gape le ditiro tĹˇa DitĹˇhaba Kopano mo phegelelong ya go lota khutĹˇo.</text:p>
          </table:table-cell>
        </table:table-row>
        <table:table-row table:style-name="ro1">
          <table:table-cell office:value-type="string" calcext:value-type="string">
            <text:p>3. Batswadi ba na le tokelo ya pele ya go kgetha mohuta wa thuto ye e tla rutwago bana ba bona.</text:p>
          </table:table-cell>
        </table:table-row>
        <table:table-row table:style-name="ro1">
          <table:table-cell office:value-type="string" calcext:value-type="string">
            <text:p>Temana 27</text:p>
          </table:table-cell>
        </table:table-row>
        <table:table-row table:style-name="ro1">
          <table:table-cell office:value-type="string" calcext:value-type="string">
            <text:p>1. Mang le mang o na le tokelo ya go tĹˇea karolo meetlong ya setĹˇhaba, go ipshina ka bokgabo, le go abelana ka tĹˇwelopele ya thutamahlale le dithutiĹˇo tĹˇa yona.</text:p>
          </table:table-cell>
        </table:table-row>
        <table:table-row table:style-name="ro1">
          <table:table-cell office:value-type="string" calcext:value-type="string">
            <text:p>2. Mang le mang o na le tokelo ya tĹˇhireletĹˇo ya setho le phiĹˇegelo ya didiriĹˇwa tĹˇe di tĹˇwago thutamahlaleng, dingwalong goba dipoelong tĹˇa bokgabo tĹˇeo a lego mongwadi wa tĹˇona.</text:p>
          </table:table-cell>
        </table:table-row>
        <table:table-row table:style-name="ro1">
          <table:table-cell office:value-type="string" calcext:value-type="string">
            <text:p>Temana 28 Mang le mang o lokelwa ke bophelo bjo bo lokilego setĹˇhabeng le lefaseng ka bophara moo ditokelo le ditokologo tĹˇe di theilwego Boikanong bjo di kgonago go tĹˇweletĹˇwa.</text:p>
          </table:table-cell>
        </table:table-row>
        <table:table-row table:style-name="ro1">
          <table:table-cell office:value-type="string" calcext:value-type="string">
            <text:p>Temana 29</text:p>
          </table:table-cell>
        </table:table-row>
        <table:table-row table:style-name="ro1">
          <table:table-cell office:value-type="string" calcext:value-type="string">
            <text:p>1. Mang le mang o na le ditshwanelo tĹˇeo a di phethago setĹˇhabeng fao go lego bonolo go tĹˇweletĹˇa le go godiĹˇa ka botlalo botho bja gagwe.</text:p>
          </table:table-cell>
        </table:table-row>
        <table:table-row table:style-name="ro1">
          <table:table-cell office:value-type="string" calcext:value-type="string">
            <text:p>2. Mo tĹˇweletĹˇong ya ditokelo tĹˇa gagwe le ditokologo, mang le mang ga a swanela go tshela mellwane ye e beilwego fela ke molao ka mabaka a go boloka kweĹˇiĹˇo le tlhompho ya ditokelo le ditokologo tĹˇa ba bangwe le go amogela dinyakego tĹˇe lokilego tĹˇa setho.</text:p>
          </table:table-cell>
        </table:table-row>
        <table:table-row table:style-name="ro1">
          <table:table-cell office:value-type="string" calcext:value-type="string">
            <text:p>Ga di a swanela gape go tshela molao wa botho, polokego ya setĹˇhaba le maemo a bophelo ka kakaretĹˇo mmuĹˇong wa setĹˇhaba wa demokrasi.</text:p>
          </table:table-cell>
        </table:table-row>
        <table:table-row table:style-name="ro1">
          <table:table-cell office:value-type="string" calcext:value-type="string">
            <text:p>3. Ditokelo tĹˇe le ditokologo ga di a swanela go ka ĹˇomiĹˇwa thulanong le mehola le maikemiĹˇetĹˇo a DitĹˇhaba Kopano.</text:p>
          </table:table-cell>
        </table:table-row>
        <table:table-row table:style-name="ro1">
          <table:table-cell office:value-type="string" calcext:value-type="string">
            <text:p>Temana 30</text:p>
          </table:table-cell>
        </table:table-row>
        <table:table-row table:style-name="ro1">
          <table:table-cell office:value-type="string" calcext:value-type="string">
            <text:p>Ga go selo mo Boikanong bjo se se ka kweĹˇiĹˇwago bjalo ka seo se lebanego le mmuĹˇo ofe kapa ofe, sehlopha goba motho go dira moĹˇomo ofe goba ofe wo o lebiĹˇitĹˇwego pĹˇhatlaganyong ya ditokelo le ditokologo tĹˇe di beilwego mokhwi.</text:p>
          </table:table-cell>
        </table:table-row>
      </table:table>
      <table:table table:name="zu" table:style-name="ta1">
        <table:table-column table:style-name="co9" table:default-cell-style-name="Default"/>
        <table:table-row table:style-name="ro1">
          <table:table-cell office:value-type="string" calcext:value-type="string">
            <text:p>UMBHALO OGCWELE WOGUNYAZO LWAMALUNGELO OLUNTU JIKELELE</text:p>
          </table:table-cell>
        </table:table-row>
        <table:table-row table:style-name="ro1">
          <table:table-cell office:value-type="string" calcext:value-type="string">
            <text:p>Isandulelo Ngokunjalo ukwamukelwa ngokuzuzwa kwesithunzi samalungelo alinganayo najwayelekile awowonke amalunga omndeni wesintu kuyisisekelo senkululeko, sobulungiswa noxolo emhlabeni, Ngokunjalo ukunganakwa nokwedelelwa kwamalungelo esintu kube nomphumela wezenzo zobuqaba eseziqede unembeza kubantu, kanye nomhlaba obhekwe isintu ukuba senamele inkululeko yokukhuluma nokukholwa, inkululeko yokungesabi futhi nokufuna kugunyazwe ugqozi kubobonke abantu, Ngokunjalo kudingekile, uma umuntu engenakuphoqwa ukulandela umgudu othize, njengendlela yokugcina, avukele ababusi nabacindezeli, ukuze amalungelo esintu avikelwe ngokubusa ngomthetho, Ngokunjalo kudingekile ukuba kwenyuswe ukuthuthukiswa kobungane nobudlelwane phakathi kwezizwe, Ngokunjalo abantu beNhlangano yeZizwe bayinqinisile inkolo yabo yengqalasizinda yamalungelo oluntu kuCharter, esithunzini nobuntu emalungelweni alinganayo abesilisa nabesifazane futhi bazimisele ukuqhubela phambili inqubekelaphambili yomphakathi namazinga angcono empilo enkululekweni ethe xaxa, Ngokunjalo aMalunga eMibuso azibophezele mathupha ukuthuthukisa, ngokubambisana neNhlangano yeZizwe, ukuthuthukiswa kwenhlonipho emhlabeni wonke nokuqashelwa kwamalungelo oluntu nengqalasizinda yenkululeko, Ngokunjalo ukuqondwa kahle ngokufanayo kwalamalungelo nenkululeko kubaluleke kakhulu ukuze lokhu kuzibophezela kuqashelwe, MANJE, NGAKHOKE UMGWAMANDA UNQUMA uGunyazo lwaMalungelo oLuntu Jikelele njengezinga elifanayo lokuthuthukiswa kwabantu nezizwe zonke, ekugcineni okuzokwenza ukuthi umuntu ngamunye kunoma isiphi isigaba somphakathi ngokugcina lolawulo emqondweni baphokophelele ngokufundisa nangemfundo ukuphakamisa inhlonipho yalamalungelo nenkululeko futhi nangenqubekelaphambili, ezweni noma emhlabeni jikelele, baqinisekise ukwamukelwa okuvumelekile nokuqashelwa jikelele ndawozombili phakathi kwabantu baMalunga eMibuso qobo lwabo kanye nabantu abangaphansi kwemibuso yabo.</text:p>
          </table:table-cell>
        </table:table-row>
        <table:table-row table:style-name="ro1">
          <table:table-cell office:value-type="string" calcext:value-type="string">
            <text:p>Isigaba 1</text:p>
          </table:table-cell>
        </table:table-row>
        <table:table-row table:style-name="ro1">
          <table:table-cell office:value-type="string" calcext:value-type="string">
            <text:p>Bonke abantu bazalwa bekhululekile belingana ngesithunzi nangamalungelo.</text:p>
          </table:table-cell>
        </table:table-row>
        <table:table-row table:style-name="ro1">
          <table:table-cell office:value-type="string" calcext:value-type="string">
            <text:p>Bahlanganiswe wumcabango nangunembeza futhi kufanele baphathane ngomoya wobunye.</text:p>
          </table:table-cell>
        </table:table-row>
        <table:table-row table:style-name="ro1">
          <table:table-cell office:value-type="string" calcext:value-type="string">
            <text:p>Isigaba 2</text:p>
          </table:table-cell>
        </table:table-row>
        <table:table-row table:style-name="ro1">
          <table:table-cell office:value-type="string" calcext:value-type="string">
            <text:p>Wonke umuntu kumele awathole wonke lamalungelo nenkululeko ebhalwe kuloluGunyazo, ngale kokwehlukaniswa, ngokobuhlanga, ngokwebala, ngokobulili, ngokolimi, ngokwenkolo, ezombangazwe noma umbono, ubuzwe noma imvelaphi, umhlaba, ukuzalwa noma isiphi-ke nje esinye isimo.</text:p>
          </table:table-cell>
        </table:table-row>
        <table:table-row table:style-name="ro1">
          <table:table-cell office:value-type="string" calcext:value-type="string">
            <text:p>Ngaphezu kwaloko, akukho kuhlukaniswa okuyokwenziwa ngenxa yezombangazwe, isimo sokwenganyelwa kwezwe noma imingcele yezwe umuntu ahlala kulo, noma ngabe uzimelegeqe, ubanjelwe, ozibuse noma uphansi kolawulo olunqunyelwe.</text:p>
          </table:table-cell>
        </table:table-row>
        <table:table-row table:style-name="ro1">
          <table:table-cell office:value-type="string" calcext:value-type="string">
            <text:p>Isigaba 3</text:p>
          </table:table-cell>
        </table:table-row>
        <table:table-row table:style-name="ro1">
          <table:table-cell office:value-type="string" calcext:value-type="string">
            <text:p>Wonke umuntu unelungelo lempilo, lenkululeko nelokuphepha.</text:p>
          </table:table-cell>
        </table:table-row>
        <table:table-row table:style-name="ro1">
          <table:table-cell office:value-type="string" calcext:value-type="string">
            <text:p>Isigaba 4</text:p>
          </table:table-cell>
        </table:table-row>
        <table:table-row table:style-name="ro1">
          <table:table-cell office:value-type="string" calcext:value-type="string">
            <text:p>Akekho oyoba isigqila noma agqilazwe, ukuhweba ngezigqila kuyovinjwa ngezindlela zonke.</text:p>
          </table:table-cell>
        </table:table-row>
        <table:table-row table:style-name="ro1">
          <table:table-cell office:value-type="string" calcext:value-type="string">
            <text:p>Isigaba 5</text:p>
          </table:table-cell>
        </table:table-row>
        <table:table-row table:style-name="ro1">
          <table:table-cell office:value-type="string" calcext:value-type="string">
            <text:p>Akekho oyohlukunyezwa noma aphathwe ngobulwane ajeziswe ngokwehliswa isithunzi.</text:p>
          </table:table-cell>
        </table:table-row>
        <table:table-row table:style-name="ro1">
          <table:table-cell office:value-type="string" calcext:value-type="string">
            <text:p>Isigaba 6</text:p>
          </table:table-cell>
        </table:table-row>
        <table:table-row table:style-name="ro1">
          <table:table-cell office:value-type="string" calcext:value-type="string">
            <text:p>Wonke umuntu unelungelo lokwemukelwa nomaphi njengomuntu phambi komthetho.</text:p>
          </table:table-cell>
        </table:table-row>
        <table:table-row table:style-name="ro1">
          <table:table-cell office:value-type="string" calcext:value-type="string">
            <text:p>Isigaba 7</text:p>
          </table:table-cell>
        </table:table-row>
        <table:table-row table:style-name="ro1">
          <table:table-cell office:value-type="string" calcext:value-type="string">
            <text:p>Sonke siyalingana phambi komthetho futhi kufanele umthetho usivikele ngokulinganayo ngale kokubandlulula.</text:p>
          </table:table-cell>
        </table:table-row>
        <table:table-row table:style-name="ro1">
          <table:table-cell office:value-type="string" calcext:value-type="string">
            <text:p>Sonke kufanele sivikelwe ngokulinganayo ekubandlululweni, ngokungagcinwa kwaloluGunyazo futhi nasekukhuthazweni kwanoma luhloboluni lobandlululo.</text:p>
          </table:table-cell>
        </table:table-row>
        <table:table-row table:style-name="ro1">
          <table:table-cell office:value-type="string" calcext:value-type="string">
            <text:p>Isigaba 8</text:p>
          </table:table-cell>
        </table:table-row>
        <table:table-row table:style-name="ro1">
          <table:table-cell office:value-type="string" calcext:value-type="string">
            <text:p>Wonke umuntu unelungelo lokuthola usizo oluyilo ezinkantolo ezibekiwe ngezenzo ezephula isisekelo samalungelo anikezwe wona umthethosisekelo noma umthetho.</text:p>
          </table:table-cell>
        </table:table-row>
        <table:table-row table:style-name="ro1">
          <table:table-cell office:value-type="string" calcext:value-type="string">
            <text:p>Isigaba 9 Akekho oyoboshwa, avelelwe noma adingiswe ngokungekho emthethweni.</text:p>
          </table:table-cell>
        </table:table-row>
        <table:table-row table:style-name="ro1">
          <table:table-cell office:value-type="string" calcext:value-type="string">
            <text:p>Isigaba 10</text:p>
          </table:table-cell>
        </table:table-row>
        <table:table-row table:style-name="ro1">
          <table:table-cell office:value-type="string" calcext:value-type="string">
            <text:p>Wonke umuntu kumele alalelwe obala ngokulingana okugcwele nangeqiniso, inkantolo engavuni futhi ezimele, ekutholweni kwamalungelo akhe nezimiselo zakhe noma ngabe iliphi icala abekwe lona.</text:p>
          </table:table-cell>
        </table:table-row>
        <table:table-row table:style-name="ro1">
          <table:table-cell office:value-type="string" calcext:value-type="string">
            <text:p>Isigaba 11</text:p>
          </table:table-cell>
        </table:table-row>
        <table:table-row table:style-name="ro1">
          <table:table-cell office:value-type="string" calcext:value-type="string">
            <text:p>1. Wonke umuntu obekwe icala elidinga isijeziso unelungelo lokuthathwa njengomsulwa kuze kutholakale ukuthi impela unecala ngokomthetho enkantolo evulekile lapho enikwe iziqiniseko ezidingekile zokuzivikela.</text:p>
          </table:table-cell>
        </table:table-row>
        <table:table-row table:style-name="ro1">
          <table:table-cell office:value-type="string" calcext:value-type="string">
            <text:p>2. Akekho oyotholwa enecala ngecala elidinga isijeziso ngenxa yanoma isiphi isenzo noma iphutha elalingelona icala elidinga isijeziso ngaphansi komthetho wezwe noma kazwelonke, ngenkathi lenzeka.</text:p>
          </table:table-cell>
        </table:table-row>
        <table:table-row table:style-name="ro1">
          <table:table-cell office:value-type="string" calcext:value-type="string">
            <text:p>Noma anikwe isijeziso esinzinyana kunaleso esasifanele ngenkathi kwenzeka lelocala.</text:p>
          </table:table-cell>
        </table:table-row>
        <table:table-row table:style-name="ro1">
          <table:table-cell office:value-type="string" calcext:value-type="string">
            <text:p>Isigaba 12</text:p>
          </table:table-cell>
        </table:table-row>
        <table:table-row table:style-name="ro1">
          <table:table-cell office:value-type="string" calcext:value-type="string">
            <text:p>Akekho okuyogaxekwa, ngokungemthetho ezindabeni zakhe zangasese, emndenini, ekhaya noma ezincwadini azithumelayo nazitholayo, noma ukuhlaselwa kwesithunzi nokuhlonipheka kwakhe.</text:p>
          </table:table-cell>
        </table:table-row>
        <table:table-row table:style-name="ro1">
          <table:table-cell office:value-type="string" calcext:value-type="string">
            <text:p>Wonke umuntu unelungelo lokuvikelwa kulokho kuhlaselwa nokugxambukela.</text:p>
          </table:table-cell>
        </table:table-row>
        <table:table-row table:style-name="ro1">
          <table:table-cell office:value-type="string" calcext:value-type="string">
            <text:p>Isigaba 13</text:p>
          </table:table-cell>
        </table:table-row>
        <table:table-row table:style-name="ro1">
          <table:table-cell office:value-type="string" calcext:value-type="string">
            <text:p>1. Wonke umuntu unelungelo lokuhamba ngenkululeko nokuhlala phakathi kwemingcele ezungeze imibuso ehlukene.</text:p>
          </table:table-cell>
        </table:table-row>
        <table:table-row table:style-name="ro1">
          <table:table-cell office:value-type="string" calcext:value-type="string">
            <text:p>2. Wonke umuntu unelungelo lokushiya izwe lakhe, futhi abuye abuyele kulo.</text:p>
          </table:table-cell>
        </table:table-row>
        <table:table-row table:style-name="ro1">
          <table:table-cell office:value-type="string" calcext:value-type="string">
            <text:p>Isigaba 14</text:p>
          </table:table-cell>
        </table:table-row>
        <table:table-row table:style-name="ro1">
          <table:table-cell office:value-type="string" calcext:value-type="string">
            <text:p>1. Wonke umuntu unelungelo lokucela ukuhlala akhosele kwamanye amazwe ebalekela ukuphathwa kabuhlungu.</text:p>
          </table:table-cell>
        </table:table-row>
        <table:table-row table:style-name="ro1">
          <table:table-cell office:value-type="string" calcext:value-type="string">
            <text:p>2. Lelilungelo alinakusetshenziselwa ukubalekela ukushushiswa okufanele okuvela ngamacala angahlangene nezombangazwe noma ngezenzo ezingqubuzana nezinhloso nemigomo yeNhlangano yeZizwe.</text:p>
          </table:table-cell>
        </table:table-row>
        <table:table-row table:style-name="ro1">
          <table:table-cell office:value-type="string" calcext:value-type="string">
            <text:p>Isigaba 15</text:p>
          </table:table-cell>
        </table:table-row>
        <table:table-row table:style-name="ro1">
          <table:table-cell office:value-type="string" calcext:value-type="string">
            <text:p>1. Wonke umuntu unelungelo lobuzwe.</text:p>
          </table:table-cell>
        </table:table-row>
        <table:table-row table:style-name="ro1">
          <table:table-cell office:value-type="string" calcext:value-type="string">
            <text:p>2. Akekho oyokwenqatshelwa ngokungemthetho noma ancishwe ilungelo lokuguqula ubuzwe bakhe.</text:p>
          </table:table-cell>
        </table:table-row>
        <table:table-row table:style-name="ro1">
          <table:table-cell office:value-type="string" calcext:value-type="string">
            <text:p>Isigaba 16</text:p>
          </table:table-cell>
        </table:table-row>
        <table:table-row table:style-name="ro1">
          <table:table-cell office:value-type="string" calcext:value-type="string">
            <text:p>1. Abesilisa nabesifazane asebeneminyaka efanele yobudala banelungelo lokuganana bakhe unmdeni, ngale kwezihibe zobuhlanga, ubuzwe noma inkolo.</text:p>
          </table:table-cell>
        </table:table-row>
        <table:table-row table:style-name="ro1">
          <table:table-cell office:value-type="string" calcext:value-type="string">
            <text:p>Kufanele babenamalungelo alinganayo ngokomshado, ngenkathi beshadile noma usuhlakazekile umshado.</text:p>
          </table:table-cell>
        </table:table-row>
        <table:table-row table:style-name="ro1">
          <table:table-cell office:value-type="string" calcext:value-type="string">
            <text:p>2. Umshado kuyongenwa kuwo kuphela ngenkululeko nangemvume ephelele yalabo abashadayo.</text:p>
          </table:table-cell>
        </table:table-row>
        <table:table-row table:style-name="ro1">
          <table:table-cell office:value-type="string" calcext:value-type="string">
            <text:p>3. Umndeni uyimvelo nesizinda somphakathi okufanele uvikelwe umphakathi noMbuso.</text:p>
          </table:table-cell>
        </table:table-row>
        <table:table-row table:style-name="ro1">
          <table:table-cell office:value-type="string" calcext:value-type="string">
            <text:p>Isigaba 17</text:p>
          </table:table-cell>
        </table:table-row>
        <table:table-row table:style-name="ro1">
          <table:table-cell office:value-type="string" calcext:value-type="string">
            <text:p>1. Wonke umuntu unelungelo lobunikazi bempahla eyedwa noma ehlanganyele nabanye.</text:p>
          </table:table-cell>
        </table:table-row>
        <table:table-row table:style-name="ro1">
          <table:table-cell office:value-type="string" calcext:value-type="string">
            <text:p>2. Akekho oyokwephucwa ngokungekho emthethweni impahla yakhe.</text:p>
          </table:table-cell>
        </table:table-row>
        <table:table-row table:style-name="ro1">
          <table:table-cell office:value-type="string" calcext:value-type="string">
            <text:p>Isigaba 18</text:p>
          </table:table-cell>
        </table:table-row>
        <table:table-row table:style-name="ro1">
          <table:table-cell office:value-type="string" calcext:value-type="string">
            <text:p>Wonke umuntu unelungelo lokucabanga ngenkululeko, unembeza nenkolo, lelilungelo lihlanganisa inkululeko yokuguqula ukholo noma inkolelo noma ngabe eyedwa noma nabanye emphakathini, obala noma ngasese, ukucacisa inkolo noma ukukholwa kwakhe ngokufundisa, ngokwenza, nokukhonza nangokulandela.</text:p>
          </table:table-cell>
        </table:table-row>
        <table:table-row table:style-name="ro1">
          <table:table-cell office:value-type="string" calcext:value-type="string">
            <text:p>Isigaba 19</text:p>
          </table:table-cell>
        </table:table-row>
        <table:table-row table:style-name="ro1">
          <table:table-cell office:value-type="string" calcext:value-type="string">
            <text:p>Wonke umuntu unelungelo lokuveza umbono ngenkululeko, lelilungelo lihlanganisa inkululeko yokubeka imibono ngaphandle kokuthikanyezwa, futhi nokuthungatha, ukwamukela nokukhipha ulwazi nemiqondo nganoma iyiphi indlela yokusakaza ngale kwezihibe.</text:p>
          </table:table-cell>
        </table:table-row>
        <table:table-row table:style-name="ro1">
          <table:table-cell office:value-type="string" calcext:value-type="string">
            <text:p>Isigaba 20</text:p>
          </table:table-cell>
        </table:table-row>
        <table:table-row table:style-name="ro1">
          <table:table-cell office:value-type="string" calcext:value-type="string">
            <text:p>1. Wonke umuntu unelungelo lokuhlanganyela ngokukhululeka embuthanweni woxolo.</text:p>
          </table:table-cell>
        </table:table-row>
        <table:table-row table:style-name="ro1">
          <table:table-cell office:value-type="string" calcext:value-type="string">
            <text:p>2. Akekho oyophoqwa ukuba yilunga lenhlangano.</text:p>
          </table:table-cell>
        </table:table-row>
        <table:table-row table:style-name="ro1">
          <table:table-cell office:value-type="string" calcext:value-type="string">
            <text:p>Isigaba 21</text:p>
          </table:table-cell>
        </table:table-row>
        <table:table-row table:style-name="ro1">
          <table:table-cell office:value-type="string" calcext:value-type="string">
            <text:p>1. Wonke umuntu unelungelo lokubamba iqhaza kuhulumeni wezwe lakhe, ngokwakhe ngqo noma ngabakhulumeli abakhethwe ngokukhululekile.</text:p>
          </table:table-cell>
        </table:table-row>
        <table:table-row table:style-name="ro1">
          <table:table-cell office:value-type="string" calcext:value-type="string">
            <text:p>2. Wonke umuntu unelungelo elilinganayo lokuthola usizo lomphakathi olufanayo ezweni lakhe.</text:p>
          </table:table-cell>
        </table:table-row>
        <table:table-row table:style-name="ro1">
          <table:table-cell office:value-type="string" calcext:value-type="string">
            <text:p>3. Intando yabantu yiyo eyoba isizinda segunya likahulumeni.</text:p>
          </table:table-cell>
        </table:table-row>
        <table:table-row table:style-name="ro1">
          <table:table-cell office:value-type="string" calcext:value-type="string">
            <text:p>Lentando iyovezwa okhethweni lwempela ngezikhathi ezithile oluyoba ujikelele futhi lufane ndawozonke.</text:p>
          </table:table-cell>
        </table:table-row>
        <table:table-row table:style-name="ro1">
          <table:table-cell office:value-type="string" calcext:value-type="string">
            <text:p>Luyokwenziwa ngokhetho oluyimfihlo noma ngenqubo yokhetho olukhululekile.</text:p>
          </table:table-cell>
        </table:table-row>
        <table:table-row table:style-name="ro1">
          <table:table-cell office:value-type="string" calcext:value-type="string">
            <text:p>Isigaba 22</text:p>
          </table:table-cell>
        </table:table-row>
        <table:table-row table:style-name="ro1">
          <table:table-cell office:value-type="string" calcext:value-type="string">
            <text:p>Wonke umuntu, njengelunga lomphakathi, unelungelo lukuphepha emphakathini futhi kufanele aziwe, ngemizamo yezwe nokubambisana kukazwelonke futhi nangokuhambisana nezinhlangano nemithombo yeMibuso ehlukene, kwezomnotho, amalungelo amasiko nenhlalo angenakulahlwa ngesithunzi sakhe nokuthuthukisa ubuyena ngenkululeko.</text:p>
          </table:table-cell>
        </table:table-row>
        <table:table-row table:style-name="ro1">
          <table:table-cell office:value-type="string" calcext:value-type="string">
            <text:p>Isigaba 23</text:p>
          </table:table-cell>
        </table:table-row>
        <table:table-row table:style-name="ro1">
          <table:table-cell office:value-type="string" calcext:value-type="string">
            <text:p>1. Wonke umuntu unelungelo lokusebenza, nokuzikhethela ngenkululeko umsebenzi, nezimo zomsebenzi ezivunelekile nezilungile futhi nokuvikelwa uma elahlekelwe umsebenzi.</text:p>
          </table:table-cell>
        </table:table-row>
        <table:table-row table:style-name="ro1">
          <table:table-cell office:value-type="string" calcext:value-type="string">
            <text:p>2. Wonke umuntu, ngaphandle kokubandlululwa, unelungelo lokuhola imali efanayo ngomsebenzi ofanayo.</text:p>
          </table:table-cell>
        </table:table-row>
        <table:table-row table:style-name="ro1">
          <table:table-cell office:value-type="string" calcext:value-type="string">
            <text:p>3. Wonke umuntu osebenzayo unelungelo lomholo ofanele novumelekile ukuqinisekisa ubukhona besithunzi sobuntu bakhe nomndeni wakhe, kulekelelwa, uma kundingekile, ezinye izindlela zokuvikeleka komphakathi.</text:p>
          </table:table-cell>
        </table:table-row>
        <table:table-row table:style-name="ro1">
          <table:table-cell office:value-type="string" calcext:value-type="string">
            <text:p>4. Wonke umuntu unelungelo lokubumba noma lokuba ilunga lenyunyana ukuze kuvikeleke izidingo zakhe.</text:p>
          </table:table-cell>
        </table:table-row>
        <table:table-row table:style-name="ro1">
          <table:table-cell office:value-type="string" calcext:value-type="string">
            <text:p>Isigaba 24</text:p>
          </table:table-cell>
        </table:table-row>
        <table:table-row table:style-name="ro1">
          <table:table-cell office:value-type="string" calcext:value-type="string">
            <text:p>Wonke umuntu unelungelo lokuphumula nokungcebeleka, kuhlangene nemikhawuko yamahora okusebenza, namakhefu akhokhelwayo ezikhathini ezithize.</text:p>
          </table:table-cell>
        </table:table-row>
        <table:table-row table:style-name="ro1">
          <table:table-cell office:value-type="string" calcext:value-type="string">
            <text:p>Isigaba 25</text:p>
          </table:table-cell>
        </table:table-row>
        <table:table-row table:style-name="ro1">
          <table:table-cell office:value-type="string" calcext:value-type="string">
            <text:p>1. Wonke umuntu unelungelo lezinga lempilo nenhlalakahle eyenelisayo yakhe nomndeni wakhe, khuhlangene nokudla, okokwembatha, izindlu, ukunakekelwa ngezokwelashwa kanye nemisebenzi yomphakathi, nelungelo lokuvikeleka uma engasebenzi, egula, ekhubazeka, eshonelwa, eguga noma-ke ikuphi ukukhubazeka okungamehlela ngesimo angenamandla okusinqanda.</text:p>
          </table:table-cell>
        </table:table-row>
        <table:table-row table:style-name="ro1">
          <table:table-cell office:value-type="string" calcext:value-type="string">
            <text:p>2. Omama nabantwana kumele banakekelwe futhi balekelelwe ngokunqala impela.</text:p>
          </table:table-cell>
        </table:table-row>
        <table:table-row table:style-name="ro1">
          <table:table-cell office:value-type="string" calcext:value-type="string">
            <text:p>Bonke abantwana noma bezalwe ngaphandle komshado bayothola ukuvikelwa okufanayo emphakathini.</text:p>
          </table:table-cell>
        </table:table-row>
        <table:table-row table:style-name="ro1">
          <table:table-cell office:value-type="string" calcext:value-type="string">
            <text:p>Isigaba 26</text:p>
          </table:table-cell>
        </table:table-row>
        <table:table-row table:style-name="ro1">
          <table:table-cell office:value-type="string" calcext:value-type="string">
            <text:p>1. Wonke umuntu unelungelo lemfundo.</text:p>
          </table:table-cell>
        </table:table-row>
        <table:table-row table:style-name="ro1">
          <table:table-cell office:value-type="string" calcext:value-type="string">
            <text:p>Imfundo iyotholakala ngesihle, okungenani emabangeni aphansi ayingqalasizinda.</text:p>
          </table:table-cell>
        </table:table-row>
        <table:table-row table:style-name="ro1">
          <table:table-cell office:value-type="string" calcext:value-type="string">
            <text:p>Imfundo eyisingeniso iyoba ngeyempoqo.</text:p>
          </table:table-cell>
        </table:table-row>
        <table:table-row table:style-name="ro1">
          <table:table-cell office:value-type="string" calcext:value-type="string">
            <text:p>Imfundo yobuchwepheshe neyenzululwazi iyokwenziwa ibe khona ngokwejwayelekile bese kuthi imfundo ephakeme itholakale kubobonke ngobunjalo babo.</text:p>
          </table:table-cell>
        </table:table-row>
        <table:table-row table:style-name="ro1">
          <table:table-cell office:value-type="string" calcext:value-type="string">
            <text:p>2. Imfundo iyoqonda ekuthuthukiseni ubuntu ngokugcwele nasekuqiniseni inhlonipho yamalungelo abantu nengqalasizinda yenkululeko.</text:p>
          </table:table-cell>
        </table:table-row>
        <table:table-row table:style-name="ro1">
          <table:table-cell office:value-type="string" calcext:value-type="string">
            <text:p>Iyothuthukisa ukuzwana, ukubekezelelana nobungane phakathi kwezizwe, kwamaqembu ezinhlanga nezenkolo, futhi iyoqhubela phambili imikhankaso yeNhlangano yeZizwe ekugcineni uxolo.</text:p>
          </table:table-cell>
        </table:table-row>
        <table:table-row table:style-name="ro1">
          <table:table-cell office:value-type="string" calcext:value-type="string">
            <text:p>3. Abazali banelungelo lokuqala lokukhetha uhlobo lwemfundo eyonikezwa abantwana babo.</text:p>
          </table:table-cell>
        </table:table-row>
        <table:table-row table:style-name="ro1">
          <table:table-cell office:value-type="string" calcext:value-type="string">
            <text:p>Isigaba 27</text:p>
          </table:table-cell>
        </table:table-row>
        <table:table-row table:style-name="ro1">
          <table:table-cell office:value-type="string" calcext:value-type="string">
            <text:p>1. Wonke umuntu unelungelo elikhululekile lokuzimbandakanya empilweni yamasiko omphakathi, athokozele amakhono, ahlomule entuthukweni yezesayensi nasezinzuzweni zayo.</text:p>
          </table:table-cell>
        </table:table-row>
        <table:table-row table:style-name="ro1">
          <table:table-cell office:value-type="string" calcext:value-type="string">
            <text:p>2. Wonke umuntu unelungelo lokuvikeleka kwezifiso ezisemqoka ezingumphumela womkhiqizo wezobusayensi, wombhalo okukanye wekhono elithize abengumsunguli wako.</text:p>
          </table:table-cell>
        </table:table-row>
        <table:table-row table:style-name="ro1">
          <table:table-cell office:value-type="string" calcext:value-type="string">
            <text:p>Isigaba 28</text:p>
          </table:table-cell>
        </table:table-row>
        <table:table-row table:style-name="ro1">
          <table:table-cell office:value-type="string" calcext:value-type="string">
            <text:p>Wonke umuntu emphakathini nasemhlabeni kumele athole lamalungelo nenkululeko echazwe kuloluGunyazo.</text:p>
          </table:table-cell>
        </table:table-row>
        <table:table-row table:style-name="ro1">
          <table:table-cell office:value-type="string" calcext:value-type="string">
            <text:p>Isigaba 29</text:p>
          </table:table-cell>
        </table:table-row>
        <table:table-row table:style-name="ro1">
          <table:table-cell office:value-type="string" calcext:value-type="string">
            <text:p>1. Wonke umuntu uneqhaza emphakathini okuwukuphela kwendawo lapho ukukhululeka nokuthuthuka kwakhe kungenzeka khona.</text:p>
          </table:table-cell>
        </table:table-row>
        <table:table-row table:style-name="ro1">
          <table:table-cell office:value-type="string" calcext:value-type="string">
            <text:p>2. Ekusebenziseni amalungelo nenkululeko yakhe, umuntu uyokwenza lokho okulinganiselwe njengokulawula komthetho, ngenhloso eyodwa yokuqinisekisa ukwamukelwa nenhlonipho yamalungelo nenkululeko yabanye abantu, futhi nokuhlangabezana nezidingo ezinobulungiswa nobuqotho, ukuqonda komphakathi kanye nezenhlalakahle jikelele emphakathini wentando yeningi.</text:p>
          </table:table-cell>
        </table:table-row>
        <table:table-row table:style-name="ro1">
          <table:table-cell office:value-type="string" calcext:value-type="string">
            <text:p>3. Lamalungelo nenkululeko akunakusetshenziswa ngokuphambana nezinhloso nemigomo yeNhlangano yeZizwe.</text:p>
          </table:table-cell>
        </table:table-row>
        <table:table-row table:style-name="ro1">
          <table:table-cell office:value-type="string" calcext:value-type="string">
            <text:p>Isigaba 30</text:p>
          </table:table-cell>
        </table:table-row>
        <table:table-row table:style-name="ro1">
          <table:table-cell office:value-type="string" calcext:value-type="string">
            <text:p>Akukho lutho okukuloluGunyazo okuyohunyushwa ngokuthi kuthi uMbuso mumbe, iqembu noma umuntu unelungelo lokwenza noma isiphi isenzo sokuthikameza noma imaphi amalungebo nenkululeko echazwe ngaphezulu.</text:p>
          </table:table-cell>
        </table:table-row>
      </table:table>
      <table:table table:name="ALLIGNED" table:style-name="ta1">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2" table:number-columns-repeated="9" table:default-cell-style-name="Default"/>
        <table:table-row table:style-name="ro1">
          <table:table-cell office:value-type="string" calcext:value-type="string">
            <text:p>English</text:p>
          </table:table-cell>
          <table:table-cell office:value-type="string" calcext:value-type="string">
            <text:p>IsiXhosa</text:p>
          </table:table-cell>
          <table:table-cell office:value-type="string" calcext:value-type="string">
            <text:p>siSwati</text:p>
          </table:table-cell>
          <table:table-cell office:value-type="string" calcext:value-type="string">
            <text:p>IsiNdebele</text:p>
          </table:table-cell>
          <table:table-cell office:value-type="string" calcext:value-type="string">
            <text:p>IsiZulu</text:p>
          </table:table-cell>
          <table:table-cell office:value-type="string" calcext:value-type="string">
            <text:p>Sesotho</text:p>
          </table:table-cell>
          <table:table-cell office:value-type="string" calcext:value-type="string">
            <text:p>Setswana</text:p>
          </table:table-cell>
          <table:table-cell office:value-type="string" calcext:value-type="string">
            <text:p>Sepedi</text:p>
          </table:table-cell>
          <table:table-cell table:number-columns-repeated="7"/>
        </table:table-row>
        <table:table-row table:style-name="ro1">
          <table:table-cell office:value-type="string" calcext:value-type="string">
            <text:p>Universal Declaration of Human Rights</text:p>
          </table:table-cell>
          <table:table-cell office:value-type="string" calcext:value-type="string">
            <text:p>INKCAZO-JIKELELE NGEEMFANELO ZOLUNTU</text:p>
          </table:table-cell>
          <table:table-cell office:value-type="string" calcext:value-type="string">
            <text:p>SIMEMETELO SEMHLABA WONKHE MAYELANA NEMALUNGELO EBUNTFU</text:p>
          </table:table-cell>
          <table:table-cell office:value-type="string" calcext:value-type="string">
            <text:p>AMALUNGELO OMUNTU WONKE EMHLABENI WONKE JIKELELE</text:p>
          </table:table-cell>
          <table:table-cell office:value-type="string" calcext:value-type="string">
            <text:p>UMBHALO OGCWELE WOGUNYAZO LWAMALUNGELO OLUNTU JIKELELE</text:p>
          </table:table-cell>
          <table:table-cell office:value-type="string" calcext:value-type="string">
            <text:p>TOTOBATSO E AKARETSANG YA DITOKELO TSA BOTHO</text:p>
          </table:table-cell>
          <table:table-cell office:value-type="string" calcext:value-type="string">
            <text:p>KGOELETSO YA MAIPOLELO A ODITâ™HABATâ™ABA A DITSHWANELO TSA BOTHO</text:p>
          </table:table-cell>
          <table:table-cell office:value-type="string" calcext:value-type="string">
            <text:p>BOIKANOKAKARETĹ O BJA DITOKELO TĹ A BOTHO</text:p>
          </table:table-cell>
          <table:table-cell table:number-columns-repeated="7"/>
        </table:table-row>
        <table:table-row table:style-name="ro1">
          <table:table-cell office:value-type="string" calcext:value-type="string">
            <text:p>Preamble Whereas recognition of the inherent dignity and of the equal and inalienable rights of all members of the human family is the foundation of freedom, justice and peace in the world, Whereas disregard and contempt for human rights have resulted in barbarous acts which have outraged the conscience of mankind, and the advent of a world in which human beings shall enjoy freedom of speech and belief and freedom from fear and want has been proclaimed as the highest aspiration of the common people, Whereas it is essential, if man is not to be compelled to have recourse, as a last resort, to rebellion against tyranny and oppression, that human rights should be protected by the rule of law, Whereas it is essential to promote the development of friendly relations between nations, Whereas the peoples of the United Nations have in the Charter reaffirmed their faith in fundamental human rights, in the dignity and worth of the human person and in the equal rights of men and women and have determined to promote social progress and better standards of life in larger freedom, Whereas Member States have pledged themselves to achieve, in cooperation with the United Nations, the promotion of universal respect for and observance of human rights and fundamental freedoms, Whereas a common understanding of these rights and freedoms is of the greatest importance for the full realization of this pledge, Now, therefore, The General Assembly, Proclaims this Universal Declaration of Human Rights as a common standard of achievement for all peoples and all nations, to the end that every individual and every organ of society, keeping this Declaration constantly in mind, shall strive by teaching and education to promote respect for these rights and freedoms and by progressive measures, national and international, to secure their universal and effective recognition and observance, both among the peoples of Member States themselves and among the peoples of territories under their jurisdiction.</text:p>
          </table:table-cell>
          <table:table-cell office:value-type="string" calcext:value-type="string">
            <text:p>ISINGENISO Njengoko iimfanelo zesidima soluntu semvelo kunye neemfanelo zoluntu-jikelele olungenakunikelwa olusisisekelo senkululeko, ubulungisa noxolo emhlabeni. Njengoko ukungananzi nokudelelwa kweemfanelo zoluntu ezingunobangela weziphumo zobukrwada ezithi zibangele ingcwangu kwisazela soluntu, kunye nesiqalo nokufika kwelizwe apho uluntu luza kuxhamla ukuthetha ngokukhululekileyo, inkolo nenkululeko engenaloyiko kunye neemfuno ezazisiweyo njengeminqweno yoluntu-jikelele. Kwananjalo kubalulekile ke ngoko, ukuba umntu anganyanzeliswa ukufumana uncedo, okwetyeli lokugqibela, ukuchasa ubundlobongela nengcindezelo, kuba iimfanelo zesidima sobuntu mazikhuselwe ngolawulo lomthetho. Njengokuba kubalulekile ukukhuthaza kokwandiswa kobuhlobo nemvisiswano phakathi kwezizwe. Njengoko uluntu Lwezizwe Ezimanyeneyo luthe lwaqinisekisa kukubaluleka kweemfanelo zesidima soluntu, oku kuxabiseka kwesidima nokuxabiseka koluntu nakwiimfanelo zamadoda namakhosikazi, bathe bazimisela ukukhuthaza inkqubela yezentlalo nomgangatho obhetele kwimpilo yoluntu ekhululekileyo. Njengoko amalungu obuRhulumente kunye nawezizwe ezimanyeneyo azimisele ukukhuthaza intlonipho yoluntu-jikelele nokuqatshelwa kweemfanelo zoluntu nokubaluleka kwenkululeko. Njengoko iimvisiswano zesidima soluntu nenkululeko yoluntu zibalulekile ukuze kuzuzwe esi sithembiso, NGOKU-KE NGENXA YOKO, Intlanganiso-jikelele Yazisa ngale nkcazo-jikelele engeemfanelo zoluntu ezikumgangatho oqhelekileyo wokuphumeza abantu bonke kunye nezizwe zonke, kude kube sekugqibeleni nokuba wonke ubani nakunye nemibutho yoluntu, ekufuneka igcine le nkcazelo, izame ukufundisa nokuqeqesha ukukhuthaza intlonipho yezomfanelo zoluntu nenkululeko, neendlela zenkqubela phambili, kwisizwe sonke nakumazwe angaphesheya ukuze kukhuseleke ummiselo-jikelele nokuqapheleka, uqwalaselo, phakathi koluntu lwamalungu oburhulumente ngokwawo, kunye nabantu bezizwe ezibaphetheyo.</text:p>
          </table:table-cell>
          <table:table-cell office:value-type="string" calcext:value-type="string">
            <text:p>SINGENISO Njengoba kwatiswa ngekubakhona ngekwemvelo kwesitfunti sebuntfu, nekulingana lokufananako, nangekuba nemalungelo langenakwemukwa noma langenakutsatfwa kulelo nalelo lilunga lelingumndeni webuntfu, konkhe loku-ke kungumgogodla noma kusisekelo senkhululeko, sekwenta lokulungile nesekuba nekuthula emhlabeni wonkhe jikelele, Nanjengoba , kunganaki nekwedzelela emalungelo ebuntfu kugcine sekudale tento letinelunya nebulwane kwabuye futsi kwatfukutselisa nembeza wesintfu sonkhe, kwashabalalisa sifiso nekulobitela kwekutsi etikhatsini letitako sintfu sitawutfokotela kuba nenkhululeko yekukhuluma, nekukholwa, nenkhululeko yekuhlala ngaphandle kokwesaba nekweswela, konkhe loku-ke sekumenyetelwe njengetifiso letimcoka kabi eluntfwini, Nanjengoba-ke kwekutsi lomunye umuntfu akufanele kutsi aze aphoceleleke kubalekela noma ekucindzetelelekeni kutsi atsatse tinyatselo letitsite kuze atikhiphe ekuphatfweni ngelunya nangekucindzetelwa, kuze emalungelo esintfu avikeleke ngalokusemtsetfweni, Njengoba kumcoka kukhulisa budlelwane lobuhle emkhatsini wetive, Nanjengoba bantfu bakaMhlabuhlangene kulencwadzi yetivumelwano (i-Charter) baphindze futsi bagcizelela kukholelwa kwabo esisekelweni semalungelo ebantfu, esitfuntini nasebunguyeni, nasekulinganeni kwemalungelo ebantfu besifazane nebesilisa, nasekucopheleleni ekuphakamiseni inchubekela phambili yemphakatsi, nekwenta lizinga lenhlalo libencono enkhululekweni, Njengoba emave langemalunga (Member States) enta sitsembiso ekufezeni, ngekubambisana naMhlabuhlangene, ekuchubekiseleni phambili inhlonipho yemhlaba wonkhe nekunakekela emalungelo ebantfu kanye nekukhululeka lokusisekelo, Njengoba kucondzakala lokuvamile kwalamalungelo naletinkhululeko kuyintfo lemcoka kakhulu kuze kubonakale ngalokugcwele lokwenta lesitsembiso, Nyalo, Ngakoke, UMHLANGANO WAWONKHEWONKHE Umemetala kutsi LESI SIMEMETELO SEMHLABA WONKHE LESIMAYELANA NEMALUNGELO EBUNTFU singatsi silizinga lelivamile lelikhomba imphumelelo yebantfu bonkhe kanye netive tonkhe, kuze kutsi ekugcineni wonkhe umuntfu ngamunye ngamunye, nemagatja anoma ngumuphi umphakatsi, ngekuhlala bacabanga ngaleSimemetelo ngaso sonkhe sikhatsi, batawuzama ngekufundzisa nekwatisa kuze bakhulise lizinga lokuba nenhlonipho mayelana nalamalungelo netinkhululeko, nangekutsatsa tinyatselo letiya embili, esiveni nasemphakatsini wetive, kuze letintfo titfole kutsi tatiwe mhlabawonkhe, tatiwe ngemiphumela nangekuvumeleka kwato nangekutsi-ke tiyagcinwa (noma tiyentiwa), tigcine tigcinwa ngiwo onkhe emave langemalunga elenhlangano (Member States) ngekwawo tibuye futsi tigcinwe futsi ngemave langaphansi kwalamave lakulenhlangano.</text:p>
          </table:table-cell>
          <table:table-cell office:value-type="string" calcext:value-type="string">
            <text:p>Loba isimilo lenhlonipho lamalungelo agcweleyo oluntu kuyisisekelo senkululeko, lesokulunga lokuthula emhlabeni, Loba ukunganaki lokungahloniphi amalungelo abantu kubangele izenzo zocuku oludabula inhliziyo lenembeza, kwadala umhlaba lapha abantu abangathola khona injabulo lenkululeko yokuthi bakhulume bekhululekile bengesabi njalo kungekho ubuyanga, konke lokhu kuphakanyiswa njengento eqakathekileyo ngabantu bonke, Loba ukuze umuntu angavuki umphenyana ngenxa yokucindezelwa, kufanele ukuthi amalungelo abantu asekelwe ngumthetho, Loba kufanele ukukhulisa ubudlelwano phakathi kwezizwe, Loba abantu baMazwe aManyaneyo betshengise ukholo lwabo kumalungelo oluntu lokuhlonipha lokuqakathekisa umuntu emalungelweni alingeneyo lamalungelo alinganayo phakathi kwamadoda labafazi, lokuzimisela ukuthuthukisa ingqubelaphambili lokuhlala kuhle kwabantu, Loba amazwe ami wodwa ezimisela uKumanyana laMazwe aManyaneyo ukuze aqakathekise ukuhlonitshwa kwamalungelo abantu, Lobanje ulwazi lwamalungelo blwenkululeko kuyinto eqakathekileyo, ukuze amalungelo lenkululeko kwaziwe, INKUNDLA YEZIZWE ITHI Lesisivumelwano samalungelo oluntu silotshiwe ukuze umuntu lezigaba zabantu jikelele zigcine lesi sivumelwano engqondweni, yizizwe zonke lamazwe asabuswa ngamanye.</text:p>
          </table:table-cell>
          <table:table-cell office:value-type="string" calcext:value-type="string">
            <text:p>Isandulelo Ngokunjalo ukwamukelwa ngokuzuzwa kwesithunzi samalungelo alinganayo najwayelekile awowonke amalunga omndeni wesintu kuyisisekelo senkululeko, sobulungiswa noxolo emhlabeni, Ngokunjalo ukunganakwa nokwedelelwa kwamalungelo esintu kube nomphumela wezenzo zobuqaba eseziqede unembeza kubantu, kanye nomhlaba obhekwe isintu ukuba senamele inkululeko yokukhuluma nokukholwa, inkululeko yokungesabi futhi nokufuna kugunyazwe ugqozi kubobonke abantu, Ngokunjalo kudingekile, uma umuntu engenakuphoqwa ukulandela umgudu othize, njengendlela yokugcina, avukele ababusi nabacindezeli, ukuze amalungelo esintu avikelwe ngokubusa ngomthetho, Ngokunjalo kudingekile ukuba kwenyuswe ukuthuthukiswa kobungane nobudlelwane phakathi kwezizwe, Ngokunjalo abantu beNhlangano yeZizwe bayinqinisile inkolo yabo yengqalasizinda yamalungelo oluntu kuCharter, esithunzini nobuntu emalungelweni alinganayo abesilisa nabesifazane futhi bazimisele ukuqhubela phambili inqubekelaphambili yomphakathi namazinga angcono empilo enkululekweni ethe xaxa, Ngokunjalo aMalunga eMibuso azibophezele mathupha ukuthuthukisa, ngokubambisana neNhlangano yeZizwe, ukuthuthukiswa kwenhlonipho emhlabeni wonke nokuqashelwa kwamalungelo oluntu nengqalasizinda yenkululeko, Ngokunjalo ukuqondwa kahle ngokufanayo kwalamalungelo nenkululeko kubaluleke kakhulu ukuze lokhu kuzibophezela kuqashelwe, MANJE, NGAKHOKE UMGWAMANDA UNQUMA uGunyazo lwaMalungelo oLuntu Jikelele njengezinga elifanayo lokuthuthukiswa kwabantu nezizwe zonke, ekugcineni okuzokwenza ukuthi umuntu ngamunye kunoma isiphi isigaba somphakathi ngokugcina lolawulo emqondweni baphokophelele ngokufundisa nangemfundo ukuphakamisa inhlonipho yalamalungelo nenkululeko futhi nangenqubekelaphambili, ezweni noma emhlabeni jikelele, baqinisekise ukwamukelwa okuvumelekile nokuqashelwa jikelele ndawozombili phakathi kwabantu baMalunga eMibuso qobo lwabo kanye nabantu abangaphansi kwemibuso yabo.</text:p>
          </table:table-cell>
          <table:table-cell office:value-type="string" calcext:value-type="string">
            <text:p>TLHEKELO Ka hona he, ho amohela seriti seo motho a tswalwang le sona ha mmoho le ditokelo tse lekanang tseo motho a ke keng a di amohuwa tsa batho bohle, ke mohlodi wa tokoloho, toka le kgotso lefatsheng. Ka hona he, ho se natse le ho tella ditokelo tsa botho, ho tswetse diketso tsa bohlaha tse tamukantseng letswalo la batho, mme tsena di entse hore ho labalabelwe lefatshe leo ho lona batho ba tlang ho thabela bolokolohi ba ho bua le tumelo, le bolokolohi ditlamong tsa matswalo le bohloki. Tsena he ho thwe ke tabatabelo e hodimodimo ya batho ka kakaretso. Ka hona he, ho a hlokahala, ha motho a sa dumellwa ho ba le boipiletso, e le monyetla wa ho qetela, hore a hanane le tlatlapo le kgatello. Ka lebaka lena ditokelo tsa botho di tlamehile ho sireletswa ke taolo ya molao. Ka hona he, taba ya bohlokwa ke ho kgothallesta ntshetsopele ya dikamano tsa setwalle matjhabeng. Ka hona he, batho ba Matjhaba a Kopaneng, ho molao wa motheo wa bona, ba tiisa botjha tumelo ya bona ya ditokelo tsa motheo tsa botho, seriti le bohlowa ba motho, ha mmoho le ditokelo tse lekanang tsa banna le basadi, mme ba dumellane ho kgothalletsa ntshetsopele ya kahisano le maemo a betere a bophelo bolokolohing bo namileng. Ka hona he, Dinaha tsa Mokgatlo ona di itlamile ho fihlella , ka tshebetsommoho le Matjhaba a Kopaneng, ntshetsopele ya tlhonepho e akaretsang ha mmoho le poloko ya ditokelo tsa botho le bolokolohi ba motheo. Ka hona he, kutlwisiso e akaretsang ya ditokelo le bolokolohi bona ke taba ya bohlokwahadi ho fihlella kano ena. JWALE HE, Seboka se Akaretsang Se phatlalatsa Totobatso e Akaretsang ya Ditokelo tsa Botho e le boemo bo tlwaelehileng bo ka fihlellwang ke batho bohle le matjhaba ohle. Qutellong motho e mong le e mong le mokgatlo o mong le o mong, ho sa lebalwe Totobatso ena, o tla hahamalla ho ruta ho ntshetsa pele tlhompho ya ditokelo le bolokolohi. Batho le mekgatlo ena, ka ho sebedisa ditsela tsa tswelopele tsa naha le tsa matjhaba, ba hlokomele hore ditokelo le bolokolohi bona, di a amoheleha, di be di baballwe ditjhabeng tseo e leng ditho tsa Matjhaba a Kopaneng le ditjhabeng tse taolong ya Matjhaba a Kopaneng.</text:p>
          </table:table-cell>
          <table:table-cell office:value-type="string" calcext:value-type="string">
            <text:p>PULAMADIBOGO Go ntse jalo gore kamogelo ya tlhago ya seriti le tekatekano le ditshwanelo tse di sa amologanngweng tsa ditokololo tsotlhe tsa losika lwa motho ke motheo wa kgololosego, bosiamisi le kagiso mo lefatseng. Go ntse jalo gore go itlhokomolosa le go nyatsa ditshwanelo tsa botho go tlhotse ditiragalo tsa bolalome tse di Ĺˇsakgaditseng maikutlo a batho mo tshimologong ya lefatshe le mo go lona batho ba itumelelang kgololosego ya go bua le tumedi, le kgololosego mo go boifeng le go eletseng, di goeleditswe jaaka dikeletso tse di kwa godimo tsa batho botlhe. Go ntse jalo gore go botlhokwa, fa motho a sa patelesege go tsaya tsela esele, jaaka ona mokgwa wa bofelo, go ema kgatlhanong le bagagapa le kgatelelo, gore ditshwanelo tsa botho di sirelediwe ke puso ya molao. Go ntse jalo gore go botlhokwa go tsweletsa kgolo ya dikgalologano tsa botsalano fa gare ga ditĹˇhaba. Go ntse jalo gore DitĹˇhaba Kopano ka Lokwalo lo, ba tiiseditse tumelo ya bona mo motheong wa ditshwanelo tsa botho, mo seriting le botlhokwa jwa botho jwa motho le mo tekatekanong ya ditshwanelo tsa banna le basadi, mme ba ikemiseditse go tsweletsa kgatelopele mo matshelong a batho le maemo a a botoka a botshelo mo kgololosegong e e anameng. Go ntse jalo gore Dinaga tse e leng Ditokololo di ineetse ka tirisanommogo le DitĹˇhaba Kopano go fitlhelela tsweletso ya tlotlo le tshegetso ya boditĹˇhabatĹˇhaba ya ditshwanelo tsa botho le metheo ya dikgololosego. Go ntse jalo gore go a tlhaloganyesega gore ditshwanelo le dikgololosego tse, di botlhokwa thata mo tiragatsong ya bojotlhe ya maineelo a. JAANONG KA JALO, Kokoano Kakaretso E goeletsa Maipolelo a, a BoditĹˇhabatĹˇhaba a Ditshwanelo tsa Botho jaaka selekanyo sa phitlhelelo sa gale mo bathong botlhe le mo ditĹˇhabeng tsotlhe, go fitlhelela fa motho mongwe le mongwe le sethwe sengwe le sengwe sa loago, ka go tsaya Maipolelo a tsia, di tla kgaratlhelang ka go ruta le kgodiso go tsweletsa tlotlo ya ditshwanelo le dikgololosego tse, le ka dikgato dingwe tsa tswelelopelo mo setĹˇhabeng le ditĹˇhabatĹˇhabeng, go boloka kamogelo le tshegetso ya boditĹˇhabatĹˇhaba le tiragatso ya tsona, mo sebeding sa batho ba e leng Maloko a Dinaga ka boona le mo bathong ba dikgaolo tse di welang mo taolong ya bona.</text:p>
          </table:table-cell>
          <table:table-cell office:value-type="string" calcext:value-type="string">
            <text:p>TEMOGO Le ge re dutĹˇe re tseba gore seriti seo motho a belegilwego ka sona le tekatekanelo gammogo le ditokelo tĹˇeo di sa tĹˇeelwego kgang tĹˇa batho ka moka ke motheo wa tokologo ya toka le khutĹˇo lefseng ka bophara. Le ge re dutĹˇe re tseba gore go se elwe hloko le go phaelwa ka thoko ga ditokelo tĹˇa botho go tliĹˇitĹˇe dileĹˇadihlong tĹˇeo di rumutĹˇego le go ĹˇiĹˇinya maikutlo le letswalo la botho bathong, go tla ga pono le tebelelo ye mpsha mo lefaseng yeo e ikemiĹˇeditĹˇego go ela hloko gore batho ba swanetĹˇe go ipshina ka tokologo ya polelo, ya bodumedi gammogo le go se tĹˇhoge selo goba gona go duma, go dirile gore se se boletĹˇwego ka mo godimo e be dinyakwa tĹˇa maemo a godimodimo tĹˇa batho ka moka. Le ge re dutĹˇe re tseba gore go bohlokwa, ntle le ge motho a gapeletĹˇwa ke mabaka, go thibela ka gohlegohle puĹˇo ya mmuĹˇakatshipi le kgatelelo gore ditokelo tĹˇa botho di swanetĹˇe go ĹˇireletĹˇwa ke molao. Le ge re dutĹˇe re tseba gore go bohlokwa go godiĹˇa tĹˇweletĹˇopele ya segwera magareng a ditĹˇhaba. Le ge re dutĹˇe re tseba gore batho ba DitĹˇhaba Kopano ka gare ga Molao wa Ditokelo tĹˇa bona ba tiiĹˇetĹˇa tshepo ya bona motheong wa ditokelo tĹˇa botho, ka seriti le bohlokwa bja motho le gona go ba gona ga tekatekanelo gare ga banna le basadi, ba ikemiĹˇeditĹˇe go godiĹˇa tĹˇweletĹˇopele ya setho gammogo le kaonafatĹˇo ya maemo a bophelo ka gare ga tokologo ye kgolo. Le ge re dutĹˇe re tseba gore Maloko a DitĹˇhaba Kopano a ikanne go fihlelela, ka thuĹˇo ya DitĹˇhaba Kopano, kgodiĹˇo ya tĹˇweletĹˇo ya tlhompho le kelohloko ya ditokelo tĹˇa botho gammogo le theo ya ditokologo. Le ge re dutĹˇe re tseba gore kweĹˇiĹˇo yeo e kopanetĹˇwego ya ditokelo le ditokologo tĹˇe ke taba ye bohlokwa gore go tle go kgonwe go fihlelela boikano bjo bo dirilwego. KA FAO, GE Lekgotla KopanokakaretĹˇo Le tĹˇea sephetho sa gore BoikanokakaretĹˇo bjo bja Ditokelo tĹˇa Botho ke kelo ya batho ka moka ya go ela bokgoni bja batho gammogo le ditĹˇhaba ka moka go fihla, mafelelong, fao mang le mang yo e lego setho sa setĹˇhaba, ba na le Boikano bjo dikgopolong tĹˇa bona mme ba leka ka meĹˇogofela, ka go ruta le mo thutong, go godiĹˇa tlhompho ya ditokelo le ditokologo tĹˇe ka mekgwa ya sebjalebjale ya go ela, setĹˇhabeng le gare ga ditĹˇhaba tĹˇe dingwe, go bona gore tsebego ya tĹˇona lefaseng ka bophara di a tsebega e bile di elwa hloko ke batho ba MebuĹˇomaloko ka bobona gammogo le batho ba nagadilete tĹˇeo di lego ka tlase ga puĹˇo ya bona.</text:p>
          </table:table-cell>
          <table:table-cell table:number-columns-repeated="7"/>
        </table:table-row>
        <table:table-row table:style-name="ro1">
          <table:table-cell office:value-type="string" calcext:value-type="string">
            <text:p>Article I</text:p>
          </table:table-cell>
          <table:table-cell office:value-type="string" calcext:value-type="string">
            <text:p>Inqaku loku-1</text:p>
          </table:table-cell>
          <table:table-cell office:value-type="string" calcext:value-type="string">
            <text:p>INTFO YEKUCALA (1)</text:p>
          </table:table-cell>
          <table:table-cell office:value-type="string" calcext:value-type="string">
            <text:p>Isivumelwano 1</text:p>
          </table:table-cell>
          <table:table-cell office:value-type="string" calcext:value-type="string">
            <text:p>Isigaba 1</text:p>
          </table:table-cell>
          <table:table-cell office:value-type="string" calcext:value-type="string">
            <text:p>Pehelo ya 1</text:p>
          </table:table-cell>
          <table:table-cell office:value-type="string" calcext:value-type="string">
            <text:p>Aretikele 1</text:p>
          </table:table-cell>
          <table:table-cell office:value-type="string" calcext:value-type="string">
            <text:p>Temana 1</text:p>
          </table:table-cell>
          <table:table-cell table:number-columns-repeated="7"/>
        </table:table-row>
        <table:table-row table:style-name="ro1">
          <table:table-cell office:value-type="string" calcext:value-type="string">
            <text:p>All human beings are born free and equal in dignity and rights.</text:p>
          </table:table-cell>
          <table:table-cell office:value-type="string" calcext:value-type="string">
            <text:p>Bonke abantu bazalwa bekhululekile belingana ngesidima nangokweemfanelo.</text:p>
          </table:table-cell>
          <table:table-cell office:value-type="string" calcext:value-type="string">
            <text:p>Bonkhe bantfu batalwa bakhululekile balingana ngalokufananako ngesitfunti nangemalungelo.</text:p>
          </table:table-cell>
          <table:table-cell office:value-type="string" calcext:value-type="string">
            <text:p>Abantu bonke bazalwa bekhululekile njalo belingana kumalungelo abo.</text:p>
          </table:table-cell>
          <table:table-cell office:value-type="string" calcext:value-type="string">
            <text:p>Bonke abantu bazalwa bekhululekile belingana ngesithunzi nangamalungelo.</text:p>
          </table:table-cell>
          <table:table-cell office:value-type="string" calcext:value-type="string">
            <text:p>Batho bohle ba tswetswe ba lokolohile mme ba lekana ka botho le ditokelo.</text:p>
          </table:table-cell>
          <table:table-cell office:value-type="string" calcext:value-type="string">
            <text:p>Batho botlhe ba tsetswe ba gololosegile le go lekalekana ka seriti le ditshwanelo.</text:p>
          </table:table-cell>
          <table:table-cell office:value-type="string" calcext:value-type="string">
            <text:p>Batho ka moka ba belegwe ba lokologile le gona ba na le seriti sa go lekana le ditokelo.</text:p>
          </table:table-cell>
          <table:table-cell table:number-columns-repeated="7"/>
        </table:table-row>
        <table:table-row table:style-name="ro1">
          <table:table-cell office:value-type="string" calcext:value-type="string">
            <text:p>They are endowed with reason and conscience and should act towards one another in a spirit of brotherhood.</text:p>
          </table:table-cell>
          <table:table-cell office:value-type="string" calcext:value-type="string">
            <text:p>Bonke abantu banesiphiwo sesazela nesizathu sokwenza isenzo ongathanda ukuba senziwe kumzalwane wakho.</text:p>
          </table:table-cell>
          <table:table-cell office:value-type="string" calcext:value-type="string">
            <text:p>Baphiwe ingcondvo nekucondza kanye nanembeza ngakoke bafanele batiphatse nekutsi baphatse nalabanye ngemoya webuzalwane.</text:p>
          </table:table-cell>
          <table:table-cell office:value-type="string" calcext:value-type="string">
            <text:p>Balesipho sikanembeza, ngakho bamele baphathane ngomoya otshengisa ubuhlobo lobunye.</text:p>
          </table:table-cell>
          <table:table-cell office:value-type="string" calcext:value-type="string">
            <text:p>Bahlanganiswe wumcabango nangunembeza futhi kufanele baphathane ngomoya wobunye.</text:p>
          </table:table-cell>
          <table:table-cell office:value-type="string" calcext:value-type="string">
            <text:p>Ba tswetswe le monahano le letswalo mme ba tlamehile ho phedisana le ba bang ka moya wa boena.</text:p>
          </table:table-cell>
          <table:table-cell office:value-type="string" calcext:value-type="string">
            <text:p>Ba abetswe go akanya le maikutlo, mme ba tshwanetse go direlana ka mowa wa bokaulengwe.</text:p>
          </table:table-cell>
          <table:table-cell office:value-type="string" calcext:value-type="string">
            <text:p>Ba filwe monagano le letswalo mme ba swanetĹˇe go swarana ka moya wa bana ba mpa.</text:p>
          </table:table-cell>
          <table:table-cell table:number-columns-repeated="7"/>
        </table:table-row>
        <table:table-row table:style-name="ro1">
          <table:table-cell office:value-type="string" calcext:value-type="string">
            <text:p>Article 2</text:p>
          </table:table-cell>
          <table:table-cell office:value-type="string" calcext:value-type="string">
            <text:p>Inqaku lesi-2</text:p>
          </table:table-cell>
          <table:table-cell office:value-type="string" calcext:value-type="string">
            <text:p>INTFO YESIBILI (2)</text:p>
          </table:table-cell>
          <table:table-cell office:value-type="string" calcext:value-type="string">
            <text:p>Isivumelwano 2</text:p>
          </table:table-cell>
          <table:table-cell office:value-type="string" calcext:value-type="string">
            <text:p>Isigaba 2</text:p>
          </table:table-cell>
          <table:table-cell office:value-type="string" calcext:value-type="string">
            <text:p>Pehelo ya 2</text:p>
          </table:table-cell>
          <table:table-cell office:value-type="string" calcext:value-type="string">
            <text:p>Aretikele 2</text:p>
          </table:table-cell>
          <table:table-cell office:value-type="string" calcext:value-type="string">
            <text:p>Temana 2</text:p>
          </table:table-cell>
          <table:table-cell table:number-columns-repeated="7"/>
        </table:table-row>
        <table:table-row table:style-name="ro1">
          <table:table-cell office:value-type="string" calcext:value-type="string">
            <text:p>Everyone is entitled to all the rights and freedoms set forth in this Declaration, without distinction of any kind, such as race, colour, sex, language, religion, political or other opinion, national or social origin, property, birth or other status.</text:p>
          </table:table-cell>
          <table:table-cell office:value-type="string" calcext:value-type="string">
            <text:p>Wonke umntu unamalungelo kwiimfanelo nenkululeko eziqulathwe kule nkcazelo, ngaphandle kokwahlulwa ngobuhlanga, ibala, ubuni, ulwimi, inkolo, ezopolitiko nezinye izimvo, ezesizwe okanye ezentlalo, ezokuzalwa okanye namanye amawonga.</text:p>
          </table:table-cell>
          <table:table-cell office:value-type="string" calcext:value-type="string">
            <text:p>Wonkhe umuntfu uvumelekile kuwo onkhe emalungelo netinkhululeko letibhalwe lapha kuleSimemetelo, ngaphandle kokubandlululwa noma nganguyiphi indlela, njengokutsi lowo muntfu akafanele abandlululwe ngenca yebuve, yembala, yebulili, yelulwimi, yelukholo, yembusave noma-ke ngabe nganguwuphi umbono lakholelwa kuwo, buve bakhe noma umphakatsi laphuma kuwo, imphahla lanayo, kutalwa noma nalokunye lokumayelana nesikhundla saloyo muntfu.</text:p>
          </table:table-cell>
          <table:table-cell office:value-type="string" calcext:value-type="string">
            <text:p>Wonke umuntu ulelungelo lokuthola inkululeko lamalungelo alotshwe kulesi sivumelwano hngokupheleleyo kunganakwa ubuhlobo, umbala, ukuthi uyindoda kumbe ngumfazi, ulimi, ukholo, ezimayelana lombangazwe, lenotho kanye lasipi lasiphi isimo phakathi kwabantu.</text:p>
          </table:table-cell>
          <table:table-cell office:value-type="string" calcext:value-type="string">
            <text:p>Wonke umuntu kumele awathole wonke lamalungelo nenkululeko ebhalwe kuloluGunyazo, ngale kokwehlukaniswa, ngokobuhlanga, ngokwebala, ngokobulili, ngokolimi, ngokwenkolo, ezombangazwe noma umbono, ubuzwe noma imvelaphi, umhlaba, ukuzalwa noma isiphi-ke nje esinye isimo.</text:p>
          </table:table-cell>
          <table:table-cell office:value-type="string" calcext:value-type="string">
            <text:p>Motho e mong le e mong o na le ditokelo le bolokolohi bo boletsweng Phatlalatsong ena, ho se kgethollo ya letho, e kang ya morabe, mmala, bong, puo, tumelo, dipolitike, kapa mohopolo o mong, botjhaba kapa e itshetlehile ka naha eo</text:p>
          </table:table-cell>
          <table:table-cell office:value-type="string" calcext:value-type="string">
            <text:p>Mongwe le mongwe o na le tetla mo ditshwanelong le mo dikgololosegong tsotlhe tse di tlhagisitsweng mo Maipolelong a, kwa ntle ga pharologanyo epe, jaaka ya semorafe, mmala, bong, puo, tumelo, sepolotiki kgotsa, kakanyo esele, boagi kgotsa tlhago ya lotso, thoto, botsalo, kgotsa boemo bongwe.</text:p>
          </table:table-cell>
          <table:table-cell office:value-type="string" calcext:value-type="string">
            <text:p>Mang le mang o swanetĹˇe ke ditokelo le ditokologo ka moka tĹˇe go boletĹˇwego ka tĹˇona ka mo Boikanong bjo, ntle le kgethollo ya mohuta wo mongwe le wo mongwe bjalo ka morafe, mmala, bong, polelo, bodumedi, dipolitiki goba ka kgopolo, botĹˇo go ya ka setĹˇhaba goba maemo, diphahlo, matswalo goba maemo a mangwe le a mangwe.</text:p>
          </table:table-cell>
          <table:table-cell table:number-columns-repeated="7"/>
        </table:table-row>
        <table:table-row table:style-name="ro1">
          <table:table-cell office:value-type="string" calcext:value-type="string">
            <text:p>Furthermore, no distinction shall be made on the basis of the political, jurisdictional or international status of the country or territory to which a person belongs, whether it be independent, trust, non-self-governing or under any other limitation of sovereignty.</text:p>
          </table:table-cell>
          <table:table-cell office:value-type="string" calcext:value-type="string">
            <text:p>Ngaphezu koko, akukho mahluko unokwenziwa usekelwe kwezopolitiko, ulawulo lwezobulungisa okanye amawonga ezizwe nezizwana okanye ummandla apho umntu akhoyo, nokuba uzimele, ukuthembeka, urhulumente ongazimelanga okanye nokuba zeziphi indlela zokunciphisa ulawulo lobukumkani.</text:p>
          </table:table-cell>
          <table:table-cell office:value-type="string" calcext:value-type="string">
            <text:p>Ngetulu kwaloko, kute lubandlululo lolungentiwa lususelwa kutembusave, kuletiphatselene nemandla etikhundla, noma-ke kuletiphatselene nesikhundla (noma lizinga) lelolive lelikuso nalicatsaniswa nalamanye emave emhlaba wonkhe jikelele, noma-ke kubukwe live noma sifundza lapho lomuntfu achamuka khona, noma lelolive lite mazibuse, noma lelolive linetimali, noma lelolive lite mazibuse, noma-ke linaleminye imininingwane lekhubatako lemayelana nekutibusa.</text:p>
          </table:table-cell>
          <table:table-cell office:value-type="string" calcext:value-type="string">
            <text:p>Njalo kakusoze kube lomahluko ekuphathweni kwabantu emthethweni loba ngowaliphi ilizwe loba yisiphi lesimo selizwe lapho umuntu avela khona - lanxa lelolizwe lizibusa kumbe libuswa ngelinye.</text:p>
          </table:table-cell>
          <table:table-cell office:value-type="string" calcext:value-type="string">
            <text:p>Ngaphezu kwaloko, akukho kuhlukaniswa okuyokwenziwa ngenxa yezombangazwe, isimo sokwenganyelwa kwezwe noma imingcele yezwe umuntu ahlala kulo, noma ngabe uzimelegeqe, ubanjelwe, ozibuse noma uphansi kolawulo olunqunyelwe.</text:p>
          </table:table-cell>
          <table:table-cell office:value-type="string" calcext:value-type="string">
            <text:p>motho a ahileng ho yona, le ha e ka ba e lokolohileng ya bodisa, e sa ipuseng, kapa e le tlasa dithibelo tse itseng tsa bolokolohi.</text:p>
          </table:table-cell>
          <table:table-cell office:value-type="string" calcext:value-type="string">
            <text:p>Gape, ga go pharologanyo epe e e tla dirwang ka ntlha ya boemo ba sepolitiki, ba bolaodi kgotsa ba boditĹˇhabatĹˇhaba ba naga kgotsa kgaolo e motho a tswang kwa go yona, go sa kgathalesege gore a e ikemetse, e abilwe, ga e ipuse kgotsa e mo tekanyetsong nngwe ya boipuso.</text:p>
          </table:table-cell>
          <table:table-cell office:value-type="string" calcext:value-type="string">
            <text:p>Go feta fao, ga go kgethollo yeo e swanetĹˇego go dirwa go ya ka maemo a dipolitiki, tokelo ya boahlodi, goba maemo a ditĹˇhabatĹˇhaba goba lefelo leo motho a dulago go lona, goba ke naga ye e ipuĹˇago, trasete, naga ya go se ipuĹˇe goba se sengwe le se sengwe seo se ka fokotĹˇago maemo a go ikemela ga naga ya gabo.</text:p>
          </table:table-cell>
          <table:table-cell table:number-columns-repeated="7"/>
        </table:table-row>
        <table:table-row table:style-name="ro1">
          <table:table-cell office:value-type="string" calcext:value-type="string">
            <text:p>Article 3</text:p>
          </table:table-cell>
          <table:table-cell office:value-type="string" calcext:value-type="string">
            <text:p>Inqaku lesi-3</text:p>
          </table:table-cell>
          <table:table-cell office:value-type="string" calcext:value-type="string">
            <text:p>INTFO YESITSATFU (3)</text:p>
          </table:table-cell>
          <table:table-cell office:value-type="string" calcext:value-type="string">
            <text:p>Isivumelwano 3</text:p>
          </table:table-cell>
          <table:table-cell office:value-type="string" calcext:value-type="string">
            <text:p>Isigaba 3</text:p>
          </table:table-cell>
          <table:table-cell office:value-type="string" calcext:value-type="string">
            <text:p>Pehelo ya 3</text:p>
          </table:table-cell>
          <table:table-cell office:value-type="string" calcext:value-type="string">
            <text:p>Aretikele 3</text:p>
          </table:table-cell>
          <table:table-cell office:value-type="string" calcext:value-type="string">
            <text:p>Temana 3</text:p>
          </table:table-cell>
          <table:table-cell table:number-columns-repeated="7"/>
        </table:table-row>
        <table:table-row table:style-name="ro1">
          <table:table-cell office:value-type="string" calcext:value-type="string">
            <text:p>Everyone has the right to life, liberty and security of person.</text:p>
          </table:table-cell>
          <table:table-cell office:value-type="string" calcext:value-type="string">
            <text:p>Wonke umntu unelungelo lokuphila, inkululeko kunye nokhuseleko.</text:p>
          </table:table-cell>
          <table:table-cell office:value-type="string" calcext:value-type="string">
            <text:p>Wonkhe umuntfu unelilungelo lokuphila, lokukhululeka nekutibusela kanye nekuphepha kwakhe.</text:p>
          </table:table-cell>
          <table:table-cell office:value-type="string" calcext:value-type="string">
            <text:p>Wonke umuntu ulelungelo lempilo, lelenkululeko lelenhlalakahle.</text:p>
          </table:table-cell>
          <table:table-cell office:value-type="string" calcext:value-type="string">
            <text:p>Wonke umuntu unelungelo lempilo, lenkululeko nelokuphepha.</text:p>
          </table:table-cell>
          <table:table-cell office:value-type="string" calcext:value-type="string">
            <text:p>Motho e mong le e mong o na le tokelo ya ho phela, ya bolokolohi le ya paballo ya botho ba hae.</text:p>
          </table:table-cell>
          <table:table-cell office:value-type="string" calcext:value-type="string">
            <text:p>Mongwe le mongwe o na le tshwanelo ya botshelo, boithatelo le tshireletsego ya botho.</text:p>
          </table:table-cell>
          <table:table-cell office:value-type="string" calcext:value-type="string">
            <text:p>Mang le mang o na le tokelo ya bophelo, tokologo le tĹˇhireletĹˇo ya gagwe.</text:p>
          </table:table-cell>
          <table:table-cell table:number-columns-repeated="7"/>
        </table:table-row>
        <table:table-row table:style-name="ro1">
          <table:table-cell office:value-type="string" calcext:value-type="string">
            <text:p>Article 4</text:p>
          </table:table-cell>
          <table:table-cell office:value-type="string" calcext:value-type="string">
            <text:p>Inqaku lesi-4</text:p>
          </table:table-cell>
          <table:table-cell office:value-type="string" calcext:value-type="string">
            <text:p>INTFO YESINE (4)</text:p>
          </table:table-cell>
          <table:table-cell office:value-type="string" calcext:value-type="string">
            <text:p>Isivumelwano 4</text:p>
          </table:table-cell>
          <table:table-cell office:value-type="string" calcext:value-type="string">
            <text:p>Isigaba 4</text:p>
          </table:table-cell>
          <table:table-cell office:value-type="string" calcext:value-type="string">
            <text:p>Pehelo ya 4</text:p>
          </table:table-cell>
          <table:table-cell office:value-type="string" calcext:value-type="string">
            <text:p>Aretikele 4</text:p>
          </table:table-cell>
          <table:table-cell office:value-type="string" calcext:value-type="string">
            <text:p>Temana 4</text:p>
          </table:table-cell>
          <table:table-cell table:number-columns-repeated="6"/>
          <table:table-cell table:style-name="ce1"/>
        </table:table-row>
        <table:table-row table:style-name="ro1">
          <table:table-cell office:value-type="string" calcext:value-type="string">
            <text:p>No one shall be held in slavery or servitude; slavery and the slave trade shall be prohibited in all their forms.</text:p>
          </table:table-cell>
          <table:table-cell office:value-type="string" calcext:value-type="string">
            <text:p>Akukho namnye oya kugcinwa ebukhobokeni nakukhuselo lomnye umntu, kanti urhwebo ngamakhoboka aluvumelekanga nangayiphina indlela.</text:p>
          </table:table-cell>
          <table:table-cell office:value-type="string" calcext:value-type="string">
            <text:p>Kute namunye umuntfu lotawuphatfwa njengesigcila noma asetjentiswe njengesigcila, bugcila kanye nemsebenti wekutsengiselana ngetigcila wona-ke awukavunyelwa noma ngabe wentiwa ngaluphi luhlobo.</text:p>
          </table:table-cell>
          <table:table-cell office:value-type="string" calcext:value-type="string">
            <text:p>Kakho umuntu ozakwenziwa isigqili, kumbe isithunjwa; ubugqili lokuthengisa izichaka kuzanqatshelwa ngazo zonke indlela.</text:p>
          </table:table-cell>
          <table:table-cell office:value-type="string" calcext:value-type="string">
            <text:p>Akekho oyoba isigqila noma agqilazwe, ukuhweba ngezigqila kuyovinjwa ngezindlela zonke.</text:p>
          </table:table-cell>
          <table:table-cell office:value-type="string" calcext:value-type="string">
            <text:p>Ha ho motho ya tla etswa lekgoba kapa mohlanka ; bokgoba le kgwebo ya makgoba di tla hanelwa ka hohlehohle.</text:p>
          </table:table-cell>
          <table:table-cell office:value-type="string" calcext:value-type="string">
            <text:p>Ga go ope yo o tla tshwarwang mo bokgobeng kgotsa botlhankeng; bokgoba le kgwebo ka makgoba di tla ilediwa mo mekgweng yotlhe ya tsona.</text:p>
          </table:table-cell>
          <table:table-cell office:value-type="string" calcext:value-type="string">
            <text:p>Ga go motho ya a swanetĹˇego go swarwa bjalo ka lekgoba goba mohlanka. Bokgoba le go gweba ka makgoba go tla thibelwa ka gohlegohle.</text:p>
          </table:table-cell>
          <table:table-cell table:number-columns-repeated="7"/>
        </table:table-row>
        <table:table-row table:style-name="ro1">
          <table:table-cell office:value-type="string" calcext:value-type="string">
            <text:p>Article 5</text:p>
          </table:table-cell>
          <table:table-cell office:value-type="string" calcext:value-type="string">
            <text:p>Inqaku lesi-5</text:p>
          </table:table-cell>
          <table:table-cell office:value-type="string" calcext:value-type="string">
            <text:p>INTFO YESIHLANU (5)</text:p>
          </table:table-cell>
          <table:table-cell office:value-type="string" calcext:value-type="string">
            <text:p>Isivumelwano 5</text:p>
          </table:table-cell>
          <table:table-cell office:value-type="string" calcext:value-type="string">
            <text:p>Isigaba 5</text:p>
          </table:table-cell>
          <table:table-cell office:value-type="string" calcext:value-type="string">
            <text:p>Pehelo ya 5</text:p>
          </table:table-cell>
          <table:table-cell office:value-type="string" calcext:value-type="string">
            <text:p>Aretikele 5</text:p>
          </table:table-cell>
          <table:table-cell office:value-type="string" calcext:value-type="string">
            <text:p>Temana 5</text:p>
          </table:table-cell>
          <table:table-cell table:number-columns-repeated="7"/>
        </table:table-row>
        <table:table-row table:style-name="ro1">
          <table:table-cell office:value-type="string" calcext:value-type="string">
            <text:p>No one shall be subjected to torture or to cruel, inhuman or degrading treatment or punishment.</text:p>
          </table:table-cell>
          <table:table-cell office:value-type="string" calcext:value-type="string">
            <text:p>Akukho namnye oyakuphathwa gadalala, ngenkohlakalo, ngokungenabuntu okanye ngempatho eluhlazo okanye isohlwayo.</text:p>
          </table:table-cell>
          <table:table-cell office:value-type="string" calcext:value-type="string">
            <text:p>Kute namunye umuntfu longaphatfwa ngekuvisa buhlungu noma aphatfwe ngelunya, noma ngendlela lengenabo buntfu noma ngekumehlisa sitfunti noma ngekumjezisa.</text:p>
          </table:table-cell>
          <table:table-cell office:value-type="string" calcext:value-type="string">
            <text:p>Akula muntu ozahlutshwa ahlukuluzwe loba aphathwe ngesihluku langendlela eyangisayo kumbe elocuku.</text:p>
          </table:table-cell>
          <table:table-cell office:value-type="string" calcext:value-type="string">
            <text:p>Akekho oyohlukunyezwa noma aphathwe ngobulwane ajeziswe ngokwehliswa isithunzi.</text:p>
          </table:table-cell>
          <table:table-cell office:value-type="string" calcext:value-type="string">
            <text:p>Ha ho motho ya tla tujwa kapa a tshwarwe ka tsela e khopo, eo e seng ya botho, kapa a otlwa ka tsela e tlotlollang.</text:p>
          </table:table-cell>
          <table:table-cell office:value-type="string" calcext:value-type="string">
            <text:p>Ga go ope yo o tla bogisiwang kgotsa go sotlwa ka mokgwa o e seng wa setho kgotsa go tsholwa kgotsa go otlhaiwa ka mokgwa o o nyenyefatsang.</text:p>
          </table:table-cell>
          <table:table-cell office:value-type="string" calcext:value-type="string">
            <text:p>Ga go motho yo a swanetĹˇego go goboĹˇwa goba a swarwa ka mokgwa wo mobe wa go nyefola seriti sa gagwe goba a otlwa gabohloko.</text:p>
          </table:table-cell>
          <table:table-cell table:number-columns-repeated="7"/>
        </table:table-row>
        <table:table-row table:style-name="ro1">
          <table:table-cell office:value-type="string" calcext:value-type="string">
            <text:p>Article 6</text:p>
          </table:table-cell>
          <table:table-cell office:value-type="string" calcext:value-type="string">
            <text:p>Inqaku lesi-6</text:p>
          </table:table-cell>
          <table:table-cell office:value-type="string" calcext:value-type="string">
            <text:p>INTFO YESITFUPHA (6)</text:p>
          </table:table-cell>
          <table:table-cell office:value-type="string" calcext:value-type="string">
            <text:p>Isivumelwano 6</text:p>
          </table:table-cell>
          <table:table-cell office:value-type="string" calcext:value-type="string">
            <text:p>Isigaba 6</text:p>
          </table:table-cell>
          <table:table-cell office:value-type="string" calcext:value-type="string">
            <text:p>Pehelo ya 6</text:p>
          </table:table-cell>
          <table:table-cell office:value-type="string" calcext:value-type="string">
            <text:p>Aretikele 6</text:p>
          </table:table-cell>
          <table:table-cell office:value-type="string" calcext:value-type="string">
            <text:p>Temana 6</text:p>
          </table:table-cell>
          <table:table-cell table:number-columns-repeated="7"/>
        </table:table-row>
        <table:table-row table:style-name="ro1">
          <table:table-cell office:value-type="string" calcext:value-type="string">
            <text:p>Everyone has the right to recognition everywhere as a person before the law.</text:p>
          </table:table-cell>
          <table:table-cell office:value-type="string" calcext:value-type="string">
            <text:p>Wonke umntu unelungelo lokwamkelwa yonke indawo njengomntu phambi komthetho.</text:p>
          </table:table-cell>
          <table:table-cell office:value-type="string" calcext:value-type="string">
            <text:p>Wonkhe umuntfu unelilungelo lekutsi abonakale kuyo yonkhe indzawo atsatfwe njengentfo lehamba embili kunemtsetfo.</text:p>
          </table:table-cell>
          <table:table-cell office:value-type="string" calcext:value-type="string">
            <text:p>Wonke umuntu ulelungelo emthethweni lokuphathwa njengomuntu.</text:p>
          </table:table-cell>
          <table:table-cell office:value-type="string" calcext:value-type="string">
            <text:p>Wonke umuntu unelungelo lokwemukelwa nomaphi njengomuntu phambi komthetho.</text:p>
          </table:table-cell>
          <table:table-cell office:value-type="string" calcext:value-type="string">
            <text:p>Motho e mong le e mong o na le tokelo ya ho amoheleha hohle e le motho molaong.</text:p>
          </table:table-cell>
          <table:table-cell office:value-type="string" calcext:value-type="string">
            <text:p>Mongwe le mongwe o na le tshwanelo go amogelwa gongwe le gongwe jaaka motho fa pele ga molao.</text:p>
          </table:table-cell>
          <table:table-cell office:value-type="string" calcext:value-type="string">
            <text:p>Mang le mang o na le tokelo ya go tsebja lefelong le lengwe le le lengwe bjalo ka motho pele ga molao.</text:p>
          </table:table-cell>
          <table:table-cell table:number-columns-repeated="7"/>
        </table:table-row>
        <table:table-row table:style-name="ro1">
          <table:table-cell office:value-type="string" calcext:value-type="string">
            <text:p>Article 7</text:p>
          </table:table-cell>
          <table:table-cell office:value-type="string" calcext:value-type="string">
            <text:p>Inqaku lesi-7</text:p>
          </table:table-cell>
          <table:table-cell office:value-type="string" calcext:value-type="string">
            <text:p>INTFO YESIKHOMBISA (7)</text:p>
          </table:table-cell>
          <table:table-cell office:value-type="string" calcext:value-type="string">
            <text:p>Isivumelwano 7</text:p>
          </table:table-cell>
          <table:table-cell office:value-type="string" calcext:value-type="string">
            <text:p>Isigaba 7</text:p>
          </table:table-cell>
          <table:table-cell office:value-type="string" calcext:value-type="string">
            <text:p>Pehelo ya 7</text:p>
          </table:table-cell>
          <table:table-cell office:value-type="string" calcext:value-type="string">
            <text:p>Aretikele 7</text:p>
          </table:table-cell>
          <table:table-cell office:value-type="string" calcext:value-type="string">
            <text:p>Temana 7</text:p>
          </table:table-cell>
          <table:table-cell table:number-columns-repeated="7"/>
        </table:table-row>
        <table:table-row table:style-name="ro1">
          <table:table-cell office:value-type="string" calcext:value-type="string">
            <text:p>All are equal before the law and are entitled without any discrimination to equal protection of the law.</text:p>
          </table:table-cell>
          <table:table-cell office:value-type="string" calcext:value-type="string">
            <text:p>Bonke abantu bayalingana phambi komthetho kwaye benamalungelo ngaphandle kocalu-calulo ngokulinganayo kukhuseleko lomthetho.</text:p>
          </table:table-cell>
          <table:table-cell office:value-type="string" calcext:value-type="string">
            <text:p>Bonkhe bantfu bayalingana embikwemtsetfo kantsi banelilungelo lekuvikeleka ngaphansi kwemtsetfo ngaphandle kokubandlululwa.</text:p>
          </table:table-cell>
          <table:table-cell office:value-type="string" calcext:value-type="string">
            <text:p>Bonke abantu bayalingana phambi komthetho, kungekho bandlululo.</text:p>
          </table:table-cell>
          <table:table-cell office:value-type="string" calcext:value-type="string">
            <text:p>Sonke siyalingana phambi komthetho futhi kufanele umthetho usivikele ngokulinganayo ngale kokubandlulula.</text:p>
          </table:table-cell>
          <table:table-cell office:value-type="string" calcext:value-type="string">
            <text:p>Batho bohle ba a lekana molaong, mme ba lokelwa, ho se kgethollo ya letho, ke tahireletso e lekanang molaong.</text:p>
          </table:table-cell>
          <table:table-cell office:value-type="string" calcext:value-type="string">
            <text:p>Botlhe ba a lekana fa pele ga molao mme ba na le tetla kwa ntle ga tlhotlhololo go tshireletsego e e lekanang ya molao.</text:p>
          </table:table-cell>
          <table:table-cell office:value-type="string" calcext:value-type="string">
            <text:p>Batho ka moka ba a lekana pele ga molao mme ba dumeletĹˇwe ntle le kgethollo go ĹˇireletĹˇwa ka go lekana pele ga molao.</text:p>
          </table:table-cell>
          <table:table-cell table:number-columns-repeated="7"/>
        </table:table-row>
        <table:table-row table:style-name="ro1">
          <table:table-cell office:value-type="string" calcext:value-type="string">
            <text:p>All are entitled to equal protection against any discrimination in violation of this Declaration and against any incitement to such discrimination.</text:p>
          </table:table-cell>
          <table:table-cell office:value-type="string" calcext:value-type="string">
            <text:p>Bonke abantu banelungelo lokhuselo olulinganayo oluchasene naluphina ucalu-calulo olwaphula le nkcazelo, nangokuchasene neendlela zothelekiso kucalu-calulo.</text:p>
          </table:table-cell>
          <table:table-cell office:value-type="string" calcext:value-type="string">
            <text:p>Bonkhe banelilungelo lelifananako ekuvikelekeni nasekubandlululweni lokwephula leSimemetelo, kantsi futsi-ke bavikelekile noma ngabe ngukutiphi tindlela letingasetjentiswa tekubayenga kantsi tibe tibandlulula.</text:p>
          </table:table-cell>
          <table:table-cell office:value-type="string" calcext:value-type="string">
            <text:p>Abantu bonke bayavikelwa ekubandlululweni. Ubandlululo luvunyelwa yisivumelwano lesi njalo akuvunyelwa ukubasela ubandlululo.</text:p>
          </table:table-cell>
          <table:table-cell office:value-type="string" calcext:value-type="string">
            <text:p>Sonke kufanele sivikelwe ngokulinganayo ekubandlululweni, ngokungagcinwa kwaloluGunyazo futhi nasekukhuthazweni kwanoma luhloboluni lobandlululo.</text:p>
          </table:table-cell>
          <table:table-cell office:value-type="string" calcext:value-type="string">
            <text:p>Batho bohle ba lokelwa ke tshireletso e lekanang kgahlanong le kgethollo e hananang le Phatlalatso ena, le kgohlanong efe kapa efe e hlohlelletsang kgethollo ena.</text:p>
          </table:table-cell>
          <table:table-cell office:value-type="string" calcext:value-type="string">
            <text:p>Botlhe ba na le tetla e e lekanang ya tshireletsego kgatlhanong le tlhotlhololo nngwe le nngwe e e leng kgatlhanong le Maipolelo a, le kgatlhanong le thotloetso ya tlhotlhololo yo mothale o o ntseng jalo.</text:p>
          </table:table-cell>
          <table:table-cell office:value-type="string" calcext:value-type="string">
            <text:p>Ka moka ba swanetĹˇe go fiwa tĹˇhireletĹˇo ya go lekana maleba le kgethollo yeo e tshelago goba e robago Boikano bjo le maikemiĹˇetĹˇo a mangwe le a mangwe ao a bonalago a rata go kgetholla.</text:p>
          </table:table-cell>
          <table:table-cell table:number-columns-repeated="7"/>
        </table:table-row>
        <table:table-row table:style-name="ro1">
          <table:table-cell office:value-type="string" calcext:value-type="string">
            <text:p>Article 8</text:p>
          </table:table-cell>
          <table:table-cell office:value-type="string" calcext:value-type="string">
            <text:p>Inqaku lesi-8</text:p>
          </table:table-cell>
          <table:table-cell office:value-type="string" calcext:value-type="string">
            <text:p>INTFO YESIPHOHLONGO (8)</text:p>
          </table:table-cell>
          <table:table-cell office:value-type="string" calcext:value-type="string">
            <text:p>Isivumelwano 8</text:p>
          </table:table-cell>
          <table:table-cell office:value-type="string" calcext:value-type="string">
            <text:p>Isigaba 8</text:p>
          </table:table-cell>
          <table:table-cell office:value-type="string" calcext:value-type="string">
            <text:p>Pehelo ya 8</text:p>
          </table:table-cell>
          <table:table-cell office:value-type="string" calcext:value-type="string">
            <text:p>Aretikele 8</text:p>
          </table:table-cell>
          <table:table-cell office:value-type="string" calcext:value-type="string">
            <text:p>Temana 8</text:p>
          </table:table-cell>
          <table:table-cell table:number-columns-repeated="7"/>
        </table:table-row>
        <table:table-row table:style-name="ro1">
          <table:table-cell office:value-type="string" calcext:value-type="string">
            <text:p>Everyone has the right to an effective remedy by the competent national tribunals for acts violating the fundamental rights granted him by the constitution or by law.</text:p>
          </table:table-cell>
          <table:table-cell office:value-type="string" calcext:value-type="string">
            <text:p>Wonke umntu unelungelo loncedo lwesiphumo sobuchule benkundla yamatyala esizwe ngokomthetho owaphula iimfanelo ezibalulekileyo ezinikelwa ngumthetho wolawulo.</text:p>
          </table:table-cell>
          <table:table-cell office:value-type="string" calcext:value-type="string">
            <text:p>Wonkhe muntfu unelilungelo lokutfola likhambi lelinemiphumela lebonakalako lelinganikwa libandla lelinelikhono ekutsetseni emacala esive ikakhulu emacaleni laphatselene netento tebudlova ekuphuleni emalungelweni lasisekelo lanawo lomuntfu, anawo ngekwemtsetfo-mgogodla walelolive nemitsetfo yakhona.</text:p>
          </table:table-cell>
          <table:table-cell office:value-type="string" calcext:value-type="string">
            <text:p>Omunye lomunye umuntu ulelungelo lokuvikelwa ngababusi lomthethwandaba uma kulezenzo ezephula amalungelo akhe asemthethweni.</text:p>
          </table:table-cell>
          <table:table-cell office:value-type="string" calcext:value-type="string">
            <text:p>Wonke umuntu unelungelo lokuthola usizo oluyilo ezinkantolo ezibekiwe ngezenzo ezephula isisekelo samalungelo anikezwe wona umthethosisekelo noma umthetho.</text:p>
          </table:table-cell>
          <table:table-cell office:value-type="string" calcext:value-type="string">
            <text:p>Motho e mong le e mong o na le tokelo ya ho fumantshwa matshediso ke makgotla a molao a setjhaba, mabapi le diketso tse lwantshang le ditokelo tsa motheo tseo motho a di filweng ke molao wa motheo.</text:p>
          </table:table-cell>
          <table:table-cell office:value-type="string" calcext:value-type="string">
            <text:p>Mongwe le mongwe o na le tshwanelo ya tshiamelo e e tletseng ya kgotlakatlholo ya bosetĹˇhaba e e nang le bokgoni ka ntlha ya ditiro tse di kgatlhanong le ditshwanelo tsa motheo tse a di neilweng ke moloatheo kgotsa ke molao.</text:p>
          </table:table-cell>
          <table:table-cell office:value-type="string" calcext:value-type="string">
            <text:p>Mang le mang o na le tokelo ya go hwetĹˇa phoĹˇollo ya nnete yeo e tlago ka bao ba tsebago ditokelo tĹˇa botho maleba le ditiro tĹˇeo di phaelago ditokelo tĹˇa batho ka thoko tĹˇeo a di fiwago ke molaotheo goba molao.</text:p>
          </table:table-cell>
          <table:table-cell table:number-columns-repeated="7"/>
        </table:table-row>
        <table:table-row table:style-name="ro1">
          <table:table-cell office:value-type="string" calcext:value-type="string">
            <text:p>Article 9</text:p>
          </table:table-cell>
          <table:table-cell office:value-type="string" calcext:value-type="string">
            <text:p>Inqaku le-9</text:p>
          </table:table-cell>
          <table:table-cell office:value-type="string" calcext:value-type="string">
            <text:p>INTFO YEMFICA (9)</text:p>
          </table:table-cell>
          <table:table-cell office:value-type="string" calcext:value-type="string">
            <text:p>Isivumelwano 9</text:p>
          </table:table-cell>
          <table:table-cell office:value-type="string" calcext:value-type="string">
            <text:p>Isigaba 9</text:p>
          </table:table-cell>
          <table:table-cell office:value-type="string" calcext:value-type="string">
            <text:p>Pehelo ya 9</text:p>
          </table:table-cell>
          <table:table-cell office:value-type="string" calcext:value-type="string">
            <text:p>Aretikele 9</text:p>
          </table:table-cell>
          <table:table-cell office:value-type="string" calcext:value-type="string">
            <text:p>Temana 9</text:p>
          </table:table-cell>
          <table:table-cell table:number-columns-repeated="7"/>
        </table:table-row>
        <table:table-row table:style-name="ro1">
          <table:table-cell office:value-type="string" calcext:value-type="string">
            <text:p>No one shall be subjected to arbitrary arrest, detention or exile.</text:p>
          </table:table-cell>
          <table:table-cell office:value-type="string" calcext:value-type="string">
            <text:p>Akukho namnye oza kubanjwa ngendlela engaqondakaliyo, abe libanjwa okanye abe selubhacweni.</text:p>
          </table:table-cell>
          <table:table-cell office:value-type="string" calcext:value-type="string">
            <text:p>Kute noma ngabe munye umuntfu longaboshwa noma ngayiphi indlela, noma abanjwe noma adzingiswe.</text:p>
          </table:table-cell>
          <table:table-cell office:value-type="string" calcext:value-type="string">
            <text:p>Akumelanga ukuthi umuntu abotshwe okungekho emthethweni, loba abotshwe mahlayana, loba axotshwe elizweni lakubo.</text:p>
          </table:table-cell>
          <table:table-cell office:value-type="string" calcext:value-type="string">
            <text:p>Akekho oyoboshwa, avelelwe noma adingiswe ngokungekho emthethweni.</text:p>
          </table:table-cell>
          <table:table-cell office:value-type="string" calcext:value-type="string">
            <text:p>Ha ho motho ya tla tshwarwa feelafeela, a kwallwe kapa a lelekwe naheng.</text:p>
          </table:table-cell>
          <table:table-cell office:value-type="string" calcext:value-type="string">
            <text:p>Ga go ope yo o ka tshwarwang, a tlhatlhelwa kgotsa a kobiwa ntle le lebaka le le utlwalang.</text:p>
          </table:table-cell>
          <table:table-cell office:value-type="string" calcext:value-type="string">
            <text:p>Ga go motho yo a swanetĹˇego go no swarwa, go hlahlelwa goba go rakwa nageng ka mokgwa wo o sa kweĹˇiĹˇegego.</text:p>
          </table:table-cell>
          <table:table-cell table:number-columns-repeated="7"/>
        </table:table-row>
        <table:table-row table:style-name="ro1">
          <table:table-cell office:value-type="string" calcext:value-type="string">
            <text:p>Article 10</text:p>
          </table:table-cell>
          <table:table-cell office:value-type="string" calcext:value-type="string">
            <text:p>Inqaku le-10</text:p>
          </table:table-cell>
          <table:table-cell office:value-type="string" calcext:value-type="string">
            <text:p>INTFO YELISHUMI (10)</text:p>
          </table:table-cell>
          <table:table-cell office:value-type="string" calcext:value-type="string">
            <text:p>Isivumelwano 10</text:p>
          </table:table-cell>
          <table:table-cell office:value-type="string" calcext:value-type="string">
            <text:p>Isigaba 10</text:p>
          </table:table-cell>
          <table:table-cell office:value-type="string" calcext:value-type="string">
            <text:p>Pehelo ya 10</text:p>
          </table:table-cell>
          <table:table-cell office:value-type="string" calcext:value-type="string">
            <text:p>Aretikele 10</text:p>
          </table:table-cell>
          <table:table-cell office:value-type="string" calcext:value-type="string">
            <text:p>Temana 10</text:p>
          </table:table-cell>
          <table:table-cell table:number-columns-repeated="7"/>
        </table:table-row>
        <table:table-row table:style-name="ro1">
          <table:table-cell office:value-type="string" calcext:value-type="string">
            <text:p>Everyone is entitled in full equality to a fair and public hearing by an independent and impartial tribunal, in the determination of his rights and obligations and of any criminal charge against him.</text:p>
          </table:table-cell>
          <table:table-cell office:value-type="string" calcext:value-type="string">
            <text:p>Wonke umntu unelungelo elipheleleyo elilinganayo nelilungileyo nokuxoxwa kwetyala esidlangalaleni yinkundla ezimeleyo okanye inkundla zamatyala ezingakhethi cala ekumisweni kwamalungelo nemfanelo zoluntu kunye naluphi na ulwaphulo mthetho amangalelwe ngalo.</text:p>
          </table:table-cell>
          <table:table-cell office:value-type="string" calcext:value-type="string">
            <text:p>Wonkhe umuntfu uvumelekile kutsi atfole kuviwa lokulinganako nalokufananako kantsi futsi lokungakhetsi uma lowo muntfu atekiswa licala; lelicala kufanele alitekiswe libandla lekutsetsa emacala lelingenako kukhetsa, ikakhulu uma lelibandla lizama kuncuma mayelana nemalungelo kanye netibopho takhe lomuntfu, nanoma-ke lomuntfu atsetsiswa emacala lamabi kakhulu lamangalelwe wona.</text:p>
          </table:table-cell>
          <table:table-cell office:value-type="string" calcext:value-type="string">
            <text:p>Omunye lomunye umuntu ulelungelo lokuthi athoniselwe icala phambi kwenkundla ezimeleyo kumbe agwetshwe yinkundla engabandlululiyo ekuthetheni amacala.</text:p>
          </table:table-cell>
          <table:table-cell office:value-type="string" calcext:value-type="string">
            <text:p>Wonke umuntu kumele alalelwe obala ngokulingana okugcwele nangeqiniso, inkantolo engavuni futhi ezimele, ekutholweni kwamalungelo akhe nezimiselo zakhe noma ngabe iliphi icala abekwe lona.</text:p>
          </table:table-cell>
          <table:table-cell office:value-type="string" calcext:value-type="string">
            <text:p>Motho e mong le e mong o na le tokelo e tletseng ya ho mamelwa ke lekgotla le ikemetseng, le se nang leeme, ha ho qaqiswa ditokelo le boikarabelo ba hae, la mabapi le tseo a di qosetswang.</text:p>
          </table:table-cell>
          <table:table-cell office:value-type="string" calcext:value-type="string">
            <text:p>Mongwe le mongwe o na le tekatekano e e tletseng ya tsheko e e siameng ya botlhe e e tsamaisiwang ke kgotlakatlholo e e ikemetseng le e e sa tlhotlhololeng mo go thlotlhomiseng ga ditshwanelo le ditlamego tsa gagwe kgotsa kotlhao nngwe le nngwe ya bosenyi kgatlhanong nae.</text:p>
          </table:table-cell>
          <table:table-cell office:value-type="string" calcext:value-type="string">
            <text:p>Mang le mang o dumeletĹˇwe go fiwa tsebe ke lekgotla leo le sa kgethego mahlakore go bona ge eba ditokelo tĹˇa gagwe le dinyakwa tĹˇa setĹˇhaba go yena gammogo le molato wo mongwe le wo mongwe wo a pharwago ka wona ga se tĹˇa maitirelo.</text:p>
          </table:table-cell>
          <table:table-cell table:number-columns-repeated="7"/>
        </table:table-row>
        <table:table-row table:style-name="ro1">
          <table:table-cell office:value-type="string" calcext:value-type="string">
            <text:p>Article 11</text:p>
          </table:table-cell>
          <table:table-cell office:value-type="string" calcext:value-type="string">
            <text:p>Inqaku le-11</text:p>
          </table:table-cell>
          <table:table-cell office:value-type="string" calcext:value-type="string">
            <text:p>INTFO YELISHUMI NAKUNYE (11)</text:p>
          </table:table-cell>
          <table:table-cell office:value-type="string" calcext:value-type="string">
            <text:p>Isivumelwano 11</text:p>
          </table:table-cell>
          <table:table-cell office:value-type="string" calcext:value-type="string">
            <text:p>Isigaba 11</text:p>
          </table:table-cell>
          <table:table-cell office:value-type="string" calcext:value-type="string">
            <text:p>Pehelo ya 11</text:p>
          </table:table-cell>
          <table:table-cell office:value-type="string" calcext:value-type="string">
            <text:p>Aretikele 11</text:p>
          </table:table-cell>
          <table:table-cell office:value-type="string" calcext:value-type="string">
            <text:p>Temana 11</text:p>
          </table:table-cell>
          <table:table-cell table:number-columns-repeated="7"/>
        </table:table-row>
        <table:table-row table:style-name="ro1">
          <table:table-cell office:value-type="string" calcext:value-type="string">
            <text:p>1. Everyone charged with a penal offence has the right to be presumed innocent until proved guilty according to law in a public trial at which he has had all the guarantees necessary for his defence.</text:p>
          </table:table-cell>
          <table:table-cell office:value-type="string" calcext:value-type="string">
            <text:p>1. Wonke umntu omangalelwe kuba enetyala, unelungelo lokubonwa engenatyala ade abe ufunyenwe enetyala ngokwasemthethweni kwinkundla yamatyala apho ebe nesiqiniseko esifanelekileyo sokhuseleko.</text:p>
          </table:table-cell>
          <table:table-cell office:value-type="string" calcext:value-type="string">
            <text:p>1. Wonkhe umuntfu lobekwe licala leliphatselene nekujeziswa, lowo muntfu unelilungelo lekutsi acatjangwe njengemuntfu lomsulwa kuze kube nesiciniseko sekutsi unalo lelicala ngalokusemtsetfweni uma ngabe lomuntfu atsetsiwa lelicala phambi kwebantfu, lapho anikwe siciniseko sekutsi konkhe lokumcoka ekutivikeleni kwakhe lokuvunyelwene ngako kuyentiwa.</text:p>
          </table:table-cell>
          <table:table-cell office:value-type="string" calcext:value-type="string">
            <text:p>1. Omunye lomunye umuntu owetheswe icala ulelungelo lokuthi aphathwe njengomuntu ongela cala aze adliwe licala emthethwandaba. Kumele njalo aphiwe ithuba lokuthola umeli.</text:p>
          </table:table-cell>
          <table:table-cell office:value-type="string" calcext:value-type="string">
            <text:p>1. Wonke umuntu obekwe icala elidinga isijeziso unelungelo lokuthathwa njengomsulwa kuze kutholakale ukuthi impela unecala ngokomthetho enkantolo evulekile lapho enikwe iziqiniseko ezidingekile zokuzivikela.</text:p>
          </table:table-cell>
          <table:table-cell office:value-type="string" calcext:value-type="string">
            <text:p>1. Motho e mong le e mong ya qoswang ka molato o tsamayang le kotlo, o na le tokelo ya ho tadingwa a se molato ho fihlela a fumanwa a le molato lekgotleng la setjhaba moo a bileng le tiiso tsohle tsa ho itshireletsa.</text:p>
          </table:table-cell>
          <table:table-cell office:value-type="string" calcext:value-type="string">
            <text:p>1. Mongwe le mongwe yo o bonwang molato wa tlolamolao o na le tshwanelo ya go tsewa a se molato go fitlhelela a bonwa molato go ya ka fa molaong mo kgotlatshekelong ya botlhe e mo go yona a ntseng le ditsholofetso tse di maleba le go itshireletsa ga gagwe.</text:p>
          </table:table-cell>
          <table:table-cell office:value-type="string" calcext:value-type="string">
            <text:p>1. Mang le mang yo a pharwago ka molato o na le tokelo ya go se bonwe molato go fihla ge go laetĹˇwa gore o na le molato go ya ka molao le gona mo kgorong ya phatlalatĹˇa yeo a nago le ditokelo ka moka tĹˇa tĹˇhireletĹˇo.</text:p>
          </table:table-cell>
          <table:table-cell table:number-columns-repeated="7"/>
        </table:table-row>
        <table:table-row table:style-name="ro1">
          <table:table-cell office:value-type="string" calcext:value-type="string">
            <text:p>2. No one shall be held guilty of any penal offence on account of any act or omission which did not constitute a penal offence, under national or international law, at the time when it was committed.</text:p>
          </table:table-cell>
          <table:table-cell office:value-type="string" calcext:value-type="string">
            <text:p>2. Akukho namnye oya kufunyanwa enesohlwayo setyala ngenxa yomthetho okanye ukushiya isenzo esingamisa isohlwayo setyala, ngaphantsi kwamatyala esizwe nawezizwe-jikelele, nangexesha lokwenzeka kwetyala.</text:p>
          </table:table-cell>
          <table:table-cell office:value-type="string" calcext:value-type="string">
            <text:p>2. Kute umuntfu loyawubekwa licala lelihambelana nekujeziswa uma ngabe wente sento noma ngoba aphutse kwenta sento lesitsite lesingahambelani nekujeziswa, ngaphansi kwemtsetfo wesive newemave onkhe ngesikhatsi lomuntfu enta lesento noma angakasenti lesento.</text:p>
          </table:table-cell>
          <table:table-cell office:value-type="string" calcext:value-type="string">
            <text:p>2. Kakho umuntu ongajeziswa emthethweni ngenxa yecala alenzayo uma icala leli lenziwa umthetho owenza lokho akwenzayo kube licala wawungekho ngaleso sikhathi.</text:p>
          </table:table-cell>
          <table:table-cell office:value-type="string" calcext:value-type="string">
            <text:p>2. Akekho oyotholwa enecala ngecala elidinga isijeziso ngenxa yanoma isiphi isenzo noma iphutha elalingelona icala elidinga isijeziso ngaphansi komthetho wezwe noma kazwelonke, ngenkathi lenzeka.</text:p>
          </table:table-cell>
          <table:table-cell office:value-type="string" calcext:value-type="string">
            <text:p>2. Ha ho motho ya tla fumanwa a le molato o tsamayang le kotlo ka baka la ho etsa kapa ho se phethe taba eo e leng molato o tsamayang le kotlo, ho ya ka molao wa setjhaaba kapa wa matjhaba, nakong eo tlolo ena e neng e etsahala.</text:p>
          </table:table-cell>
          <table:table-cell office:value-type="string" calcext:value-type="string">
            <text:p>2. Ga go na ope yo o tla bonwang molato wa tlolomolao nngwe le nngwe ka ntlha ya tiro nngwe kgotsa tlogelo nngwe e e neng e se tlolomolao, mo molaong wa bosetĹˇhaba kgotsa wa boditĹˇhabatĹˇhaba, ka nako e e neng e dirwa.</text:p>
          </table:table-cell>
          <table:table-cell office:value-type="string" calcext:value-type="string">
            <text:p>2. Ga go motho yo a tla bonwago molato go ya ka tiro goba tlogelo yeo e sa bopego karolo ya molato wo a pharwago ka wona, ka tlase ga molao wa setĹˇhaba goba wa ditĹˇhabatĹˇhaba ka nako yeo molato o dirwa.</text:p>
          </table:table-cell>
          <table:table-cell table:number-columns-repeated="7"/>
        </table:table-row>
        <table:table-row table:style-name="ro1">
          <table:table-cell office:value-type="string" calcext:value-type="string">
            <text:p>Nor shall a heavier penalty be imposed than the one that was applicable at the time the penal offence was committed.</text:p>
          </table:table-cell>
          <table:table-cell office:value-type="string" calcext:value-type="string">
            <text:p>Nakuba kubekwe isigwebo esinzima kunesiya esasisetyenziswa ngexesha lokwenzeka kwetyala.</text:p>
          </table:table-cell>
          <table:table-cell office:value-type="string" calcext:value-type="string">
            <text:p>Kute futsi umuntfu longanika lomuntfu inhlawulo lematima leyendlula lenhlawulo lelayifanele anikwe yona ngalesosikhatsi uma lomuntfu enta lelo licala lelaliphatselene nekujeziswa.</text:p>
          </table:table-cell>
          <table:table-cell office:value-type="string" calcext:value-type="string">
            <text:p>Isijeziso salelo cala akumelanga sedlule isijesiso esasifanele icala lelo umthetho omutsha ungakabekwa.</text:p>
          </table:table-cell>
          <table:table-cell office:value-type="string" calcext:value-type="string">
            <text:p>Noma anikwe isijeziso esinzinyana kunaleso esasifanele ngenkathi kwenzeka lelocala.</text:p>
          </table:table-cell>
          <table:table-cell office:value-type="string" calcext:value-type="string">
            <text:p>Ho feta mona ho ke ke ha fanwa ka kotlo e matla ho feta e neng e ka fuwa ha tlolo e ne e etswa.</text:p>
          </table:table-cell>
          <table:table-cell office:value-type="string" calcext:value-type="string">
            <text:p>Le gona kotlhao e e bokete ga e ne e dirwa, go na le e e maleba e e neng e ka dirwa ka nako e tlolomolao e neng e dirwa.</text:p>
          </table:table-cell>
          <table:table-cell office:value-type="string" calcext:value-type="string">
            <text:p>Goba a fiwa kotlo ye boima go feta yeo a bego a tla e fiwa ka nako ya ge molato o dirwa.</text:p>
          </table:table-cell>
          <table:table-cell table:number-columns-repeated="7"/>
        </table:table-row>
        <table:table-row table:style-name="ro1">
          <table:table-cell office:value-type="string" calcext:value-type="string">
            <text:p>Article 12</text:p>
          </table:table-cell>
          <table:table-cell office:value-type="string" calcext:value-type="string">
            <text:p>Inqaku le-12</text:p>
          </table:table-cell>
          <table:table-cell office:value-type="string" calcext:value-type="string">
            <text:p>INTFO YELISHUMI NAKUBILI (12)</text:p>
          </table:table-cell>
          <table:table-cell office:value-type="string" calcext:value-type="string">
            <text:p>Isivumelwano 12</text:p>
          </table:table-cell>
          <table:table-cell office:value-type="string" calcext:value-type="string">
            <text:p>Isigaba 12</text:p>
          </table:table-cell>
          <table:table-cell office:value-type="string" calcext:value-type="string">
            <text:p>Pehelo ya 12</text:p>
          </table:table-cell>
          <table:table-cell office:value-type="string" calcext:value-type="string">
            <text:p>Aretikele 12</text:p>
          </table:table-cell>
          <table:table-cell office:value-type="string" calcext:value-type="string">
            <text:p>Temana 12</text:p>
          </table:table-cell>
          <table:table-cell table:number-columns-repeated="7"/>
        </table:table-row>
        <table:table-row table:style-name="ro1">
          <table:table-cell office:value-type="string" calcext:value-type="string">
            <text:p>No one shall be subjected to arbitrary interference with his privacy, family, home or correspondence, nor to attacks upon his honour and reputation.</text:p>
          </table:table-cell>
          <table:table-cell office:value-type="string" calcext:value-type="string">
            <text:p>Akukho namnye oya kuphazanyiswa kubomi obubobakhe, kusapho lwakhe, kwikhaya lakhe okanye ngokwembalelwano, nokuba kukuhlaselwa okuhlisa isidima nodumo lomntu.</text:p>
          </table:table-cell>
          <table:table-cell office:value-type="string" calcext:value-type="string">
            <text:p>Kute umuntfu longahlala njalo ahlushwa ngalokungekho emtsetfweni ahlushwa ngoba bantfu bangena tindzaba takhe letingesito tawonkhewonkhe, bangene tindzaba temndeni wakhe, telikhaya lakhe, noma ngekumbalela, noma-ke ngekumsukela bahlambalaze bucotfo nesimilo salomuntfu kanye neligama lelihle lalomuntfu.</text:p>
          </table:table-cell>
          <table:table-cell office:value-type="string" calcext:value-type="string">
            <text:p>Omunye lomunye umuntu ulelungelo lokuhlonitshwa - ubuntu bakhe, imuli yakhe, umuzi wakhe lezincwadi zakhe.</text:p>
          </table:table-cell>
          <table:table-cell office:value-type="string" calcext:value-type="string">
            <text:p>Akekho okuyogaxekwa, ngokungemthetho ezindabeni zakhe zangasese, emndenini, ekhaya noma ezincwadini azithumelayo nazitholayo, noma ukuhlaselwa kwesithunzi nokuhlonipheka kwakhe.</text:p>
          </table:table-cell>
          <table:table-cell office:value-type="string" calcext:value-type="string">
            <text:p>Ha ho motho ya tla hlekefetswa boinotshing ba hae ba lelapa, lehae kapa mangolong, esitana le ho tlatlapuwa ho hlompheheng le setumong sa hae.</text:p>
          </table:table-cell>
          <table:table-cell office:value-type="string" calcext:value-type="string">
            <text:p>Ga go na ope yo go tla sunngwang nko ntle le molao mo sephiring, lelapeng, ntlong kgotsa makwalo a gagwe kgotsa tlhaselo yo tlotlo le serodumo sa gagwe.</text:p>
          </table:table-cell>
          <table:table-cell office:value-type="string" calcext:value-type="string">
            <text:p>Ga go motho yo a swanetĹˇego go ĹˇalwaĹˇalwa morago fao e bilego a se sa na sephiri ka boyena, ka lapeng, mangwalong a gagwe, goba fao go mo ĹˇalaĹˇala morago go tshwenyanago le maemo le go tsebega ga gagwe.</text:p>
          </table:table-cell>
          <table:table-cell table:number-columns-repeated="7"/>
        </table:table-row>
        <table:table-row table:style-name="ro1">
          <table:table-cell office:value-type="string" calcext:value-type="string">
            <text:p>Everyone has the right to the protection of the law against such interference or attacks.</text:p>
          </table:table-cell>
          <table:table-cell office:value-type="string" calcext:value-type="string">
            <text:p>Wonke umntu kufanelekile ukuba akhuselwe ngumthetho ekuphazanyisweni okanye kuhlaselo.</text:p>
          </table:table-cell>
          <table:table-cell office:value-type="string" calcext:value-type="string">
            <text:p>Wonkhe umuntfu unalo lilungelo lekuvikeleka ngaphansi kwemtsetfo lobhekene nebantfu labatsandza kungena tindzaba talabanye noma-ke labo labatsandza kuhlasela basukele labanye.</text:p>
          </table:table-cell>
          <table:table-cell office:value-type="string" calcext:value-type="string">
            <text:p>Omunye lomunye umuntu kumele avikelwe ngumthetho ezintweni ezinje.</text:p>
          </table:table-cell>
          <table:table-cell office:value-type="string" calcext:value-type="string">
            <text:p>Wonke umuntu unelungelo lokuvikelwa kulokho kuhlaselwa nokugxambukela.</text:p>
          </table:table-cell>
          <table:table-cell office:value-type="string" calcext:value-type="string">
            <text:p>Motho e mong le e mong o na le tokelo ya tshireletso ya molao mabapi le tlhekefetso le ho tlatlapuwa hona.</text:p>
          </table:table-cell>
          <table:table-cell office:value-type="string" calcext:value-type="string">
            <text:p>Mongwe le mongwe o na le tshwanelo ya tshireletso ya molao kgatlhanong le tsunyonko le ditlhaselo tsa mothale o ntseng jalo.</text:p>
          </table:table-cell>
          <table:table-cell office:value-type="string" calcext:value-type="string">
            <text:p>Motho yo mongwe le yo mongwe o na le tokelo ya go ĹˇireletĹˇwa ke molao maleba le go ĹˇalaĹˇalwa morago ka tsela ye goba go hlaselwa.</text:p>
          </table:table-cell>
          <table:table-cell table:number-columns-repeated="7"/>
        </table:table-row>
        <table:table-row table:style-name="ro1">
          <table:table-cell office:value-type="string" calcext:value-type="string">
            <text:p>Article 13</text:p>
          </table:table-cell>
          <table:table-cell office:value-type="string" calcext:value-type="string">
            <text:p>Inqaku le-13 </text:p>
          </table:table-cell>
          <table:table-cell office:value-type="string" calcext:value-type="string">
            <text:p>INTFO YELISHUMI NAKUTSATFU (13)</text:p>
          </table:table-cell>
          <table:table-cell office:value-type="string" calcext:value-type="string">
            <text:p>Isivumelwano 13</text:p>
          </table:table-cell>
          <table:table-cell office:value-type="string" calcext:value-type="string">
            <text:p>Isigaba 13</text:p>
          </table:table-cell>
          <table:table-cell office:value-type="string" calcext:value-type="string">
            <text:p>Pehelo ya 13</text:p>
          </table:table-cell>
          <table:table-cell office:value-type="string" calcext:value-type="string">
            <text:p>Aretikele 13</text:p>
          </table:table-cell>
          <table:table-cell office:value-type="string" calcext:value-type="string">
            <text:p>Temana 13</text:p>
          </table:table-cell>
          <table:table-cell table:number-columns-repeated="7"/>
        </table:table-row>
        <table:table-row table:style-name="ro1">
          <table:table-cell office:value-type="string" calcext:value-type="string">
            <text:p>1. Everyone has the right to freedom of movement and residence within the borders of each State.</text:p>
          </table:table-cell>
          <table:table-cell office:value-type="string" calcext:value-type="string">
            <text:p>1. Wonke umntu unelungelo lokuhamba nokuhlala phakathi kwemida yasebuRhulumenteni.</text:p>
          </table:table-cell>
          <table:table-cell office:value-type="string" calcext:value-type="string">
            <text:p>1. Wonkhe umuntfu unelilungelo nenkhululeko yekuhamba noma kunyakata nekuhlala ngekhatsi kwemcele wakulelo nalelo live.</text:p>
          </table:table-cell>
          <table:table-cell office:value-type="string" calcext:value-type="string">
            <text:p>1. Wonke umuntu ulelungelo lokuhamba lokuhlala kuwo wonke amazwe.</text:p>
          </table:table-cell>
          <table:table-cell office:value-type="string" calcext:value-type="string">
            <text:p>1. Wonke umuntu unelungelo lokuhamba ngenkululeko nokuhlala phakathi kwemingcele ezungeze imibuso ehlukene.</text:p>
          </table:table-cell>
          <table:table-cell office:value-type="string" calcext:value-type="string">
            <text:p>1. Motho e mong le e mong o na le tokelo ya ho tsamaya le ho dula ka bolokolohi ka hara naha yabo.</text:p>
          </table:table-cell>
          <table:table-cell office:value-type="string" calcext:value-type="string">
            <text:p>1. Mongwe le mongwe o na le tshwanelo ya kgololosego ya motsamao le bonno me melelwaneng yo naga nngwe le nngwe.</text:p>
          </table:table-cell>
          <table:table-cell office:value-type="string" calcext:value-type="string">
            <text:p>1. Mang le mang o na le tokelo ya tokologo ya mosepelo le mo a dulago gona ka gare ga naga ye nngwe le ye nngwe.</text:p>
          </table:table-cell>
          <table:table-cell table:number-columns-repeated="7"/>
        </table:table-row>
        <table:table-row table:style-name="ro1">
          <table:table-cell office:value-type="string" calcext:value-type="string">
            <text:p>2. Everyone has the right to leave any country, including his own, and to return to his country.</text:p>
          </table:table-cell>
          <table:table-cell office:value-type="string" calcext:value-type="string">
            <text:p>2. Wonke umntu unelungelo lokushiya nokuba leliphi ilizwe nelakhe ngokunjalo kwaye aphinde abuyele kwelakhe ilizwe.</text:p>
          </table:table-cell>
          <table:table-cell office:value-type="string" calcext:value-type="string">
            <text:p>2. Wonkhe umuntfu unelilungelo lekuphuma noma lekushiya noma nganguliphi live, kufake ekhatsi live lakhe latalwa kulo, nekutsi-ke unelilungelo lekubuyela eveni lakhe.</text:p>
          </table:table-cell>
          <table:table-cell office:value-type="string" calcext:value-type="string">
            <text:p>2. Wonke umuntu ulelungelo lokuthutha loba kuliphi ilizwe, ngitsho laselizweni lakhe, lelokubuyela elizweni lakhe.</text:p>
          </table:table-cell>
          <table:table-cell office:value-type="string" calcext:value-type="string">
            <text:p>2. Wonke umuntu unelungelo lokushiya izwe lakhe, futhi abuye abuyele kulo.</text:p>
          </table:table-cell>
          <table:table-cell office:value-type="string" calcext:value-type="string">
            <text:p>2. Motho e mong le e mong o na le tokelo ya ho falla naheng efeng kapa efeng, seitana le ya habo, le ho kgutlela naheng ya habo.</text:p>
          </table:table-cell>
          <table:table-cell office:value-type="string" calcext:value-type="string">
            <text:p>2. Mongwe le mongwe o na le tshwanelo ya go tswa mo nageng nngwe le nngwe, go akaretsa le ya gaabo, le go boela kwa nageng ya gaabo.</text:p>
          </table:table-cell>
          <table:table-cell office:value-type="string" calcext:value-type="string">
            <text:p>2. Mang le mang o na le tokelo ya go tlogela naga ye nngwe le ye nngwe, go akaretĹˇwa le ya gabo, le go boela go yona naga yeo ya gabo ge a rata.</text:p>
          </table:table-cell>
          <table:table-cell table:number-columns-repeated="7"/>
        </table:table-row>
        <table:table-row table:style-name="ro1">
          <table:table-cell office:value-type="string" calcext:value-type="string">
            <text:p>Article 14</text:p>
          </table:table-cell>
          <table:table-cell office:value-type="string" calcext:value-type="string">
            <text:p>Inqaku le-14</text:p>
          </table:table-cell>
          <table:table-cell office:value-type="string" calcext:value-type="string">
            <text:p>INTFO YELISHUMI NESINE (14)</text:p>
          </table:table-cell>
          <table:table-cell office:value-type="string" calcext:value-type="string">
            <text:p>Isivumelwano 14</text:p>
          </table:table-cell>
          <table:table-cell office:value-type="string" calcext:value-type="string">
            <text:p>Isigaba 14</text:p>
          </table:table-cell>
          <table:table-cell office:value-type="string" calcext:value-type="string">
            <text:p>Pehelo ya 14</text:p>
          </table:table-cell>
          <table:table-cell office:value-type="string" calcext:value-type="string">
            <text:p>Aretikele 14</text:p>
          </table:table-cell>
          <table:table-cell office:value-type="string" calcext:value-type="string">
            <text:p>Temana 14</text:p>
          </table:table-cell>
          <table:table-cell table:number-columns-repeated="7"/>
        </table:table-row>
        <table:table-row table:style-name="ro1">
          <table:table-cell office:value-type="string" calcext:value-type="string">
            <text:p>1. Everyone has the right to seek and to enjoy in other countries asylum from persecution.</text:p>
          </table:table-cell>
          <table:table-cell office:value-type="string" calcext:value-type="string">
            <text:p>1. Wonke umntu unelungelo lokucela aze axhamle indawo yokhuseleko elubhacweni kwamanye amazwe.</text:p>
          </table:table-cell>
          <table:table-cell office:value-type="string" calcext:value-type="string">
            <text:p>1. Wonkhe umuntfu uvumelekile kuyocela kukhosela nekutfola injabulo kulamanye emave nakabalekela kuhlushwa noma inhlupheko.</text:p>
          </table:table-cell>
          <table:table-cell office:value-type="string" calcext:value-type="string">
            <text:p>1. Wonke umuntu ulelungelo lokubalekela kwelinye ilizwe ukuze abe yisiphepheli khona nxa ehlutshwa elizweni lakubo.</text:p>
          </table:table-cell>
          <table:table-cell office:value-type="string" calcext:value-type="string">
            <text:p>1. Wonke umuntu unelungelo lokucela ukuhlala akhosele kwamanye amazwe ebalekela ukuphathwa kabuhlungu.</text:p>
          </table:table-cell>
          <table:table-cell office:value-type="string" calcext:value-type="string">
            <text:p>1. Motho e mong le e mong o na le tokelaoya ho batla le ho fumana tshireletso ya tlatlapo, dinaheng tse ding.</text:p>
          </table:table-cell>
          <table:table-cell office:value-type="string" calcext:value-type="string">
            <text:p>1. Mongwe le mongwe o na le tshwanelo ya go batla le go itumelela botshabi ba go sekisiwa kwa dinageng tse dingwe.</text:p>
          </table:table-cell>
          <table:table-cell office:value-type="string" calcext:value-type="string">
            <text:p>1. Mang le mang o na le tokelo ya go nyaka le go ipshina ka tĹˇhireletĹˇo dinageng tĹˇe dingwe maleba le tshekiĹˇo.</text:p>
          </table:table-cell>
          <table:table-cell table:number-columns-repeated="7"/>
        </table:table-row>
        <table:table-row table:style-name="ro1">
          <table:table-cell office:value-type="string" calcext:value-type="string">
            <text:p>2. This right may not be invoked in the case of prosecutions genuinely arising from non-political crimes or from acts contrary to the purposes and principles of the United Nations.</text:p>
          </table:table-cell>
          <table:table-cell office:value-type="string" calcext:value-type="string">
            <text:p>2. Eli lungelo alinakukhuselwa wakumangalelwa ngenyaniso engenamvelaphi, ulwaphulo-mthetho olungenazipolitiki okanye kumthetho ochasene neenjongo zomthetho-siseko zeZizwe ezimanyeneyo.</text:p>
          </table:table-cell>
          <table:table-cell office:value-type="string" calcext:value-type="string">
            <text:p>2. Lelilunglo lokuncengela noma lokucela kuyohlala kulelinye live ngeke lisetjentiswe uma ngabe lenhlupheko lecosha lomuntfu akusiyo inhlupheko lesuselwa emacaleni etembusave, noma-ke uma ngabe lenhlupheko idalwe ngemacala ekuphula imigomo nemitsetfo yaMhlabuhlangene.</text:p>
          </table:table-cell>
          <table:table-cell office:value-type="string" calcext:value-type="string">
            <text:p>2. Leli lungelo alikhululi umuntu obotshiweyo ngaphandle kokuba ebotshelwe izindaba zombangazwe kumbe okungavunyelwa ngaMazwe aManyaneyo.</text:p>
          </table:table-cell>
          <table:table-cell office:value-type="string" calcext:value-type="string">
            <text:p>2. Lelilungelo alinakusetshenziselwa ukubalekela ukushushiswa okufanele okuvela ngamacala angahlangene nezombangazwe noma ngezenzo ezingqubuzana nezinhloso nemigomo yeNhlangano yeZizwe.</text:p>
          </table:table-cell>
          <table:table-cell office:value-type="string" calcext:value-type="string">
            <text:p>2. 2.Tokela ena e se ke ya sebediswa ho phema diqoso tsa melato eo e seng ya dipolotiki kapa diketso tse kgahlanong le sepheo le melao ya Matjhaba a Kopaneng.</text:p>
          </table:table-cell>
          <table:table-cell office:value-type="string" calcext:value-type="string">
            <text:p>2. Tshwanelo e, ga e ne e diragadiwa mo mabakeng a ditshekiso tse di leng le melato e e seng ya sepolitiki kgotsa go tswa mo ditirong tse di leng kgatlhanong le maikaelelo le meono ya DitĹˇhaba Kopano.</text:p>
          </table:table-cell>
          <table:table-cell office:value-type="string" calcext:value-type="string">
            <text:p>2. Tokelo ye e ka se diriĹˇwe ge tshekiĹˇo e tĹˇwelela mo molatong wo o sa amanego le dipolitiki goba mo molatong wo o thulanago le melao le maikemiĹˇetĹˇo a DitĹˇhaba Kopano.</text:p>
          </table:table-cell>
          <table:table-cell table:number-columns-repeated="7"/>
        </table:table-row>
        <table:table-row table:style-name="ro1">
          <table:table-cell office:value-type="string" calcext:value-type="string">
            <text:p>Article 15</text:p>
          </table:table-cell>
          <table:table-cell office:value-type="string" calcext:value-type="string">
            <text:p>Inqaku-15</text:p>
          </table:table-cell>
          <table:table-cell office:value-type="string" calcext:value-type="string">
            <text:p>INTFO YELISHUMI NESIHLANU (15)</text:p>
          </table:table-cell>
          <table:table-cell office:value-type="string" calcext:value-type="string">
            <text:p>Isivumelwano 15</text:p>
          </table:table-cell>
          <table:table-cell office:value-type="string" calcext:value-type="string">
            <text:p>Isigaba 15</text:p>
          </table:table-cell>
          <table:table-cell office:value-type="string" calcext:value-type="string">
            <text:p>Pehelo ya 15</text:p>
          </table:table-cell>
          <table:table-cell office:value-type="string" calcext:value-type="string">
            <text:p>Aretikele 15</text:p>
          </table:table-cell>
          <table:table-cell office:value-type="string" calcext:value-type="string">
            <text:p>Temana 15</text:p>
          </table:table-cell>
          <table:table-cell table:number-columns-repeated="7"/>
        </table:table-row>
        <table:table-row table:style-name="ro1">
          <table:table-cell office:value-type="string" calcext:value-type="string">
            <text:p>1. Everyone has the right to a nationality.</text:p>
          </table:table-cell>
          <table:table-cell office:value-type="string" calcext:value-type="string">
            <text:p>1. Wonke umntu unelungelo lobuhlanga.</text:p>
          </table:table-cell>
          <table:table-cell office:value-type="string" calcext:value-type="string">
            <text:p>1. Wonkhe umuntfu unelilungelo lebuve.</text:p>
          </table:table-cell>
          <table:table-cell office:value-type="string" calcext:value-type="string">
            <text:p>1. Wonke umuntu ulelungelo lokuba yisakhamuzi ezweni lakhe.</text:p>
          </table:table-cell>
          <table:table-cell office:value-type="string" calcext:value-type="string">
            <text:p>1. Wonke umuntu unelungelo lobuzwe.</text:p>
          </table:table-cell>
          <table:table-cell office:value-type="string" calcext:value-type="string">
            <text:p>1. Motho e mong le e mong o na le tokelo ya ho ba wa morabe o itseng.</text:p>
          </table:table-cell>
          <table:table-cell office:value-type="string" calcext:value-type="string">
            <text:p>1. Mongwe le mongwe o na le tshwanelo ya boagi</text:p>
          </table:table-cell>
          <table:table-cell office:value-type="string" calcext:value-type="string">
            <text:p>1. Mang le mang o na le tokelo ya go ba wa setĹˇhaba seo se itĹˇego.</text:p>
          </table:table-cell>
          <table:table-cell table:number-columns-repeated="7"/>
        </table:table-row>
        <table:table-row table:style-name="ro1">
          <table:table-cell office:value-type="string" calcext:value-type="string">
            <text:p>2. No one shall be arbitrarily deprived of his nationality nor denied the right to change his nationality.</text:p>
          </table:table-cell>
          <table:table-cell office:value-type="string" calcext:value-type="string">
            <text:p>2. Akukho namnye oya kuhluthwa ubuhlanga bakhe okanye ahluthwe ilungelo lokutshintsha ubuzwe bakhe.</text:p>
          </table:table-cell>
          <table:table-cell office:value-type="string" calcext:value-type="string">
            <text:p>2. Kute umuntfu longemukwa buve bakhe nobe afuna kubugucula.</text:p>
          </table:table-cell>
          <table:table-cell office:value-type="string" calcext:value-type="string">
            <text:p>2. Kakho ongathathelwa ilungelo leli loba alelwe ukuba yisakhumuzi selinye ilizwe.</text:p>
          </table:table-cell>
          <table:table-cell office:value-type="string" calcext:value-type="string">
            <text:p>2. Akekho oyokwenqatshelwa ngokungemthetho noma ancishwe ilungelo lokuguqula ubuzwe bakhe.</text:p>
          </table:table-cell>
          <table:table-cell office:value-type="string" calcext:value-type="string">
            <text:p>2. Ha ho motho ya tla hanelwa botjhaba ba hae ka mabaka a fokolang, esitana le ho hanelwa ho fetola botjhaba ba hae.</text:p>
          </table:table-cell>
          <table:table-cell office:value-type="string" calcext:value-type="string">
            <text:p>2. Ga go ope yo o tla iletswang ntle le lebaka boagi jwa gagwe kgotsa go iletswa tshwanelo ya go fetola boagi jwa gagwe.</text:p>
          </table:table-cell>
          <table:table-cell office:value-type="string" calcext:value-type="string">
            <text:p>2. Ga go yo a ka amogwago, ka go rata, mohlobo wa gagwe goba a ganetĹˇwa ka tokelo ya go fetola mohlobo wa gagwe.</text:p>
          </table:table-cell>
          <table:table-cell table:number-columns-repeated="7"/>
        </table:table-row>
        <table:table-row table:style-name="ro1">
          <table:table-cell office:value-type="string" calcext:value-type="string">
            <text:p>Article 16</text:p>
          </table:table-cell>
          <table:table-cell office:value-type="string" calcext:value-type="string">
            <text:p>Inqaku le-16</text:p>
          </table:table-cell>
          <table:table-cell office:value-type="string" calcext:value-type="string">
            <text:p>INTFO YELISHUMI NESITFUPHA (16)</text:p>
          </table:table-cell>
          <table:table-cell office:value-type="string" calcext:value-type="string">
            <text:p>Isivumelwano 16</text:p>
          </table:table-cell>
          <table:table-cell office:value-type="string" calcext:value-type="string">
            <text:p>Isigaba 16</text:p>
          </table:table-cell>
          <table:table-cell office:value-type="string" calcext:value-type="string">
            <text:p>Pehelo ya 16</text:p>
          </table:table-cell>
          <table:table-cell office:value-type="string" calcext:value-type="string">
            <text:p>Aretikele 16</text:p>
          </table:table-cell>
          <table:table-cell office:value-type="string" calcext:value-type="string">
            <text:p>Temana 16</text:p>
          </table:table-cell>
          <table:table-cell table:number-columns-repeated="7"/>
        </table:table-row>
        <table:table-row table:style-name="ro1">
          <table:table-cell office:value-type="string" calcext:value-type="string">
            <text:p>1. Men and women of full age, without any limitation due to race, nationality or religion, have the right to marry and to found a family.</text:p>
          </table:table-cell>
          <table:table-cell office:value-type="string" calcext:value-type="string">
            <text:p>1. Amadoda namakhosikazi aselekhulile, ngaphandle kokuthintelwa ngenxa yobuhlanga, ubuzwe okanye inkolo, banelungelo lokutshata babe nosapho.</text:p>
          </table:table-cell>
          <table:table-cell office:value-type="string" calcext:value-type="string">
            <text:p>1. Bantfu besilisa nebesifazane lasebakhulile bafika emnyakeni logcwele, ngaphandle kwetivimbelo letisuselwa ekutseni lomuntfu wasive sini, nekutsi usive sini noma-ke ukholwaphi, unelilungelo lokushada acale umndeni.</text:p>
          </table:table-cell>
          <table:table-cell office:value-type="string" calcext:value-type="string">
            <text:p>1. Amadoda labafazi asebekhulilwe, balelungelo lokuthatha lokuthathwa babe lemizi yabo, kungenani ukuthiukholo lomuntu yiluphi lokuthi ungumhlobo bani.</text:p>
          </table:table-cell>
          <table:table-cell office:value-type="string" calcext:value-type="string">
            <text:p>1. Abesilisa nabesifazane asebeneminyaka efanele yobudala banelungelo lokuganana bakhe unmdeni, ngale kwezihibe zobuhlanga, ubuzwe noma inkolo.</text:p>
          </table:table-cell>
          <table:table-cell office:value-type="string" calcext:value-type="string">
            <text:p>1. Banna le basadi ba dilemong, ho sa kgathallwe morabe, botjhaba kapa tumelo, ba na le tokelo ya ho nyalana le ho thea malapa.</text:p>
          </table:table-cell>
          <table:table-cell office:value-type="string" calcext:value-type="string">
            <text:p>1. Banna le basadi ba dingwaga tse di lekanang, kwa ntle le tekanyetso epe e e mabapi le bomorafe, boagi kgotsa tumelo ba na le tetla ya go nyala le go aga lelapa.</text:p>
          </table:table-cell>
          <table:table-cell office:value-type="string" calcext:value-type="string">
            <text:p>1. Basadi le banna ba ba godilego, ka ntle le go beelwa mellwane go ya ka mohlobo goba bodumedi, ba na le tokelo ya go nyala le go thea lapa.</text:p>
          </table:table-cell>
          <table:table-cell table:number-columns-repeated="7"/>
        </table:table-row>
        <table:table-row table:style-name="ro1">
          <table:table-cell office:value-type="string" calcext:value-type="string">
            <text:p>They are entitled to equal rights as to marriage, during marriage and at its dissolution.</text:p>
          </table:table-cell>
          <table:table-cell office:value-type="string" calcext:value-type="string">
            <text:p>Banamalungelo alinganayo emtshatweni naxa sewuqhawukile.</text:p>
          </table:table-cell>
          <table:table-cell office:value-type="string" calcext:value-type="string">
            <text:p>Laba labashadile banemalungelo lalinganako nalafananako kulomshado, ngesikhatsi bahlalisana basashadile, noma-ke ngesikhatsi sewupheliswa lomshado.</text:p>
          </table:table-cell>
          <table:table-cell office:value-type="string" calcext:value-type="string">
            <text:p>Balamalungelo alinganayo ekuthathaneni kwabo lasekwehlukaneniekeni kwaho.</text:p>
          </table:table-cell>
          <table:table-cell office:value-type="string" calcext:value-type="string">
            <text:p>Kufanele babenamalungelo alinganayo ngokomshado, ngenkathi beshadile noma usuhlakazekile umshado.</text:p>
          </table:table-cell>
          <table:table-cell office:value-type="string" calcext:value-type="string">
            <text:p>Ba na le ditokelo tse lekanang tsa ho nyalana bophelong ba lenyalo, le mohla le kgaolwang.</text:p>
          </table:table-cell>
          <table:table-cell office:value-type="string" calcext:value-type="string">
            <text:p>Ba na le tetla ya ditshwanelo tse di lekanang mabapi le tsa lenyalo, mo lenyalong le mo phatlalalong ya lona.</text:p>
          </table:table-cell>
          <table:table-cell office:value-type="string" calcext:value-type="string">
            <text:p>Ba loketĹˇwe ke ditokelo tĹˇe di lekanego tĹˇa lenyalo, ka nako ya tĹˇeano le ge lenyalo le fediĹˇwa.</text:p>
          </table:table-cell>
          <table:table-cell table:number-columns-repeated="7"/>
        </table:table-row>
        <table:table-row table:style-name="ro1">
          <table:table-cell office:value-type="string" calcext:value-type="string">
            <text:p>2. Marriage shall be entered into only with the free and full consent of the intending spouses.</text:p>
          </table:table-cell>
          <table:table-cell office:value-type="string" calcext:value-type="string">
            <text:p>2. Kuya kutshatwa ngokukhululekileyo nangokupheleleyo ngemvume yabo baza kuba ngumyeni nenkosikazi.</text:p>
          </table:table-cell>
          <table:table-cell office:value-type="string" calcext:value-type="string">
            <text:p>2. Umshado uyangenelwa kuphela uma ngabe labobantfu bakhululekile kantsi futsi banemvume yabo lephelele yekushada lomuntfu labamshadako.</text:p>
          </table:table-cell>
          <table:table-cell office:value-type="string" calcext:value-type="string">
            <text:p>2. Umendo kumele ubotshwe ngukuvumelana kwabathathanayo.</text:p>
          </table:table-cell>
          <table:table-cell office:value-type="string" calcext:value-type="string">
            <text:p>2. Umshado kuyongenwa kuwo kuphela ngenkululeko nangemvume ephelele yalabo abashadayo.</text:p>
          </table:table-cell>
          <table:table-cell office:value-type="string" calcext:value-type="string">
            <text:p>2. Lenyalo le tla phethahala feela ka bolokolohi le tumellano ya banyalani.</text:p>
          </table:table-cell>
          <table:table-cell office:value-type="string" calcext:value-type="string">
            <text:p>2. Go tla tsenwa fela mo nyalanong ka tetla e e gololosegileng le e e tletseng ya bobedi jo bo ikaelelang go nyalana.</text:p>
          </table:table-cell>
          <table:table-cell office:value-type="string" calcext:value-type="string">
            <text:p>2. Lenyalo le tla diragatĹˇwa fela ka tumelelo ye e lokologilego le gona ya go tlala go tĹˇwa go banyalani.</text:p>
          </table:table-cell>
          <table:table-cell table:number-columns-repeated="7"/>
        </table:table-row>
        <table:table-row table:style-name="ro1">
          <table:table-cell office:value-type="string" calcext:value-type="string">
            <text:p>3. The family is the natural and fundamental group unit of society and is entitled to protection by society and the State.</text:p>
          </table:table-cell>
          <table:table-cell office:value-type="string" calcext:value-type="string">
            <text:p>3. Usapho lusisisekelo esibalulekileyo sendalo kuluntu kwaye lunelungelo lokhuseleko oluvela kuluntu nakuRhulumente.</text:p>
          </table:table-cell>
          <table:table-cell office:value-type="string" calcext:value-type="string">
            <text:p>3. Umndeni yinhlangano yemvelo nesisekelo lesiyintfo leyodvwa leyakha noma leyenta umphakatsi, umndeni-ke unelilungelo lokulondvolotwa ngumphakatsi kanye nelive.</text:p>
          </table:table-cell>
          <table:table-cell office:value-type="string" calcext:value-type="string">
            <text:p>3. Imuli yisisekelo sezizwe, ngakho kumele isekelwe yizakhamizi languHulumende.</text:p>
          </table:table-cell>
          <table:table-cell office:value-type="string" calcext:value-type="string">
            <text:p>3. Umndeni uyimvelo nesizinda somphakathi okufanele uvikelwe umphakathi noMbuso.</text:p>
          </table:table-cell>
          <table:table-cell office:value-type="string" calcext:value-type="string">
            <text:p>3. Lelapa ke bonngwe ba tlhaho le motheo setjhabeng mme le tlamehile ho sireletswa ke setjhaba le mmuso.</text:p>
          </table:table-cell>
          <table:table-cell office:value-type="string" calcext:value-type="string">
            <text:p>3. Lelapa ke bongwefela jwa setlhopha jwa tlhago le motheo wa loago mme le na le tetla ya tshireletso ya baagi le Puso.</text:p>
          </table:table-cell>
          <table:table-cell office:value-type="string" calcext:value-type="string">
            <text:p>3. Lapa ke tlhago le motheo wa sehlopha sa botee bja setĹˇhaba gomme le loketĹˇe go ĹˇireletĹˇwa ke setĹˇhaba le mmuĹˇo.</text:p>
          </table:table-cell>
          <table:table-cell table:number-columns-repeated="7"/>
        </table:table-row>
        <table:table-row table:style-name="ro1">
          <table:table-cell office:value-type="string" calcext:value-type="string">
            <text:p>Article 17</text:p>
          </table:table-cell>
          <table:table-cell office:value-type="string" calcext:value-type="string">
            <text:p>Inqaku le-17</text:p>
          </table:table-cell>
          <table:table-cell office:value-type="string" calcext:value-type="string">
            <text:p>INTFO YELISHUMI NESIKHOMBISA (17)</text:p>
          </table:table-cell>
          <table:table-cell office:value-type="string" calcext:value-type="string">
            <text:p>Isivumelwano 17</text:p>
          </table:table-cell>
          <table:table-cell office:value-type="string" calcext:value-type="string">
            <text:p>Isigaba 17</text:p>
          </table:table-cell>
          <table:table-cell office:value-type="string" calcext:value-type="string">
            <text:p>Pehelo ya 17</text:p>
          </table:table-cell>
          <table:table-cell office:value-type="string" calcext:value-type="string">
            <text:p>Aretikele 17</text:p>
          </table:table-cell>
          <table:table-cell office:value-type="string" calcext:value-type="string">
            <text:p>Temana 17</text:p>
          </table:table-cell>
          <table:table-cell table:number-columns-repeated="7"/>
        </table:table-row>
        <table:table-row table:style-name="ro1">
          <table:table-cell office:value-type="string" calcext:value-type="string">
            <text:p>1. Everyone has the right to own property alone as well as in association with others.</text:p>
          </table:table-cell>
          <table:table-cell office:value-type="string" calcext:value-type="string">
            <text:p>1. Wonke umntu unelungelo lokuba nezinto ezizezakhe yedwa kunye nezo azidibanele nabanye.</text:p>
          </table:table-cell>
          <table:table-cell office:value-type="string" calcext:value-type="string">
            <text:p>1. Wonkhe umuntfu unelilungelo lokuba nemphahla lengeyakhe yedvwa abe futsi nemphahla layihlanganyele nalabanye.</text:p>
          </table:table-cell>
          <table:table-cell office:value-type="string" calcext:value-type="string">
            <text:p>1. Omunye lomunye ulelungelo lokuba lezimphala zakhe yedwa lokuba lezimpahla ndawonye labanye.</text:p>
          </table:table-cell>
          <table:table-cell office:value-type="string" calcext:value-type="string">
            <text:p>1. Wonke umuntu unelungelo lobunikazi bempahla eyedwa noma ehlanganyele nabanye.</text:p>
          </table:table-cell>
          <table:table-cell office:value-type="string" calcext:value-type="string">
            <text:p>1. Motho e mong le e mong o na le tokelo ya ho ba le thepa ya hae a le inotshi kapa a e kopanetse le ba bang.</text:p>
          </table:table-cell>
          <table:table-cell office:value-type="string" calcext:value-type="string">
            <text:p>1. Mongwe le mongwe o na le tshwanelo ya go nna le thoto a le nosi kgotsa a e tlhakanetse le ba bangwe.</text:p>
          </table:table-cell>
          <table:table-cell office:value-type="string" calcext:value-type="string">
            <text:p>1. Mang le mang o na le tokelo ya go ba le phahlo a nnoĹˇi goba go di hlakanela le ba bangwe.</text:p>
          </table:table-cell>
          <table:table-cell table:number-columns-repeated="7"/>
        </table:table-row>
        <table:table-row table:style-name="ro1">
          <table:table-cell office:value-type="string" calcext:value-type="string">
            <text:p>2. No one shall be arbitrarily deprived of his property.</text:p>
          </table:table-cell>
          <table:table-cell office:value-type="string" calcext:value-type="string">
            <text:p>2. Akukho namnye oyakuhluthwa athathelwe izinto zakhe.</text:p>
          </table:table-cell>
          <table:table-cell office:value-type="string" calcext:value-type="string">
            <text:p>2. Kute umuntfu longemukwa imphahla yakhe ngalokungekho emtsetfweni.</text:p>
          </table:table-cell>
          <table:table-cell office:value-type="string" calcext:value-type="string">
            <text:p>2. Kakho umuntu ongahluthunelwa indawo kanye lempahla engeyakhe.</text:p>
          </table:table-cell>
          <table:table-cell office:value-type="string" calcext:value-type="string">
            <text:p>2. Akekho oyokwephucwa ngokungekho emthethweni impahla yakhe.</text:p>
          </table:table-cell>
          <table:table-cell office:value-type="string" calcext:value-type="string">
            <text:p>2. Ha ho motho ya tla amohuwa thepa ya hae ka mabaka a fokolang.</text:p>
          </table:table-cell>
          <table:table-cell office:value-type="string" calcext:value-type="string">
            <text:p>2. Ga go ope yo o tla tseelwang thoto ntle le lebaka.</text:p>
          </table:table-cell>
          <table:table-cell office:value-type="string" calcext:value-type="string">
            <text:p>2. Ga go yo a ka amogwago phahlo ka mabaka a go se kwagale.</text:p>
          </table:table-cell>
          <table:table-cell table:number-columns-repeated="7"/>
        </table:table-row>
        <table:table-row table:style-name="ro1">
          <table:table-cell office:value-type="string" calcext:value-type="string">
            <text:p>Article 18</text:p>
          </table:table-cell>
          <table:table-cell office:value-type="string" calcext:value-type="string">
            <text:p>Inqaku le-18</text:p>
          </table:table-cell>
          <table:table-cell office:value-type="string" calcext:value-type="string">
            <text:p>INTFO YELISHUMI NESIPHOHLONGO (18)</text:p>
          </table:table-cell>
          <table:table-cell office:value-type="string" calcext:value-type="string">
            <text:p>Isivumelwano 18</text:p>
          </table:table-cell>
          <table:table-cell office:value-type="string" calcext:value-type="string">
            <text:p>Isigaba 18</text:p>
          </table:table-cell>
          <table:table-cell office:value-type="string" calcext:value-type="string">
            <text:p>Pehelo ya 18</text:p>
          </table:table-cell>
          <table:table-cell office:value-type="string" calcext:value-type="string">
            <text:p>Aretikele 18</text:p>
          </table:table-cell>
          <table:table-cell office:value-type="string" calcext:value-type="string">
            <text:p>Temana 18</text:p>
          </table:table-cell>
          <table:table-cell table:number-columns-repeated="7"/>
        </table:table-row>
        <table:table-row table:style-name="ro1">
          <table:table-cell office:value-type="string" calcext:value-type="string">
            <text:p>Everyone has the right to freedom of thought, conscience and religion; this right includes freedom to change his religion or belief, and freedom, either alone or in community with others and in public or private, to manifest his religion or belief in teaching, practice, worship and observance.</text:p>
          </table:table-cell>
          <table:table-cell office:value-type="string" calcext:value-type="string">
            <text:p>Wonke umntu unelungelo leengcinga ezikhululekileyo isazela nokholo, eli lungelo liquka inkululeko yokutshintsha ukholo lwakho okanye ukukholwa nenkululeko yoko unokukwenza wedwa okanye nobudlelwane nabanye nokuba kusesidlangalaleni okanye emfihlakalweni, ukucacisa inkolo yakho okanye ukukholelwa kwimfundiso, ukwenza unqulo nokugcina izithethe.</text:p>
          </table:table-cell>
          <table:table-cell office:value-type="string" calcext:value-type="string">
            <text:p>Wonkhe umuntfu unelilungelo lenkhululeko yengcondvo, yanembeza kanye neyelukholo; lelilungelo lifaka ekhatsi inkhululeko yekushintja lukholo noma inkholo, nenkhululeko, noma uyedvwa lowo muntfu noma usemphakatsini nalabanye, ekusitsekeni noma embikwebantfu, lowo muntfu uvumelekile kubonakalisa lukholo lwakhe noma inkholo yakhe ekufundziseni, enkonzweni nasekugcineni imitsetfo yekukholwa nekusontsa kwakhe.</text:p>
          </table:table-cell>
          <table:table-cell office:value-type="string" calcext:value-type="string">
            <text:p>Omunye lomunye ulelungelo lokucabanga njengokuthanda kwakhe, lelokukhonza ngentando yakhe, ekhokhelwa ngunembaza wakhe. Leli lungelo lipha umuntu imvumo yokutshintsha ukholo lwakhe, lemvumo yokuthi yena yedwa kumbe elabanye atshengise ukholo lwakhe kumphakathi ngezenzo, ngokukhonza, ngokufundisa kunye Tokuziphatha kwakhe kunye lokufundisa ukholo lwakhe.</text:p>
          </table:table-cell>
          <table:table-cell office:value-type="string" calcext:value-type="string">
            <text:p>Wonke umuntu unelungelo lokucabanga ngenkululeko, unembeza nenkolo, lelilungelo lihlanganisa inkululeko yokuguqula ukholo noma inkolelo noma ngabe eyedwa noma nabanye emphakathini, obala noma ngasese, ukucacisa inkolo noma ukukholwa kwakhe ngokufundisa, ngokwenza, nokukhonza nangokulandela.</text:p>
          </table:table-cell>
          <table:table-cell office:value-type="string" calcext:value-type="string">
            <text:p>Motho e mong le e mong o na le tokelo ya bolokolohi ba menahano, maikutlo le tumelo. Tokelo ena e kenyeletsa le bolokolohi ba ho fetola bodumeding, tumelong, le bolokolohing, ba motho a le inotshi kapa a ena le ba bang, pontsheng kapa boinotshing. Bodumedi kapa tumelo eo a e totobatse dithutonng, diketsong, borapeding le ho hlompheng.</text:p>
          </table:table-cell>
          <table:table-cell office:value-type="string" calcext:value-type="string">
            <text:p>Mongwe le mongwe o na le tshwanelo ya kgololosego ya kakanyo, maikutlo le bodumedi, tshwanelo e, e akaretsa kgololosego ya go fetola bodumedi kgotsa tumelo ya gagwe, le kgololosego, ya fa a le nosi kgotsa mo kgobokanong le ba bangwe le mo phatlalatseng kgotsa mo sephiring, go tsweletsa bodumedi kgotsa tumelo ya gagwe ka thuto, tiragatso, kobamelo le tshegetso.</text:p>
          </table:table-cell>
          <table:table-cell office:value-type="string" calcext:value-type="string">
            <text:p>Mang le mang o na le tokelo ya kgopolo ye e se nago mellwane gammogo le letswalo le bodumedi, tokelo ye e akaretĹˇa tokologo ya go ka fetola borapedi goba tumelo, le tokologo, a nnoĹˇi goba ka kopano le ba bangwe phatlalatĹˇa goba sephiring, go tĹˇweletĹˇa pepeneneng bodumedi goba tumelo ya gagwe go ruteng, phethagatĹˇong, borapeding le bohlokomeding.</text:p>
          </table:table-cell>
          <table:table-cell table:number-columns-repeated="7"/>
        </table:table-row>
        <table:table-row table:style-name="ro1">
          <table:table-cell office:value-type="string" calcext:value-type="string">
            <text:p>Article 19</text:p>
          </table:table-cell>
          <table:table-cell office:value-type="string" calcext:value-type="string">
            <text:p>Inqaku le-19</text:p>
          </table:table-cell>
          <table:table-cell office:value-type="string" calcext:value-type="string">
            <text:p>INTFO YELISHUMI NEMFICA (19)</text:p>
          </table:table-cell>
          <table:table-cell office:value-type="string" calcext:value-type="string">
            <text:p>Isivumelwano 19</text:p>
          </table:table-cell>
          <table:table-cell office:value-type="string" calcext:value-type="string">
            <text:p>Isigaba 19</text:p>
          </table:table-cell>
          <table:table-cell office:value-type="string" calcext:value-type="string">
            <text:p>Pehelo ya 19</text:p>
          </table:table-cell>
          <table:table-cell office:value-type="string" calcext:value-type="string">
            <text:p>Aretikele 19</text:p>
          </table:table-cell>
          <table:table-cell office:value-type="string" calcext:value-type="string">
            <text:p>Temana 19</text:p>
          </table:table-cell>
          <table:table-cell table:number-columns-repeated="7"/>
        </table:table-row>
        <table:table-row table:style-name="ro1">
          <table:table-cell office:value-type="string" calcext:value-type="string">
            <text:p>Everyone has the right to freedom of opinion and expression; this right includes freedom to hold opinions without interference and to seek, receive and impart information and ideas through any media and regardless of frontiers.</text:p>
          </table:table-cell>
          <table:table-cell office:value-type="string" calcext:value-type="string">
            <text:p>Wonke umntu unelungelo lokucinga nokuthetha ngokukhululekileyo, eli lungelo liquka inkululeko yokuveza uluvo lwakhe ngaphandle kokuphazamiseka nokuzama ufumana ukuze udlulise ulwazi neengcinga nangaziphi na iintlobo zosasazo nokuba kukweyiphi na imida.</text:p>
          </table:table-cell>
          <table:table-cell office:value-type="string" calcext:value-type="string">
            <text:p>Wonkhe umuntfu unelilungelo lokukhuluma imibono yakhe ngenkhululeko nekukhuluma loku lafuna kukukhuluma; lelilungelo lifaka ekhatsi inkhululeko yekukholelwa emicondvweni letsite ngaphandle kokuphatanyiswa ngekufuna nekutfola nekusakata imibiko kanye nemicondvo noma ngabe ngangukuwuphi umsakato losakata tindzaba utisakata noma ngabe ngukuwuphi umncele.</text:p>
          </table:table-cell>
          <table:table-cell office:value-type="string" calcext:value-type="string">
            <text:p>Omunye lomunye ulelungelo lokukhuluma izifiso zakhe lokusengqondweni yakhe. Leli lungelo lipha umuntu inkululeko yokudinga lokwamukela lokwazisa akwaziyo lokusengqondweni yakhe ngayiphi layiphi indlela lakwamanye amazwe.</text:p>
          </table:table-cell>
          <table:table-cell office:value-type="string" calcext:value-type="string">
            <text:p>Wonke umuntu unelungelo lokuveza umbono ngenkululeko, lelilungelo lihlanganisa inkululeko yokubeka imibono ngaphandle kokuthikanyezwa, futhi nokuthungatha, ukwamukela nokukhipha ulwazi nemiqondo nganoma iyiphi indlela yokusakaza ngale kwezihibe.</text:p>
          </table:table-cell>
          <table:table-cell office:value-type="string" calcext:value-type="string">
            <text:p>Motho e mong le e mong o na le tokelo ya bolokolohi ba tjhadimo le dipuo. Tokelo ena e kenyeletsa le bolokolohi ba ho ba le tjhadimo ya hao ntle le tshitiso, esitana le ho batla, ho amohela le ho phatlalatsa aitaba le mehopolo ka tsela efe kapa efe ya phatlalatso, ho sa natswe meedi.</text:p>
          </table:table-cell>
          <table:table-cell office:value-type="string" calcext:value-type="string">
            <text:p>Mongwe le mongwe o na le tshwanelo ya kgololosego ya mogopolo le tlhagisomaikutlo. Tshwanelo e, e akaretsa kgololosego ya go nna le mogopolo ntle le tshunyonko, le go batla, go amogela le go fetisa tshedimosetso le dikakanyo ka bophasalatsi bongwe le bongwe, go sa kgathalelwe melelwane.</text:p>
          </table:table-cell>
          <table:table-cell office:value-type="string" calcext:value-type="string">
            <text:p>Mang le mang o na le tokelo ya tokologo ya kgopolo le tlhagiĹˇo ya kgopolo ye: tokelo ye e akaretĹˇa tokologo ya go ba le dikgopolo, ka ntle le thibelo le go nyakiĹˇiĹˇa, go amogela le go tĹˇwleletĹˇa dikgopolo le dikakanyo ka sephatlalatĹˇi se sengwe le se sengwe ntle le mellwane.</text:p>
          </table:table-cell>
          <table:table-cell table:number-columns-repeated="7"/>
        </table:table-row>
        <table:table-row table:style-name="ro1">
          <table:table-cell office:value-type="string" calcext:value-type="string">
            <text:p>Article 20</text:p>
          </table:table-cell>
          <table:table-cell office:value-type="string" calcext:value-type="string">
            <text:p>Inqaku la-20</text:p>
          </table:table-cell>
          <table:table-cell office:value-type="string" calcext:value-type="string">
            <text:p>INTFO YEMASHUMI LAMABILI (20)</text:p>
          </table:table-cell>
          <table:table-cell office:value-type="string" calcext:value-type="string">
            <text:p>Isivumelwano 20</text:p>
          </table:table-cell>
          <table:table-cell office:value-type="string" calcext:value-type="string">
            <text:p>Isigaba 20</text:p>
          </table:table-cell>
          <table:table-cell office:value-type="string" calcext:value-type="string">
            <text:p>Pehelo ya 20</text:p>
          </table:table-cell>
          <table:table-cell office:value-type="string" calcext:value-type="string">
            <text:p>Aretikele 20</text:p>
          </table:table-cell>
          <table:table-cell office:value-type="string" calcext:value-type="string">
            <text:p>Temana 20</text:p>
          </table:table-cell>
          <table:table-cell table:number-columns-repeated="7"/>
        </table:table-row>
        <table:table-row table:style-name="ro1">
          <table:table-cell office:value-type="string" calcext:value-type="string">
            <text:p>1. Everyone has the right to freedom of peaceful assembly and association.</text:p>
          </table:table-cell>
          <table:table-cell office:value-type="string" calcext:value-type="string">
            <text:p>1. Wonke umntu unelungelo lenkululeko yeendibano zoxolo kunye neentlanganiso zoxolo.</text:p>
          </table:table-cell>
          <table:table-cell office:value-type="string" calcext:value-type="string">
            <text:p>1. Wonkhe umuntfu unelilungelo lenkhululeko lokuba senhlanganweni noma embutfwaneni lonekuthula</text:p>
          </table:table-cell>
          <table:table-cell office:value-type="string" calcext:value-type="string">
            <text:p>1. Wonke umuntu ulelungelo lokumanyana kanye lokuhlangana labanye.</text:p>
          </table:table-cell>
          <table:table-cell office:value-type="string" calcext:value-type="string">
            <text:p>1. Wonke umuntu unelungelo lokuhlanganyela ngokukhululeka embuthanweni woxolo.</text:p>
          </table:table-cell>
          <table:table-cell office:value-type="string" calcext:value-type="string">
            <text:p>1. Motho e mong le e mong o na le tokelo ya ho ba setho kapa ho ba sebokeng sa kgotso.</text:p>
          </table:table-cell>
          <table:table-cell office:value-type="string" calcext:value-type="string">
            <text:p>1. Mongwe le mongwe o na le tshwanelo ya kgololosego ya kokoano ya kagiso le kgolagano.</text:p>
          </table:table-cell>
          <table:table-cell office:value-type="string" calcext:value-type="string">
            <text:p>1. Mang le mang o na le tokelo ya go kgona go ka swara kopano ya khutĹˇo le go tsenela makgotla ao a a ratago.</text:p>
          </table:table-cell>
          <table:table-cell table:number-columns-repeated="7"/>
        </table:table-row>
        <table:table-row table:style-name="ro1">
          <table:table-cell office:value-type="string" calcext:value-type="string">
            <text:p>2. No one may be compelled to belong to an association.</text:p>
          </table:table-cell>
          <table:table-cell office:value-type="string" calcext:value-type="string">
            <text:p>2. Akukho namnye oya kunyanzeliswa ukuba abe lilungu lentlangano.</text:p>
          </table:table-cell>
          <table:table-cell office:value-type="string" calcext:value-type="string">
            <text:p>2. Kute umuntfu longaphocelelwa kutsi abe lilunga lanoma ngabe nguyiphi inhlangano.</text:p>
          </table:table-cell>
          <table:table-cell office:value-type="string" calcext:value-type="string">
            <text:p>2. Akula muntu ozabanjwa ngamandla ukuthi abelilunga lenhlanganiso iphi layiphi.</text:p>
          </table:table-cell>
          <table:table-cell office:value-type="string" calcext:value-type="string">
            <text:p>2. Akekho oyophoqwa ukuba yilunga lenhlangano.</text:p>
          </table:table-cell>
          <table:table-cell office:value-type="string" calcext:value-type="string">
            <text:p>2. Ha ho motho ya ka qobellwang ho ba setho sa mokgatlo.</text:p>
          </table:table-cell>
          <table:table-cell office:value-type="string" calcext:value-type="string">
            <text:p>2. Ga go ope yo o ka patelediwang go nna leloko la mokgatlho.</text:p>
          </table:table-cell>
          <table:table-cell office:value-type="string" calcext:value-type="string">
            <text:p>2. Ga go yo a ka gapeletĹˇwago go ba leloko la lekgotla ge yena mong a sa rate.</text:p>
          </table:table-cell>
          <table:table-cell table:number-columns-repeated="7"/>
        </table:table-row>
        <table:table-row table:style-name="ro1">
          <table:table-cell office:value-type="string" calcext:value-type="string">
            <text:p>Article 21</text:p>
          </table:table-cell>
          <table:table-cell office:value-type="string" calcext:value-type="string">
            <text:p>Inqaku la-21</text:p>
          </table:table-cell>
          <table:table-cell office:value-type="string" calcext:value-type="string">
            <text:p>INTFO YEMASHUMI LAMABILI NAKUNYE (21)</text:p>
          </table:table-cell>
          <table:table-cell office:value-type="string" calcext:value-type="string">
            <text:p>Isivumelwano 21</text:p>
          </table:table-cell>
          <table:table-cell office:value-type="string" calcext:value-type="string">
            <text:p>Isigaba 21</text:p>
          </table:table-cell>
          <table:table-cell office:value-type="string" calcext:value-type="string">
            <text:p>Pehelo ya 21.</text:p>
          </table:table-cell>
          <table:table-cell office:value-type="string" calcext:value-type="string">
            <text:p>Aretikele 21</text:p>
          </table:table-cell>
          <table:table-cell office:value-type="string" calcext:value-type="string">
            <text:p>Temana 21</text:p>
          </table:table-cell>
          <table:table-cell table:number-columns-repeated="7"/>
        </table:table-row>
        <table:table-row table:style-name="ro1">
          <table:table-cell office:value-type="string" calcext:value-type="string">
            <text:p>1. Everyone has the right to take part in the government of his country, directly or through freely chosen representatives.</text:p>
          </table:table-cell>
          <table:table-cell office:value-type="string" calcext:value-type="string">
            <text:p>1. Wonke umntu unelungelo lokuthabatha inxaxheba kwezobuRhulumente belizwe lakhe ngqo okanye ngokusetyenziswa kwamalungu akhethiweyo.</text:p>
          </table:table-cell>
          <table:table-cell office:value-type="string" calcext:value-type="string">
            <text:p>1. Wonkhe umuntfu unelilungelo lokuhlanganyela kuhulumende welive lakhe akwente loko ngekuba lilunga noma-ke ngekukhetsa ngenkhululeko emalunga langammelela.</text:p>
          </table:table-cell>
          <table:table-cell office:value-type="string" calcext:value-type="string">
            <text:p>1. Omunye lomunye ulelungelo lokuphathisana lohulumende wakhe yena ngokwakhe kumbe amelwe ngabakhethiweyo.</text:p>
          </table:table-cell>
          <table:table-cell office:value-type="string" calcext:value-type="string">
            <text:p>1. Wonke umuntu unelungelo lokubamba iqhaza kuhulumeni wezwe lakhe, ngokwakhe ngqo noma ngabakhulumeli abakhethwe ngokukhululekile.</text:p>
          </table:table-cell>
          <table:table-cell office:value-type="string" calcext:value-type="string">
            <text:p>1. Motho e mong le e mong o na le tokelo ya ho ba le kabelo pusong ya naha ya habo, ka ho otloloha kapa ka thuso ya baemedi ba kgethilweng ka bolokolohi.</text:p>
          </table:table-cell>
          <table:table-cell office:value-type="string" calcext:value-type="string">
            <text:p>1. Mongwe le mongwe o na le tswhanelo ya go nna le seabe mo mmusong wa naga ya gaabo, ka tlhamalalo kgotsa ka baemedi ba ba itlhophetsweng ka kgololosego.</text:p>
          </table:table-cell>
          <table:table-cell office:value-type="string" calcext:value-type="string">
            <text:p>1. Mang le mang o na le tokelo ya go tĹˇea karolo mmuĹˇong wa naga ye, ka nnoĹˇi, goba ka boemedi bjo bo kgethilwego ka tokologo.</text:p>
          </table:table-cell>
          <table:table-cell table:number-columns-repeated="7"/>
        </table:table-row>
        <table:table-row table:style-name="ro1">
          <table:table-cell office:value-type="string" calcext:value-type="string">
            <text:p>2. Everyone has the right to equal access to public service in his country.</text:p>
          </table:table-cell>
          <table:table-cell office:value-type="string" calcext:value-type="string">
            <text:p>2. Wonke umntu unethuba elilinganayo lokusebenzela uRhulumente welizwe lakhe.</text:p>
          </table:table-cell>
          <table:table-cell office:value-type="string" calcext:value-type="string">
            <text:p>2. Wonkhe umuntfu uvumelekile noma unemalungelo lafananako nalalinganako ekusebentiseni tintfo letikhona letingasetjentiswa eveni lakhe.</text:p>
          </table:table-cell>
          <table:table-cell office:value-type="string" calcext:value-type="string">
            <text:p>2. Omunye lomunye ulelungelo loncedo lwelizwe lakhe.</text:p>
          </table:table-cell>
          <table:table-cell office:value-type="string" calcext:value-type="string">
            <text:p>2. Wonke umuntu unelungelo elilinganayo lokuthola usizo lomphakathi olufanayo ezweni lakhe.</text:p>
          </table:table-cell>
          <table:table-cell office:value-type="string" calcext:value-type="string">
            <text:p>2. Motho e mong le e mong o na le tokelo e lekanang le ya ba bang ditshebeletsong tsa setjhaba tsa naha ya habo.</text:p>
          </table:table-cell>
          <table:table-cell office:value-type="string" calcext:value-type="string">
            <text:p>2. Mongwe le mongwe o na le tshwanelo ya phitlhelelo e e lekalekanang go ditirelo tsa puso mo nageng ya gaabo.</text:p>
          </table:table-cell>
          <table:table-cell office:value-type="string" calcext:value-type="string">
            <text:p>2. Mang le mang o na le tumelelo ye e tletĹˇego ya go ipshina ka ditirelo tĹˇa mmuĹˇo wa naga ya gabo.</text:p>
          </table:table-cell>
          <table:table-cell table:number-columns-repeated="7"/>
        </table:table-row>
        <table:table-row table:style-name="ro1">
          <table:table-cell office:value-type="string" calcext:value-type="string">
            <text:p>3. The will of the people shall be the basis of the authority of government; this will shall be expressed in periodic and genuine elections which shall be by universal and equal suffrage and shall be held by secret vote or by equivalent free voting procedures.</text:p>
          </table:table-cell>
          <table:table-cell office:value-type="string" calcext:value-type="string">
            <text:p>3. Intando yoluntu iya kuba sisisekelo sempatho kaRhulumente; le ntando iyakubonakaliswa ngamaxesha athile nangobunyani belungelo lovoto eya kwenziwa ngokufihlakeleyo okanye ngendlela elinganayo yokuvota ngenkululeko.</text:p>
          </table:table-cell>
          <table:table-cell office:value-type="string" calcext:value-type="string">
            <text:p>3. Intsandvo yebantfu ngiyo sisekelo lesinika emandla noma ligunya emandla ahulumende; loku kufanele kushiwo ngetikhatsi letitsite nangesikhatsi selukhetfo lolungilo; lolukhetfo-ke lona lufanele lwentiwe ngumuntfu wonkhe lapho emalungelo ekuvota entiwe ngemfihlo ngekubhala emapheshaneni, noma-ke ngalenye indlela yekuvota lenenkhululeko nalelandzela imitsetfo yakhona yekuvota.</text:p>
          </table:table-cell>
          <table:table-cell office:value-type="string" calcext:value-type="string">
            <text:p>3. Izifiso zabantu yizo okumele ziphe uhulumende amandla okubusa. Lezi zifiso zizatshengiswa lukhetho oluzakwenziwa ngezikhathi ezifaneleyo, oluzavumela njalo wonke umuntu ukukhetha ngendlela engasoze itshengise abanye ukuthi ukhethe bani.</text:p>
          </table:table-cell>
          <table:table-cell office:value-type="string" calcext:value-type="string">
            <text:p>3. Intando yabantu yiyo eyoba isizinda segunya likahulumeni. Lentando iyovezwa okhethweni lwempela ngezikhathi ezithile oluyoba ujikelele futhi lufane ndawozonke. Luyokwenziwa ngokhetho oluyimfihlo noma ngenqubo yokhetho olukhululekile.</text:p>
          </table:table-cell>
          <table:table-cell office:value-type="string" calcext:value-type="string">
            <text:p>3. Thato ya setjhaba e tla ba motheo wa matla a mmuso. Thato ena e tla ipontshahatsa dikgethong tsa nako le nako ha mmoho le tsa sebele. Thato ena e tla ipontshahatsa dikgethong tsa nako le nako ha mmoho le tsa sebele. Dikgetho tsena e tla ba tse akaretsang tsa ditokelo tse lekanang, mme di tla phethwa ka divoutu tsa sephiri kapa ka ditsela tse tshwanang le tsona tsa divoutu tsa bolokolohi.</text:p>
          </table:table-cell>
          <table:table-cell office:value-type="string" calcext:value-type="string">
            <text:p>3. Thato ya batho ke ona motheo wa bothati jwa puso; se, se tla tlhagisiwa ka ditlhopho tsa nako le nako tsa boammaaruri, tse di tla bong e le tsa boditshabatshaba mme di tla tshwarwa ka boutu ya sephiri kgotsa ka dithulaganyo dingwe tse di lekalekanang le tse di gololosegileng tsa go bouta.</text:p>
          </table:table-cell>
          <table:table-cell office:value-type="string" calcext:value-type="string">
            <text:p>3. Thato ya batho e tla ba motheo wa maatla a mmuĹˇo. Thato ye e tla tĹˇweletĹˇwa ka go swara dikgetho tĹˇa kgonthe kgafetĹˇakgafetĹˇa. Dikgetho tĹˇe di tla ba tĹˇa kakaretĹˇo le gore mang le mang o tla ba le tokelo ya go bouta. Dikgetho tĹˇe di swanetĹˇe go dirwa ka kgetho ya sephiri goba ke mekgwa ye mengwe ya go bouta ye e swanetĹˇego le gona e amogelegago.</text:p>
          </table:table-cell>
          <table:table-cell table:number-columns-repeated="7"/>
        </table:table-row>
        <table:table-row table:style-name="ro1">
          <table:table-cell office:value-type="string" calcext:value-type="string">
            <text:p>Article 22</text:p>
          </table:table-cell>
          <table:table-cell office:value-type="string" calcext:value-type="string">
            <text:p>Inqaku la-22</text:p>
          </table:table-cell>
          <table:table-cell office:value-type="string" calcext:value-type="string">
            <text:p>INTFO YEMASHUMI LAMABILI NAKUBILI (22)</text:p>
          </table:table-cell>
          <table:table-cell office:value-type="string" calcext:value-type="string">
            <text:p>Isivumelwano 22</text:p>
          </table:table-cell>
          <table:table-cell office:value-type="string" calcext:value-type="string">
            <text:p>Isigaba 22</text:p>
          </table:table-cell>
          <table:table-cell office:value-type="string" calcext:value-type="string">
            <text:p>Pehelo ya 22</text:p>
          </table:table-cell>
          <table:table-cell office:value-type="string" calcext:value-type="string">
            <text:p>Aretikele 22</text:p>
          </table:table-cell>
          <table:table-cell office:value-type="string" calcext:value-type="string">
            <text:p>Temana 22</text:p>
          </table:table-cell>
          <table:table-cell table:number-columns-repeated="7"/>
        </table:table-row>
        <table:table-row table:style-name="ro1">
          <table:table-cell office:value-type="string" calcext:value-type="string">
            <text:p>Everyone, as a member of society, has the right to social security and is entitled to realization, through national effort and international co-operation and in accordance with the organization and resources of each State, of the economic, social and cultural rights indispensable for his dignity and the free development of his personality.</text:p>
          </table:table-cell>
          <table:table-cell office:value-type="string" calcext:value-type="string">
            <text:p>Wonke umntu njengelungu lombutho woluntu, unelungelo lokhuseleko lombutho woluntu kwaye enelungelo lokuphumeza, ngeenzame zobuzwe nangemvisiswano zamazwe nangokuvumelana nemibutho namacebo obuRhulumente ngokwezoqoqosho, ezentlalo namalungelo amasiko neemfanelo zesidima nenkululeko engenkqubela-phambili yobuntu bakhe.</text:p>
          </table:table-cell>
          <table:table-cell office:value-type="string" calcext:value-type="string">
            <text:p>Wonkhe umuntfu, njengelilunga lemphakatsi, unelilungelo lekuvikeleka emphakatsini nekutsi uvumelekile ekuboneni, ngekusebentisa imitamo leyentiwa live kanye nemave emhlaba ekuhlanganyeleni nangekulandzela imitsetfo yenhlangano kanye nemnotfo walelo nalelo live, kutemnotfo, netintfo letimayelana nekuhlalisana kahle kwebantfu emphakatsini, kanye-ke nemalungelo emasiko nemisimeto lokunguwona anika lowomuntfu sitfunti sakhe nenkhululeko yekutfutfukisa bunguye nebuntfu bakhe.</text:p>
          </table:table-cell>
          <table:table-cell office:value-type="string" calcext:value-type="string">
            <text:p>Omunye lomunye umuntu, njengesakhamuzi, ulelungelo lokusekelwa yilizwe lakhe lelokusuthiseka. Lokhu kuzavela ezenzweni zesizwe sakhe lasencedweni oluvela kwamanye amazwe, ukuze kuthuthukiswe amalungelo akhe empilweni lasemasikweni akhe ukuze kumlethele inhonipho lentuthuko yobuntu bakhe.</text:p>
          </table:table-cell>
          <table:table-cell office:value-type="string" calcext:value-type="string">
            <text:p>Wonke umuntu, njengelunga lomphakathi, unelungelo lukuphepha emphakathini futhi kufanele aziwe, ngemizamo yezwe nokubambisana kukazwelonke futhi nangokuhambisana nezinhlangano nemithombo yeMibuso ehlukene, kwezomnotho, amalungelo amasiko nenhlalo angenakulahlwa ngesithunzi sakhe nokuthuthukisa ubuyena ngenkululeko.</text:p>
          </table:table-cell>
          <table:table-cell office:value-type="string" calcext:value-type="string">
            <text:p>Motho e mong le e mong, jwalo ka setho sa setjhaba, o na le tokelo ya polokeho ya setjhaba, mme o lokelwa ke ho fumana, ka thuso ya setjhaba le tshebetsommoho ya matjhaba le ho ya ka tsamaiso le mehlodi ya naha ka bong, ditokelo tsa ekonomi, botjhaba le meetlo, tse hlokahalang mabapi le seriti sa hae le kgolo, ka bolokolohi, ya botho ba hae.</text:p>
          </table:table-cell>
          <table:table-cell office:value-type="string" calcext:value-type="string">
            <text:p>Mongwe le mongwe jaaka tokololo ya baagi, o na le tshwanelo ya tshireletso ya baagi mme o na le tetla ya temogo ka maiteko a bosetĹˇhaba le tirisanommogo ya boditĹˇhabatĹˇhaba le go ya ka thulaganyo le metswedi ya Naga nngwe le nngwe, ya ditshwanelo tse di sa amologanngweng tsa ekonomi, boagi le setso mo seriting sa gagwe le kgolo e e gololosegileng ya botho jwa gagwe.</text:p>
          </table:table-cell>
          <table:table-cell office:value-type="string" calcext:value-type="string">
            <text:p>Mang le mang, yo e lego leloko la setĹˇhaba, o na le tokelo ya tĹˇhireletĹˇo ya setĹˇhaba e bile o lokela go fihlelela ditumo tĹˇa gagwe maitekong a setĹˇhaba le ka go ĹˇomiĹˇana le ditĹˇhaba tĹˇe dingwe. Taba ye e ama gape le thulaganyo le dithuĹˇo tĹˇa lefase le lengwe le le lengwe, tĹˇa ekonomi, kgwerano le ditokelo tĹˇa setho. Dintlha tĹˇe ka moka di swanetĹˇe go godiĹˇa seriti le botho bja gagwe ka mokgwa wo o lokologilego.</text:p>
          </table:table-cell>
          <table:table-cell table:number-columns-repeated="7"/>
        </table:table-row>
        <table:table-row table:style-name="ro1">
          <table:table-cell office:value-type="string" calcext:value-type="string">
            <text:p>Article 23</text:p>
          </table:table-cell>
          <table:table-cell office:value-type="string" calcext:value-type="string">
            <text:p>Inqaku la-23</text:p>
          </table:table-cell>
          <table:table-cell office:value-type="string" calcext:value-type="string">
            <text:p>INTFO YEMASHUMI LAMABILI NAKUTSATFU (23)</text:p>
          </table:table-cell>
          <table:table-cell office:value-type="string" calcext:value-type="string">
            <text:p>Isivumelwano 23</text:p>
          </table:table-cell>
          <table:table-cell office:value-type="string" calcext:value-type="string">
            <text:p>Isigaba 23</text:p>
          </table:table-cell>
          <table:table-cell office:value-type="string" calcext:value-type="string">
            <text:p>Pehelo ya 23</text:p>
          </table:table-cell>
          <table:table-cell office:value-type="string" calcext:value-type="string">
            <text:p>Aretikele 23</text:p>
          </table:table-cell>
          <table:table-cell office:value-type="string" calcext:value-type="string">
            <text:p>Temana 23</text:p>
          </table:table-cell>
          <table:table-cell table:number-columns-repeated="7"/>
        </table:table-row>
        <table:table-row table:style-name="ro1">
          <table:table-cell office:value-type="string" calcext:value-type="string">
            <text:p>1. Everyone has the right to work, to free choice of employment, to just and favourable conditions of work and to protection against unemployment.</text:p>
          </table:table-cell>
          <table:table-cell office:value-type="string" calcext:value-type="string">
            <text:p>1. Wonke umntu unelungelo lokusebenza, ukuzikhethela umsebenzi ngokukhululekileyo, ubulungisa neemfuneko ezifanelekileyo zomsebenzi, kunye nokukhuseleka okuchasene nokungabinamsebenzi.</text:p>
          </table:table-cell>
          <table:table-cell office:value-type="string" calcext:value-type="string">
            <text:p>1. Wonkhe umuntfu unelilungelo lokusebenta, asebente umsebenti latikhetsele wona ngenkhululeko, asebente endzaweni lelungile nalefanele nalesitanako ekwenteni lomsebenti, nekuvikeleka ekuhlaleni ngoba umuntfu angenawo umsebenti.</text:p>
          </table:table-cell>
          <table:table-cell office:value-type="string" calcext:value-type="string">
            <text:p>1. Omunye lomunye ulelungelo lokusebenza lelokukhetha umsebenzi awufunayo, lelokuphathwa kuhle emsebenzini, lelokuncedwa nxa umsebenzi udingakala</text:p>
          </table:table-cell>
          <table:table-cell office:value-type="string" calcext:value-type="string">
            <text:p>1. Wonke umuntu unelungelo lokusebenza, nokuzikhethela ngenkululeko umsebenzi, nezimo zomsebenzi ezivunelekile nezilungile futhi nokuvikelwa uma elahlekelwe umsebenzi.</text:p>
          </table:table-cell>
          <table:table-cell office:value-type="string" calcext:value-type="string">
            <text:p>1. Motho e mong le e mong o na le tokelo ya ho sebetsa, le ho ikgethela mosebetsi ka bolokolohi, ha mmoho le boemo ba mosebetsi bo se nang leeme, bo bile bo rateha. O na le tokelo ya ho sireletswa kgahlanong le ho hloka mosebetsi.</text:p>
          </table:table-cell>
          <table:table-cell office:value-type="string" calcext:value-type="string">
            <text:p>1. Mongwe le mongwe o na le tshwanelo ya go dira, mo go itlhopheleng go go gololosegileng ga bothapi, gmaemo a a botoka le a bosiami a tiro le go sirelediwa kgatlhanong le botlhokatiro.</text:p>
          </table:table-cell>
          <table:table-cell office:value-type="string" calcext:value-type="string">
            <text:p>1. Mang le mang o na le tokelo ya go Ĺˇoma, go kgetha moĹˇomo ka tokologo, ditlamo tĹˇe di kaone tĹˇa moĹˇomo, le tĹˇhireletĹˇo maleba le go hloka moĹˇomo.</text:p>
          </table:table-cell>
          <table:table-cell table:number-columns-repeated="7"/>
        </table:table-row>
        <table:table-row table:style-name="ro1">
          <table:table-cell office:value-type="string" calcext:value-type="string">
            <text:p>2. Everyone, without any discrimination, has the right to equal pay for equal work.</text:p>
          </table:table-cell>
          <table:table-cell office:value-type="string" calcext:value-type="string">
            <text:p>2. Wonke umntu ngaphandle komkhethe, unelungelo lomvuzo olinganayo ngomsebenzi olinganayo.</text:p>
          </table:table-cell>
          <table:table-cell office:value-type="string" calcext:value-type="string">
            <text:p>2. Wonkhe umuntfu, ngaphandle kokubandlulula, unelilungelo lekutfola liholo lelilinganako nemsebenti lawentako.</text:p>
          </table:table-cell>
          <table:table-cell office:value-type="string" calcext:value-type="string">
            <text:p>2. Omunye lomunye ulelungelo lokwamukela imbandalo elingene lomsebenzi wakhe.</text:p>
          </table:table-cell>
          <table:table-cell office:value-type="string" calcext:value-type="string">
            <text:p>2. Wonke umuntu, ngaphandle kokubandlululwa, unelungelo lokuhola imali efanayo ngomsebenzi ofanayo.</text:p>
          </table:table-cell>
          <table:table-cell office:value-type="string" calcext:value-type="string">
            <text:p>2. Motho e mong le e mong, ho sa kgethollwe, o na le tokelo ya moputso o lekanang mosebetsi.</text:p>
          </table:table-cell>
          <table:table-cell office:value-type="string" calcext:value-type="string">
            <text:p>2. Mongwe le mongwe, ntle le tlhotlhololo epe, o na le tshwanelo ya tuelo e e lekalekanang le tiro.</text:p>
          </table:table-cell>
          <table:table-cell office:value-type="string" calcext:value-type="string">
            <text:p>2. Mang le mang, ka ntle le kgethollo, o na le tokelo ya go amogela moputso wa go lekana le moĹˇomo wo a o dirago.</text:p>
          </table:table-cell>
          <table:table-cell table:number-columns-repeated="7"/>
        </table:table-row>
        <table:table-row table:style-name="ro1">
          <table:table-cell office:value-type="string" calcext:value-type="string">
            <text:p>3. Everyone who works has the right to just and favourable remuneration ensuring for himself and his family an existence worthy of human dignity, and supplemented, if necessary, by other means of social protection.</text:p>
          </table:table-cell>
          <table:table-cell office:value-type="string" calcext:value-type="string">
            <text:p>3. Wonke umntu osebenzayo unelungelo lobulungisa bokukhetha intlawulo ukuqinisekisa ukuba yena nosapho lwakhe baphila impilo enexabiso nesidima sobuntu, eya kuthi yongezwe kwakuba nemfuneko, ngezinye iindlela zokukhusela intlalo yoluntu.</text:p>
          </table:table-cell>
          <table:table-cell office:value-type="string" calcext:value-type="string">
            <text:p>3. Wonkhe umuntfu losebentako unelilungelo ngalokuvumelekile emtsetfweni nekutsi atfole umholo lokahle lonika siciniseko sekutsi yena kanye nemndeni wakhe bangahlala baphile imphilo lefanele, lenika sitfunti kumuntfu, nekutsi ibe nekuchitjelwa, uma kunesidzingeko, ichitjelwa nguletinye tintfo letiletsa inhlalakahle nekuvikeleka kulowo mphakatsi.</text:p>
          </table:table-cell>
          <table:table-cell office:value-type="string" calcext:value-type="string">
            <text:p>3. Wonke umuntu osebenzayo ulelungelo lokuthola imbadalo efaneleyo ezokwenza ukuthi yena labantwana bakhe bathole impilo lenhalakahle ehloniphekayo njengabantu, lelokusekelwa ngezinye izindlela.</text:p>
          </table:table-cell>
          <table:table-cell office:value-type="string" calcext:value-type="string">
            <text:p>3. Wonke umuntu osebenzayo unelungelo lomholo ofanele novumelekile ukuqinisekisa ubukhona besithunzi sobuntu bakhe nomndeni wakhe, kulekelelwa, uma kundingekile, ezinye izindlela zokuvikeleka komphakathi.</text:p>
          </table:table-cell>
          <table:table-cell office:value-type="string" calcext:value-type="string">
            <text:p>3. Motho e mong le e mong ya sebetsang o na le tokelo ya moputso o se nang leeme, o kgotsofatsang, o mmehang boemong, yena le ba lelapa, ho phela bophelo bo dumellanang le seriti sa botho, mme bo tshehetswa, ha ho hlokahala, ke ditsela tse ding tsa tshireletso ya setjhaba.</text:p>
          </table:table-cell>
          <table:table-cell office:value-type="string" calcext:value-type="string">
            <text:p>3. Mongwe le mongwe yo o dirang o na le tshwanelo ya moputso siameng le o o tshwanetseng, o o mo netefaletsang mmogo le ba lelapa la gagwe botshelo jo bo tshwaneleng seriti sa botho, le go okediwa, fa go tlhokega, ka mekgwa ya tshireletso ya baagi.</text:p>
          </table:table-cell>
          <table:table-cell office:value-type="string" calcext:value-type="string">
            <text:p>3. Mang le mang yo a Ĺˇomago o na le tokelo ya go amogela moputso wo o kgotsofatĹˇago wa go mo kgoniĹˇa go phela ka tlhompho gammogo le lapa la gagwe. Tokelo ye e swanetĹˇe go tlaleletĹˇwa, ge go kgonagala, ka dithuĹˇo tĹˇe dingwe tĹˇa tĹˇhireletĹˇo ya setĹˇhaba.</text:p>
          </table:table-cell>
          <table:table-cell table:number-columns-repeated="7"/>
        </table:table-row>
        <table:table-row table:style-name="ro1">
          <table:table-cell office:value-type="string" calcext:value-type="string">
            <text:p>4. Everyone has the right to form and to join trade unions for the protection of his interests.</text:p>
          </table:table-cell>
          <table:table-cell office:value-type="string" calcext:value-type="string">
            <text:p>4. Wonke umntu unelungelo lokubumba okanye abe lilungu lweemanyano zorhwebo, ukukhusela iimfanelo zakhe.</text:p>
          </table:table-cell>
          <table:table-cell office:value-type="string" calcext:value-type="string">
            <text:p>4. Wonkhe umuntfu unelilungelo lekucala noma lekungena enhlanganweni yetisebenti kuze kuvikeleke iminako yakhe.</text:p>
          </table:table-cell>
          <table:table-cell office:value-type="string" calcext:value-type="string">
            <text:p>4. Omunye lomunye ulelungelo lokuba lilunga lomhlangano wezisebenzi ukuze asekele izifiso zakhe.</text:p>
          </table:table-cell>
          <table:table-cell office:value-type="string" calcext:value-type="string">
            <text:p>4. Wonke umuntu unelungelo lokubumba noma lokuba ilunga lenyunyana ukuze kuvikeleke izidingo zakhe.</text:p>
          </table:table-cell>
          <table:table-cell office:value-type="string" calcext:value-type="string">
            <text:p>4. Motho e mong le e mong o na le tokelo ya ho theha le ho ba setho sa mekgatlo ya basebetsi, ho sirelletsa ditabatabelo tsa hae.</text:p>
          </table:table-cell>
          <table:table-cell office:value-type="string" calcext:value-type="string">
            <text:p>4. Mongwe le mongwe o na le tshwanelo go bopa le go nna leloko la mokgatlho wa badiri go sireletsa dikgatlhego tsa gagwe.</text:p>
          </table:table-cell>
          <table:table-cell office:value-type="string" calcext:value-type="string">
            <text:p>4. Mang le mang o na le tokelo ya go thoma le go ba leloko la mokgatlo wa baĹˇomi go ĹˇireletĹˇa dikgahlego tĹˇa gagwe.</text:p>
          </table:table-cell>
          <table:table-cell table:number-columns-repeated="7"/>
        </table:table-row>
        <table:table-row table:style-name="ro1">
          <table:table-cell office:value-type="string" calcext:value-type="string">
            <text:p>Article 24</text:p>
          </table:table-cell>
          <table:table-cell office:value-type="string" calcext:value-type="string">
            <text:p>Inqaku la-24</text:p>
          </table:table-cell>
          <table:table-cell office:value-type="string" calcext:value-type="string">
            <text:p>INTFO YEMASHUMI LAMABILI NAKUNE (24)</text:p>
          </table:table-cell>
          <table:table-cell office:value-type="string" calcext:value-type="string">
            <text:p>Isivumelwano 24</text:p>
          </table:table-cell>
          <table:table-cell office:value-type="string" calcext:value-type="string">
            <text:p>Isigaba 24</text:p>
          </table:table-cell>
          <table:table-cell office:value-type="string" calcext:value-type="string">
            <text:p>Pehelo ya 24</text:p>
          </table:table-cell>
          <table:table-cell office:value-type="string" calcext:value-type="string">
            <text:p>Aretikele 24</text:p>
          </table:table-cell>
          <table:table-cell office:value-type="string" calcext:value-type="string">
            <text:p>Temana 24</text:p>
          </table:table-cell>
          <table:table-cell table:number-columns-repeated="7"/>
        </table:table-row>
        <table:table-row table:style-name="ro1">
          <table:table-cell office:value-type="string" calcext:value-type="string">
            <text:p>Everyone has the right to rest and leisure, including reasonable limitation of working hours and periodic holidays with pay.</text:p>
          </table:table-cell>
          <table:table-cell office:value-type="string" calcext:value-type="string">
            <text:p>Wonke umntu unelungelo lokuphumla nokuba nexesha lokuphola, kunye namaxesha avumelekileyo okusebenza namaxesha eholide ezuza umvuzo.</text:p>
          </table:table-cell>
          <table:table-cell office:value-type="string" calcext:value-type="string">
            <text:p>Wonkhe umuntfu unelilungelo lokuphumula atsatse likhefu nekutsi ente tintfo letimjabulisako, lokufaka ekhatsi kuncishiswa kwesikhatsi sekusebenta ngekusebenta ema-awa lalingene, noma-ke ngekunikwa sikhatsi semaholideyi kepha abe abhadalwa lomuntfu lotsetse sikhatsi semaholideyi</text:p>
          </table:table-cell>
          <table:table-cell office:value-type="string" calcext:value-type="string">
            <text:p>Omunye lomunye ulelungelo lokuthatha ikhefu engephulelwa imbadalo yakhe, njalo ulelungelo lokusebenza amahora angamanengi kakhulukazi.</text:p>
          </table:table-cell>
          <table:table-cell office:value-type="string" calcext:value-type="string">
            <text:p>Wonke umuntu unelungelo lokuphumula nokungcebeleka, kuhlangene nemikhawuko yamahora okusebenza, namakhefu akhokhelwayo ezikhathini ezithize.</text:p>
          </table:table-cell>
          <table:table-cell office:value-type="string" calcext:value-type="string">
            <text:p>Motho e mong le e mong o na le tokelo ya phomolo le boikgathollo, ho kenyelletswa le dihora tsa mosebetsi tse beetsweng meedi, ha mmoho le matsatsi a phomolo a lefellwang.</text:p>
          </table:table-cell>
          <table:table-cell office:value-type="string" calcext:value-type="string">
            <text:p>Mongwe le mongwe o na le tshwanelo ya go ikhutsa le go phuthologa, go akarediwa diura tse di lekanyeditsweng tsa go dira le malatsi a a duelelwang a khunologo mo motlheng mongwe.</text:p>
          </table:table-cell>
          <table:table-cell office:value-type="string" calcext:value-type="string">
            <text:p>Mang le mang o na le tokelo ya go khutĹˇa le go itketla, go akaretĹˇwa le nako ye e swanetĹˇego ya diiri tĹˇa moĹˇomo le matĹˇatĹˇi a maikhutĹˇo ao a lefelwago ka mehla ge a le boikhutĹˇong.</text:p>
          </table:table-cell>
          <table:table-cell table:number-columns-repeated="7"/>
        </table:table-row>
        <table:table-row table:style-name="ro1">
          <table:table-cell office:value-type="string" calcext:value-type="string">
            <text:p>Article 25</text:p>
          </table:table-cell>
          <table:table-cell office:value-type="string" calcext:value-type="string">
            <text:p>Inqaku la-25</text:p>
          </table:table-cell>
          <table:table-cell office:value-type="string" calcext:value-type="string">
            <text:p>INTFO YEMASHUMI LAMABILI NESIHLANU (25)</text:p>
          </table:table-cell>
          <table:table-cell office:value-type="string" calcext:value-type="string">
            <text:p>Isivumelwano 25</text:p>
          </table:table-cell>
          <table:table-cell office:value-type="string" calcext:value-type="string">
            <text:p>Isigaba 25</text:p>
          </table:table-cell>
          <table:table-cell office:value-type="string" calcext:value-type="string">
            <text:p>Pehela ya 25</text:p>
          </table:table-cell>
          <table:table-cell office:value-type="string" calcext:value-type="string">
            <text:p>Aretikele 25</text:p>
          </table:table-cell>
          <table:table-cell office:value-type="string" calcext:value-type="string">
            <text:p>Temana 25</text:p>
          </table:table-cell>
          <table:table-cell table:number-columns-repeated="7"/>
        </table:table-row>
        <table:table-row table:style-name="ro1">
          <table:table-cell office:value-type="string" calcext:value-type="string">
            <text:p>1. Everyone has the right to a standard of living adequate for the health and well-being of himself and of his family, including food, clothing, housing and medical care and necessary social services, and the right to security in the event of unemployment, sickness, disability, widowhood, old age or other lack of livelihood in circumstances beyond his control.</text:p>
          </table:table-cell>
          <table:table-cell office:value-type="string" calcext:value-type="string">
            <text:p>1. Wonke umntu unelungelo lentlalo esemgangathweni ngokuphila impilo efanelekileyo kunye nosapho lwakhe, kunye nokutya, impahla, indawo yokuhlala, unyango kunye neenkonzo ezibalulekileyo zentlalo, kwanelungelo lokhuseleko wakungasebenzi, wakugula, wakuba ngumlwelwe, ngumhlolokazi, ngumdli-mhlalaphansi okanye wakuswela impilo ngokungalawulekiyo.</text:p>
          </table:table-cell>
          <table:table-cell office:value-type="string" calcext:value-type="string">
            <text:p>1. Wonkhe umuntfu unelilungelo lokuhlala kahle, ahlale ezingeni lelinetisako nalelifanele kutsi kuhlale bantfu labaphilile emtimbeni, ahlale kahle lomuntfu kanye nemdeni wakhe, kufake ekhatsi kudla, tintfo tekugcoka, tintfo tasendlini kanye netintfo tekunakekela imphilo, naletinye tintfo letitfolakala emphakatsini letingasetjentiswa, nekutsi-ke lomuntfu unalo lilungelo lokuhlala aphephile noma ngabe akanawo umsebenti, ngesikhatsi sekugula, ngesikhatsi asakhubatekile, nasagugile noma-ke asate tintfo tekumphilisa ngendzaba yesimo latifica asakuso langeke akwati kusivimbela yena ngekwakhe.</text:p>
          </table:table-cell>
          <table:table-cell office:value-type="string" calcext:value-type="string">
            <text:p>1. Omunye lomunye ulelungelo lempilo lenhlalakahle yakhe labantwana bakhe. Lokhu kuhlanganisa ukudla, izembatho, indawo yokuhlala kanye lempilo enhle, ukugcinwa kuhle uma engasebenzi. Lokhu kuhlanganisa abafelwaokazi, abadala, abalimeleyo labehlulekayo ukuzonga.</text:p>
          </table:table-cell>
          <table:table-cell office:value-type="string" calcext:value-type="string">
            <text:p>1. Wonke umuntu unelungelo lezinga lempilo nenhlalakahle eyenelisayo yakhe nomndeni wakhe, khuhlangene nokudla, okokwembatha, izindlu, ukunakekelwa ngezokwelashwa kanye nemisebenzi yomphakathi, nelungelo lokuvikeleka uma engasebenzi, egula, ekhubazeka, eshonelwa, eguga noma-ke ikuphi ukukhubazeka okungamehlela ngesimo angenamandla okusinqanda.</text:p>
          </table:table-cell>
          <table:table-cell office:value-type="string" calcext:value-type="string">
            <text:p>1. Motho e mong le e mong o na le tokelo ya bophelo ba boemo bo mo lokelang yena le ba lelapa la hae, ho balellwa le dijo, diaparo, ntlo,le meriana, ha mmoho le ditshebeletso tsa setjhaba tse hlokahalang, le tokelo ya tshireletso ha a felletswe ke mosebetsi, a kula, a holofetse, e le mohlolohadi, a tsofetse, kapa a na le tlhoko ya ho iphedisa ka mabaka ao a sitwang ho a phema.</text:p>
          </table:table-cell>
          <table:table-cell office:value-type="string" calcext:value-type="string">
            <text:p>1. Mongwe le mongwe o na le tshwanelo go maemo a botshelo a a lekaneng pholo le boitekanelo jwa gagwe le ba lelapa la gagwe, go akarediwa dijo, diaparo, ntlo le tlamelo ya melemo le ditirelo tsa baagi tse di botlhokwa, le tshwanelo ya tshireletsego mo lebakeng la go sa thapiwe, bolwetse, kgolafalo, botlhologadi, botsofe kgotsa go tlhoka go itsetsepela mo mabakeng a a seng mo taolong ya gagwe.</text:p>
          </table:table-cell>
          <table:table-cell office:value-type="string" calcext:value-type="string">
            <text:p>1. Mang le mang o na le tokelo ya maemo a bophelo a swanetĹˇego bophelo le boiketlo bja gagwe gammogo le lapa la gagwe. Maemo a a bophelo a akaretĹˇa dijo, diaparo, kago ya dintlo le tlhokomelo ya kalafo le ditirelo tĹˇe dingwe tĹˇe bohlokwa tĹˇa setĹˇhaba, tokelo ya tĹˇhireletĹˇo maleba le tlhokego ya moĹˇomo, bolwetĹˇi, bofokodi, bohlologadi, botĹˇofadi goba ditĹˇhitiĹˇo tĹˇe dingwe tĹˇa bophelo tĹˇe di sa laolegego.</text:p>
          </table:table-cell>
          <table:table-cell table:number-columns-repeated="7"/>
        </table:table-row>
        <table:table-row table:style-name="ro1">
          <table:table-cell office:value-type="string" calcext:value-type="string">
            <text:p>2. Motherhood and childhood are entitled to special care and assistance.</text:p>
          </table:table-cell>
          <table:table-cell office:value-type="string" calcext:value-type="string">
            <text:p>2. Ubunina nobuntwana bulungelwe yinkathalelo ebalulekileyo kunye noncedo olukhethekileyo.</text:p>
          </table:table-cell>
          <table:table-cell office:value-type="string" calcext:value-type="string">
            <text:p>2. Bumake nebuntfwana buvumelekile kutsi butfole lusito lolutsite kanye nekunakekeleka.</text:p>
          </table:table-cell>
          <table:table-cell office:value-type="string" calcext:value-type="string">
            <text:p>2. Ababelethileyo labantwana kumele bagcinwe njalo bancediswe.</text:p>
          </table:table-cell>
          <table:table-cell office:value-type="string" calcext:value-type="string">
            <text:p>2. Omama nabantwana kumele banakekelwe futhi balekelelwe ngokunqala impela.</text:p>
          </table:table-cell>
          <table:table-cell office:value-type="string" calcext:value-type="string">
            <text:p>2. Bomme le bongwana bo hloka tlhokomelo le thuso tse ikgethang.</text:p>
          </table:table-cell>
          <table:table-cell office:value-type="string" calcext:value-type="string">
            <text:p>2. Bosadi le bongwana bo na le tetla ya tlhokomelo e e kgethegileng le thuso.</text:p>
          </table:table-cell>
          <table:table-cell office:value-type="string" calcext:value-type="string">
            <text:p>2. Botswadi le bongwana di swanetĹˇe go fiwa tlhokomelo ya moswananoĹˇi le thuĹˇo.</text:p>
          </table:table-cell>
          <table:table-cell table:number-columns-repeated="7"/>
        </table:table-row>
        <table:table-row table:style-name="ro1">
          <table:table-cell office:value-type="string" calcext:value-type="string">
            <text:p>All children, whether born in or out of wedlock, shall enjoy the same social protection.</text:p>
          </table:table-cell>
          <table:table-cell office:value-type="string" calcext:value-type="string">
            <text:p>Bonke abantwana nakuba bengazalwa emtshatweni mabaxhamle ukhuseleko lwentlalo ngokulinganayo.</text:p>
          </table:table-cell>
          <table:table-cell office:value-type="string" calcext:value-type="string">
            <text:p>Bonkhe bantfwana, noma batalwe batali sebashadile kanye nalabo labatalwa ngaphandle kwemshado, bafanele batfokotele imphilo nenhlalo kantsi futsi baphindze baphatfwe bavikelwe njengawo wonkhe umuntfu lokulowo mphakatsi.</text:p>
          </table:table-cell>
          <table:table-cell office:value-type="string" calcext:value-type="string">
            <text:p>Abantwana bonke abazalelwe emendweni kumbe ngaphandle kwawo, kumele basekelwe ngokufanayo.</text:p>
          </table:table-cell>
          <table:table-cell office:value-type="string" calcext:value-type="string">
            <text:p>Bonke abantwana noma bezalwe ngaphandle komshado bayothola ukuvikelwa okufanayo emphakathini.</text:p>
          </table:table-cell>
          <table:table-cell office:value-type="string" calcext:value-type="string">
            <text:p>Bana bohle, le ba dikgaupane, ba tla sireletswa ke setjhaba ka ho tshwana.</text:p>
          </table:table-cell>
          <table:table-cell office:value-type="string" calcext:value-type="string">
            <text:p>Bana botlhe, ba tsetswe mo lenyalong kgotsa kwa ntle ga lenyalo, ba tla itumelela tshireletso ya loago e e tshwanang.</text:p>
          </table:table-cell>
          <table:table-cell office:value-type="string" calcext:value-type="string">
            <text:p>Bana ka moka bao ba belegwago e ka ba ka lenyalong goba ka ntle ga lenyalo ba swanetĹˇe go amogela tĹˇhireletĹˇo ya setĹˇhaba ya go swana.</text:p>
          </table:table-cell>
          <table:table-cell table:number-columns-repeated="7"/>
        </table:table-row>
        <table:table-row table:style-name="ro1">
          <table:table-cell office:value-type="string" calcext:value-type="string">
            <text:p>Article 26</text:p>
          </table:table-cell>
          <table:table-cell office:value-type="string" calcext:value-type="string">
            <text:p>Inqaku la-26</text:p>
          </table:table-cell>
          <table:table-cell office:value-type="string" calcext:value-type="string">
            <text:p>INTFO YEMASHUMI LAMABILI NESITFUPHA (26)</text:p>
          </table:table-cell>
          <table:table-cell office:value-type="string" calcext:value-type="string">
            <text:p>Isivumelwano 26</text:p>
          </table:table-cell>
          <table:table-cell office:value-type="string" calcext:value-type="string">
            <text:p>Isigaba 26</text:p>
          </table:table-cell>
          <table:table-cell office:value-type="string" calcext:value-type="string">
            <text:p>Pehelo ya 26</text:p>
          </table:table-cell>
          <table:table-cell office:value-type="string" calcext:value-type="string">
            <text:p>Aretikele 26</text:p>
          </table:table-cell>
          <table:table-cell office:value-type="string" calcext:value-type="string">
            <text:p>Temana 26</text:p>
          </table:table-cell>
          <table:table-cell table:number-columns-repeated="7"/>
        </table:table-row>
        <table:table-row table:style-name="ro1">
          <table:table-cell office:value-type="string" calcext:value-type="string">
            <text:p>1. Everyone has the right to education.</text:p>
          </table:table-cell>
          <table:table-cell office:value-type="string" calcext:value-type="string">
            <text:p>1. Wonke umntu unelungelo lemfundo.</text:p>
          </table:table-cell>
          <table:table-cell office:value-type="string" calcext:value-type="string">
            <text:p>1. Wonkhe umuntfu unelilungelo lekufinyelela emfundvweni.</text:p>
          </table:table-cell>
          <table:table-cell office:value-type="string" calcext:value-type="string">
            <text:p>1. Omunye lomunye ulelungelo lemfundo.</text:p>
          </table:table-cell>
          <table:table-cell office:value-type="string" calcext:value-type="string">
            <text:p>1. Wonke umuntu unelungelo lemfundo.</text:p>
          </table:table-cell>
          <table:table-cell office:value-type="string" calcext:value-type="string">
            <text:p>1. Motho e mong le e mong o na le tokelo ya ho ruteha.</text:p>
          </table:table-cell>
          <table:table-cell office:value-type="string" calcext:value-type="string">
            <text:p>1. Mongwe le mongwe o na le tshwanelo ya thuto.</text:p>
          </table:table-cell>
          <table:table-cell office:value-type="string" calcext:value-type="string">
            <text:p>1. Mang le mang o na le tokelo ya thuto.</text:p>
          </table:table-cell>
          <table:table-cell table:number-columns-repeated="7"/>
        </table:table-row>
        <table:table-row table:style-name="ro1">
          <table:table-cell office:value-type="string" calcext:value-type="string">
            <text:p>Education shall be free, at least in the elementary and fundamental stages.</text:p>
          </table:table-cell>
          <table:table-cell office:value-type="string" calcext:value-type="string">
            <text:p>Kuza kuba nomfundaze kwabaqalayo nakwimigangatho ebalulekileyo.</text:p>
          </table:table-cell>
          <table:table-cell office:value-type="string" calcext:value-type="string">
            <text:p>Imfundvo ifanele ingabhadalelwa, ikakhulu eminyakeni lesephansi nasetigabeni letitisekelo.</text:p>
          </table:table-cell>
          <table:table-cell office:value-type="string" calcext:value-type="string">
            <text:p>Imfundo ayizukuba lembadalo, kusukela phansi kuze kufike esigabeni esithe thuthu.</text:p>
          </table:table-cell>
          <table:table-cell office:value-type="string" calcext:value-type="string">
            <text:p>Imfundo iyotholakala ngesihle, okungenani emabangeni aphansi ayingqalasizinda.</text:p>
          </table:table-cell>
          <table:table-cell office:value-type="string" calcext:value-type="string">
            <text:p>Thuto e tla fumaneha mahala, bonyane bohatong bo qalang ba motheo.</text:p>
          </table:table-cell>
          <table:table-cell office:value-type="string" calcext:value-type="string">
            <text:p>Thuto e tla nna e e sa duelelweng, bonnye mo dikgatong tsa tshimologo le tsa motheo.</text:p>
          </table:table-cell>
          <table:table-cell office:value-type="string" calcext:value-type="string">
            <text:p>Thuto e tla ba e sa lefelwe mefatong ya ka fase le ya go thoma.</text:p>
          </table:table-cell>
          <table:table-cell table:number-columns-repeated="7"/>
        </table:table-row>
        <table:table-row table:style-name="ro1">
          <table:table-cell office:value-type="string" calcext:value-type="string">
            <text:p>Elementary education shall be compulsory.</text:p>
          </table:table-cell>
          <table:table-cell office:value-type="string" calcext:value-type="string">
            <text:p>Imfundo yabaqalayo iya kunyanzeliswa.</text:p>
          </table:table-cell>
          <table:table-cell office:value-type="string" calcext:value-type="string">
            <text:p>Imfundvo yalabancane ifanele yentiwe ibe sibopho kwekutsi itfolwe nguwonkhe wonkhe.</text:p>
          </table:table-cell>
          <table:table-cell office:value-type="string" calcext:value-type="string">
            <text:p>Imfundo ephansi (elementary) ngeyomuntu wonke, ngakho omunye lomunye uzabanjwa ngamandla ukuthi ayithole.</text:p>
          </table:table-cell>
          <table:table-cell office:value-type="string" calcext:value-type="string">
            <text:p>Imfundo eyisingeniso iyoba ngeyempoqo.</text:p>
          </table:table-cell>
          <table:table-cell office:value-type="string" calcext:value-type="string">
            <text:p>Thuto e qalang e tla tlama bohle.</text:p>
          </table:table-cell>
          <table:table-cell office:value-type="string" calcext:value-type="string">
            <text:p>Thuto ya Tshimologo e tla nna ya pataletso.</text:p>
          </table:table-cell>
          <table:table-cell office:value-type="string" calcext:value-type="string">
            <text:p>Thuto ya mathomo e tla ba ya kgapeletĹˇo.</text:p>
          </table:table-cell>
          <table:table-cell table:number-columns-repeated="7"/>
        </table:table-row>
        <table:table-row table:style-name="ro1">
          <table:table-cell office:value-type="string" calcext:value-type="string">
            <text:p>Technical and professional education shall be made generally available and higher education shall be equally accessible to all on the basis of merit.</text:p>
          </table:table-cell>
          <table:table-cell office:value-type="string" calcext:value-type="string">
            <text:p>Imfundo ngezobugcisa kunye nokufundela umsebenzi kuya kwenziwa ukuba kufumaneke kanti imfundo ephakamileyo nayo iya kwenziwa ukuba ifumaneke ngokulinganayo kuluntu lonke njengesiseko sempumelelo.</text:p>
          </table:table-cell>
          <table:table-cell office:value-type="string" calcext:value-type="string">
            <text:p>Imfundvo lefaka kuceceshwa ekhatsi nalena lefaka I-thekhinoloji (kusetjentiswa kwemishini emsebentini) kufanele kutsi itfolakale ngalokuvamile, nemfundvo lephakeme nayo-ke ifanele itfolakale, bonkhe bafinyelele kuyo ngoba bafanele kufinyelela kuyo.</text:p>
          </table:table-cell>
          <table:table-cell office:value-type="string" calcext:value-type="string">
            <text:p>Imfundo ephezulu yezandla (technical) lenye njalo eyolwazi olwehlukeneyo olwezigaba ezehlukeneyo kumele ibe khona, lemfundo ephakemeyo kumele itholwe yilabo abayifaneleyo ngolwazi abalalo.</text:p>
          </table:table-cell>
          <table:table-cell office:value-type="string" calcext:value-type="string">
            <text:p>Imfundo yobuchwepheshe neyenzululwazi iyokwenziwa ibe khona ngokwejwayelekile bese kuthi imfundo ephakeme itholakale kubobonke ngobunjalo babo.</text:p>
          </table:table-cell>
          <table:table-cell office:value-type="string" calcext:value-type="string">
            <text:p>Thuto ya botegnike le ya pitso e tla fumaneha ka kakaretso mme thuto e phahameng le yona e tla fumaneha ka ho lekana ho bohle ho ya ka dineo tsa batho.</text:p>
          </table:table-cell>
          <table:table-cell office:value-type="string" calcext:value-type="string">
            <text:p>Thuto ya Thekenikale le ya phorofeĹˇene e tla tlamelwa ka kakaretso, mme thuto e e kwa godimo e tla tlamelwa ka go lekalekana go botlhe go ya ka tlhokego.</text:p>
          </table:table-cell>
          <table:table-cell office:value-type="string" calcext:value-type="string">
            <text:p>Thuto ya thekniki le thuto ya profeĹˇene di tla hwetĹˇwa gabonolo ka kakaretĹˇo. Thuto ya godimo le yona e tla hwetĹˇwa ke bohle go ya ka bokgoni bja bona.</text:p>
          </table:table-cell>
          <table:table-cell table:number-columns-repeated="7"/>
        </table:table-row>
        <table:table-row table:style-name="ro1">
          <table:table-cell office:value-type="string" calcext:value-type="string">
            <text:p>2. Education shall be directed to the full development of the human personality and to the strengthening of respect for human rights and fundamental freedoms.</text:p>
          </table:table-cell>
          <table:table-cell office:value-type="string" calcext:value-type="string">
            <text:p>2. Imfundo iza kujoliswa ngqo kwinkqubela phambili epheleleyo yoluntu nokomelezwa kwentlonipho yamalungelo oluntu nokubaluleka kwenkululeko.</text:p>
          </table:table-cell>
          <table:table-cell office:value-type="string" calcext:value-type="string">
            <text:p>2. Imfundvo ifanele icondziswe ekutfutfukiseni buntfu bonkhe bemuntfu, nasekuciniseni ekuhlonipheni emalungelo ebuntfu kanye nenkhululeko lesisekelo.</text:p>
          </table:table-cell>
          <table:table-cell office:value-type="string" calcext:value-type="string">
            <text:p>2. Imfundo kuzamela ithuthukise ubuntu lokuhlonipha amalungelo obuntu lenkululeko engcweleyo.</text:p>
          </table:table-cell>
          <table:table-cell office:value-type="string" calcext:value-type="string">
            <text:p>2. Imfundo iyoqonda ekuthuthukiseni ubuntu ngokugcwele nasekuqiniseni inhlonipho yamalungelo abantu nengqalasizinda yenkululeko.</text:p>
          </table:table-cell>
          <table:table-cell office:value-type="string" calcext:value-type="string">
            <text:p>2. Thuto e tla tobana le ho hodisa bohle ka botlalo le ho matlafatsa tlhompho ya ditokelo tsa botho ha mmoho le bolokolohi ba motheo.</text:p>
          </table:table-cell>
          <table:table-cell office:value-type="string" calcext:value-type="string">
            <text:p>2. Thuto e tla lebisiwa mo kgodisong e e tletseng ya botho jwa motho, le mo go tiiseng tlotlo ya ditshwanelo tsa botho le metheo ya dikgololosego.</text:p>
          </table:table-cell>
          <table:table-cell office:value-type="string" calcext:value-type="string">
            <text:p>2. Thuto e tla lebantĹˇhwa kgodiĹˇong ye e tletĹˇego ya botho le tiiĹˇong ya tlhompho ya ditokelo tĹˇa botho le motheo wa ditokologo.</text:p>
          </table:table-cell>
          <table:table-cell table:number-columns-repeated="7"/>
        </table:table-row>
        <table:table-row table:style-name="ro1">
          <table:table-cell office:value-type="string" calcext:value-type="string">
            <text:p>It shall promote understanding, tolerance and friendship among all nations, racial or religious groups, and shall further the activities of the United Nations for the maintenance of peace.</text:p>
          </table:table-cell>
          <table:table-cell office:value-type="string" calcext:value-type="string">
            <text:p>Iza kuxhasa imvisiswano, ukunyamezelana nobuhlobo phakathi kwezizwe, ubuzwe, namaqela eenkolo eyakuthi iphuhlise umsebenzi wamazwe jikelele ukuze kugcinwe uxolo.</text:p>
          </table:table-cell>
          <table:table-cell office:value-type="string" calcext:value-type="string">
            <text:p>Ifanele ichubele embili kuva nekucondza, kubeketela nebuhlobo bebungane phakatsi kwato tonkhe tive, emabandla etive newelukholo, kantsi futsi bafanele bachube umsebenti waMhlabuhlangene kuze kutfolakale kuthula nelucolo.</text:p>
          </table:table-cell>
          <table:table-cell office:value-type="string" calcext:value-type="string">
            <text:p>Kufanele ikhulise ukuzwelana, ukuzwisisa lobudlelwano phakathi kwezizwe zonke, kwemihlobo yonke lakwabenkonzo ezehlukeneyo, isekele njalo imisebenzi yeZizwe eziManyeneyo (UN) yokuletha ukuthula emhlabeni.</text:p>
          </table:table-cell>
          <table:table-cell office:value-type="string" calcext:value-type="string">
            <text:p>Iyothuthukisa ukuzwana, ukubekezelelana nobungane phakathi kwezizwe, kwamaqembu ezinhlanga nezenkolo, futhi iyoqhubela phambili imikhankaso yeNhlangano yeZizwe ekugcineni uxolo.</text:p>
          </table:table-cell>
          <table:table-cell office:value-type="string" calcext:value-type="string">
            <text:p>E tla kgothalletsa kutlwisiso, mamello le setswalle ditjhabeng tsohle, merabeng yohle kapa dihlopheng tsa bodumedi, mme e tla ntshetsa pele mesebetsi ya mtjhaba a kopaneng ho boloka kgotso.</text:p>
          </table:table-cell>
          <table:table-cell office:value-type="string" calcext:value-type="string">
            <text:p>E tla tsweletsa go tlhaloganya, go itshokelana le botsalano mo ditĹˇhabeng tsotlhe, ditlhopa tsa semorafe kgotsa tsa bodumedi, mme e tla tsweletsa ditiro tsa DitĹˇhaba Kopano tsa go tshegetsa kagiso.</text:p>
          </table:table-cell>
          <table:table-cell office:value-type="string" calcext:value-type="string">
            <text:p>E tla tĹˇweletĹˇa kweĹˇiĹˇo, kgotlelelo le segwera gare ga ditĹˇhaba, dihlopha tĹˇa morafe goba tĹˇa bodumedi gomme e tla thuĹˇa go tĹˇweletĹˇa gape le ditiro tĹˇa DitĹˇhaba Kopano mo phegelelong ya go lota khutĹˇo.</text:p>
          </table:table-cell>
          <table:table-cell table:number-columns-repeated="7"/>
        </table:table-row>
        <table:table-row table:style-name="ro1">
          <table:table-cell office:value-type="string" calcext:value-type="string">
            <text:p>3. Parents have a prior right to choose the kind of education that shall be given to their children.</text:p>
          </table:table-cell>
          <table:table-cell office:value-type="string" calcext:value-type="string">
            <text:p>3. Abazali banelungelo elibalulekileyo lokukhetha uhlobo lwemfundo eyakuthi ifundiswe abantwana babo.</text:p>
          </table:table-cell>
          <table:table-cell office:value-type="string" calcext:value-type="string">
            <text:p>3. Batali banelilungelo lelihamba embili ekukhetseni luhlobo lwemfundvo labafuna ifundziswe bantfwa babo.</text:p>
          </table:table-cell>
          <table:table-cell office:value-type="string" calcext:value-type="string">
            <text:p>3. Abazali balelungelo lokukhetha imfundo yabantwana babo.</text:p>
          </table:table-cell>
          <table:table-cell office:value-type="string" calcext:value-type="string">
            <text:p>3. Abazali banelungelo lokuqala lokukhetha uhlobo lwemfundo eyonikezwa abantwana babo.</text:p>
          </table:table-cell>
          <table:table-cell office:value-type="string" calcext:value-type="string">
            <text:p>3. Batswadi ba na le tokelo ya pele ho kgethela bana ba bona thuto eo ba tlamehang ho e fumana.</text:p>
          </table:table-cell>
          <table:table-cell office:value-type="string" calcext:value-type="string">
            <text:p>3. Batsadi ba na le tshwanelo ya pele ya go tlhopa mofuta wa thuto o o tla newang bana ba bone.</text:p>
          </table:table-cell>
          <table:table-cell office:value-type="string" calcext:value-type="string">
            <text:p>3. Batswadi ba na le tokelo ya pele ya go kgetha mohuta wa thuto ye e tla rutwago bana ba bona.</text:p>
          </table:table-cell>
          <table:table-cell table:number-columns-repeated="7"/>
        </table:table-row>
        <table:table-row table:style-name="ro1">
          <table:table-cell office:value-type="string" calcext:value-type="string">
            <text:p>Article 27</text:p>
          </table:table-cell>
          <table:table-cell office:value-type="string" calcext:value-type="string">
            <text:p>Inqaku la-27</text:p>
          </table:table-cell>
          <table:table-cell office:value-type="string" calcext:value-type="string">
            <text:p>INTFO YEMASHUMI LAMABILI NELISONTFO (27)</text:p>
          </table:table-cell>
          <table:table-cell office:value-type="string" calcext:value-type="string">
            <text:p>Isivumelwano 27</text:p>
          </table:table-cell>
          <table:table-cell office:value-type="string" calcext:value-type="string">
            <text:p>Isigaba 27</text:p>
          </table:table-cell>
          <table:table-cell office:value-type="string" calcext:value-type="string">
            <text:p>Pehelo ya 27</text:p>
          </table:table-cell>
          <table:table-cell office:value-type="string" calcext:value-type="string">
            <text:p>Aretikele 27</text:p>
          </table:table-cell>
          <table:table-cell office:value-type="string" calcext:value-type="string">
            <text:p>Temana 27</text:p>
          </table:table-cell>
          <table:table-cell table:number-columns-repeated="7"/>
        </table:table-row>
        <table:table-row table:style-name="ro1">
          <table:table-cell office:value-type="string" calcext:value-type="string">
            <text:p>1. Everyone has the right freely to participate in the cultural life of the community, to enjoy the arts and to share in scientific advancement and its benefits.</text:p>
          </table:table-cell>
          <table:table-cell office:value-type="string" calcext:value-type="string">
            <text:p>1. Wonke umntu unelungelo lokuthabatha inxaxheba ngokukhululekileyo kwinkqubela yelizwe lakhe, onwabele inkcubeko kunye nesabelo senkqubela phambili yenzululwazi kunye noncedo lwezo zinto.</text:p>
          </table:table-cell>
          <table:table-cell office:value-type="string" calcext:value-type="string">
            <text:p>1. Wonkhe umuntfu unelilungelo lokuhlanganyelwa ngekukhululeka emphilweni yemasiko nemisimeto emphakatsi wakhe, atijabulise atfokotele imisebenti yebuciko abuye futsi ahlanganyele abelane entfutfukweni leyiletfwa ngutesayensi abuye futsi ahlanganyele abelane ngelusito nangetinzuzo letiphuma noma letitfolakala kuyo.</text:p>
          </table:table-cell>
          <table:table-cell office:value-type="string" calcext:value-type="string">
            <text:p>1. Wonke umuntu ulelungelo lokumanyana labanye lokukhululeka ekuphathisaneni labanye kwezemvelo lakwezamasiko lelokuvuna kukho konke okuvezwa yizifundo zemvelo.</text:p>
          </table:table-cell>
          <table:table-cell office:value-type="string" calcext:value-type="string">
            <text:p>1. Wonke umuntu unelungelo elikhululekile lokuzimbandakanya empilweni yamasiko omphakathi, athokozele amakhono, ahlomule entuthukweni yezesayensi nasezinzuzweni zayo.</text:p>
          </table:table-cell>
          <table:table-cell office:value-type="string" calcext:value-type="string">
            <text:p>1. Motho e mong le e mong o na le tokelo ya ho ba le kabelo ka bolokolohi meetlong ya setjhaba, ho thahasella mekgabo, le ho ba le seabo tswelopeleng ya saense le melemo ya yona.</text:p>
          </table:table-cell>
          <table:table-cell office:value-type="string" calcext:value-type="string">
            <text:p>1. Mongwe le mongwe o na le tshwanelo ya go nna le seabe ka kgololosego mmo botshelong jwa setso jwa baagi, go itumelela botaki le go refosanya tswelelo ya bonetetsi le maungo a bona.</text:p>
          </table:table-cell>
          <table:table-cell office:value-type="string" calcext:value-type="string">
            <text:p>1. Mang le mang o na le tokelo ya go tĹˇea karolo meetlong ya setĹˇhaba, go ipshina ka bokgabo, le go abelana ka tĹˇwelopele ya thutamahlale le dithutiĹˇo tĹˇa yona.</text:p>
          </table:table-cell>
          <table:table-cell table:number-columns-repeated="7"/>
        </table:table-row>
        <table:table-row table:style-name="ro1">
          <table:table-cell office:value-type="string" calcext:value-type="string">
            <text:p>2. Everyone has the right to the protection of the moral and material interests resulting from any scientific, literary or artistic production of which he is the author.</text:p>
          </table:table-cell>
          <table:table-cell office:value-type="string" calcext:value-type="string">
            <text:p>2. Wonke umntu unelungelo lokhuseleko, lwempatho kunye nezo zinto athi azithande ezithi zibe ziziphumo zezayo nayiphina inkqubela, ubuchule bokufunda nokubhala okanye ubugcisa bemveliso yombhali.</text:p>
          </table:table-cell>
          <table:table-cell office:value-type="string" calcext:value-type="string">
            <text:p>2. Wonkhe umuntfu unelilungelo lekuvikela bucotfo nemphahla layitsandzako nalayinakako lephuma noma nganguyiphi isayensi, noma nganguluphi luhlobo lwalokubhaliwe ngebungcweti kubhalwe noma kwentiwe ngulowo muntfu.</text:p>
          </table:table-cell>
          <table:table-cell office:value-type="string" calcext:value-type="string">
            <text:p>2. Omunye lomunye ulelungelo lokusekelwa empilweni yakhe lelokuqiniswa ebuntwini bakhe mayelana lokwemvelo lokwezombukiso.</text:p>
          </table:table-cell>
          <table:table-cell office:value-type="string" calcext:value-type="string">
            <text:p>2. Wonke umuntu unelungelo lokuvikeleka kwezifiso ezisemqoka ezingumphumela womkhiqizo wezobusayensi, wombhalo okukanye wekhono elithize abengumsunguli wako.</text:p>
          </table:table-cell>
          <table:table-cell office:value-type="string" calcext:value-type="string">
            <text:p>2. Motho e mong le e mong o na le tokelo ya tshireletso ditabeng tsa moya le tsa nama tse tswalwang ke tlhahiso ya saense, dingolwa kapa bonono boo e leng moqapi wa teng.</text:p>
          </table:table-cell>
          <table:table-cell office:value-type="string" calcext:value-type="string">
            <text:p>2. Mongwe le mongwe o na le tshwanelo ya tshireletso ya dikgatlhego tsa botho le dithoto go tswa dikungweng tsa bonetetsi, bokwadi kgotsa botaki tse e leng mokwadi wa tsona.</text:p>
          </table:table-cell>
          <table:table-cell office:value-type="string" calcext:value-type="string">
            <text:p>2. Mang le mang o na le tokelo ya tĹˇhireletĹˇo ya setho le phiĹˇegelo ya didiriĹˇwa tĹˇe di tĹˇwago thutamahlaleng, dingwalong goba dipoelong tĹˇa bokgabo tĹˇeo a lego mongwadi wa tĹˇona.</text:p>
          </table:table-cell>
          <table:table-cell table:number-columns-repeated="7"/>
        </table:table-row>
        <table:table-row table:style-name="ro1">
          <table:table-cell office:value-type="string" calcext:value-type="string">
            <text:p>Article 28</text:p>
          </table:table-cell>
          <table:table-cell office:value-type="string" calcext:value-type="string">
            <text:p>Inqaku la-28</text:p>
          </table:table-cell>
          <table:table-cell office:value-type="string" calcext:value-type="string">
            <text:p>INTFO YEMASHUMI LAMABILI NESIPHOHLONGO (28)</text:p>
          </table:table-cell>
          <table:table-cell office:value-type="string" calcext:value-type="string">
            <text:p>Isivumelwano 28</text:p>
          </table:table-cell>
          <table:table-cell office:value-type="string" calcext:value-type="string">
            <text:p>Isigaba 28</text:p>
          </table:table-cell>
          <table:table-cell office:value-type="string" calcext:value-type="string">
            <text:p>Pehelo ya 28</text:p>
          </table:table-cell>
          <table:table-cell office:value-type="string" calcext:value-type="string">
            <text:p>Aretikele 28</text:p>
          </table:table-cell>
          <table:table-cell office:value-type="string" calcext:value-type="string">
            <text:p>Temana 28</text:p>
          </table:table-cell>
          <table:table-cell table:number-columns-repeated="7"/>
        </table:table-row>
        <table:table-row table:style-name="ro1">
          <table:table-cell office:value-type="string" calcext:value-type="string">
            <text:p>Everyone is entitled to a social and international order in which the rights and freedoms set forth in this Declaration can be fully realized.</text:p>
          </table:table-cell>
          <table:table-cell office:value-type="string" calcext:value-type="string">
            <text:p>Wonke umntu unelungelo lentlalo yoluntu kunye neyezizwe-jikelele apho amalungelo nenkuleleko alenkcazo-jikelele athi amkeleke khona.</text:p>
          </table:table-cell>
          <table:table-cell office:value-type="string" calcext:value-type="string">
            <text:p>Wonkhe umuntfu uvumelekile kutsi ahlale imphilo lehlalwa bantfu bonkhe, nangendlela lehlalwa bantfu bonkhe emaveni etive ngetive lapho khona emalungelo nenkhululeko atfolakala entiwa khona njengoba abhalwe lapha kuleSimemetelo.</text:p>
          </table:table-cell>
          <table:table-cell office:value-type="string" calcext:value-type="string">
            <text:p>Umuntu munye lamunye ulelungelo lokuthola indawo lapha okuhlonitshwa lokugcinwa khona izimiso zezivumelwano lezi.</text:p>
          </table:table-cell>
          <table:table-cell office:value-type="string" calcext:value-type="string">
            <text:p>Wonke umuntu emphakathini nasemhlabeni kumele athole lamalungelo nenkululeko echazwe kuloluGunyazo.</text:p>
          </table:table-cell>
          <table:table-cell office:value-type="string" calcext:value-type="string">
            <text:p>Motho e mong le e mong o lokelwa ke tokelo ya setjhaba le matjhaba eo ho yona ditokelo le bolokolohi, tse hlahang Phatlalatsong ena, di fumanehang ka botlalo.</text:p>
          </table:table-cell>
          <table:table-cell office:value-type="string" calcext:value-type="string">
            <text:p>Mongwe le mongwe o na le tetla go tolamo ya loago le ya boditĹˇhabatĹˇhaba e mo go yona ditshwanelo le dikgololosego tse di tlhagisitweng mo Maipulelong a di ka diragadiwang ka batlalo.</text:p>
          </table:table-cell>
          <table:table-cell office:value-type="string" calcext:value-type="string">
            <text:p>Mang le mang o lokelwa ke bophelo bjo bo lokilego setĹˇhabeng le lefaseng ka bophara moo ditokelo le ditokologo tĹˇe di theilwego Boikanong bjo di kgonago go tĹˇweletĹˇwa.</text:p>
          </table:table-cell>
          <table:table-cell table:number-columns-repeated="7"/>
        </table:table-row>
        <table:table-row table:style-name="ro1">
          <table:table-cell office:value-type="string" calcext:value-type="string">
            <text:p>Article 29</text:p>
          </table:table-cell>
          <table:table-cell office:value-type="string" calcext:value-type="string">
            <text:p>Inqaku la-29</text:p>
          </table:table-cell>
          <table:table-cell office:value-type="string" calcext:value-type="string">
            <text:p>INTFO YEMASHUMI LAMABILI NEMFICA (29)</text:p>
          </table:table-cell>
          <table:table-cell office:value-type="string" calcext:value-type="string">
            <text:p>Isivumelwano 29</text:p>
          </table:table-cell>
          <table:table-cell office:value-type="string" calcext:value-type="string">
            <text:p>Isigaba 29</text:p>
          </table:table-cell>
          <table:table-cell office:value-type="string" calcext:value-type="string">
            <text:p>Pehelo ya 29</text:p>
          </table:table-cell>
          <table:table-cell office:value-type="string" calcext:value-type="string">
            <text:p>Aretikele 29</text:p>
          </table:table-cell>
          <table:table-cell office:value-type="string" calcext:value-type="string">
            <text:p>Temana 29</text:p>
          </table:table-cell>
          <table:table-cell table:number-columns-repeated="7"/>
        </table:table-row>
        <table:table-row table:style-name="ro1">
          <table:table-cell office:value-type="string" calcext:value-type="string">
            <text:p>1. Everyone has duties to the community in which alone the free and full development of his personality is possible.</text:p>
          </table:table-cell>
          <table:table-cell office:value-type="string" calcext:value-type="string">
            <text:p>1. Wonke umntu kufuneka asebenzele uluntu aphila phakathi kwalo, apho inkululeko nenkqubela-phambili epheleleyo neyamkelekileyo yoluntu ithi ifumaneke khona.</text:p>
          </table:table-cell>
          <table:table-cell office:value-type="string" calcext:value-type="string">
            <text:p>1. Wonkhe umuntfu unesibopho emphakatsini lapho kukhula, kukhululeka nekutfutfuka kwebuntfu bakhe lowo muntfu kwentekele lowo mphakatsi.</text:p>
          </table:table-cell>
          <table:table-cell office:value-type="string" calcext:value-type="string">
            <text:p>1. Wonke umuntu ulemisebenzi okumele ayenze njengesakhamuzi okuyiyo ezagcwalisa ubuntu bakhe.</text:p>
          </table:table-cell>
          <table:table-cell office:value-type="string" calcext:value-type="string">
            <text:p>1. Wonke umuntu uneqhaza emphakathini okuwukuphela kwendawo lapho ukukhululeka nokuthuthuka kwakhe kungenzeka khona.</text:p>
          </table:table-cell>
          <table:table-cell office:value-type="string" calcext:value-type="string">
            <text:p>1. Motho e mong le e mong o na le boikarabelo setjhabeng moo botho ba hae bo ka holang ka botlalo le ka bolokolohi.</text:p>
          </table:table-cell>
          <table:table-cell office:value-type="string" calcext:value-type="string">
            <text:p>1. Mongwe le mogwe o na le ditiro mo baaging tse ena ka nosi a nang le bokgoni jo bo tletseng jwa kgolo ya botho jwa gagwe.</text:p>
          </table:table-cell>
          <table:table-cell office:value-type="string" calcext:value-type="string">
            <text:p>1. Mang le mang o na le ditshwanelo tĹˇeo a di phethago setĹˇhabeng fao go lego bonolo go tĹˇweletĹˇa le go godiĹˇa ka botlalo botho bja gagwe.</text:p>
          </table:table-cell>
          <table:table-cell table:number-columns-repeated="7"/>
        </table:table-row>
        <table:table-row table:style-name="ro1">
          <table:table-cell office:value-type="string" calcext:value-type="string">
            <text:p>2. In the exercise of his rights and freedoms, everyone shall be subject only to such limitations as are determined by law solely for the purpose of securing due recognition and respect for the rights and freedoms of others and of meeting the just requirements of morality, public order and the general welfare in a democratic society.</text:p>
          </table:table-cell>
          <table:table-cell office:value-type="string" calcext:value-type="string">
            <text:p>2. Ekusebenziseni amalungelo nenkululeko, wonke umntu uya kuba phantsi kwempembelelo ezimiselwe ngumthetho ngezizathu zokuqinisekisa ulwamkeleko ngentlonipho yamalungelo nenkululeko yabanye, ukuhlanganiswa kweemfuneko yokuziphatha kakuhle, esidlangaleni nentlalo-ntle ngokolawulo lwedemokrasi.</text:p>
          </table:table-cell>
          <table:table-cell office:value-type="string" calcext:value-type="string">
            <text:p>2. Ekusebentiseni emalungelo akhe nenkhululeko yakhe lomuntfu, wonkhe umuntfu ufanele awasebentise emalungelo akhe ngaphandle kokudzelela nekungahloniphi emalungelo nenkhululeko yalomunye umuntfu ngoba onkhe emalungelo nenkhululeko yebantfu kufanele kuvikeleke ngekuwavuma, kuwatisa nekuwahlonipha lawo malungelo nenkhululeko yalabanye, nekutsi afike ezingeni lelitsite letintfo leliwanika bucotfo, indlela yekuhlala ngekwemtsetfo emphakatsini lobuswa ngendlela yelinyenti.</text:p>
          </table:table-cell>
          <table:table-cell office:value-type="string" calcext:value-type="string">
            <text:p>2. Kukho konke akwenzayo, uzakhokhelwa yikuhlonipha lokwethula ingowane yakhe kumalungelo abanye, ananzelele ukuqakatheka kombuso wabanengi (UN).</text:p>
          </table:table-cell>
          <table:table-cell office:value-type="string" calcext:value-type="string">
            <text:p>2. Ekusebenziseni amalungelo nenkululeko yakhe, umuntu uyokwenza lokho okulinganiselwe njengokulawula komthetho, ngenhloso eyodwa yokuqinisekisa ukwamukelwa nenhlonipho yamalungelo nenkululeko yabanye abantu, futhi nokuhlangabezana nezidingo ezinobulungiswa nobuqotho, ukuqonda komphakathi kanye nezenhlalakahle jikelele emphakathini wentando yeningi.</text:p>
          </table:table-cell>
          <table:table-cell office:value-type="string" calcext:value-type="string">
            <text:p>2. Tshebedisong ya ditokelo le bolokolohi ba hae, motho e mong le e mong o tla laolwa feela ke meedi e entsweng ka molao bakeng sa ho amohela le ho hlompha ditokelo le bolokolohi ba ba bang, le ho phethisa ditlhoko tse lokelang tsa boitshwaro, tlhomphano setjhabeng le bophelo bo botle ka kakaretso setjhabeng sa demokrasi.</text:p>
          </table:table-cell>
          <table:table-cell office:value-type="string" calcext:value-type="string">
            <text:p>2. Mo go diragatseng ditshwanelo le dikgololosego tsa gagwe, mongwe le mongwe o tla laolwa fela ke ditekanyetso jaaka go tlhomamisiwa ke molao mo mabakeng fela a go sireletsa kamogelo le tlotlo ya ditshwanelo le dikgololosego tsa ba bangwe le tsa go fitlhelela ditlhokego tse di siameng tsa botho, tolamo go botlhe le boitekanelo ka kakaretso mo loagong lwa temokerasi.</text:p>
          </table:table-cell>
          <table:table-cell office:value-type="string" calcext:value-type="string">
            <text:p>2. Mo tĹˇweletĹˇong ya ditokelo tĹˇa gagwe le ditokologo, mang le mang ga a swanela go tshela mellwane ye e beilwego fela ke molao ka mabaka a go boloka kweĹˇiĹˇo le tlhompho ya ditokelo le ditokologo tĹˇa ba bangwe le go amogela dinyakego tĹˇe lokilego tĹˇa setho. Ga di a swanela gape go tshela molao wa botho, polokego ya setĹˇhaba le maemo a bophelo ka kakaretĹˇo mmuĹˇong wa setĹˇhaba wa demokrasi.</text:p>
          </table:table-cell>
          <table:table-cell table:number-columns-repeated="7"/>
        </table:table-row>
        <table:table-row table:style-name="ro1">
          <table:table-cell office:value-type="string" calcext:value-type="string">
            <text:p>3. These rights and freedoms may in no case be exercised contrary to the purposes and principles of the United Nations.</text:p>
          </table:table-cell>
          <table:table-cell office:value-type="string" calcext:value-type="string">
            <text:p>3. La malungelo neenkululeko zoluntu mawangasetyenziswa ngendlela ephikisana neenjongo nemithetho yamazwe abumbeneyo.</text:p>
          </table:table-cell>
          <table:table-cell office:value-type="string" calcext:value-type="string">
            <text:p>3. Lamalungelo nalenkhululeko akufanele kusetjentiswe ngendlela lephambene nemitsetfo netisusa takaMhlabuhlangene.</text:p>
          </table:table-cell>
          <table:table-cell office:value-type="string" calcext:value-type="string">
            <text:p>3. La amalungelo lenkululeko akumelanga kuphambane lezimiso zeZizwe eziManyaneyo.</text:p>
          </table:table-cell>
          <table:table-cell office:value-type="string" calcext:value-type="string">
            <text:p>3. Lamalungelo nenkululeko akunakusetshenziswa ngokuphambana nezinhloso nemigomo yeNhlangano yeZizwe.</text:p>
          </table:table-cell>
          <table:table-cell office:value-type="string" calcext:value-type="string">
            <text:p>3. Ditokelo le bolokolohi bona ha ho ka moo di ka sebediswang kgahlanong le merero le melao ya Matjhaba a Kopaneng.</text:p>
          </table:table-cell>
          <table:table-cell office:value-type="string" calcext:value-type="string">
            <text:p>3. Ditshwanelo le dikgololosego tse ga di ne di diragatswa ka mokgwa o sele kgatlhanong le maikaelelo le meono ya DitĹˇhaba Kopano.</text:p>
          </table:table-cell>
          <table:table-cell office:value-type="string" calcext:value-type="string">
            <text:p>3. Ditokelo tĹˇe le ditokologo ga di a swanela go ka ĹˇomiĹˇwa thulanong le mehola le maikemiĹˇetĹˇo a DitĹˇhaba Kopano.</text:p>
          </table:table-cell>
          <table:table-cell table:number-columns-repeated="7"/>
        </table:table-row>
        <table:table-row table:style-name="ro1">
          <table:table-cell office:value-type="string" calcext:value-type="string">
            <text:p>Article 30</text:p>
          </table:table-cell>
          <table:table-cell office:value-type="string" calcext:value-type="string">
            <text:p>Inqaku la-30</text:p>
          </table:table-cell>
          <table:table-cell office:value-type="string" calcext:value-type="string">
            <text:p>INTFO YEMASHUMI LAMATSATFU (30)</text:p>
          </table:table-cell>
          <table:table-cell office:value-type="string" calcext:value-type="string">
            <text:p>Izivumelwano 30</text:p>
          </table:table-cell>
          <table:table-cell office:value-type="string" calcext:value-type="string">
            <text:p>Isigaba 30</text:p>
          </table:table-cell>
          <table:table-cell office:value-type="string" calcext:value-type="string">
            <text:p>Pehelo ya 30</text:p>
          </table:table-cell>
          <table:table-cell office:value-type="string" calcext:value-type="string">
            <text:p>Aretikele 30</text:p>
          </table:table-cell>
          <table:table-cell office:value-type="string" calcext:value-type="string">
            <text:p>Temana 30</text:p>
          </table:table-cell>
          <table:table-cell table:number-columns-repeated="7"/>
        </table:table-row>
        <table:table-row table:style-name="ro1">
          <table:table-cell office:value-type="string" calcext:value-type="string">
            <text:p>Nothing in this Declaration may be interpreted as implying for any State, group or person any right to engage in any activity or to perform any act aimed at the destruction of any of the rights and freedoms set forth herein.</text:p>
          </table:table-cell>
          <table:table-cell office:value-type="string" calcext:value-type="string">
            <text:p>Le nkcazo-jikelele mayingatolikwa ngenjongo yokuba imele ezobuRhulumente, iqela okanye umntu owenza isithembiso okanye osenzo sineenjongo ezingatshabalalisa nokuba ngowuphi na umqathango wamalungelo kunye neenkululeko zoluntu ekuthethwa ngazo apha.</text:p>
          </table:table-cell>
          <table:table-cell office:value-type="string" calcext:value-type="string">
            <text:p>Kute kuleSimemetelo lokungachazwa ngendlela yekutsi lemitsetfo yentelwe noma ishayelwe emave latsite, noma emacembu latsite, noma umuntfu lotsite, kodvwa-ke bonkhe labantfu abanalo lilungelo lekutifaka emsebentini noma entfweni nome bente sento lesitsite basenta ngoba bacondze kubulala noma nganguliphi lemalungelo netinkhululeko lokubhalwe ngato kuleliphepha.</text:p>
          </table:table-cell>
          <table:table-cell office:value-type="string" calcext:value-type="string">
            <text:p>Akukho kuleziZivumelwano okungavumela umuntu loba abantu ukubhidliza amalungelo lenkululeko ezilotshwe lapha.</text:p>
          </table:table-cell>
          <table:table-cell office:value-type="string" calcext:value-type="string">
            <text:p>Akukho lutho okukuloluGunyazo okuyohunyushwa ngokuthi kuthi uMbuso mumbe, iqembu noma umuntu unelungelo lokwenza noma isiphi isenzo sokuthikameza noma imaphi amalungebo nenkululeko echazwe ngaphezulu.</text:p>
          </table:table-cell>
          <table:table-cell office:value-type="string" calcext:value-type="string">
            <text:p>Ha ho letho Phatlalatsong ena le tshwanetseng ho hlalosa hore naha efeng kapa efeng, batho kapa motho, ba na le tokelo ya ho itshunya kapa ho etsa ketso efeng kapa efeng eo sepheo sa yona e leng ho heletsa ditokelo le bolokolohi bofeng kapa bofeng bo ngotsweng mona.</text:p>
          </table:table-cell>
          <table:table-cell office:value-type="string" calcext:value-type="string">
            <text:p>Ga go sepe mo Maipolelong a, se se tshwanetseng go ranolwa jaaka se se kaeleng Naga nngwe le nngwe, setlhopa kgotsa motho tshwanelo nngwe go nna mo tiragatsong ya tiro nngwe kgotsa go dira tiro nngwe e maikaelelo a yona e leng go senya nngwe ya ditshwanelo le dikgololosego tse di tlhagisitsweng mo.</text:p>
          </table:table-cell>
          <table:table-cell office:value-type="string" calcext:value-type="string">
            <text:p>Ga go selo mo Boikanong bjo se se ka kweĹˇiĹˇwago bjalo ka seo se lebanego le mmuĹˇo ofe kapa ofe, sehlopha goba motho go dira moĹˇomo ofe goba ofe wo o lebiĹˇitĹˇwego pĹˇhatlaganyong ya ditokelo le ditokologo tĹˇe di beilwego mokhwi.</text:p>
          </table:table-cell>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xh" fo:country="Z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Ikhasi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6">0000/00/00</text:date>, <text:time style:data-style-name="N2" text:time-value="12:34:40.136340797">00:00:00</text:time></text:p>
        </style:region-right>
      </style:header>
      <style:header-left style:display="false"/>
      <style:footer>
        <text:p>Ikhasi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5T16:54:37.231566947</meta:creation-date>
    <dc:date>2018-06-26T12:45:56.098534152</dc:date>
    <meta:editing-duration>PT52M46S</meta:editing-duration>
    <meta:editing-cycles>43</meta:editing-cycles>
    <meta:generator>LibreOffice/6.0.3.2$Linux_X86_64 LibreOffice_project/00m0$Build-2</meta:generator>
    <meta:document-statistic meta:table-count="9" meta:cell-count="1510" meta:object-count="0"/>
  </office:meta>
</office:document-meta>
</file>